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Black1" svg:font-family="ArialBlack"/>
    <style:font-face style:name="Tahoma1" svg:font-family="Tahoma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cm" fo:min-width="0.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1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68cm" fo:min-width="0.1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cm" fo:min-width="0.2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5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6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7" style:family="paragraph">
      <loext:graphic-properties draw:fill="none"/>
      <style:text-properties fo:font-size="4.90000009536743pt" style:font-size-asian="4.90000009536743pt" style:font-size-complex="4.90000009536743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2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3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4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P1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6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T1" style:family="text">
      <style:text-properties fo:color="#000000" loext:opacity="100%" style:font-name="Tahoma1" fo:font-size="5.90000009536743pt" style:font-size-asian="5.90000009536743pt" style:font-name-complex="Tahoma1" style:font-size-complex="5.90000009536743pt"/>
    </style:style>
    <style:style style:name="T2" style:family="text">
      <style:text-properties fo:color="#000000" loext:opacity="100%" style:font-name="Tahoma1" fo:font-size="6.90000009536743pt" style:font-size-asian="6.90000009536743pt" style:font-name-complex="Tahoma1" style:font-size-complex="6.90000009536743pt"/>
    </style:style>
    <style:style style:name="T3" style:family="text">
      <style:text-properties fo:color="#000000" loext:opacity="100%" style:font-name="Tahoma1" fo:font-size="7.19999980926514pt" style:font-size-asian="7.19999980926514pt" style:font-name-complex="Tahoma1" style:font-size-complex="7.19999980926514pt"/>
    </style:style>
    <style:style style:name="T4" style:family="text">
      <style:text-properties fo:color="#000000" loext:opacity="100%" style:font-name="Arial1" fo:font-size="5.90000009536743pt" style:font-size-asian="5.90000009536743pt" style:font-name-complex="Arial1" style:font-size-complex="5.90000009536743pt"/>
    </style:style>
    <style:style style:name="T5" style:family="text">
      <style:text-properties fo:color="#000000" loext:opacity="100%" style:font-name="Tahoma1" fo:font-size="5.90000009536743pt" fo:font-weight="bold" style:font-size-asian="5.90000009536743pt" style:font-name-complex="Tahoma1" style:font-size-complex="5.90000009536743pt" style:font-weight-complex="bold"/>
    </style:style>
    <style:style style:name="T6" style:family="text">
      <style:text-properties fo:color="#000000" loext:opacity="100%" style:font-name="Tahoma1" fo:font-size="6.19999980926514pt" style:font-size-asian="6.19999980926514pt" style:font-name-complex="Tahoma1" style:font-size-complex="6.19999980926514pt"/>
    </style:style>
    <style:style style:name="T7" style:family="text">
      <style:text-properties fo:color="#000000" loext:opacity="100%" style:font-name="Arial1" fo:font-size="4.90000009536743pt" style:font-size-asian="4.90000009536743pt" style:font-name-complex="Arial1" style:font-size-complex="4.90000009536743pt"/>
    </style:style>
    <style:style style:name="T8" style:family="text">
      <style:text-properties fo:color="#000000" loext:opacity="100%" style:font-name="Arial1" fo:font-size="9.89999961853027pt" fo:font-weight="bold" style:font-size-asian="9.89999961853027pt" style:font-name-complex="Arial1" style:font-size-complex="9.89999961853027pt" style:font-weight-complex="bold"/>
    </style:style>
    <style:style style:name="T9" style:family="text">
      <style:text-properties fo:color="#000000" loext:opacity="100%" style:font-name="Tahoma1" fo:font-size="7.80000019073486pt" fo:font-weight="bold" style:font-size-asian="7.80000019073486pt" style:font-name-complex="Tahoma1" style:font-size-complex="7.80000019073486pt" style:font-weight-complex="bold"/>
    </style:style>
    <style:style style:name="T10" style:family="text">
      <style:text-properties fo:color="#000000" loext:opacity="100%" style:font-name="ArialBlack1" fo:font-size="6.90000009536743pt" style:font-size-asian="6.90000009536743pt" style:font-name-complex="ArialBlack1" style:font-size-complex="6.90000009536743pt"/>
    </style:style>
    <style:style style:name="T11" style:family="text">
      <style:text-properties fo:color="#000000" loext:opacity="100%" style:font-name="Tahoma1" fo:font-size="5.80000019073486pt" style:font-size-asian="5.80000019073486pt" style:font-name-complex="Tahoma1" style:font-size-complex="5.80000019073486pt"/>
    </style:style>
    <style:style style:name="T12" style:family="text">
      <style:text-properties fo:color="#000000" loext:opacity="100%" style:font-name="Tahoma1" fo:font-size="6.69999980926514pt" style:font-size-asian="6.69999980926514pt" style:font-name-complex="Tahoma1" style:font-size-complex="6.69999980926514pt"/>
    </style:style>
    <style:style style:name="T13" style:family="text">
      <style:text-properties fo:color="#000000" loext:opacity="100%" style:font-name="Tahoma1" fo:font-size="7.09999990463257pt" style:font-size-asian="7.09999990463257pt" style:font-name-complex="Tahoma1" style:font-size-complex="7.09999990463257pt"/>
    </style:style>
    <style:style style:name="T14" style:family="text">
      <style:text-properties fo:color="#000000" loext:opacity="100%" style:font-name="Arial1" fo:font-size="5.80000019073486pt" style:font-size-asian="5.80000019073486pt" style:font-name-complex="Arial1" style:font-size-complex="5.80000019073486pt"/>
    </style:style>
    <style:style style:name="T15" style:family="text">
      <style:text-properties fo:color="#000000" loext:opacity="100%" style:font-name="Tahoma1" fo:font-size="5.80000019073486pt" fo:font-weight="bold" style:font-size-asian="5.80000019073486pt" style:font-name-complex="Tahoma1" style:font-size-complex="5.80000019073486pt" style:font-weight-complex="bold"/>
    </style:style>
    <style:style style:name="T16" style:family="text">
      <style:text-properties fo:color="#000000" loext:opacity="100%" style:font-name="Arial1" fo:font-size="4.80000019073486pt" style:font-size-asian="4.80000019073486pt" style:font-name-complex="Arial1" style:font-size-complex="4.80000019073486pt"/>
    </style:style>
    <style:style style:name="T17" style:family="text">
      <style:text-properties fo:color="#000000" loext:opacity="100%" style:font-name="Arial1" fo:font-size="9.60000038146973pt" fo:font-weight="bold" style:font-size-asian="9.60000038146973pt" style:font-name-complex="Arial1" style:font-size-complex="9.60000038146973pt" style:font-weight-complex="bold"/>
    </style:style>
    <style:style style:name="T18" style:family="text">
      <style:text-properties fo:color="#000000" loext:opacity="100%" style:font-name="Tahoma1" fo:font-size="7.69999980926514pt" fo:font-weight="bold" style:font-size-asian="7.69999980926514pt" style:font-name-complex="Tahoma1" style:font-size-complex="7.69999980926514pt" style:font-weight-complex="bold"/>
    </style:style>
    <style:style style:name="T19" style:family="text">
      <style:text-properties fo:color="#000000" loext:opacity="100%" style:font-name="ArialBlack1" fo:font-size="6.69999980926514pt" style:font-size-asian="6.69999980926514pt" style:font-name-complex="ArialBlack1" style:font-size-complex="6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516cm" svg:height="0.444cm" svg:x="0.848cm" svg:y="3.7cm" svg:viewBox="0 0 19517 445" draw:points="0,445 19517,445 19517,0 0,0">
          <text:p/>
        </draw:polygon>
        <draw:polygon draw:style-name="gr1" draw:text-style-name="P1" draw:layer="layout" svg:width="19.516cm" svg:height="0.47cm" svg:x="0.848cm" svg:y="13.398cm" svg:viewBox="0 0 19517 471" draw:points="0,471 19517,471 19517,0 0,0">
          <text:p/>
        </draw:polygon>
        <draw:polygon draw:style-name="gr1" draw:text-style-name="P1" draw:layer="layout" svg:width="19.516cm" svg:height="0.745cm" svg:x="0.848cm" svg:y="20.269cm" svg:viewBox="0 0 19517 746" draw:points="0,746 19517,746 19517,0 0,0">
          <text:p/>
        </draw:polygon>
        <draw:polygon draw:style-name="gr1" draw:text-style-name="P1" draw:layer="layout" svg:width="19.516cm" svg:height="0.47cm" svg:x="0.848cm" svg:y="25.971cm" svg:viewBox="0 0 19517 471" draw:points="0,471 19517,471 19517,0 0,0">
          <text:p/>
        </draw:polygon>
        <draw:frame draw:style-name="gr2" draw:text-style-name="P3" draw:layer="layout" svg:width="2.479cm" svg:height="0.243cm" svg:x="17.194cm" svg:y="2.14cm">
          <draw:text-box>
            <text:p text:style-name="P2"><text:span text:style-name="T1">B</text:span><text:span text:style-name="T1">or</text:span><text:span text:style-name="T1">a</text:span><text:span text:style-name="T1">n</text:span><text:span text:style-name="T1">g </text:span><text:span text:style-name="T1">N</text:span><text:span text:style-name="T1">ot</text:span><text:span text:style-name="T1">is: </text:span><text:span text:style-name="T1">R</text:span><text:span text:style-name="T1">e</text:span><text:span text:style-name="T1">v/</text:span><text:span text:style-name="T1">2</text:span><text:span text:style-name="T1">0</text:span><text:span text:style-name="T1">1</text:span><text:span text:style-name="T1">0</text:span></text:p>
          </draw:text-box>
        </draw:frame>
        <draw:frame draw:style-name="gr2" draw:text-style-name="P3" draw:layer="layout" svg:width="0.828cm" svg:height="0.243cm" svg:x="17.194cm" svg:y="2.39cm">
          <draw:text-box>
            <text:p text:style-name="P2"><text:span text:style-name="T1">N</text:span><text:span text:style-name="T1">o. </text:span><text:span text:style-name="T1">Si</text:span><text:span text:style-name="T1">ri:</text:span></text:p>
          </draw:text-box>
        </draw:frame>
        <draw:frame draw:style-name="gr3" draw:text-style-name="P4" draw:layer="layout" svg:width="3.918cm" svg:height="0.28cm" svg:x="1.264cm" svg:y="4.365cm">
          <draw:text-box>
            <text:p text:style-name="P2"><text:span text:style-name="T2">1. </text:span><text:span text:style-name="T2">Nam</text:span><text:span text:style-name="T2">a </text:span><text:span text:style-name="T2">Penu</text:span><text:span text:style-name="T2">h </text:span><text:span text:style-name="T2">(HU</text:span><text:span text:style-name="T2">RUF </text:span><text:span text:style-name="T2">BES</text:span><text:span text:style-name="T2">AR):</text:span></text:p>
          </draw:text-box>
        </draw:frame>
        <draw:frame draw:style-name="gr3" draw:text-style-name="P4" draw:layer="layout" svg:width="4.384cm" svg:height="0.28cm" svg:x="1.675cm" svg:y="5.275cm">
          <draw:text-box>
            <text:p text:style-name="P2"><text:span text:style-name="T2">N</text:span><text:span text:style-name="T2">a</text:span><text:span text:style-name="T2">m</text:span><text:span text:style-name="T2">a</text:span><text:span text:style-name="T2"> </text:span><text:span text:style-name="T2">P</text:span><text:span text:style-name="T2">e</text:span><text:span text:style-name="T2">n</text:span><text:span text:style-name="T2">g</text:span><text:span text:style-name="T2">i</text:span><text:span text:style-name="T2">r</text:span><text:span text:style-name="T2">i</text:span><text:span text:style-name="T2">n</text:span><text:span text:style-name="T2">g</text:span><text:span text:style-name="T2"> </text:span><text:span text:style-name="T2">(</text:span><text:span text:style-name="T2">I</text:span><text:span text:style-name="T2">b</text:span><text:span text:style-name="T2">u</text:span><text:span text:style-name="T2">/</text:span><text:span text:style-name="T2">B</text:span><text:span text:style-name="T2">a</text:span><text:span text:style-name="T2">p</text:span><text:span text:style-name="T2">a</text:span><text:span text:style-name="T2">/</text:span><text:span text:style-name="T2">P</text:span><text:span text:style-name="T2">e</text:span><text:span text:style-name="T2">n</text:span><text:span text:style-name="T2">j</text:span><text:span text:style-name="T2">a</text:span><text:span text:style-name="T2">g</text:span><text:span text:style-name="T2">a</text:span><text:span text:style-name="T2">)</text:span><text:span text:style-name="T2">:</text:span></text:p>
          </draw:text-box>
        </draw:frame>
        <draw:frame draw:style-name="gr3" draw:text-style-name="P5" draw:layer="layout" svg:width="5.747cm" svg:height="0.297cm" svg:x="1.749cm" svg:y="5.614cm">
          <draw:text-box>
            <text:p text:style-name="P2"><text:span text:style-name="T3">(</text:span><text:span text:style-name="T3">J</text:span><text:span text:style-name="T3">i</text:span><text:span text:style-name="T3">k</text:span><text:span text:style-name="T3">a</text:span><text:span text:style-name="T3"> </text:span><text:span text:style-name="T3">b</text:span><text:span text:style-name="T3">e</text:span><text:span text:style-name="T3">l</text:span><text:span text:style-name="T3">u</text:span><text:span text:style-name="T3">m</text:span><text:span text:style-name="T3"> </text:span><text:span text:style-name="T3">m</text:span><text:span text:style-name="T3">e</text:span><text:span text:style-name="T3">m</text:span><text:span text:style-name="T3">p</text:span><text:span text:style-name="T3">u</text:span><text:span text:style-name="T3">n</text:span><text:span text:style-name="T3">y</text:span><text:span text:style-name="T3">a</text:span><text:span text:style-name="T3">i</text:span><text:span text:style-name="T3"> </text:span><text:span text:style-name="T3">K</text:span><text:span text:style-name="T3">a</text:span><text:span text:style-name="T3">d</text:span><text:span text:style-name="T3"> </text:span><text:span text:style-name="T3">P</text:span><text:span text:style-name="T3">e</text:span><text:span text:style-name="T3">n</text:span><text:span text:style-name="T3">g</text:span><text:span text:style-name="T3">e</text:span><text:span text:style-name="T3">n</text:span><text:span text:style-name="T3">a</text:span><text:span text:style-name="T3">l</text:span><text:span text:style-name="T3">a</text:span><text:span text:style-name="T3">n</text:span><text:span text:style-name="T3"> </text:span><text:span text:style-name="T3">d</text:span><text:span text:style-name="T3">i</text:span><text:span text:style-name="T3">r</text:span><text:span text:style-name="T3">i</text:span><text:span text:style-name="T3">)</text:span></text:p>
          </draw:text-box>
        </draw:frame>
        <draw:frame draw:style-name="gr3" draw:text-style-name="P4" draw:layer="layout" svg:width="5.979cm" svg:height="0.28cm" svg:x="1.264cm" svg:y="6.228cm">
          <draw:text-box>
            <text:p text:style-name="P2"><text:span text:style-name="T2">2. No. </text:span><text:span text:style-name="T2">Kad </text:span><text:span text:style-name="T2">Penge</text:span><text:span text:style-name="T2">nalan </text:span><text:span text:style-name="T2">Diri / </text:span><text:span text:style-name="T2">Doku</text:span><text:span text:style-name="T2">men </text:span><text:span text:style-name="T2">Perjal</text:span><text:span text:style-name="T2">anan</text:span></text:p>
          </draw:text-box>
        </draw:frame>
        <draw:frame draw:style-name="gr3" draw:text-style-name="P4" draw:layer="layout" svg:width="0.84cm" svg:height="0.28cm" svg:x="16.301cm" svg:y="6.228cm">
          <draw:text-box>
            <text:p text:style-name="P2"><text:span text:style-name="T2">S</text:span><text:span text:style-name="T2">e</text:span><text:span text:style-name="T2">n</text:span><text:span text:style-name="T2">di</text:span><text:span text:style-name="T2">ri</text:span></text:p>
          </draw:text-box>
        </draw:frame>
        <draw:frame draw:style-name="gr3" draw:text-style-name="P4" draw:layer="layout" svg:width="1.137cm" svg:height="0.28cm" svg:x="18.096cm" svg:y="6.228cm">
          <draw:text-box>
            <text:p text:style-name="P2"><text:span text:style-name="T2">P</text:span><text:span text:style-name="T2">e</text:span><text:span text:style-name="T2">n</text:span><text:span text:style-name="T2">gi</text:span><text:span text:style-name="T2">ri</text:span><text:span text:style-name="T2">n</text:span><text:span text:style-name="T2">g</text:span></text:p>
          </draw:text-box>
        </draw:frame>
        <draw:frame draw:style-name="gr3" draw:text-style-name="P5" draw:layer="layout" svg:width="3.643cm" svg:height="0.297cm" svg:x="4.442cm" svg:y="6.592cm">
          <draw:text-box>
            <text:p text:style-name="P2"><text:span text:style-name="T3">(U</text:span><text:span text:style-name="T3">nt</text:span><text:span text:style-name="T3">uk </text:span><text:span text:style-name="T3">Bu</text:span><text:span text:style-name="T3">ka</text:span><text:span text:style-name="T3">n </text:span><text:span text:style-name="T3">W</text:span><text:span text:style-name="T3">ar</text:span><text:span text:style-name="T3">ga</text:span><text:span text:style-name="T3">ne</text:span><text:span text:style-name="T3">ga</text:span><text:span text:style-name="T3">ra)</text:span></text:p>
          </draw:text-box>
        </draw:frame>
        <draw:frame draw:style-name="gr3" draw:text-style-name="P4" draw:layer="layout" svg:width="3.19cm" svg:height="0.28cm" svg:x="1.674cm" svg:y="7.155cm">
          <draw:text-box>
            <text:p text:style-name="P2"><text:span text:style-name="T2">No. Daftar </text:span><text:span text:style-name="T2">Hospital / </text:span><text:span text:style-name="T2">Klinik</text:span></text:p>
          </draw:text-box>
        </draw:frame>
        <draw:frame draw:style-name="gr3" draw:text-style-name="P4" draw:layer="layout" svg:width="3.253cm" svg:height="0.28cm" svg:x="9.049cm" svg:y="7.155cm">
          <draw:text-box>
            <text:p text:style-name="P2"><text:span text:style-name="T2">Nama </text:span><text:span text:style-name="T2">Wad:_____________</text:span><text:span text:style-name="T2">__</text:span></text:p>
          </draw:text-box>
        </draw:frame>
        <draw:frame draw:style-name="gr3" draw:text-style-name="P4" draw:layer="layout" svg:width="2.301cm" svg:height="0.28cm" svg:x="12.639cm" svg:y="7.155cm">
          <draw:text-box>
            <text:p text:style-name="P2"><text:span text:style-name="T2">Tarikh Masuk Wad:</text:span></text:p>
          </draw:text-box>
        </draw:frame>
        <draw:frame draw:style-name="gr2" draw:text-style-name="P3" draw:layer="layout" svg:width="0.206cm" svg:height="0.23cm" svg:x="16.013cm" svg:y="7.174cm">
          <draw:text-box>
            <text:p text:style-name="P2"><text:span text:style-name="T4">/</text:span></text:p>
          </draw:text-box>
        </draw:frame>
        <draw:frame draw:style-name="gr2" draw:text-style-name="P3" draw:layer="layout" svg:width="0.206cm" svg:height="0.23cm" svg:x="17.359cm" svg:y="7.174cm">
          <draw:text-box>
            <text:p text:style-name="P2"><text:span text:style-name="T4">/</text:span></text:p>
          </draw:text-box>
        </draw:frame>
        <draw:frame draw:style-name="gr3" draw:text-style-name="P4" draw:layer="layout" svg:width="2.584cm" svg:height="0.28cm" svg:x="1.264cm" svg:y="7.891cm">
          <draw:text-box>
            <text:p text:style-name="P2"><text:span text:style-name="T2">3. </text:span><text:span text:style-name="T2">Kewarganegar</text:span><text:span text:style-name="T2">aan:</text:span></text:p>
          </draw:text-box>
        </draw:frame>
        <draw:frame draw:style-name="gr3" draw:text-style-name="P4" draw:layer="layout" svg:width="1.221cm" svg:height="0.28cm" svg:x="11.293cm" svg:y="7.891cm">
          <draw:text-box>
            <text:p text:style-name="P2"><text:span text:style-name="T2">4. </text:span><text:span text:style-name="T2">Jantina:</text:span></text:p>
          </draw:text-box>
        </draw:frame>
        <draw:frame draw:style-name="gr3" draw:text-style-name="P4" draw:layer="layout" svg:width="0.709cm" svg:height="0.28cm" svg:x="13.088cm" svg:y="7.891cm">
          <draw:text-box>
            <text:p text:style-name="P2"><text:span text:style-name="T2">Le</text:span><text:span text:style-name="T2">la</text:span><text:span text:style-name="T2">ki</text:span></text:p>
          </draw:text-box>
        </draw:frame>
        <draw:frame draw:style-name="gr3" draw:text-style-name="P4" draw:layer="layout" svg:width="1.382cm" svg:height="0.28cm" svg:x="14.954cm" svg:y="7.891cm">
          <draw:text-box>
            <text:p text:style-name="P2"><text:span text:style-name="T2">Peremp</text:span><text:span text:style-name="T2">uan</text:span></text:p>
          </draw:text-box>
        </draw:frame>
        <draw:frame draw:style-name="gr3" draw:text-style-name="P4" draw:layer="layout" svg:width="1.712cm" svg:height="0.28cm" svg:x="1.675cm" svg:y="8.285cm">
          <draw:text-box>
            <text:p text:style-name="P2"><text:span text:style-name="T2">Wargane</text:span><text:span text:style-name="T2">gara:</text:span></text:p>
          </draw:text-box>
        </draw:frame>
        <draw:frame draw:style-name="gr3" draw:text-style-name="P4" draw:layer="layout" svg:width="0.298cm" svg:height="0.28cm" svg:x="2.123cm" svg:y="8.708cm">
          <draw:text-box>
            <text:p text:style-name="P2"><text:span text:style-name="T2">Y</text:span><text:span text:style-name="T2">a</text:span></text:p>
          </draw:text-box>
        </draw:frame>
        <draw:frame draw:style-name="gr3" draw:text-style-name="P4" draw:layer="layout" svg:width="1.336cm" svg:height="0.28cm" svg:x="3.021cm" svg:y="8.708cm">
          <draw:text-box>
            <text:p text:style-name="P2"><text:span text:style-name="T2">Keturunan:</text:span></text:p>
          </draw:text-box>
        </draw:frame>
        <draw:frame draw:style-name="gr3" draw:text-style-name="P4" draw:layer="layout" svg:width="1.818cm" svg:height="0.28cm" svg:x="11.293cm" svg:y="8.708cm">
          <draw:text-box>
            <text:p text:style-name="P2"><text:span text:style-name="T2">5. </text:span><text:span text:style-name="T2">Tarikh </text:span><text:span text:style-name="T2">Lahir:</text:span></text:p>
          </draw:text-box>
        </draw:frame>
        <draw:frame draw:style-name="gr2" draw:text-style-name="P3" draw:layer="layout" svg:width="0.206cm" svg:height="0.243cm" svg:x="14.133cm" svg:y="8.727cm">
          <draw:text-box>
            <text:p text:style-name="P2"><text:span text:style-name="T1">/</text:span></text:p>
          </draw:text-box>
        </draw:frame>
        <draw:frame draw:style-name="gr2" draw:text-style-name="P3" draw:layer="layout" svg:width="0.206cm" svg:height="0.243cm" svg:x="15.551cm" svg:y="8.727cm">
          <draw:text-box>
            <text:p text:style-name="P2"><text:span text:style-name="T1">/</text:span></text:p>
          </draw:text-box>
        </draw:frame>
        <draw:frame draw:style-name="gr3" draw:text-style-name="P4" draw:layer="layout" svg:width="1.915cm" svg:height="0.28cm" svg:x="3.021cm" svg:y="9.225cm">
          <draw:text-box>
            <text:p text:style-name="P2"><text:span text:style-name="T2">Sukuketuruna</text:span><text:span text:style-name="T2">n:</text:span></text:p>
          </draw:text-box>
        </draw:frame>
        <draw:frame draw:style-name="gr3" draw:text-style-name="P5" draw:layer="layout" svg:width="4.756cm" svg:height="0.297cm" svg:x="3.095cm" svg:y="9.627cm">
          <draw:text-box>
            <text:p text:style-name="P2"><text:span text:style-name="T3">(</text:span><text:span text:style-name="T3">B</text:span><text:span text:style-name="T3">a</text:span><text:span text:style-name="T3">gi </text:span><text:span text:style-name="T3">O</text:span><text:span text:style-name="T3">/</text:span><text:span text:style-name="T3">A</text:span><text:span text:style-name="T3">sl</text:span><text:span text:style-name="T3">i, </text:span><text:span text:style-name="T3">P</text:span><text:span text:style-name="T3">ri</text:span><text:span text:style-name="T3">b</text:span><text:span text:style-name="T3">u</text:span><text:span text:style-name="T3">m</text:span><text:span text:style-name="T3">i </text:span><text:span text:style-name="T3">S</text:span><text:span text:style-name="T3">a</text:span><text:span text:style-name="T3">b</text:span><text:span text:style-name="T3">a</text:span><text:span text:style-name="T3">h/</text:span><text:span text:style-name="T3">S</text:span><text:span text:style-name="T3">a</text:span><text:span text:style-name="T3">r</text:span><text:span text:style-name="T3">a</text:span><text:span text:style-name="T3">w</text:span><text:span text:style-name="T3">a</text:span><text:span text:style-name="T3">k</text:span><text:span text:style-name="T3">)</text:span></text:p>
          </draw:text-box>
        </draw:frame>
        <draw:frame draw:style-name="gr3" draw:text-style-name="P4" draw:layer="layout" svg:width="1.052cm" svg:height="0.28cm" svg:x="11.293cm" svg:y="9.627cm">
          <draw:text-box>
            <text:p text:style-name="P2"><text:span text:style-name="T2">6. Umur:</text:span></text:p>
          </draw:text-box>
        </draw:frame>
        <draw:frame draw:style-name="gr3" draw:text-style-name="P4" draw:layer="layout" svg:width="0.756cm" svg:height="0.28cm" svg:x="15.403cm" svg:y="9.627cm">
          <draw:text-box>
            <text:p text:style-name="P2"><text:span text:style-name="T2">T</text:span><text:span text:style-name="T2">a</text:span><text:span text:style-name="T2">h</text:span><text:span text:style-name="T2">u</text:span><text:span text:style-name="T2">n</text:span></text:p>
          </draw:text-box>
        </draw:frame>
        <draw:frame draw:style-name="gr3" draw:text-style-name="P4" draw:layer="layout" svg:width="0.688cm" svg:height="0.28cm" svg:x="16.749cm" svg:y="9.627cm">
          <draw:text-box>
            <text:p text:style-name="P2"><text:span text:style-name="T2">B</text:span><text:span text:style-name="T2">ul</text:span><text:span text:style-name="T2">a</text:span><text:span text:style-name="T2">n</text:span></text:p>
          </draw:text-box>
        </draw:frame>
        <draw:frame draw:style-name="gr3" draw:text-style-name="P4" draw:layer="layout" svg:width="0.497cm" svg:height="0.28cm" svg:x="18.096cm" svg:y="9.627cm">
          <draw:text-box>
            <text:p text:style-name="P2"><text:span text:style-name="T2">H</text:span><text:span text:style-name="T2">a</text:span><text:span text:style-name="T2">ri</text:span></text:p>
          </draw:text-box>
        </draw:frame>
        <draw:frame draw:style-name="gr3" draw:text-style-name="P4" draw:layer="layout" svg:width="0.734cm" svg:height="0.28cm" svg:x="2.123cm" svg:y="10.055cm">
          <draw:text-box>
            <text:p text:style-name="P2"><text:span text:style-name="T2">Ti</text:span><text:span text:style-name="T2">da</text:span><text:span text:style-name="T2">k </text:span></text:p>
          </draw:text-box>
        </draw:frame>
        <draw:frame draw:style-name="gr3" draw:text-style-name="P4" draw:layer="layout" svg:width="1.543cm" svg:height="0.28cm" svg:x="3.021cm" svg:y="10.055cm">
          <draw:text-box>
            <text:p text:style-name="P2"><text:span text:style-name="T2">Negara </text:span><text:span text:style-name="T2">Asal:</text:span></text:p>
          </draw:text-box>
        </draw:frame>
        <draw:frame draw:style-name="gr3" draw:text-style-name="P4" draw:layer="layout" svg:width="0.768cm" svg:height="0.28cm" svg:x="3.021cm" svg:y="10.461cm">
          <draw:text-box>
            <text:p text:style-name="P2"><text:span text:style-name="T2">Status</text:span></text:p>
          </draw:text-box>
        </draw:frame>
        <draw:frame draw:style-name="gr3" draw:text-style-name="P4" draw:layer="layout" svg:width="6.983cm" svg:height="0.28cm" svg:x="11.293cm" svg:y="10.461cm">
          <draw:text-box>
            <text:p text:style-name="P2"><text:span text:style-name="T2">7. </text:span><text:span text:style-name="T2">Pe</text:span><text:span text:style-name="T2">ke</text:span><text:span text:style-name="T2">rj</text:span><text:span text:style-name="T2">aa</text:span><text:span text:style-name="T2">n: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text:span text:style-name="T2">__</text:span></text:p>
          </draw:text-box>
        </draw:frame>
        <draw:frame draw:style-name="gr3" draw:text-style-name="P4" draw:layer="layout" svg:width="1.534cm" svg:height="0.28cm" svg:x="3.021cm" svg:y="10.825cm">
          <draw:text-box>
            <text:p text:style-name="P2"><text:span text:style-name="T2">Kedata</text:span><text:span text:style-name="T2">ngan:</text:span></text:p>
          </draw:text-box>
        </draw:frame>
        <draw:frame draw:style-name="gr3" draw:text-style-name="P4" draw:layer="layout" svg:width="0.421cm" svg:height="0.28cm" svg:x="5.362cm" svg:y="10.825cm">
          <draw:text-box>
            <text:p text:style-name="P2"><text:span text:style-name="T2">Iz</text:span><text:span text:style-name="T2">in</text:span></text:p>
          </draw:text-box>
        </draw:frame>
        <draw:frame draw:style-name="gr3" draw:text-style-name="P4" draw:layer="layout" svg:width="1.247cm" svg:height="0.28cm" svg:x="6.708cm" svg:y="10.825cm">
          <draw:text-box>
            <text:p text:style-name="P2"><text:span text:style-name="T2">Tanpa </text:span><text:span text:style-name="T2">Izin</text:span></text:p>
          </draw:text-box>
        </draw:frame>
        <draw:frame draw:style-name="gr3" draw:text-style-name="P4" draw:layer="layout" svg:width="1.962cm" svg:height="0.28cm" svg:x="8.6cm" svg:y="10.825cm">
          <draw:text-box>
            <text:p text:style-name="P2"><text:span text:style-name="T2">Pendudu</text:span><text:span text:style-name="T2">k Tetap</text:span></text:p>
          </draw:text-box>
        </draw:frame>
        <draw:frame draw:style-name="gr3" draw:text-style-name="P5" draw:layer="layout" svg:width="5.116cm" svg:height="0.297cm" svg:x="11.816cm" svg:y="10.872cm">
          <draw:text-box>
            <text:p text:style-name="P2"><text:span text:style-name="T3">(Ji</text:span><text:span text:style-name="T3">ka </text:span><text:span text:style-name="T3">ti</text:span><text:span text:style-name="T3">da</text:span><text:span text:style-name="T3">k </text:span><text:span text:style-name="T3">be</text:span><text:span text:style-name="T3">ke</text:span><text:span text:style-name="T3">rj</text:span><text:span text:style-name="T3">a, </text:span><text:span text:style-name="T3">ny</text:span><text:span text:style-name="T3">at</text:span><text:span text:style-name="T3">ak</text:span><text:span text:style-name="T3">an </text:span><text:span text:style-name="T3">st</text:span><text:span text:style-name="T3">at</text:span><text:span text:style-name="T3">us </text:span><text:span text:style-name="T3">di</text:span><text:span text:style-name="T3">ri)</text:span></text:p>
          </draw:text-box>
        </draw:frame>
        <draw:frame draw:style-name="gr3" draw:text-style-name="P4" draw:layer="layout" svg:width="1.767cm" svg:height="0.28cm" svg:x="1.264cm" svg:y="11.464cm">
          <draw:text-box>
            <text:p text:style-name="P2"><text:span text:style-name="T2">8. No. </text:span><text:span text:style-name="T2">Telefo</text:span><text:span text:style-name="T2">n:</text:span></text:p>
          </draw:text-box>
        </draw:frame>
        <draw:frame draw:style-name="gr3" draw:text-style-name="P4" draw:layer="layout" svg:width="0.861cm" svg:height="0.28cm" svg:x="4.367cm" svg:y="11.464cm">
          <draw:text-box>
            <text:p text:style-name="P2"><text:span text:style-name="T2">R</text:span><text:span text:style-name="T2">u</text:span><text:span text:style-name="T2">m</text:span><text:span text:style-name="T2">a</text:span><text:span text:style-name="T2">h</text:span></text:p>
          </draw:text-box>
        </draw:frame>
        <draw:frame draw:style-name="gr3" draw:text-style-name="P4" draw:layer="layout" svg:width="1.302cm" svg:height="0.28cm" svg:x="6.259cm" svg:y="11.464cm">
          <draw:text-box>
            <text:p text:style-name="P2"><text:span text:style-name="T2">Tel. </text:span><text:span text:style-name="T2">Bimbit</text:span></text:p>
          </draw:text-box>
        </draw:frame>
        <draw:frame draw:style-name="gr3" draw:text-style-name="P4" draw:layer="layout" svg:width="0.904cm" svg:height="0.28cm" svg:x="8.152cm" svg:y="11.464cm">
          <draw:text-box>
            <text:p text:style-name="P2"><text:span text:style-name="T2">Pejabat</text:span></text:p>
          </draw:text-box>
        </draw:frame>
        <draw:frame draw:style-name="gr2" draw:text-style-name="P3" draw:layer="layout" svg:width="0.206cm" svg:height="0.243cm" svg:x="10.988cm" svg:y="11.483cm">
          <draw:text-box>
            <text:p text:style-name="P2"><text:span text:style-name="T5">-</text:span></text:p>
          </draw:text-box>
        </draw:frame>
        <draw:frame draw:style-name="gr3" draw:text-style-name="P4" draw:layer="layout" svg:width="2.453cm" svg:height="0.28cm" svg:x="1.264cm" svg:y="12.277cm">
          <draw:text-box>
            <text:p text:style-name="P2"><text:span text:style-name="T2">9. </text:span><text:span text:style-name="T2">Al</text:span><text:span text:style-name="T2">a</text:span><text:span text:style-name="T2">m</text:span><text:span text:style-name="T2">at </text:span><text:span text:style-name="T2">Ke</text:span><text:span text:style-name="T2">di</text:span><text:span text:style-name="T2">a</text:span><text:span text:style-name="T2">m</text:span><text:span text:style-name="T2">an</text:span></text:p>
          </draw:text-box>
        </draw:frame>
        <draw:frame draw:style-name="gr3" draw:text-style-name="P4" draw:layer="layout" svg:width="4.172cm" svg:height="0.28cm" svg:x="11.741cm" svg:y="12.277cm">
          <draw:text-box>
            <text:p text:style-name="P2"><text:span text:style-name="T2">10. Alamat </text:span><text:span text:style-name="T2">Tempat Kerja </text:span><text:span text:style-name="T2">/ Belajar:</text:span></text:p>
          </draw:text-box>
        </draw:frame>
        <draw:frame draw:style-name="gr3" draw:text-style-name="P4" draw:layer="layout" svg:width="0.24cm" svg:height="0.28cm" svg:x="2.267cm" svg:y="14.059cm">
          <draw:text-box>
            <text:p text:style-name="P2"><text:span text:style-name="T2">1.</text:span></text:p>
          </draw:text-box>
        </draw:frame>
        <draw:frame draw:style-name="gr3" draw:text-style-name="P4" draw:layer="layout" svg:width="1.53cm" svg:height="0.28cm" svg:x="2.572cm" svg:y="14.034cm">
          <draw:text-box>
            <text:p text:style-name="P2"><text:span text:style-name="T2">P</text:span><text:span text:style-name="T2">ol</text:span><text:span text:style-name="T2">io</text:span><text:span text:style-name="T2">m</text:span><text:span text:style-name="T2">y</text:span><text:span text:style-name="T2">el</text:span><text:span text:style-name="T2">it</text:span><text:span text:style-name="T2">is</text:span></text:p>
          </draw:text-box>
        </draw:frame>
        <draw:frame draw:style-name="gr3" draw:text-style-name="P4" draw:layer="layout" svg:width="4.223cm" svg:height="0.28cm" svg:x="9.07cm" svg:y="14.034cm">
          <draw:text-box>
            <text:p text:style-name="P2"><text:span text:style-name="T2">1</text:span><text:span text:style-name="T2">6. </text:span><text:span text:style-name="T2">H</text:span><text:span text:style-name="T2">a</text:span><text:span text:style-name="T2">n</text:span><text:span text:style-name="T2">d, </text:span><text:span text:style-name="T2">F</text:span><text:span text:style-name="T2">o</text:span><text:span text:style-name="T2">o</text:span><text:span text:style-name="T2">d </text:span><text:span text:style-name="T2">a</text:span><text:span text:style-name="T2">n</text:span><text:span text:style-name="T2">d </text:span><text:span text:style-name="T2">M</text:span><text:span text:style-name="T2">o</text:span><text:span text:style-name="T2">u</text:span><text:span text:style-name="T2">t</text:span><text:span text:style-name="T2">h </text:span><text:span text:style-name="T2">D</text:span><text:span text:style-name="T2">is</text:span><text:span text:style-name="T2">e</text:span><text:span text:style-name="T2">a</text:span><text:span text:style-name="T2">s</text:span><text:span text:style-name="T2">e</text:span></text:p>
          </draw:text-box>
        </draw:frame>
        <draw:frame draw:style-name="gr3" draw:text-style-name="P4" draw:layer="layout" svg:width="2.699cm" svg:height="0.28cm" svg:x="14.976cm" svg:y="14.034cm">
          <draw:text-box>
            <text:p text:style-name="P2"><text:span text:style-name="T2">3</text:span><text:span text:style-name="T2">1. </text:span><text:span text:style-name="T2">S</text:span><text:span text:style-name="T2">y</text:span><text:span text:style-name="T2">p</text:span><text:span text:style-name="T2">hi</text:span><text:span text:style-name="T2">li</text:span><text:span text:style-name="T2">s </text:span><text:span text:style-name="T2">- </text:span><text:span text:style-name="T2">A</text:span><text:span text:style-name="T2">c</text:span><text:span text:style-name="T2">q</text:span><text:span text:style-name="T2">ui</text:span><text:span text:style-name="T2">r</text:span><text:span text:style-name="T2">e</text:span><text:span text:style-name="T2">d</text:span></text:p>
          </draw:text-box>
        </draw:frame>
        <draw:frame draw:style-name="gr3" draw:text-style-name="P4" draw:layer="layout" svg:width="0.24cm" svg:height="0.28cm" svg:x="2.267cm" svg:y="14.407cm">
          <draw:text-box>
            <text:p text:style-name="P2"><text:span text:style-name="T2">2.</text:span></text:p>
          </draw:text-box>
        </draw:frame>
        <draw:frame draw:style-name="gr3" draw:text-style-name="P4" draw:layer="layout" svg:width="1.945cm" svg:height="0.28cm" svg:x="2.572cm" svg:y="14.445cm">
          <draw:text-box>
            <text:p text:style-name="P2"><text:span text:style-name="T2">Vi</text:span><text:span text:style-name="T2">r</text:span><text:span text:style-name="T2">al </text:span><text:span text:style-name="T2">H</text:span><text:span text:style-name="T2">e</text:span><text:span text:style-name="T2">p</text:span><text:span text:style-name="T2">a</text:span><text:span text:style-name="T2">ti</text:span><text:span text:style-name="T2">ti</text:span><text:span text:style-name="T2">s </text:span><text:span text:style-name="T2">A</text:span></text:p>
          </draw:text-box>
        </draw:frame>
        <draw:frame draw:style-name="gr3" draw:text-style-name="P4" draw:layer="layout" svg:width="5.446cm" svg:height="0.28cm" svg:x="9.07cm" svg:y="14.445cm">
          <draw:text-box>
            <text:p text:style-name="P2"><text:span text:style-name="T2">1</text:span><text:span text:style-name="T2">7. </text:span><text:span text:style-name="T2">H</text:span><text:span text:style-name="T2">u</text:span><text:span text:style-name="T2">m</text:span><text:span text:style-name="T2">a</text:span><text:span text:style-name="T2">n </text:span><text:span text:style-name="T2">I</text:span><text:span text:style-name="T2">m</text:span><text:span text:style-name="T2">m</text:span><text:span text:style-name="T2">u</text:span><text:span text:style-name="T2">n</text:span><text:span text:style-name="T2">o</text:span><text:span text:style-name="T2">d</text:span><text:span text:style-name="T2">e</text:span><text:span text:style-name="T2">fi</text:span><text:span text:style-name="T2">ci</text:span><text:span text:style-name="T2">e</text:span><text:span text:style-name="T2">n</text:span><text:span text:style-name="T2">c</text:span><text:span text:style-name="T2">y </text:span><text:span text:style-name="T2">Vi</text:span><text:span text:style-name="T2">r</text:span><text:span text:style-name="T2">u</text:span><text:span text:style-name="T2">s </text:span><text:span text:style-name="T2">In</text:span><text:span text:style-name="T2">fe</text:span><text:span text:style-name="T2">ct</text:span><text:span text:style-name="T2">io</text:span><text:span text:style-name="T2">n</text:span></text:p>
          </draw:text-box>
        </draw:frame>
        <draw:frame draw:style-name="gr3" draw:text-style-name="P4" draw:layer="layout" svg:width="3.012cm" svg:height="0.28cm" svg:x="14.976cm" svg:y="14.445cm">
          <draw:text-box>
            <text:p text:style-name="P2"><text:span text:style-name="T2">3</text:span><text:span text:style-name="T2">2. </text:span><text:span text:style-name="T2">T</text:span><text:span text:style-name="T2">e</text:span><text:span text:style-name="T2">t</text:span><text:span text:style-name="T2">a</text:span><text:span text:style-name="T2">n</text:span><text:span text:style-name="T2">u</text:span><text:span text:style-name="T2">s </text:span><text:span text:style-name="T2">N</text:span><text:span text:style-name="T2">e</text:span><text:span text:style-name="T2">o</text:span><text:span text:style-name="T2">n</text:span><text:span text:style-name="T2">a</text:span><text:span text:style-name="T2">t</text:span><text:span text:style-name="T2">o</text:span><text:span text:style-name="T2">r</text:span><text:span text:style-name="T2">u</text:span><text:span text:style-name="T2">m</text:span></text:p>
          </draw:text-box>
        </draw:frame>
        <draw:frame draw:style-name="gr3" draw:text-style-name="P4" draw:layer="layout" svg:width="0.24cm" svg:height="0.28cm" svg:x="2.267cm" svg:y="14.855cm">
          <draw:text-box>
            <text:p text:style-name="P2"><text:span text:style-name="T2">3.</text:span></text:p>
          </draw:text-box>
        </draw:frame>
        <draw:frame draw:style-name="gr3" draw:text-style-name="P4" draw:layer="layout" svg:width="1.945cm" svg:height="0.28cm" svg:x="2.572cm" svg:y="14.855cm">
          <draw:text-box>
            <text:p text:style-name="P2"><text:span text:style-name="T2">Vi</text:span><text:span text:style-name="T2">r</text:span><text:span text:style-name="T2">al </text:span><text:span text:style-name="T2">H</text:span><text:span text:style-name="T2">e</text:span><text:span text:style-name="T2">p</text:span><text:span text:style-name="T2">a</text:span><text:span text:style-name="T2">ti</text:span><text:span text:style-name="T2">ti</text:span><text:span text:style-name="T2">s </text:span><text:span text:style-name="T2">B</text:span></text:p>
          </draw:text-box>
        </draw:frame>
        <draw:frame draw:style-name="gr3" draw:text-style-name="P4" draw:layer="layout" svg:width="1.564cm" svg:height="0.28cm" svg:x="9.07cm" svg:y="14.855cm">
          <draw:text-box>
            <text:p text:style-name="P2"><text:span text:style-name="T2">1</text:span><text:span text:style-name="T2">8. </text:span><text:span text:style-name="T2">In</text:span><text:span text:style-name="T2">fl</text:span><text:span text:style-name="T2">u</text:span><text:span text:style-name="T2">e</text:span><text:span text:style-name="T2">n</text:span><text:span text:style-name="T2">z</text:span><text:span text:style-name="T2">a</text:span></text:p>
          </draw:text-box>
        </draw:frame>
        <draw:frame draw:style-name="gr3" draw:text-style-name="P4" draw:layer="layout" svg:width="0.383cm" svg:height="0.28cm" svg:x="14.976cm" svg:y="14.855cm">
          <draw:text-box>
            <text:p text:style-name="P2"><text:span text:style-name="T2">3</text:span><text:span text:style-name="T2">3.</text:span></text:p>
          </draw:text-box>
        </draw:frame>
        <draw:frame draw:style-name="gr3" draw:text-style-name="P4" draw:layer="layout" svg:width="1.048cm" svg:height="0.28cm" svg:x="15.403cm" svg:y="14.864cm">
          <draw:text-box>
            <text:p text:style-name="P2"><text:span text:style-name="T2">T</text:span><text:span text:style-name="T2">e</text:span><text:span text:style-name="T2">t</text:span><text:span text:style-name="T2">a</text:span><text:span text:style-name="T2">n</text:span><text:span text:style-name="T2">u</text:span><text:span text:style-name="T2">s </text:span></text:p>
          </draw:text-box>
        </draw:frame>
        <draw:frame draw:style-name="gr3" draw:text-style-name="P5" draw:layer="layout" svg:width="1.052cm" svg:height="0.297cm" svg:x="16.405cm" svg:y="14.864cm">
          <draw:text-box>
            <text:p text:style-name="P2"><text:span text:style-name="T3">(</text:span><text:span text:style-name="T3">O</text:span><text:span text:style-name="T3">t</text:span><text:span text:style-name="T3">h</text:span><text:span text:style-name="T3">e</text:span><text:span text:style-name="T3">rs</text:span><text:span text:style-name="T3">)</text:span></text:p>
          </draw:text-box>
        </draw:frame>
        <draw:frame draw:style-name="gr3" draw:text-style-name="P4" draw:layer="layout" svg:width="0.24cm" svg:height="0.28cm" svg:x="2.267cm" svg:y="15.279cm">
          <draw:text-box>
            <text:p text:style-name="P2"><text:span text:style-name="T2">4.</text:span></text:p>
          </draw:text-box>
        </draw:frame>
        <draw:frame draw:style-name="gr3" draw:text-style-name="P4" draw:layer="layout" svg:width="1.949cm" svg:height="0.28cm" svg:x="2.572cm" svg:y="15.279cm">
          <draw:text-box>
            <text:p text:style-name="P2"><text:span text:style-name="T2">Vi</text:span><text:span text:style-name="T2">r</text:span><text:span text:style-name="T2">al </text:span><text:span text:style-name="T2">H</text:span><text:span text:style-name="T2">e</text:span><text:span text:style-name="T2">p</text:span><text:span text:style-name="T2">a</text:span><text:span text:style-name="T2">ti</text:span><text:span text:style-name="T2">ti</text:span><text:span text:style-name="T2">s </text:span><text:span text:style-name="T2">C</text:span></text:p>
          </draw:text-box>
        </draw:frame>
        <draw:frame draw:style-name="gr3" draw:text-style-name="P4" draw:layer="layout" svg:width="0.383cm" svg:height="0.28cm" svg:x="9.07cm" svg:y="15.279cm">
          <draw:text-box>
            <text:p text:style-name="P2"><text:span text:style-name="T2">1</text:span><text:span text:style-name="T2">9.</text:span></text:p>
          </draw:text-box>
        </draw:frame>
        <draw:frame draw:style-name="gr3" draw:text-style-name="P4" draw:layer="layout" svg:width="1.031cm" svg:height="0.28cm" svg:x="9.498cm" svg:y="15.287cm">
          <draw:text-box>
            <text:p text:style-name="P2"><text:span text:style-name="T2">L</text:span><text:span text:style-name="T2">e</text:span><text:span text:style-name="T2">p</text:span><text:span text:style-name="T2">r</text:span><text:span text:style-name="T2">o</text:span><text:span text:style-name="T2">s</text:span><text:span text:style-name="T2">y </text:span></text:p>
          </draw:text-box>
        </draw:frame>
        <draw:frame draw:style-name="gr3" draw:text-style-name="P5" draw:layer="layout" svg:width="1.911cm" svg:height="0.297cm" svg:x="10.474cm" svg:y="15.287cm">
          <draw:text-box>
            <text:p text:style-name="P2"><text:span text:style-name="T3">(</text:span><text:span text:style-name="T3">M</text:span><text:span text:style-name="T3">ul</text:span><text:span text:style-name="T3">ti</text:span><text:span text:style-name="T3">b</text:span><text:span text:style-name="T3">a</text:span><text:span text:style-name="T3">ci</text:span><text:span text:style-name="T3">ll</text:span><text:span text:style-name="T3">a</text:span><text:span text:style-name="T3">r</text:span><text:span text:style-name="T3">y</text:span><text:span text:style-name="T3">)</text:span></text:p>
          </draw:text-box>
        </draw:frame>
        <draw:frame draw:style-name="gr3" draw:text-style-name="P4" draw:layer="layout" svg:width="0.383cm" svg:height="0.28cm" svg:x="14.976cm" svg:y="15.279cm">
          <draw:text-box>
            <text:p text:style-name="P2"><text:span text:style-name="T2">3</text:span><text:span text:style-name="T2">4.</text:span></text:p>
          </draw:text-box>
        </draw:frame>
        <draw:frame draw:style-name="gr3" draw:text-style-name="P4" draw:layer="layout" svg:width="1.12cm" svg:height="0.28cm" svg:x="15.403cm" svg:y="15.287cm">
          <draw:text-box>
            <text:p text:style-name="P2"><text:span text:style-name="T2">T</text:span><text:span text:style-name="T2">y</text:span><text:span text:style-name="T2">p</text:span><text:span text:style-name="T2">h</text:span><text:span text:style-name="T2">u</text:span><text:span text:style-name="T2">s </text:span><text:span text:style-name="T2">- </text:span></text:p>
          </draw:text-box>
        </draw:frame>
        <draw:frame draw:style-name="gr3" draw:text-style-name="P5" draw:layer="layout" svg:width="0.73cm" svg:height="0.297cm" svg:x="16.49cm" svg:y="15.287cm">
          <draw:text-box>
            <text:p text:style-name="P2"><text:span text:style-name="T3">S</text:span><text:span text:style-name="T3">cr</text:span><text:span text:style-name="T3">u</text:span><text:span text:style-name="T3">b</text:span></text:p>
          </draw:text-box>
        </draw:frame>
        <draw:frame draw:style-name="gr3" draw:text-style-name="P4" draw:layer="layout" svg:width="0.24cm" svg:height="0.28cm" svg:x="2.267cm" svg:y="15.681cm">
          <draw:text-box>
            <text:p text:style-name="P2"><text:span text:style-name="T2">5.</text:span></text:p>
          </draw:text-box>
        </draw:frame>
        <draw:frame draw:style-name="gr3" draw:text-style-name="P4" draw:layer="layout" svg:width="1.78cm" svg:height="0.28cm" svg:x="2.572cm" svg:y="15.689cm">
          <draw:text-box>
            <text:p text:style-name="P2"><text:span text:style-name="T2">Vi</text:span><text:span text:style-name="T2">r</text:span><text:span text:style-name="T2">al </text:span><text:span text:style-name="T2">H</text:span><text:span text:style-name="T2">e</text:span><text:span text:style-name="T2">p</text:span><text:span text:style-name="T2">a</text:span><text:span text:style-name="T2">ti</text:span><text:span text:style-name="T2">ti</text:span><text:span text:style-name="T2">s </text:span></text:p>
          </draw:text-box>
        </draw:frame>
        <draw:frame draw:style-name="gr3" draw:text-style-name="P5" draw:layer="layout" svg:width="1.052cm" svg:height="0.297cm" svg:x="4.196cm" svg:y="15.689cm">
          <draw:text-box>
            <text:p text:style-name="P2"><text:span text:style-name="T3">(</text:span><text:span text:style-name="T3">O</text:span><text:span text:style-name="T3">t</text:span><text:span text:style-name="T3">h</text:span><text:span text:style-name="T3">e</text:span><text:span text:style-name="T3">rs</text:span><text:span text:style-name="T3">)</text:span></text:p>
          </draw:text-box>
        </draw:frame>
        <draw:frame draw:style-name="gr3" draw:text-style-name="P4" draw:layer="layout" svg:width="0.383cm" svg:height="0.28cm" svg:x="9.07cm" svg:y="15.681cm">
          <draw:text-box>
            <text:p text:style-name="P2"><text:span text:style-name="T2">2</text:span><text:span text:style-name="T2">0.</text:span></text:p>
          </draw:text-box>
        </draw:frame>
        <draw:frame draw:style-name="gr3" draw:text-style-name="P4" draw:layer="layout" svg:width="1.031cm" svg:height="0.28cm" svg:x="9.498cm" svg:y="15.689cm">
          <draw:text-box>
            <text:p text:style-name="P2"><text:span text:style-name="T2">L</text:span><text:span text:style-name="T2">e</text:span><text:span text:style-name="T2">p</text:span><text:span text:style-name="T2">r</text:span><text:span text:style-name="T2">o</text:span><text:span text:style-name="T2">s</text:span><text:span text:style-name="T2">y </text:span></text:p>
          </draw:text-box>
        </draw:frame>
        <draw:frame draw:style-name="gr3" draw:text-style-name="P5" draw:layer="layout" svg:width="1.966cm" svg:height="0.297cm" svg:x="10.474cm" svg:y="15.689cm">
          <draw:text-box>
            <text:p text:style-name="P2"><text:span text:style-name="T3">(</text:span><text:span text:style-name="T3">P</text:span><text:span text:style-name="T3">a</text:span><text:span text:style-name="T3">u</text:span><text:span text:style-name="T3">ci</text:span><text:span text:style-name="T3">b</text:span><text:span text:style-name="T3">a</text:span><text:span text:style-name="T3">ci</text:span><text:span text:style-name="T3">ll</text:span><text:span text:style-name="T3">a</text:span><text:span text:style-name="T3">r</text:span><text:span text:style-name="T3">y</text:span><text:span text:style-name="T3">)</text:span></text:p>
          </draw:text-box>
        </draw:frame>
        <draw:frame draw:style-name="gr3" draw:text-style-name="P4" draw:layer="layout" svg:width="0.383cm" svg:height="0.28cm" svg:x="14.976cm" svg:y="15.681cm">
          <draw:text-box>
            <text:p text:style-name="P2"><text:span text:style-name="T2">3</text:span><text:span text:style-name="T2">5.</text:span></text:p>
          </draw:text-box>
        </draw:frame>
        <draw:frame draw:style-name="gr3" draw:text-style-name="P4" draw:layer="layout" svg:width="1.763cm" svg:height="0.28cm" svg:x="15.403cm" svg:y="15.689cm">
          <draw:text-box>
            <text:p text:style-name="P2"><text:span text:style-name="T2">T</text:span><text:span text:style-name="T2">u</text:span><text:span text:style-name="T2">b</text:span><text:span text:style-name="T2">e</text:span><text:span text:style-name="T2">rc</text:span><text:span text:style-name="T2">ul</text:span><text:span text:style-name="T2">o</text:span><text:span text:style-name="T2">si</text:span><text:span text:style-name="T2">s </text:span><text:span text:style-name="T2">- </text:span></text:p>
          </draw:text-box>
        </draw:frame>
        <draw:frame draw:style-name="gr3" draw:text-style-name="P5" draw:layer="layout" svg:width="2.466cm" svg:height="0.297cm" svg:x="17.044cm" svg:y="15.689cm">
          <draw:text-box>
            <text:p text:style-name="P2"><text:span text:style-name="T3">P</text:span><text:span text:style-name="T3">T</text:span><text:span text:style-name="T3">B </text:span><text:span text:style-name="T3">S</text:span><text:span text:style-name="T3">m</text:span><text:span text:style-name="T3">e</text:span><text:span text:style-name="T3">a</text:span><text:span text:style-name="T3">r </text:span><text:span text:style-name="T3">P</text:span><text:span text:style-name="T3">o</text:span><text:span text:style-name="T3">si</text:span><text:span text:style-name="T3">ti</text:span><text:span text:style-name="T3">v</text:span><text:span text:style-name="T3">e</text:span></text:p>
          </draw:text-box>
        </draw:frame>
        <draw:frame draw:style-name="gr3" draw:text-style-name="P4" draw:layer="layout" svg:width="0.24cm" svg:height="0.28cm" svg:x="2.267cm" svg:y="16.083cm">
          <draw:text-box>
            <text:p text:style-name="P2"><text:span text:style-name="T2">6.</text:span></text:p>
          </draw:text-box>
        </draw:frame>
        <draw:frame draw:style-name="gr3" draw:text-style-name="P4" draw:layer="layout" svg:width="0.578cm" svg:height="0.28cm" svg:x="2.572cm" svg:y="16.083cm">
          <draw:text-box>
            <text:p text:style-name="P2"><text:span text:style-name="T2">AI</text:span><text:span text:style-name="T2">D</text:span><text:span text:style-name="T2">S</text:span></text:p>
          </draw:text-box>
        </draw:frame>
        <draw:frame draw:style-name="gr3" draw:text-style-name="P4" draw:layer="layout" svg:width="2.051cm" svg:height="0.28cm" svg:x="9.07cm" svg:y="16.083cm">
          <draw:text-box>
            <text:p text:style-name="P2"><text:span text:style-name="T2">2</text:span><text:span text:style-name="T2">1. </text:span><text:span text:style-name="T2">L</text:span><text:span text:style-name="T2">e</text:span><text:span text:style-name="T2">p</text:span><text:span text:style-name="T2">t</text:span><text:span text:style-name="T2">o</text:span><text:span text:style-name="T2">s</text:span><text:span text:style-name="T2">pi</text:span><text:span text:style-name="T2">r</text:span><text:span text:style-name="T2">o</text:span><text:span text:style-name="T2">si</text:span><text:span text:style-name="T2">s</text:span></text:p>
          </draw:text-box>
        </draw:frame>
        <draw:frame draw:style-name="gr3" draw:text-style-name="P4" draw:layer="layout" svg:width="0.383cm" svg:height="0.28cm" svg:x="14.976cm" svg:y="16.083cm">
          <draw:text-box>
            <text:p text:style-name="P2"><text:span text:style-name="T2">3</text:span><text:span text:style-name="T2">6.</text:span></text:p>
          </draw:text-box>
        </draw:frame>
        <draw:frame draw:style-name="gr3" draw:text-style-name="P4" draw:layer="layout" svg:width="1.763cm" svg:height="0.28cm" svg:x="15.403cm" svg:y="16.091cm">
          <draw:text-box>
            <text:p text:style-name="P2"><text:span text:style-name="T2">T</text:span><text:span text:style-name="T2">u</text:span><text:span text:style-name="T2">b</text:span><text:span text:style-name="T2">e</text:span><text:span text:style-name="T2">rc</text:span><text:span text:style-name="T2">ul</text:span><text:span text:style-name="T2">o</text:span><text:span text:style-name="T2">si</text:span><text:span text:style-name="T2">s </text:span><text:span text:style-name="T2">- </text:span></text:p>
          </draw:text-box>
        </draw:frame>
        <draw:frame draw:style-name="gr3" draw:text-style-name="P5" draw:layer="layout" svg:width="2.618cm" svg:height="0.297cm" svg:x="17.044cm" svg:y="16.091cm">
          <draw:text-box>
            <text:p text:style-name="P2"><text:span text:style-name="T3">P</text:span><text:span text:style-name="T3">T</text:span><text:span text:style-name="T3">B </text:span><text:span text:style-name="T3">S</text:span><text:span text:style-name="T3">m</text:span><text:span text:style-name="T3">e</text:span><text:span text:style-name="T3">a</text:span><text:span text:style-name="T3">r </text:span><text:span text:style-name="T3">N</text:span><text:span text:style-name="T3">e</text:span><text:span text:style-name="T3">g</text:span><text:span text:style-name="T3">a</text:span><text:span text:style-name="T3">ti</text:span><text:span text:style-name="T3">v</text:span><text:span text:style-name="T3">e</text:span></text:p>
          </draw:text-box>
        </draw:frame>
        <draw:frame draw:style-name="gr3" draw:text-style-name="P4" draw:layer="layout" svg:width="0.24cm" svg:height="0.28cm" svg:x="2.267cm" svg:y="16.494cm">
          <draw:text-box>
            <text:p text:style-name="P2"><text:span text:style-name="T2">7.</text:span></text:p>
          </draw:text-box>
        </draw:frame>
        <draw:frame draw:style-name="gr3" draw:text-style-name="P4" draw:layer="layout" svg:width="1.221cm" svg:height="0.28cm" svg:x="2.572cm" svg:y="16.494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cr</text:span><text:span text:style-name="T2">oi</text:span><text:span text:style-name="T2">d</text:span></text:p>
          </draw:text-box>
        </draw:frame>
        <draw:frame draw:style-name="gr3" draw:text-style-name="P4" draw:layer="layout" svg:width="0.383cm" svg:height="0.28cm" svg:x="9.07cm" svg:y="16.494cm">
          <draw:text-box>
            <text:p text:style-name="P2"><text:span text:style-name="T2">2</text:span><text:span text:style-name="T2">2.</text:span></text:p>
          </draw:text-box>
        </draw:frame>
        <draw:frame draw:style-name="gr3" draw:text-style-name="P4" draw:layer="layout" svg:width="1.128cm" svg:height="0.28cm" svg:x="9.498cm" svg:y="16.502cm">
          <draw:text-box>
            <text:p text:style-name="P2"><text:span text:style-name="T2">M</text:span><text:span text:style-name="T2">al</text:span><text:span text:style-name="T2">a</text:span><text:span text:style-name="T2">ri</text:span><text:span text:style-name="T2">a </text:span><text:span text:style-name="T2">- </text:span></text:p>
          </draw:text-box>
        </draw:frame>
        <draw:frame draw:style-name="gr3" draw:text-style-name="P5" draw:layer="layout" svg:width="0.709cm" svg:height="0.297cm" svg:x="10.58cm" svg:y="16.502cm">
          <draw:text-box>
            <text:p text:style-name="P2"><text:span text:style-name="T3">V</text:span><text:span text:style-name="T3">iv</text:span><text:span text:style-name="T3">a</text:span><text:span text:style-name="T3">x</text:span></text:p>
          </draw:text-box>
        </draw:frame>
        <draw:frame draw:style-name="gr3" draw:text-style-name="P4" draw:layer="layout" svg:width="0.383cm" svg:height="0.28cm" svg:x="14.976cm" svg:y="16.494cm">
          <draw:text-box>
            <text:p text:style-name="P2"><text:span text:style-name="T2">3</text:span><text:span text:style-name="T2">7.</text:span></text:p>
          </draw:text-box>
        </draw:frame>
        <draw:frame draw:style-name="gr3" draw:text-style-name="P4" draw:layer="layout" svg:width="1.763cm" svg:height="0.28cm" svg:x="15.403cm" svg:y="16.502cm">
          <draw:text-box>
            <text:p text:style-name="P2"><text:span text:style-name="T2">T</text:span><text:span text:style-name="T2">u</text:span><text:span text:style-name="T2">b</text:span><text:span text:style-name="T2">e</text:span><text:span text:style-name="T2">rc</text:span><text:span text:style-name="T2">ul</text:span><text:span text:style-name="T2">o</text:span><text:span text:style-name="T2">si</text:span><text:span text:style-name="T2">s </text:span><text:span text:style-name="T2">- </text:span></text:p>
          </draw:text-box>
        </draw:frame>
        <draw:frame draw:style-name="gr3" draw:text-style-name="P5" draw:layer="layout" svg:width="2.123cm" svg:height="0.297cm" svg:x="17.044cm" svg:y="16.502cm">
          <draw:text-box>
            <text:p text:style-name="P2"><text:span text:style-name="T3">E</text:span><text:span text:style-name="T3">x</text:span><text:span text:style-name="T3">tr</text:span><text:span text:style-name="T3">a </text:span><text:span text:style-name="T3">P</text:span><text:span text:style-name="T3">ul</text:span><text:span text:style-name="T3">m</text:span><text:span text:style-name="T3">o</text:span><text:span text:style-name="T3">n</text:span><text:span text:style-name="T3">a</text:span><text:span text:style-name="T3">r</text:span><text:span text:style-name="T3">y</text:span></text:p>
          </draw:text-box>
        </draw:frame>
        <draw:frame draw:style-name="gr3" draw:text-style-name="P4" draw:layer="layout" svg:width="0.24cm" svg:height="0.28cm" svg:x="2.267cm" svg:y="16.917cm">
          <draw:text-box>
            <text:p text:style-name="P2"><text:span text:style-name="T2">8.</text:span></text:p>
          </draw:text-box>
        </draw:frame>
        <draw:frame draw:style-name="gr3" draw:text-style-name="P4" draw:layer="layout" svg:width="0.933cm" svg:height="0.28cm" svg:x="2.572cm" svg:y="16.917cm">
          <draw:text-box>
            <text:p text:style-name="P2"><text:span text:style-name="T2">C</text:span><text:span text:style-name="T2">h</text:span><text:span text:style-name="T2">ol</text:span><text:span text:style-name="T2">e</text:span><text:span text:style-name="T2">r</text:span><text:span text:style-name="T2">a</text:span></text:p>
          </draw:text-box>
        </draw:frame>
        <draw:frame draw:style-name="gr3" draw:text-style-name="P4" draw:layer="layout" svg:width="0.383cm" svg:height="0.28cm" svg:x="9.07cm" svg:y="16.917cm">
          <draw:text-box>
            <text:p text:style-name="P2"><text:span text:style-name="T2">2</text:span><text:span text:style-name="T2">3.</text:span></text:p>
          </draw:text-box>
        </draw:frame>
        <draw:frame draw:style-name="gr3" draw:text-style-name="P4" draw:layer="layout" svg:width="1.128cm" svg:height="0.28cm" svg:x="9.498cm" svg:y="16.925cm">
          <draw:text-box>
            <text:p text:style-name="P2"><text:span text:style-name="T2">M</text:span><text:span text:style-name="T2">al</text:span><text:span text:style-name="T2">a</text:span><text:span text:style-name="T2">ri</text:span><text:span text:style-name="T2">a </text:span><text:span text:style-name="T2">- </text:span></text:p>
          </draw:text-box>
        </draw:frame>
        <draw:frame draw:style-name="gr3" draw:text-style-name="P5" draw:layer="layout" svg:width="1.42cm" svg:height="0.297cm" svg:x="10.58cm" svg:y="16.925cm">
          <draw:text-box>
            <text:p text:style-name="P2"><text:span text:style-name="T3">F</text:span><text:span text:style-name="T3">al</text:span><text:span text:style-name="T3">ci</text:span><text:span text:style-name="T3">p</text:span><text:span text:style-name="T3">a</text:span><text:span text:style-name="T3">r</text:span><text:span text:style-name="T3">u</text:span><text:span text:style-name="T3">m</text:span></text:p>
          </draw:text-box>
        </draw:frame>
        <draw:frame draw:style-name="gr3" draw:text-style-name="P4" draw:layer="layout" svg:width="0.383cm" svg:height="0.28cm" svg:x="14.976cm" svg:y="16.917cm">
          <draw:text-box>
            <text:p text:style-name="P2"><text:span text:style-name="T2">3</text:span><text:span text:style-name="T2">8.</text:span></text:p>
          </draw:text-box>
        </draw:frame>
        <draw:frame draw:style-name="gr3" draw:text-style-name="P4" draw:layer="layout" svg:width="1.209cm" svg:height="0.28cm" svg:x="15.403cm" svg:y="16.925cm">
          <draw:text-box>
            <text:p text:style-name="P2"><text:span text:style-name="T2">T</text:span><text:span text:style-name="T2">y</text:span><text:span text:style-name="T2">p</text:span><text:span text:style-name="T2">h</text:span><text:span text:style-name="T2">oi</text:span><text:span text:style-name="T2">d </text:span><text:span text:style-name="T2">- </text:span></text:p>
          </draw:text-box>
        </draw:frame>
        <draw:frame draw:style-name="gr3" draw:text-style-name="P5" draw:layer="layout" svg:width="2.14cm" svg:height="0.297cm" svg:x="16.57cm" svg:y="16.925cm">
          <draw:text-box>
            <text:p text:style-name="P2"><text:span text:style-name="T3">S</text:span><text:span text:style-name="T3">al</text:span><text:span text:style-name="T3">m</text:span><text:span text:style-name="T3">o</text:span><text:span text:style-name="T3">n</text:span><text:span text:style-name="T3">el</text:span><text:span text:style-name="T3">la </text:span><text:span text:style-name="T3">t</text:span><text:span text:style-name="T3">y</text:span><text:span text:style-name="T3">p</text:span><text:span text:style-name="T3">hi</text:span></text:p>
          </draw:text-box>
        </draw:frame>
        <draw:frame draw:style-name="gr3" draw:text-style-name="P4" draw:layer="layout" svg:width="0.24cm" svg:height="0.28cm" svg:x="2.267cm" svg:y="17.328cm">
          <draw:text-box>
            <text:p text:style-name="P2"><text:span text:style-name="T2">9.</text:span></text:p>
          </draw:text-box>
        </draw:frame>
        <draw:frame draw:style-name="gr3" draw:text-style-name="P4" draw:layer="layout" svg:width="1.695cm" svg:height="0.28cm" svg:x="2.572cm" svg:y="17.328cm">
          <draw:text-box>
            <text:p text:style-name="P2"><text:span text:style-name="T2">D</text:span><text:span text:style-name="T2">e</text:span><text:span text:style-name="T2">n</text:span><text:span text:style-name="T2">g</text:span><text:span text:style-name="T2">u</text:span><text:span text:style-name="T2">e </text:span><text:span text:style-name="T2">F</text:span><text:span text:style-name="T2">e</text:span><text:span text:style-name="T2">v</text:span><text:span text:style-name="T2">e</text:span><text:span text:style-name="T2">r</text:span></text:p>
          </draw:text-box>
        </draw:frame>
        <draw:frame draw:style-name="gr3" draw:text-style-name="P4" draw:layer="layout" svg:width="0.383cm" svg:height="0.28cm" svg:x="9.07cm" svg:y="17.328cm">
          <draw:text-box>
            <text:p text:style-name="P2"><text:span text:style-name="T2">2</text:span><text:span text:style-name="T2">4.</text:span></text:p>
          </draw:text-box>
        </draw:frame>
        <draw:frame draw:style-name="gr3" draw:text-style-name="P4" draw:layer="layout" svg:width="1.128cm" svg:height="0.28cm" svg:x="9.498cm" svg:y="17.336cm">
          <draw:text-box>
            <text:p text:style-name="P2"><text:span text:style-name="T2">M</text:span><text:span text:style-name="T2">al</text:span><text:span text:style-name="T2">a</text:span><text:span text:style-name="T2">ri</text:span><text:span text:style-name="T2">a </text:span><text:span text:style-name="T2">- </text:span></text:p>
          </draw:text-box>
        </draw:frame>
        <draw:frame draw:style-name="gr3" draw:text-style-name="P5" draw:layer="layout" svg:width="1.098cm" svg:height="0.297cm" svg:x="10.58cm" svg:y="17.336cm">
          <draw:text-box>
            <text:p text:style-name="P2"><text:span text:style-name="T3">M</text:span><text:span text:style-name="T3">al</text:span><text:span text:style-name="T3">a</text:span><text:span text:style-name="T3">ri</text:span><text:span text:style-name="T3">a</text:span><text:span text:style-name="T3">e</text:span></text:p>
          </draw:text-box>
        </draw:frame>
        <draw:frame draw:style-name="gr3" draw:text-style-name="P4" draw:layer="layout" svg:width="0.383cm" svg:height="0.28cm" svg:x="14.976cm" svg:y="17.328cm">
          <draw:text-box>
            <text:p text:style-name="P2"><text:span text:style-name="T2">3</text:span><text:span text:style-name="T2">9.</text:span></text:p>
          </draw:text-box>
        </draw:frame>
        <draw:frame draw:style-name="gr3" draw:text-style-name="P4" draw:layer="layout" svg:width="1.209cm" svg:height="0.28cm" svg:x="15.403cm" svg:y="17.336cm">
          <draw:text-box>
            <text:p text:style-name="P2"><text:span text:style-name="T2">T</text:span><text:span text:style-name="T2">y</text:span><text:span text:style-name="T2">p</text:span><text:span text:style-name="T2">h</text:span><text:span text:style-name="T2">oi</text:span><text:span text:style-name="T2">d </text:span><text:span text:style-name="T2">- </text:span></text:p>
          </draw:text-box>
        </draw:frame>
        <draw:frame draw:style-name="gr3" draw:text-style-name="P5" draw:layer="layout" svg:width="1.539cm" svg:height="0.297cm" svg:x="16.57cm" svg:y="17.336cm">
          <draw:text-box>
            <text:p text:style-name="P2"><text:span text:style-name="T3">P</text:span><text:span text:style-name="T3">a</text:span><text:span text:style-name="T3">r</text:span><text:span text:style-name="T3">a</text:span><text:span text:style-name="T3">t</text:span><text:span text:style-name="T3">y</text:span><text:span text:style-name="T3">p</text:span><text:span text:style-name="T3">h</text:span><text:span text:style-name="T3">oi</text:span><text:span text:style-name="T3">d</text:span></text:p>
          </draw:text-box>
        </draw:frame>
        <draw:frame draw:style-name="gr3" draw:text-style-name="P4" draw:layer="layout" svg:width="0.383cm" svg:height="0.28cm" svg:x="2.136cm" svg:y="17.751cm">
          <draw:text-box>
            <text:p text:style-name="P2"><text:span text:style-name="T2">1</text:span><text:span text:style-name="T2">0.</text:span></text:p>
          </draw:text-box>
        </draw:frame>
        <draw:frame draw:style-name="gr3" draw:text-style-name="P4" draw:layer="layout" svg:width="3.482cm" svg:height="0.28cm" svg:x="2.572cm" svg:y="17.751cm">
          <draw:text-box>
            <text:p text:style-name="P2"><text:span text:style-name="T2">D</text:span><text:span text:style-name="T2">e</text:span><text:span text:style-name="T2">n</text:span><text:span text:style-name="T2">g</text:span><text:span text:style-name="T2">u</text:span><text:span text:style-name="T2">e </text:span><text:span text:style-name="T2">H</text:span><text:span text:style-name="T2">a</text:span><text:span text:style-name="T2">e</text:span><text:span text:style-name="T2">m</text:span><text:span text:style-name="T2">o</text:span><text:span text:style-name="T2">rr</text:span><text:span text:style-name="T2">h</text:span><text:span text:style-name="T2">a</text:span><text:span text:style-name="T2">gi</text:span><text:span text:style-name="T2">c </text:span><text:span text:style-name="T2">F</text:span><text:span text:style-name="T2">e</text:span><text:span text:style-name="T2">v</text:span><text:span text:style-name="T2">e</text:span><text:span text:style-name="T2">r</text:span></text:p>
          </draw:text-box>
        </draw:frame>
        <draw:frame draw:style-name="gr3" draw:text-style-name="P4" draw:layer="layout" svg:width="0.383cm" svg:height="0.28cm" svg:x="9.07cm" svg:y="17.751cm">
          <draw:text-box>
            <text:p text:style-name="P2"><text:span text:style-name="T2">2</text:span><text:span text:style-name="T2">5.</text:span></text:p>
          </draw:text-box>
        </draw:frame>
        <draw:frame draw:style-name="gr3" draw:text-style-name="P4" draw:layer="layout" svg:width="1.128cm" svg:height="0.28cm" svg:x="9.498cm" svg:y="17.747cm">
          <draw:text-box>
            <text:p text:style-name="P2"><text:span text:style-name="T2">M</text:span><text:span text:style-name="T2">al</text:span><text:span text:style-name="T2">a</text:span><text:span text:style-name="T2">ri</text:span><text:span text:style-name="T2">a </text:span><text:span text:style-name="T2">- </text:span></text:p>
          </draw:text-box>
        </draw:frame>
        <draw:frame draw:style-name="gr3" draw:text-style-name="P5" draw:layer="layout" svg:width="0.857cm" svg:height="0.297cm" svg:x="10.58cm" svg:y="17.747cm">
          <draw:text-box>
            <text:p text:style-name="P2"><text:span text:style-name="T3">O</text:span><text:span text:style-name="T3">t</text:span><text:span text:style-name="T3">h</text:span><text:span text:style-name="T3">e</text:span><text:span text:style-name="T3">rs</text:span></text:p>
          </draw:text-box>
        </draw:frame>
        <draw:frame draw:style-name="gr3" draw:text-style-name="P4" draw:layer="layout" svg:width="0.383cm" svg:height="0.28cm" svg:x="14.976cm" svg:y="17.751cm">
          <draw:text-box>
            <text:p text:style-name="P2"><text:span text:style-name="T2">4</text:span><text:span text:style-name="T2">0.</text:span></text:p>
          </draw:text-box>
        </draw:frame>
        <draw:frame draw:style-name="gr3" draw:text-style-name="P4" draw:layer="layout" svg:width="2.326cm" svg:height="0.28cm" svg:x="15.403cm" svg:y="17.759cm">
          <draw:text-box>
            <text:p text:style-name="P2"><text:span text:style-name="T2">Vi</text:span><text:span text:style-name="T2">r</text:span><text:span text:style-name="T2">al </text:span><text:span text:style-name="T2">E</text:span><text:span text:style-name="T2">n</text:span><text:span text:style-name="T2">c</text:span><text:span text:style-name="T2">e</text:span><text:span text:style-name="T2">p</text:span><text:span text:style-name="T2">h</text:span><text:span text:style-name="T2">al</text:span><text:span text:style-name="T2">it</text:span><text:span text:style-name="T2">is </text:span><text:span text:style-name="T2">- </text:span></text:p>
          </draw:text-box>
        </draw:frame>
        <draw:frame draw:style-name="gr3" draw:text-style-name="P5" draw:layer="layout" svg:width="1.158cm" svg:height="0.297cm" svg:x="17.523cm" svg:y="17.759cm">
          <draw:text-box>
            <text:p text:style-name="P2"><text:span text:style-name="T3">Ja</text:span><text:span text:style-name="T3">p</text:span><text:span text:style-name="T3">a</text:span><text:span text:style-name="T3">n</text:span><text:span text:style-name="T3">e</text:span><text:span text:style-name="T3">s</text:span><text:span text:style-name="T3">e</text:span></text:p>
          </draw:text-box>
        </draw:frame>
        <draw:frame draw:style-name="gr3" draw:text-style-name="P4" draw:layer="layout" svg:width="0.383cm" svg:height="0.28cm" svg:x="2.136cm" svg:y="18.162cm">
          <draw:text-box>
            <text:p text:style-name="P2"><text:span text:style-name="T2">1</text:span><text:span text:style-name="T2">1.</text:span></text:p>
          </draw:text-box>
        </draw:frame>
        <draw:frame draw:style-name="gr3" draw:text-style-name="P4" draw:layer="layout" svg:width="1.268cm" svg:height="0.28cm" svg:x="2.572cm" svg:y="18.162cm">
          <draw:text-box>
            <text:p text:style-name="P2"><text:span text:style-name="T2">D</text:span><text:span text:style-name="T2">ip</text:span><text:span text:style-name="T2">h</text:span><text:span text:style-name="T2">t</text:span><text:span text:style-name="T2">h</text:span><text:span text:style-name="T2">e</text:span><text:span text:style-name="T2">ri</text:span><text:span text:style-name="T2">a</text:span></text:p>
          </draw:text-box>
        </draw:frame>
        <draw:frame draw:style-name="gr3" draw:text-style-name="P4" draw:layer="layout" svg:width="1.433cm" svg:height="0.28cm" svg:x="9.07cm" svg:y="18.162cm">
          <draw:text-box>
            <text:p text:style-name="P2"><text:span text:style-name="T2">2</text:span><text:span text:style-name="T2">6. </text:span><text:span text:style-name="T2">M</text:span><text:span text:style-name="T2">e</text:span><text:span text:style-name="T2">a</text:span><text:span text:style-name="T2">sl</text:span><text:span text:style-name="T2">e</text:span><text:span text:style-name="T2">s</text:span></text:p>
          </draw:text-box>
        </draw:frame>
        <draw:frame draw:style-name="gr3" draw:text-style-name="P4" draw:layer="layout" svg:width="0.383cm" svg:height="0.28cm" svg:x="14.976cm" svg:y="18.162cm">
          <draw:text-box>
            <text:p text:style-name="P2"><text:span text:style-name="T2">4</text:span><text:span text:style-name="T2">1.</text:span></text:p>
          </draw:text-box>
        </draw:frame>
        <draw:frame draw:style-name="gr3" draw:text-style-name="P4" draw:layer="layout" svg:width="2.326cm" svg:height="0.28cm" svg:x="15.403cm" svg:y="18.17cm">
          <draw:text-box>
            <text:p text:style-name="P2"><text:span text:style-name="T2">Vi</text:span><text:span text:style-name="T2">r</text:span><text:span text:style-name="T2">al </text:span><text:span text:style-name="T2">E</text:span><text:span text:style-name="T2">n</text:span><text:span text:style-name="T2">c</text:span><text:span text:style-name="T2">e</text:span><text:span text:style-name="T2">p</text:span><text:span text:style-name="T2">h</text:span><text:span text:style-name="T2">al</text:span><text:span text:style-name="T2">it</text:span><text:span text:style-name="T2">is </text:span><text:span text:style-name="T2">- </text:span></text:p>
          </draw:text-box>
        </draw:frame>
        <draw:frame draw:style-name="gr3" draw:text-style-name="P5" draw:layer="layout" svg:width="0.743cm" svg:height="0.297cm" svg:x="17.523cm" svg:y="18.17cm">
          <draw:text-box>
            <text:p text:style-name="P2"><text:span text:style-name="T3">N</text:span><text:span text:style-name="T3">ip</text:span><text:span text:style-name="T3">a</text:span><text:span text:style-name="T3">h</text:span></text:p>
          </draw:text-box>
        </draw:frame>
        <draw:frame draw:style-name="gr3" draw:text-style-name="P4" draw:layer="layout" svg:width="0.383cm" svg:height="0.28cm" svg:x="2.136cm" svg:y="18.572cm">
          <draw:text-box>
            <text:p text:style-name="P2"><text:span text:style-name="T2">1</text:span><text:span text:style-name="T2">2.</text:span></text:p>
          </draw:text-box>
        </draw:frame>
        <draw:frame draw:style-name="gr3" draw:text-style-name="P4" draw:layer="layout" svg:width="1.242cm" svg:height="0.28cm" svg:x="2.572cm" svg:y="18.572cm">
          <draw:text-box>
            <text:p text:style-name="P2"><text:span text:style-name="T2">D</text:span><text:span text:style-name="T2">y</text:span><text:span text:style-name="T2">s</text:span><text:span text:style-name="T2">e</text:span><text:span text:style-name="T2">n</text:span><text:span text:style-name="T2">t</text:span><text:span text:style-name="T2">e</text:span><text:span text:style-name="T2">ry</text:span></text:p>
          </draw:text-box>
        </draw:frame>
        <draw:frame draw:style-name="gr3" draw:text-style-name="P4" draw:layer="layout" svg:width="1.348cm" svg:height="0.28cm" svg:x="9.07cm" svg:y="18.572cm">
          <draw:text-box>
            <text:p text:style-name="P2"><text:span text:style-name="T2">2</text:span><text:span text:style-name="T2">7. </text:span><text:span text:style-name="T2">Pl</text:span><text:span text:style-name="T2">a</text:span><text:span text:style-name="T2">g</text:span><text:span text:style-name="T2">u</text:span><text:span text:style-name="T2">e </text:span></text:p>
          </draw:text-box>
        </draw:frame>
        <draw:frame draw:style-name="gr3" draw:text-style-name="P4" draw:layer="layout" svg:width="0.383cm" svg:height="0.28cm" svg:x="14.976cm" svg:y="18.572cm">
          <draw:text-box>
            <text:p text:style-name="P2"><text:span text:style-name="T2">4</text:span><text:span text:style-name="T2">2.</text:span></text:p>
          </draw:text-box>
        </draw:frame>
        <draw:frame draw:style-name="gr3" draw:text-style-name="P4" draw:layer="layout" svg:width="2.326cm" svg:height="0.28cm" svg:x="15.403cm" svg:y="18.581cm">
          <draw:text-box>
            <text:p text:style-name="P2"><text:span text:style-name="T2">Vi</text:span><text:span text:style-name="T2">r</text:span><text:span text:style-name="T2">al </text:span><text:span text:style-name="T2">E</text:span><text:span text:style-name="T2">n</text:span><text:span text:style-name="T2">c</text:span><text:span text:style-name="T2">e</text:span><text:span text:style-name="T2">p</text:span><text:span text:style-name="T2">h</text:span><text:span text:style-name="T2">al</text:span><text:span text:style-name="T2">it</text:span><text:span text:style-name="T2">is </text:span><text:span text:style-name="T2">- </text:span></text:p>
          </draw:text-box>
        </draw:frame>
        <draw:frame draw:style-name="gr3" draw:text-style-name="P5" draw:layer="layout" svg:width="1.052cm" svg:height="0.297cm" svg:x="17.523cm" svg:y="18.581cm">
          <draw:text-box>
            <text:p text:style-name="P2"><text:span text:style-name="T3">(</text:span><text:span text:style-name="T3">O</text:span><text:span text:style-name="T3">t</text:span><text:span text:style-name="T3">h</text:span><text:span text:style-name="T3">e</text:span><text:span text:style-name="T3">rs</text:span><text:span text:style-name="T3">)</text:span></text:p>
          </draw:text-box>
        </draw:frame>
        <draw:frame draw:style-name="gr3" draw:text-style-name="P4" draw:layer="layout" svg:width="0.383cm" svg:height="0.28cm" svg:x="2.136cm" svg:y="18.983cm">
          <draw:text-box>
            <text:p text:style-name="P2"><text:span text:style-name="T2">1</text:span><text:span text:style-name="T2">3.</text:span></text:p>
          </draw:text-box>
        </draw:frame>
        <draw:frame draw:style-name="gr3" draw:text-style-name="P4" draw:layer="layout" svg:width="0.671cm" svg:height="0.28cm" svg:x="2.572cm" svg:y="18.983cm">
          <draw:text-box>
            <text:p text:style-name="P2"><text:span text:style-name="T2">E</text:span><text:span text:style-name="T2">b</text:span><text:span text:style-name="T2">ol</text:span><text:span text:style-name="T2">a</text:span></text:p>
          </draw:text-box>
        </draw:frame>
        <draw:frame draw:style-name="gr3" draw:text-style-name="P4" draw:layer="layout" svg:width="1.272cm" svg:height="0.28cm" svg:x="9.07cm" svg:y="18.983cm">
          <draw:text-box>
            <text:p text:style-name="P2"><text:span text:style-name="T2">2</text:span><text:span text:style-name="T2">8. </text:span><text:span text:style-name="T2">R</text:span><text:span text:style-name="T2">a</text:span><text:span text:style-name="T2">bi</text:span><text:span text:style-name="T2">e</text:span><text:span text:style-name="T2">s</text:span></text:p>
          </draw:text-box>
        </draw:frame>
        <draw:frame draw:style-name="gr3" draw:text-style-name="P4" draw:layer="layout" svg:width="3.837cm" svg:height="0.28cm" svg:x="14.976cm" svg:y="18.983cm">
          <draw:text-box>
            <text:p text:style-name="P2"><text:span text:style-name="T2">4</text:span><text:span text:style-name="T2">3. </text:span><text:span text:style-name="T2">W</text:span><text:span text:style-name="T2">h</text:span><text:span text:style-name="T2">o</text:span><text:span text:style-name="T2">o</text:span><text:span text:style-name="T2">pi</text:span><text:span text:style-name="T2">n</text:span><text:span text:style-name="T2">g </text:span><text:span text:style-name="T2">C</text:span><text:span text:style-name="T2">o</text:span><text:span text:style-name="T2">u</text:span><text:span text:style-name="T2">g</text:span><text:span text:style-name="T2">h </text:span><text:span text:style-name="T2">/ </text:span><text:span text:style-name="T2">P</text:span><text:span text:style-name="T2">e</text:span><text:span text:style-name="T2">rt</text:span><text:span text:style-name="T2">u</text:span><text:span text:style-name="T2">s</text:span><text:span text:style-name="T2">si</text:span><text:span text:style-name="T2">s</text:span></text:p>
          </draw:text-box>
        </draw:frame>
        <draw:frame draw:style-name="gr3" draw:text-style-name="P4" draw:layer="layout" svg:width="0.383cm" svg:height="0.28cm" svg:x="2.136cm" svg:y="19.393cm">
          <draw:text-box>
            <text:p text:style-name="P2"><text:span text:style-name="T2">1</text:span><text:span text:style-name="T2">4.</text:span></text:p>
          </draw:text-box>
        </draw:frame>
        <draw:frame draw:style-name="gr3" draw:text-style-name="P4" draw:layer="layout" svg:width="1.827cm" svg:height="0.28cm" svg:x="2.572cm" svg:y="19.393cm">
          <draw:text-box>
            <text:p text:style-name="P2"><text:span text:style-name="T2">F</text:span><text:span text:style-name="T2">o</text:span><text:span text:style-name="T2">o</text:span><text:span text:style-name="T2">d </text:span><text:span text:style-name="T2">P</text:span><text:span text:style-name="T2">oi</text:span><text:span text:style-name="T2">s</text:span><text:span text:style-name="T2">o</text:span><text:span text:style-name="T2">ni</text:span><text:span text:style-name="T2">n</text:span><text:span text:style-name="T2">g</text:span></text:p>
          </draw:text-box>
        </draw:frame>
        <draw:frame draw:style-name="gr3" draw:text-style-name="P4" draw:layer="layout" svg:width="2.398cm" svg:height="0.28cm" svg:x="9.07cm" svg:y="19.393cm">
          <draw:text-box>
            <text:p text:style-name="P2"><text:span text:style-name="T2">2</text:span><text:span text:style-name="T2">9. </text:span><text:span text:style-name="T2">R</text:span><text:span text:style-name="T2">el</text:span><text:span text:style-name="T2">a</text:span><text:span text:style-name="T2">p</text:span><text:span text:style-name="T2">si</text:span><text:span text:style-name="T2">n</text:span><text:span text:style-name="T2">g </text:span><text:span text:style-name="T2">F</text:span><text:span text:style-name="T2">e</text:span><text:span text:style-name="T2">v</text:span><text:span text:style-name="T2">e</text:span><text:span text:style-name="T2">r</text:span></text:p>
          </draw:text-box>
        </draw:frame>
        <draw:frame draw:style-name="gr3" draw:text-style-name="P4" draw:layer="layout" svg:width="1.992cm" svg:height="0.28cm" svg:x="14.976cm" svg:y="19.393cm">
          <draw:text-box>
            <text:p text:style-name="P2"><text:span text:style-name="T2">4</text:span><text:span text:style-name="T2">4. </text:span><text:span text:style-name="T2">Y</text:span><text:span text:style-name="T2">el</text:span><text:span text:style-name="T2">lo</text:span><text:span text:style-name="T2">w </text:span><text:span text:style-name="T2">F</text:span><text:span text:style-name="T2">e</text:span><text:span text:style-name="T2">v</text:span><text:span text:style-name="T2">e</text:span><text:span text:style-name="T2">r</text:span></text:p>
          </draw:text-box>
        </draw:frame>
        <draw:frame draw:style-name="gr3" draw:text-style-name="P4" draw:layer="layout" svg:width="0.383cm" svg:height="0.28cm" svg:x="2.136cm" svg:y="19.817cm">
          <draw:text-box>
            <text:p text:style-name="P2"><text:span text:style-name="T2">1</text:span><text:span text:style-name="T2">5.</text:span></text:p>
          </draw:text-box>
        </draw:frame>
        <draw:frame draw:style-name="gr3" draw:text-style-name="P4" draw:layer="layout" svg:width="1.429cm" svg:height="0.28cm" svg:x="2.572cm" svg:y="19.808cm">
          <draw:text-box>
            <text:p text:style-name="P2"><text:span text:style-name="T2">G</text:span><text:span text:style-name="T2">o</text:span><text:span text:style-name="T2">n</text:span><text:span text:style-name="T2">o</text:span><text:span text:style-name="T2">rr</text:span><text:span text:style-name="T2">h</text:span><text:span text:style-name="T2">o</text:span><text:span text:style-name="T2">e</text:span><text:span text:style-name="T2">a</text:span></text:p>
          </draw:text-box>
        </draw:frame>
        <draw:frame draw:style-name="gr3" draw:text-style-name="P4" draw:layer="layout" svg:width="1.632cm" svg:height="0.28cm" svg:x="9.07cm" svg:y="19.817cm">
          <draw:text-box>
            <text:p text:style-name="P2"><text:span text:style-name="T2">3</text:span><text:span text:style-name="T2">0. </text:span><text:span text:style-name="T2">S</text:span><text:span text:style-name="T2">y</text:span><text:span text:style-name="T2">p</text:span><text:span text:style-name="T2">hi</text:span><text:span text:style-name="T2">li</text:span><text:span text:style-name="T2">s </text:span><text:span text:style-name="T2">- </text:span></text:p>
          </draw:text-box>
        </draw:frame>
        <draw:frame draw:style-name="gr3" draw:text-style-name="P5" draw:layer="layout" svg:width="1.378cm" svg:height="0.297cm" svg:x="10.609cm" svg:y="19.817cm">
          <draw:text-box>
            <text:p text:style-name="P2"><text:span text:style-name="T3">C</text:span><text:span text:style-name="T3">o</text:span><text:span text:style-name="T3">n</text:span><text:span text:style-name="T3">g</text:span><text:span text:style-name="T3">e</text:span><text:span text:style-name="T3">ni</text:span><text:span text:style-name="T3">t</text:span><text:span text:style-name="T3">al</text:span></text:p>
          </draw:text-box>
        </draw:frame>
        <draw:frame draw:style-name="gr3" draw:text-style-name="P4" draw:layer="layout" svg:width="1.424cm" svg:height="0.28cm" svg:x="14.976cm" svg:y="19.817cm">
          <draw:text-box>
            <text:p text:style-name="P2"><text:span text:style-name="T2">4</text:span><text:span text:style-name="T2">5. </text:span><text:span text:style-name="T2">O</text:span><text:span text:style-name="T2">t</text:span><text:span text:style-name="T2">h</text:span><text:span text:style-name="T2">e</text:span><text:span text:style-name="T2">rs</text:span><text:span text:style-name="T2">: </text:span></text:p>
          </draw:text-box>
        </draw:frame>
        <draw:frame draw:style-name="gr3" draw:text-style-name="P5" draw:layer="layout" svg:width="1.903cm" svg:height="0.297cm" svg:x="16.346cm" svg:y="19.817cm">
          <draw:text-box>
            <text:p text:style-name="P2"><text:span text:style-name="T3">pl</text:span><text:span text:style-name="T3">e</text:span><text:span text:style-name="T3">a</text:span><text:span text:style-name="T3">s</text:span><text:span text:style-name="T3">e </text:span><text:span text:style-name="T3">s</text:span><text:span text:style-name="T3">p</text:span><text:span text:style-name="T3">e</text:span><text:span text:style-name="T3">ci</text:span><text:span text:style-name="T3">f</text:span><text:span text:style-name="T3">y:</text:span></text:p>
          </draw:text-box>
        </draw:frame>
        <draw:frame draw:style-name="gr2" draw:text-style-name="P3" draw:layer="layout" svg:width="2.733cm" svg:height="0.243cm" svg:x="1.26cm" svg:y="21.173cm">
          <draw:text-box>
            <text:p text:style-name="P2"><text:span text:style-name="T1">1</text:span><text:span text:style-name="T1">1. </text:span><text:span text:style-name="T1">C</text:span><text:span text:style-name="T1">ar</text:span><text:span text:style-name="T1">a </text:span><text:span text:style-name="T1">P</text:span><text:span text:style-name="T1">e</text:span><text:span text:style-name="T1">n</text:span><text:span text:style-name="T1">g</text:span><text:span text:style-name="T1">es</text:span><text:span text:style-name="T1">a</text:span><text:span text:style-name="T1">n</text:span><text:span text:style-name="T1">a</text:span><text:span text:style-name="T1">n </text:span><text:span text:style-name="T1">K</text:span><text:span text:style-name="T1">es</text:span><text:span text:style-name="T1">:</text:span></text:p>
          </draw:text-box>
        </draw:frame>
        <draw:frame draw:style-name="gr2" draw:text-style-name="P3" draw:layer="layout" svg:width="1.949cm" svg:height="0.243cm" svg:x="7.601cm" svg:y="21.173cm">
          <draw:text-box>
            <text:p text:style-name="P2"><text:span text:style-name="T1">1</text:span><text:span text:style-name="T1">2. </text:span><text:span text:style-name="T1">St</text:span><text:span text:style-name="T1">at</text:span><text:span text:style-name="T1">us </text:span><text:span text:style-name="T1">P</text:span><text:span text:style-name="T1">es</text:span><text:span text:style-name="T1">a</text:span><text:span text:style-name="T1">ki</text:span><text:span text:style-name="T1">t:</text:span></text:p>
          </draw:text-box>
        </draw:frame>
        <draw:frame draw:style-name="gr3" draw:text-style-name="P4" draw:layer="layout" svg:width="2.081cm" svg:height="0.28cm" svg:x="14.954cm" svg:y="21.154cm">
          <draw:text-box>
            <text:p text:style-name="P2"><text:span text:style-name="T2">1</text:span><text:span text:style-name="T2">3. </text:span><text:span text:style-name="T2">T</text:span><text:span text:style-name="T2">a</text:span><text:span text:style-name="T2">ri</text:span><text:span text:style-name="T2">k</text:span><text:span text:style-name="T2">h </text:span><text:span text:style-name="T2">O</text:span><text:span text:style-name="T2">n</text:span><text:span text:style-name="T2">s</text:span><text:span text:style-name="T2">e</text:span><text:span text:style-name="T2">t:</text:span></text:p>
          </draw:text-box>
        </draw:frame>
        <draw:frame draw:style-name="gr2" draw:text-style-name="P3" draw:layer="layout" svg:width="0.375cm" svg:height="0.243cm" svg:x="2.119cm" svg:y="21.592cm">
          <draw:text-box>
            <text:p text:style-name="P2"><text:span text:style-name="T1">K</text:span><text:span text:style-name="T1">es</text:span></text:p>
          </draw:text-box>
        </draw:frame>
        <draw:frame draw:style-name="gr2" draw:text-style-name="P3" draw:layer="layout" svg:width="0.722cm" svg:height="0.243cm" svg:x="3.914cm" svg:y="21.592cm">
          <draw:text-box>
            <text:p text:style-name="P2"><text:span text:style-name="T1">K</text:span><text:span text:style-name="T1">o</text:span><text:span text:style-name="T1">nt</text:span><text:span text:style-name="T1">a</text:span><text:span text:style-name="T1">k</text:span></text:p>
          </draw:text-box>
        </draw:frame>
        <draw:frame draw:style-name="gr2" draw:text-style-name="P3" draw:layer="layout" svg:width="1.09cm" svg:height="0.243cm" svg:x="5.806cm" svg:y="21.592cm">
          <draw:text-box>
            <text:p text:style-name="P2"><text:span text:style-name="T1">F</text:span><text:span text:style-name="T1">O</text:span><text:span text:style-name="T1">M</text:span><text:span text:style-name="T1">E</text:span><text:span text:style-name="T1">M</text:span><text:span text:style-name="T1">A </text:span><text:span text:style-name="T1">*</text:span></text:p>
          </draw:text-box>
        </draw:frame>
        <draw:frame draw:style-name="gr2" draw:text-style-name="P3" draw:layer="layout" svg:width="0.612cm" svg:height="0.243cm" svg:x="8.596cm" svg:y="21.592cm">
          <draw:text-box>
            <text:p text:style-name="P2"><text:span text:style-name="T1">Hi</text:span><text:span text:style-name="T1">d</text:span><text:span text:style-name="T1">u</text:span><text:span text:style-name="T1">p</text:span></text:p>
          </draw:text-box>
        </draw:frame>
        <draw:frame draw:style-name="gr2" draw:text-style-name="P3" draw:layer="layout" svg:width="0.206cm" svg:height="0.243cm" svg:x="16.453cm" svg:y="21.592cm">
          <draw:text-box>
            <text:p text:style-name="P2"><text:span text:style-name="T1">-</text:span></text:p>
          </draw:text-box>
        </draw:frame>
        <draw:frame draw:style-name="gr2" draw:text-style-name="P3" draw:layer="layout" svg:width="0.206cm" svg:height="0.243cm" svg:x="17.799cm" svg:y="21.592cm">
          <draw:text-box>
            <text:p text:style-name="P2"><text:span text:style-name="T1">-</text:span></text:p>
          </draw:text-box>
        </draw:frame>
        <draw:frame draw:style-name="gr2" draw:text-style-name="P3" draw:layer="layout" svg:width="3.918cm" svg:height="0.243cm" svg:x="2.119cm" svg:y="22.113cm">
          <draw:text-box>
            <text:p text:style-name="P2"><text:span text:style-name="T1">Uj</text:span><text:span text:style-name="T1">ia</text:span><text:span text:style-name="T1">n </text:span><text:span text:style-name="T1">S</text:span><text:span text:style-name="T1">ar</text:span><text:span text:style-name="T1">in</text:span><text:span text:style-name="T1">g</text:span><text:span text:style-name="T1">a</text:span><text:span text:style-name="T1">n 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/text:p>
          </draw:text-box>
        </draw:frame>
        <draw:frame draw:style-name="gr2" draw:text-style-name="P3" draw:layer="layout" svg:width="0.447cm" svg:height="0.243cm" svg:x="8.596cm" svg:y="22.113cm">
          <draw:text-box>
            <text:p text:style-name="P2"><text:span text:style-name="T1">M</text:span><text:span text:style-name="T1">at</text:span><text:span text:style-name="T1">i</text:span></text:p>
          </draw:text-box>
        </draw:frame>
        <draw:frame draw:style-name="gr2" draw:text-style-name="P3" draw:layer="layout" svg:width="0.206cm" svg:height="0.243cm" svg:x="10.547cm" svg:y="22.113cm">
          <draw:text-box>
            <text:p text:style-name="P2"><text:span text:style-name="T1">-</text:span></text:p>
          </draw:text-box>
        </draw:frame>
        <draw:frame draw:style-name="gr2" draw:text-style-name="P3" draw:layer="layout" svg:width="0.206cm" svg:height="0.243cm" svg:x="11.894cm" svg:y="22.113cm">
          <draw:text-box>
            <text:p text:style-name="P2"><text:span text:style-name="T1">-</text:span></text:p>
          </draw:text-box>
        </draw:frame>
        <draw:frame draw:style-name="gr2" draw:text-style-name="P3" draw:layer="layout" svg:width="1.882cm" svg:height="0.243cm" svg:x="1.26cm" svg:y="22.697cm">
          <draw:text-box>
            <text:p text:style-name="P2"><text:span text:style-name="T1">1</text:span><text:span text:style-name="T1">4. </text:span><text:span text:style-name="T1">Uj</text:span><text:span text:style-name="T1">ia</text:span><text:span text:style-name="T1">n </text:span><text:span text:style-name="T1">M</text:span><text:span text:style-name="T1">a</text:span><text:span text:style-name="T1">k</text:span><text:span text:style-name="T1">m</text:span><text:span text:style-name="T1">al</text:span><text:span text:style-name="T1">:</text:span></text:p>
          </draw:text-box>
        </draw:frame>
        <draw:frame draw:style-name="gr2" draw:text-style-name="P3" draw:layer="layout" svg:width="3.054cm" svg:height="0.243cm" svg:x="7.601cm" svg:y="22.697cm">
          <draw:text-box>
            <text:p text:style-name="P2"><text:span text:style-name="T1">1</text:span><text:span text:style-name="T1">5. </text:span><text:span text:style-name="T1">K</text:span><text:span text:style-name="T1">e</text:span><text:span text:style-name="T1">p</text:span><text:span text:style-name="T1">ut</text:span><text:span text:style-name="T1">us</text:span><text:span text:style-name="T1">a</text:span><text:span text:style-name="T1">n </text:span><text:span text:style-name="T1">Uj</text:span><text:span text:style-name="T1">ia</text:span><text:span text:style-name="T1">n </text:span><text:span text:style-name="T1">M</text:span><text:span text:style-name="T1">a</text:span><text:span text:style-name="T1">k</text:span><text:span text:style-name="T1">m</text:span><text:span text:style-name="T1">al</text:span><text:span text:style-name="T1">:</text:span></text:p>
          </draw:text-box>
        </draw:frame>
        <draw:frame draw:style-name="gr2" draw:text-style-name="P3" draw:layer="layout" svg:width="2.216cm" svg:height="0.243cm" svg:x="14.95cm" svg:y="22.697cm">
          <draw:text-box>
            <text:p text:style-name="P2"><text:span text:style-name="T1">1</text:span><text:span text:style-name="T1">6. </text:span><text:span text:style-name="T1">St</text:span><text:span text:style-name="T1">at</text:span><text:span text:style-name="T1">us </text:span><text:span text:style-name="T1">Di</text:span><text:span text:style-name="T1">a</text:span><text:span text:style-name="T1">g</text:span><text:span text:style-name="T1">n</text:span><text:span text:style-name="T1">os</text:span><text:span text:style-name="T1">is:</text:span></text:p>
          </draw:text-box>
        </draw:frame>
        <draw:frame draw:style-name="gr2" draw:text-style-name="P3" draw:layer="layout" svg:width="3.795cm" svg:height="0.243cm" svg:x="1.67cm" svg:y="23.226cm">
          <draw:text-box>
            <text:p text:style-name="P2"><text:span text:style-name="T1">N</text:span><text:span text:style-name="T1">a</text:span><text:span text:style-name="T1">m</text:span><text:span text:style-name="T1">a </text:span><text:span text:style-name="T1">Uj</text:span><text:span text:style-name="T1">ia</text:span><text:span text:style-name="T1">n: </text:span><text:span text:style-name="T1">(i)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</text:span></text:p>
          </draw:text-box>
        </draw:frame>
        <draw:frame draw:style-name="gr2" draw:text-style-name="P3" draw:layer="layout" svg:width="3.935cm" svg:height="0.243cm" svg:x="9.045cm" svg:y="23.226cm">
          <draw:text-box>
            <text:p text:style-name="P2"><text:span text:style-name="T1">P</text:span><text:span text:style-name="T1">os</text:span><text:span text:style-name="T1">iti</text:span><text:span text:style-name="T1">f </text:span><text:span text:style-name="T1">(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)</text:span></text:p>
          </draw:text-box>
        </draw:frame>
        <draw:frame draw:style-name="gr2" draw:text-style-name="P3" draw:layer="layout" svg:width="1.209cm" svg:height="0.243cm" svg:x="15.848cm" svg:y="23.235cm">
          <draw:text-box>
            <text:p text:style-name="P2"><text:span text:style-name="T1">S</text:span><text:span text:style-name="T1">e</text:span><text:span text:style-name="T1">m</text:span><text:span text:style-name="T1">e</text:span><text:span text:style-name="T1">nt</text:span><text:span text:style-name="T1">ar</text:span><text:span text:style-name="T1">a </text:span></text:p>
          </draw:text-box>
        </draw:frame>
        <draw:frame draw:style-name="gr2" draw:text-style-name="P6" draw:layer="layout" svg:width="2.589cm" svg:height="0.255cm" svg:x="16.962cm" svg:y="23.235cm">
          <draw:text-box>
            <text:p text:style-name="P2"><text:span text:style-name="T6">(P</text:span><text:span text:style-name="T6">ro</text:span><text:span text:style-name="T6">vi</text:span><text:span text:style-name="T6">si</text:span><text:span text:style-name="T6">o</text:span><text:span text:style-name="T6">n</text:span><text:span text:style-name="T6">al</text:span><text:span text:style-name="T6">/</text:span><text:span text:style-name="T6">S</text:span><text:span text:style-name="T6">us</text:span><text:span text:style-name="T6">p</text:span><text:span text:style-name="T6">ec</text:span><text:span text:style-name="T6">te</text:span><text:span text:style-name="T6">d)</text:span></text:p>
          </draw:text-box>
        </draw:frame>
        <draw:frame draw:style-name="gr2" draw:text-style-name="P3" draw:layer="layout" svg:width="3.969cm" svg:height="0.243cm" svg:x="1.67cm" svg:y="23.662cm">
          <draw:text-box>
            <text:p text:style-name="P2"><text:span text:style-name="T1">(ii</text:span><text:span text:style-name="T1">)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 </text:span><text:span text:style-name="T1">(iii</text:span><text:span text:style-name="T1">)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_</text:span><text:span text:style-name="T1">_</text:span></text:p>
          </draw:text-box>
        </draw:frame>
        <draw:frame draw:style-name="gr2" draw:text-style-name="P3" draw:layer="layout" svg:width="0.756cm" svg:height="0.243cm" svg:x="9.045cm" svg:y="23.662cm">
          <draw:text-box>
            <text:p text:style-name="P2"><text:span text:style-name="T1">N</text:span><text:span text:style-name="T1">e</text:span><text:span text:style-name="T1">g</text:span><text:span text:style-name="T1">at</text:span><text:span text:style-name="T1">if</text:span></text:p>
          </draw:text-box>
        </draw:frame>
        <draw:frame draw:style-name="gr2" draw:text-style-name="P3" draw:layer="layout" svg:width="1.035cm" svg:height="0.243cm" svg:x="15.848cm" svg:y="23.671cm">
          <draw:text-box>
            <text:p text:style-name="P2"><text:span text:style-name="T1">Di</text:span><text:span text:style-name="T1">sa</text:span><text:span text:style-name="T1">h</text:span><text:span text:style-name="T1">k</text:span><text:span text:style-name="T1">a</text:span><text:span text:style-name="T1">n </text:span></text:p>
          </draw:text-box>
        </draw:frame>
        <draw:frame draw:style-name="gr2" draw:text-style-name="P6" draw:layer="layout" svg:width="1.319cm" svg:height="0.255cm" svg:x="16.805cm" svg:y="23.671cm">
          <draw:text-box>
            <text:p text:style-name="P2"><text:span text:style-name="T6">(C</text:span><text:span text:style-name="T6">o</text:span><text:span text:style-name="T6">n</text:span><text:span text:style-name="T6">fir</text:span><text:span text:style-name="T6">m</text:span><text:span text:style-name="T6">e</text:span><text:span text:style-name="T6">d)</text:span></text:p>
          </draw:text-box>
        </draw:frame>
        <draw:frame draw:style-name="gr2" draw:text-style-name="P3" draw:layer="layout" svg:width="2.436cm" svg:height="0.243cm" svg:x="1.67cm" svg:y="24.162cm">
          <draw:text-box>
            <text:p text:style-name="P2"><text:span text:style-name="T1">T</text:span><text:span text:style-name="T1">ar</text:span><text:span text:style-name="T1">ik</text:span><text:span text:style-name="T1">h </text:span><text:span text:style-name="T1">S</text:span><text:span text:style-name="T1">a</text:span><text:span text:style-name="T1">m</text:span><text:span text:style-name="T1">p</text:span><text:span text:style-name="T1">el </text:span><text:span text:style-name="T1">Di</text:span><text:span text:style-name="T1">a</text:span><text:span text:style-name="T1">m</text:span><text:span text:style-name="T1">bil</text:span><text:span text:style-name="T1">:</text:span></text:p>
          </draw:text-box>
        </draw:frame>
        <draw:frame draw:style-name="gr2" draw:text-style-name="P3" draw:layer="layout" svg:width="1.183cm" svg:height="0.243cm" svg:x="9.045cm" svg:y="24.162cm">
          <draw:text-box>
            <text:p text:style-name="P2"><text:span text:style-name="T1">B</text:span><text:span text:style-name="T1">el</text:span><text:span text:style-name="T1">u</text:span><text:span text:style-name="T1">m </text:span><text:span text:style-name="T1">Si</text:span><text:span text:style-name="T1">a</text:span><text:span text:style-name="T1">p</text:span></text:p>
          </draw:text-box>
        </draw:frame>
        <draw:frame draw:style-name="gr2" draw:text-style-name="P3" draw:layer="layout" svg:width="1.733cm" svg:height="0.243cm" svg:x="15.399cm" svg:y="24.162cm">
          <draw:text-box>
            <text:p text:style-name="P2"><text:span text:style-name="T1">T</text:span><text:span text:style-name="T1">ar</text:span><text:span text:style-name="T1">ik</text:span><text:span text:style-name="T1">h </text:span><text:span text:style-name="T1">Di</text:span><text:span text:style-name="T1">a</text:span><text:span text:style-name="T1">g</text:span><text:span text:style-name="T1">n</text:span><text:span text:style-name="T1">os</text:span><text:span text:style-name="T1">is</text:span></text:p>
          </draw:text-box>
        </draw:frame>
        <draw:frame draw:style-name="gr2" draw:text-style-name="P3" draw:layer="layout" svg:width="0.206cm" svg:height="0.243cm" svg:x="2.724cm" svg:y="24.547cm">
          <draw:text-box>
            <text:p text:style-name="P2"><text:span text:style-name="T1">-</text:span></text:p>
          </draw:text-box>
        </draw:frame>
        <draw:frame draw:style-name="gr2" draw:text-style-name="P3" draw:layer="layout" svg:width="0.206cm" svg:height="0.243cm" svg:x="4.071cm" svg:y="24.547cm">
          <draw:text-box>
            <text:p text:style-name="P2"><text:span text:style-name="T1">-</text:span></text:p>
          </draw:text-box>
        </draw:frame>
        <draw:frame draw:style-name="gr2" draw:text-style-name="P3" draw:layer="layout" svg:width="0.206cm" svg:height="0.243cm" svg:x="16.453cm" svg:y="24.547cm">
          <draw:text-box>
            <text:p text:style-name="P2"><text:span text:style-name="T1">-</text:span></text:p>
          </draw:text-box>
        </draw:frame>
        <draw:frame draw:style-name="gr2" draw:text-style-name="P3" draw:layer="layout" svg:width="0.206cm" svg:height="0.243cm" svg:x="17.799cm" svg:y="24.547cm">
          <draw:text-box>
            <text:p text:style-name="P2"><text:span text:style-name="T1">-</text:span></text:p>
          </draw:text-box>
        </draw:frame>
        <draw:frame draw:style-name="gr2" draw:text-style-name="P3" draw:layer="layout" svg:width="2.241cm" svg:height="0.243cm" svg:x="1.26cm" svg:y="25.127cm">
          <draw:text-box>
            <text:p text:style-name="P2"><text:span text:style-name="T1">1</text:span><text:span text:style-name="T1">7. </text:span><text:span text:style-name="T1">M</text:span><text:span text:style-name="T1">a</text:span><text:span text:style-name="T1">kl</text:span><text:span text:style-name="T1">u</text:span><text:span text:style-name="T1">m</text:span><text:span text:style-name="T1">at </text:span><text:span text:style-name="T1">Kli</text:span><text:span text:style-name="T1">ni</text:span><text:span text:style-name="T1">k</text:span><text:span text:style-name="T1">al</text:span></text:p>
          </draw:text-box>
        </draw:frame>
        <draw:frame draw:style-name="gr2" draw:text-style-name="P3" draw:layer="layout" svg:width="1.196cm" svg:height="0.243cm" svg:x="14.43cm" svg:y="25.127cm">
          <draw:text-box>
            <text:p text:style-name="P2"><text:span text:style-name="T1">1</text:span><text:span text:style-name="T1">8. </text:span><text:span text:style-name="T1">K</text:span><text:span text:style-name="T1">o</text:span><text:span text:style-name="T1">m</text:span><text:span text:style-name="T1">e</text:span><text:span text:style-name="T1">n:</text:span></text:p>
          </draw:text-box>
        </draw:frame>
        <draw:frame draw:style-name="gr2" draw:text-style-name="P3" draw:layer="layout" svg:width="1.631cm" svg:height="0.243cm" svg:x="1.67cm" svg:y="25.517cm">
          <draw:text-box>
            <text:p text:style-name="P2"><text:span text:style-name="T1"><text:s text:c="2"/></text:span><text:span text:style-name="T1">Y</text:span><text:span text:style-name="T1">a</text:span><text:span text:style-name="T1">n</text:span><text:span text:style-name="T1">g </text:span><text:span text:style-name="T1">R</text:span><text:span text:style-name="T1">el</text:span><text:span text:style-name="T1">e</text:span><text:span text:style-name="T1">v</text:span><text:span text:style-name="T1">a</text:span><text:span text:style-name="T1">n:</text:span></text:p>
          </draw:text-box>
        </draw:frame>
        <draw:frame draw:style-name="gr2" draw:text-style-name="P3" draw:layer="layout" svg:width="3.321cm" svg:height="0.243cm" svg:x="1.26cm" svg:y="26.643cm">
          <draw:text-box>
            <text:p text:style-name="P2"><text:span text:style-name="T1">1</text:span><text:span text:style-name="T1">9. </text:span><text:span text:style-name="T1">N</text:span><text:span text:style-name="T1">a</text:span><text:span text:style-name="T1">m</text:span><text:span text:style-name="T1">a </text:span><text:span text:style-name="T1">P</text:span><text:span text:style-name="T1">e</text:span><text:span text:style-name="T1">n</text:span><text:span text:style-name="T1">g</text:span><text:span text:style-name="T1">a</text:span><text:span text:style-name="T1">m</text:span><text:span text:style-name="T1">al </text:span><text:span text:style-name="T1">P</text:span><text:span text:style-name="T1">er</text:span><text:span text:style-name="T1">u</text:span><text:span text:style-name="T1">b</text:span><text:span text:style-name="T1">at</text:span><text:span text:style-name="T1">a</text:span><text:span text:style-name="T1">n:</text:span></text:p>
          </draw:text-box>
        </draw:frame>
        <draw:frame draw:style-name="gr2" draw:text-style-name="P3" draw:layer="layout" svg:width="4.041cm" svg:height="0.243cm" svg:x="1.26cm" svg:y="27.13cm">
          <draw:text-box>
            <text:p text:style-name="P2"><text:span text:style-name="T1">2</text:span><text:span text:style-name="T1">0. </text:span><text:span text:style-name="T1">N</text:span><text:span text:style-name="T1">a</text:span><text:span text:style-name="T1">m</text:span><text:span text:style-name="T1">a </text:span><text:span text:style-name="T1">H</text:span><text:span text:style-name="T1">os</text:span><text:span text:style-name="T1">pi</text:span><text:span text:style-name="T1">ta</text:span><text:span text:style-name="T1">l / </text:span><text:span text:style-name="T1">Kli</text:span><text:span text:style-name="T1">ni</text:span><text:span text:style-name="T1">k </text:span><text:span text:style-name="T1">d</text:span><text:span text:style-name="T1">a</text:span><text:span text:style-name="T1">n </text:span><text:span text:style-name="T1">Al</text:span><text:span text:style-name="T1">a</text:span><text:span text:style-name="T1">m</text:span><text:span text:style-name="T1">at</text:span><text:span text:style-name="T1">:</text:span></text:p>
          </draw:text-box>
        </draw:frame>
        <draw:frame draw:style-name="gr3" draw:text-style-name="P4" draw:layer="layout" svg:width="3.211cm" svg:height="0.28cm" svg:x="1.264cm" svg:y="27.885cm">
          <draw:text-box>
            <text:p text:style-name="P2"><text:span text:style-name="T2">2</text:span><text:span text:style-name="T2">1. </text:span><text:span text:style-name="T2">T</text:span><text:span text:style-name="T2">a</text:span><text:span text:style-name="T2">ri</text:span><text:span text:style-name="T2">k</text:span><text:span text:style-name="T2">h </text:span><text:span text:style-name="T2">P</text:span><text:span text:style-name="T2">e</text:span><text:span text:style-name="T2">m</text:span><text:span text:style-name="T2">b</text:span><text:span text:style-name="T2">e</text:span><text:span text:style-name="T2">ri</text:span><text:span text:style-name="T2">t</text:span><text:span text:style-name="T2">a</text:span><text:span text:style-name="T2">h</text:span><text:span text:style-name="T2">u</text:span><text:span text:style-name="T2">a</text:span><text:span text:style-name="T2">n:</text:span></text:p>
          </draw:text-box>
        </draw:frame>
        <draw:frame draw:style-name="gr2" draw:text-style-name="P3" draw:layer="layout" svg:width="0.206cm" svg:height="0.243cm" svg:x="5.506cm" svg:y="27.904cm">
          <draw:text-box>
            <text:p text:style-name="P2"><text:span text:style-name="T5">-</text:span></text:p>
          </draw:text-box>
        </draw:frame>
        <draw:frame draw:style-name="gr2" draw:text-style-name="P3" draw:layer="layout" svg:width="0.206cm" svg:height="0.243cm" svg:x="6.852cm" svg:y="27.904cm">
          <draw:text-box>
            <text:p text:style-name="P2"><text:span text:style-name="T5">-</text:span></text:p>
          </draw:text-box>
        </draw:frame>
        <draw:frame draw:style-name="gr4" draw:text-style-name="P7" draw:layer="layout" svg:width="1.755cm" svg:height="0.196cm" svg:x="18.083cm" svg:y="19.884cm">
          <draw:text-box>
            <text:p text:style-name="P2"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text:span text:style-name="T7">__</text:span></text:p>
          </draw:text-box>
        </draw:frame>
        <draw:frame draw:style-name="gr2" draw:text-style-name="P3" draw:layer="layout" svg:width="7.055cm" svg:height="0.23cm" svg:x="7.085cm" svg:y="1.429cm">
          <draw:text-box>
            <text:p text:style-name="P2"><text:span text:style-name="T4">AKTA </text:span><text:span text:style-name="T4">PENCEGAH</text:span><text:span text:style-name="T4">AN DAN </text:span><text:span text:style-name="T4">PENGAWAL</text:span><text:span text:style-name="T4">AN </text:span><text:span text:style-name="T4">PENYAKIT </text:span><text:span text:style-name="T4">BERJANGKI</text:span><text:span text:style-name="T4">T 1988</text:span></text:p>
          </draw:text-box>
        </draw:frame>
        <draw:frame draw:style-name="gr2" draw:text-style-name="P3" draw:layer="layout" svg:width="1.217cm" svg:height="0.23cm" svg:x="10.006cm" svg:y="1.18cm">
          <draw:text-box>
            <text:p text:style-name="P2"><text:span text:style-name="T4">(P</text:span><text:span text:style-name="T4">er</text:span><text:span text:style-name="T4">at</text:span><text:span text:style-name="T4">ur</text:span><text:span text:style-name="T4">an </text:span><text:span text:style-name="T4">2)</text:span></text:p>
          </draw:text-box>
        </draw:frame>
        <draw:frame draw:style-name="gr2" draw:text-style-name="P3" draw:layer="layout" svg:width="0.667cm" svg:height="0.23cm" svg:x="10.281cm" svg:y="0.93cm">
          <draw:text-box>
            <text:p text:style-name="P2"><text:span text:style-name="T4">Bo</text:span><text:span text:style-name="T4">ra</text:span><text:span text:style-name="T4">ng</text:span></text:p>
          </draw:text-box>
        </draw:frame>
        <draw:frame draw:style-name="gr2" draw:text-style-name="P3" draw:layer="layout" svg:width="1.217cm" svg:height="0.23cm" svg:x="10.006cm" svg:y="0.68cm">
          <draw:text-box>
            <text:p text:style-name="P2"><text:span text:style-name="T4">(P</text:span><text:span text:style-name="T4">er</text:span><text:span text:style-name="T4">at</text:span><text:span text:style-name="T4">ur</text:span><text:span text:style-name="T4">an </text:span><text:span text:style-name="T4">2)</text:span></text:p>
          </draw:text-box>
        </draw:frame>
        <draw:frame draw:style-name="gr2" draw:text-style-name="P3" draw:layer="layout" svg:width="0.87cm" svg:height="0.23cm" svg:x="10.179cm" svg:y="0.43cm">
          <draw:text-box>
            <text:p text:style-name="P2"><text:span text:style-name="T4">"J</text:span><text:span text:style-name="T4">A</text:span><text:span text:style-name="T4">D</text:span><text:span text:style-name="T4">U</text:span><text:span text:style-name="T4">AL</text:span></text:p>
          </draw:text-box>
        </draw:frame>
        <draw:frame draw:style-name="gr5" draw:text-style-name="P8" draw:layer="layout" svg:width="10.962cm" svg:height="0.386cm" svg:x="5.167cm" svg:y="2.687cm">
          <draw:text-box>
            <text:p text:style-name="P2"><text:span text:style-name="T8">N</text:span><text:span text:style-name="T8">O</text:span><text:span text:style-name="T8">TI</text:span><text:span text:style-name="T8">FI</text:span><text:span text:style-name="T8">K</text:span><text:span text:style-name="T8">A</text:span><text:span text:style-name="T8">S</text:span><text:span text:style-name="T8">I </text:span><text:span text:style-name="T8">P</text:span><text:span text:style-name="T8">E</text:span><text:span text:style-name="T8">N</text:span><text:span text:style-name="T8">Y</text:span><text:span text:style-name="T8">A</text:span><text:span text:style-name="T8">K</text:span><text:span text:style-name="T8">IT </text:span><text:span text:style-name="T8">B</text:span><text:span text:style-name="T8">E</text:span><text:span text:style-name="T8">R</text:span><text:span text:style-name="T8">J</text:span><text:span text:style-name="T8">A</text:span><text:span text:style-name="T8">N</text:span><text:span text:style-name="T8">G</text:span><text:span text:style-name="T8">K</text:span><text:span text:style-name="T8">IT </text:span><text:span text:style-name="T8">Y</text:span><text:span text:style-name="T8">A</text:span><text:span text:style-name="T8">N</text:span><text:span text:style-name="T8">G </text:span><text:span text:style-name="T8">P</text:span><text:span text:style-name="T8">E</text:span><text:span text:style-name="T8">R</text:span><text:span text:style-name="T8">L</text:span><text:span text:style-name="T8">U </text:span><text:span text:style-name="T8">D</text:span><text:span text:style-name="T8">IL</text:span><text:span text:style-name="T8">A</text:span><text:span text:style-name="T8">P</text:span><text:span text:style-name="T8">O</text:span><text:span text:style-name="T8">R</text:span><text:span text:style-name="T8">K</text:span><text:span text:style-name="T8">A</text:span><text:span text:style-name="T8">N</text:span></text:p>
          </draw:text-box>
        </draw:frame>
        <draw:frame draw:style-name="gr2" draw:text-style-name="P3" draw:layer="layout" svg:width="11.97cm" svg:height="0.23cm" svg:x="4.625cm" svg:y="1.679cm">
          <draw:text-box>
            <text:p text:style-name="P2"><text:span text:style-name="T4">PERATURA</text:span><text:span text:style-name="T4">N-</text:span><text:span text:style-name="T4">PERATURA</text:span><text:span text:style-name="T4">N </text:span><text:span text:style-name="T4">PENCEGAH</text:span><text:span text:style-name="T4">AN DAN </text:span><text:span text:style-name="T4">PENGAWAL</text:span><text:span text:style-name="T4">AN </text:span><text:span text:style-name="T4">PENYAKIT </text:span><text:span text:style-name="T4">BERJANGKI</text:span><text:span text:style-name="T4">T (BORANG </text:span><text:span text:style-name="T4">NOTIS </text:span><text:span text:style-name="T4">(PINDAAN) </text:span><text:span text:style-name="T4">2011</text:span></text:p>
          </draw:text-box>
        </draw:frame>
        <draw:frame draw:style-name="gr3" draw:text-style-name="P5" draw:layer="layout" svg:width="9.557cm" svg:height="0.297cm" svg:x="6.681cm" svg:y="3.231cm">
          <draw:text-box>
            <text:p text:style-name="P2"><text:span text:style-name="T3">(Seksyen 10, </text:span><text:span text:style-name="T3">Akta </text:span><text:span text:style-name="T3">Pencegahan </text:span><text:span text:style-name="T3">Dan </text:span><text:span text:style-name="T3">Pengawalan </text:span><text:span text:style-name="T3">Penyakit </text:span><text:span text:style-name="T3">Berjangkit </text:span><text:span text:style-name="T3">1988)</text:span></text:p>
          </draw:text-box>
        </draw:frame>
        <draw:frame draw:style-name="gr6" draw:text-style-name="P9" draw:layer="layout" svg:width="21.173cm" svg:height="0.319cm" svg:x="0.896cm" svg:y="20.31cm">
          <draw:text-box>
            <text:p text:style-name="P2"><text:span text:style-name="T9">S</text:span><text:span text:style-name="T9">e</text:span><text:span text:style-name="T9">l</text:span><text:span text:style-name="T9">a</text:span><text:span text:style-name="T9">i</text:span><text:span text:style-name="T9">n </text:span><text:span text:style-name="T9">d</text:span><text:span text:style-name="T9">a</text:span><text:span text:style-name="T9">ri </text:span><text:span text:style-name="T9">n</text:span><text:span text:style-name="T9">o</text:span><text:span text:style-name="T9">ti</text:span><text:span text:style-name="T9">fi</text:span><text:span text:style-name="T9">k</text:span><text:span text:style-name="T9">a</text:span><text:span text:style-name="T9">si </text:span><text:span text:style-name="T9">b</text:span><text:span text:style-name="T9">e</text:span><text:span text:style-name="T9">r</text:span><text:span text:style-name="T9">t</text:span><text:span text:style-name="T9">u</text:span><text:span text:style-name="T9">li</text:span><text:span text:style-name="T9">s</text:span><text:span text:style-name="T9">, </text:span><text:span text:style-name="T9">p</text:span><text:span text:style-name="T9">e</text:span><text:span text:style-name="T9">n</text:span><text:span text:style-name="T9">y</text:span><text:span text:style-name="T9">a</text:span><text:span text:style-name="T9">k</text:span><text:span text:style-name="T9">it </text:span><text:span text:style-name="T9">b</text:span><text:span text:style-name="T9">e</text:span><text:span text:style-name="T9">ri</text:span><text:span text:style-name="T9">k</text:span><text:span text:style-name="T9">u</text:span><text:span text:style-name="T9">t </text:span><text:span text:style-name="T9">p</text:span><text:span text:style-name="T9">e</text:span><text:span text:style-name="T9">rl</text:span><text:span text:style-name="T9">u </text:span><text:span text:style-name="T9">d</text:span><text:span text:style-name="T9">i</text:span><text:span text:style-name="T9">n</text:span><text:span text:style-name="T9">o</text:span><text:span text:style-name="T9">ti</text:span><text:span text:style-name="T9">fi</text:span><text:span text:style-name="T9">k</text:span><text:span text:style-name="T9">a</text:span><text:span text:style-name="T9">si </text:span><text:span text:style-name="T9">m</text:span><text:span text:style-name="T9">e</text:span><text:span text:style-name="T9">l</text:span><text:span text:style-name="T9">a</text:span><text:span text:style-name="T9">l</text:span><text:span text:style-name="T9">u</text:span><text:span text:style-name="T9">i </text:span><text:span text:style-name="T9">t</text:span><text:span text:style-name="T9">e</text:span><text:span text:style-name="T9">l</text:span><text:span text:style-name="T9">e</text:span><text:span text:style-name="T9">f</text:span><text:span text:style-name="T9">o</text:span><text:span text:style-name="T9">n </text:span><text:span text:style-name="T9">d</text:span><text:span text:style-name="T9">a</text:span><text:span text:style-name="T9">l</text:span><text:span text:style-name="T9">a</text:span><text:span text:style-name="T9">m</text:span><text:span text:style-name="T9"> </text:span><text:span text:style-name="T9">t</text:span><text:span text:style-name="T9">e</text:span><text:span text:style-name="T9">m</text:span><text:span text:style-name="T9">p</text:span><text:span text:style-name="T9">o</text:span><text:span text:style-name="T9">h </text:span><text:span text:style-name="T9">2</text:span><text:span text:style-name="T9">4 </text:span><text:span text:style-name="T9">j</text:span><text:span text:style-name="T9">a</text:span><text:span text:style-name="T9">m</text:span><text:span text:style-name="T9"> </text:span><text:span text:style-name="T9">i</text:span><text:span text:style-name="T9">a</text:span><text:span text:style-name="T9">it</text:span><text:span text:style-name="T9">u</text:span><text:span text:style-name="T9">:- </text:span><text:span text:style-name="T9">P</text:span><text:span text:style-name="T9">o</text:span><text:span text:style-name="T9">li</text:span><text:span text:style-name="T9">o</text:span><text:span text:style-name="T9">m</text:span><text:span text:style-name="T9">i</text:span><text:span text:style-name="T9">e</text:span><text:span text:style-name="T9">li</text:span><text:span text:style-name="T9">ti</text:span><text:span text:style-name="T9">s </text:span><text:span text:style-name="T9">A</text:span><text:span text:style-name="T9">k</text:span><text:span text:style-name="T9">u</text:span><text:span text:style-name="T9">t, </text:span><text:span text:style-name="T9">K</text:span><text:span text:style-name="T9">o</text:span><text:span text:style-name="T9">l</text:span><text:span text:style-name="T9">e</text:span><text:span text:style-name="T9">r</text:span><text:span text:style-name="T9">a</text:span><text:span text:style-name="T9">, </text:span></text:p>
          </draw:text-box>
        </draw:frame>
        <draw:frame draw:style-name="gr6" draw:text-style-name="P9" draw:layer="layout" svg:width="13.142cm" svg:height="0.319cm" svg:x="0.896cm" svg:y="20.657cm">
          <draw:text-box>
            <text:p text:style-name="P2"><text:span text:style-name="T9">D</text:span><text:span text:style-name="T9">e</text:span><text:span text:style-name="T9">m</text:span><text:span text:style-name="T9">a</text:span><text:span text:style-name="T9">m</text:span><text:span text:style-name="T9"> </text:span><text:span text:style-name="T9">D</text:span><text:span text:style-name="T9">e</text:span><text:span text:style-name="T9">n</text:span><text:span text:style-name="T9">g</text:span><text:span text:style-name="T9">g</text:span><text:span text:style-name="T9">i, </text:span><text:span text:style-name="T9">D</text:span><text:span text:style-name="T9">i</text:span><text:span text:style-name="T9">p</text:span><text:span text:style-name="T9">t</text:span><text:span text:style-name="T9">h</text:span><text:span text:style-name="T9">e</text:span><text:span text:style-name="T9">ri</text:span><text:span text:style-name="T9">a</text:span><text:span text:style-name="T9">, </text:span><text:span text:style-name="T9">K</text:span><text:span text:style-name="T9">e</text:span><text:span text:style-name="T9">r</text:span><text:span text:style-name="T9">a</text:span><text:span text:style-name="T9">c</text:span><text:span text:style-name="T9">u</text:span><text:span text:style-name="T9">n</text:span><text:span text:style-name="T9">a</text:span><text:span text:style-name="T9">n </text:span><text:span text:style-name="T9">M</text:span><text:span text:style-name="T9">a</text:span><text:span text:style-name="T9">k</text:span><text:span text:style-name="T9">a</text:span><text:span text:style-name="T9">n</text:span><text:span text:style-name="T9">a</text:span><text:span text:style-name="T9">n</text:span><text:span text:style-name="T9">, </text:span><text:span text:style-name="T9">P</text:span><text:span text:style-name="T9">l</text:span><text:span text:style-name="T9">a</text:span><text:span text:style-name="T9">g</text:span><text:span text:style-name="T9">u</text:span><text:span text:style-name="T9">e</text:span><text:span text:style-name="T9">, </text:span><text:span text:style-name="T9">R</text:span><text:span text:style-name="T9">a</text:span><text:span text:style-name="T9">b</text:span><text:span text:style-name="T9">i</text:span><text:span text:style-name="T9">e</text:span><text:span text:style-name="T9">s </text:span><text:span text:style-name="T9">d</text:span><text:span text:style-name="T9">a</text:span><text:span text:style-name="T9">n </text:span><text:span text:style-name="T9">D</text:span><text:span text:style-name="T9">e</text:span><text:span text:style-name="T9">m</text:span><text:span text:style-name="T9">a</text:span><text:span text:style-name="T9">m</text:span><text:span text:style-name="T9"> </text:span><text:span text:style-name="T9">K</text:span><text:span text:style-name="T9">u</text:span><text:span text:style-name="T9">n</text:span><text:span text:style-name="T9">i</text:span><text:span text:style-name="T9">n</text:span><text:span text:style-name="T9">g</text:span><text:span text:style-name="T9">.</text:span></text:p>
          </draw:text-box>
        </draw:frame>
        <draw:frame draw:style-name="gr3" draw:text-style-name="P4" draw:layer="layout" svg:width="3.075cm" svg:height="0.28cm" svg:x="0.891cm" svg:y="13.471cm">
          <draw:text-box>
            <text:p text:style-name="P2"><text:span text:style-name="T10"><text:s text:c="2"/></text:span><text:span text:style-name="T10">B. </text:span><text:span text:style-name="T10">D</text:span><text:span text:style-name="T10">IA</text:span><text:span text:style-name="T10">G</text:span><text:span text:style-name="T10">N</text:span><text:span text:style-name="T10">O</text:span><text:span text:style-name="T10">SI</text:span><text:span text:style-name="T10">S </text:span><text:span text:style-name="T10">P</text:span><text:span text:style-name="T10">E</text:span><text:span text:style-name="T10">N</text:span><text:span text:style-name="T10">Y</text:span><text:span text:style-name="T10">A</text:span><text:span text:style-name="T10">KI</text:span><text:span text:style-name="T10">T</text:span></text:p>
          </draw:text-box>
        </draw:frame>
        <draw:frame draw:style-name="gr3" draw:text-style-name="P4" draw:layer="layout" svg:width="2.901cm" svg:height="0.28cm" svg:x="0.891cm" svg:y="3.76cm">
          <draw:text-box>
            <text:p text:style-name="P2"><text:span text:style-name="T10"><text:s text:c="2"/></text:span><text:span text:style-name="T10">A. </text:span><text:span text:style-name="T10">MAKLUM</text:span><text:span text:style-name="T10">AT </text:span><text:span text:style-name="T10">PESAKIT</text:span></text:p>
          </draw:text-box>
        </draw:frame>
        <draw:frame draw:style-name="gr3" draw:text-style-name="P5" draw:layer="layout" svg:width="10.539cm" svg:height="0.297cm" svg:x="17.175cm" svg:y="28.25cm">
          <draw:text-box>
            <text:p text:style-name="P2"><text:span text:style-name="T3">T</text:span><text:span text:style-name="T3">a</text:span><text:span text:style-name="T3">n</text:span><text:span text:style-name="T3">d</text:span><text:span text:style-name="T3">a</text:span><text:span text:style-name="T3">t</text:span><text:span text:style-name="T3">a</text:span><text:span text:style-name="T3">n</text:span><text:span text:style-name="T3">g</text:span><text:span text:style-name="T3">a</text:span><text:span text:style-name="T3">n <text:s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 text:c="4"/></text:span></text:p>
          </draw:text-box>
        </draw:frame>
        <draw:frame draw:style-name="gr3" draw:text-style-name="P5" draw:layer="layout" svg:width="2.656cm" svg:height="0.297cm" svg:x="16.773cm" svg:y="28.554cm">
          <draw:text-box>
            <text:p text:style-name="P2"><text:span text:style-name="T3">P</text:span><text:span text:style-name="T3">e</text:span><text:span text:style-name="T3">n</text:span><text:span text:style-name="T3">g</text:span><text:span text:style-name="T3">a</text:span><text:span text:style-name="T3">m</text:span><text:span text:style-name="T3">al </text:span><text:span text:style-name="T3">P</text:span><text:span text:style-name="T3">e</text:span><text:span text:style-name="T3">r</text:span><text:span text:style-name="T3">u</text:span><text:span text:style-name="T3">b</text:span><text:span text:style-name="T3">a</text:span><text:span text:style-name="T3">t</text:span><text:span text:style-name="T3">a</text:span><text:span text:style-name="T3">n</text:span></text:p>
          </draw:text-box>
        </draw:frame>
        <draw:frame draw:style-name="gr3" draw:text-style-name="P5" draw:layer="layout" svg:width="2.385cm" svg:height="0.297cm" svg:x="1.584cm" svg:y="11.85cm">
          <draw:text-box>
            <text:p text:style-name="P2"><text:span text:style-name="T3"><text:s/></text:span><text:span text:style-name="T3">(Unt</text:span><text:span text:style-name="T3">uk </text:span><text:span text:style-name="T3">dihu</text:span><text:span text:style-name="T3">bung</text:span><text:span text:style-name="T3">i)</text:span></text:p>
          </draw:text-box>
        </draw:frame>
        <draw:frame draw:style-name="gr3" draw:text-style-name="P4" draw:layer="layout" svg:width="3.651cm" svg:height="0.28cm" svg:x="0.891cm" svg:y="26.044cm">
          <draw:text-box>
            <text:p text:style-name="P2"><text:span text:style-name="T10"><text:s text:c="2"/></text:span><text:span text:style-name="T10">C. </text:span><text:span text:style-name="T10">M</text:span><text:span text:style-name="T10">A</text:span><text:span text:style-name="T10">K</text:span><text:span text:style-name="T10">L</text:span><text:span text:style-name="T10">U</text:span><text:span text:style-name="T10">M</text:span><text:span text:style-name="T10">A</text:span><text:span text:style-name="T10">T </text:span><text:span text:style-name="T10">P</text:span><text:span text:style-name="T10">E</text:span><text:span text:style-name="T10">M</text:span><text:span text:style-name="T10">B</text:span><text:span text:style-name="T10">E</text:span><text:span text:style-name="T10">RI</text:span><text:span text:style-name="T10">T</text:span><text:span text:style-name="T10">A</text:span><text:span text:style-name="T10">H</text:span><text:span text:style-name="T10">U</text:span></text:p>
          </draw:text-box>
        </draw:frame>
        <draw:polygon draw:style-name="gr7" draw:text-style-name="P10" draw:layer="layout" svg:width="0.018cm" svg:height="0.792cm" svg:x="6.199cm" svg:y="4.309cm" svg:viewBox="0 0 19 793" draw:points="0,793 19,793 19,0 0,0">
          <text:p/>
        </draw:polygon>
        <draw:polygon draw:style-name="gr7" draw:text-style-name="P10" draw:layer="layout" svg:width="0.017cm" svg:height="0.792cm" svg:x="6.648cm" svg:y="4.309cm" svg:viewBox="0 0 18 793" draw:points="0,793 18,793 18,0 0,0">
          <text:p/>
        </draw:polygon>
        <draw:polygon draw:style-name="gr7" draw:text-style-name="P10" draw:layer="layout" svg:width="0.017cm" svg:height="0.792cm" svg:x="7.097cm" svg:y="4.309cm" svg:viewBox="0 0 18 793" draw:points="0,793 18,793 18,0 0,0">
          <text:p/>
        </draw:polygon>
        <draw:polygon draw:style-name="gr7" draw:text-style-name="P10" draw:layer="layout" svg:width="0.017cm" svg:height="0.792cm" svg:x="7.546cm" svg:y="4.309cm" svg:viewBox="0 0 18 793" draw:points="0,793 18,793 18,0 0,0">
          <text:p/>
        </draw:polygon>
        <draw:polygon draw:style-name="gr7" draw:text-style-name="P10" draw:layer="layout" svg:width="0.017cm" svg:height="0.792cm" svg:x="8.092cm" svg:y="4.309cm" svg:viewBox="0 0 18 793" draw:points="0,793 18,793 18,0 0,0">
          <text:p/>
        </draw:polygon>
        <draw:polygon draw:style-name="gr7" draw:text-style-name="P10" draw:layer="layout" svg:width="0.017cm" svg:height="0.792cm" svg:x="8.54cm" svg:y="4.309cm" svg:viewBox="0 0 18 793" draw:points="0,793 18,793 18,0 0,0">
          <text:p/>
        </draw:polygon>
        <draw:polygon draw:style-name="gr7" draw:text-style-name="P10" draw:layer="layout" svg:width="0.017cm" svg:height="0.792cm" svg:x="8.989cm" svg:y="4.309cm" svg:viewBox="0 0 18 793" draw:points="0,793 18,793 18,0 0,0">
          <text:p/>
        </draw:polygon>
        <draw:polygon draw:style-name="gr7" draw:text-style-name="P10" draw:layer="layout" svg:width="0.017cm" svg:height="0.792cm" svg:x="9.438cm" svg:y="4.309cm" svg:viewBox="0 0 18 793" draw:points="0,793 18,793 18,0 0,0">
          <text:p/>
        </draw:polygon>
        <draw:polygon draw:style-name="gr7" draw:text-style-name="P10" draw:layer="layout" svg:width="0.017cm" svg:height="0.792cm" svg:x="9.887cm" svg:y="4.309cm" svg:viewBox="0 0 18 793" draw:points="0,793 18,793 18,0 0,0">
          <text:p/>
        </draw:polygon>
        <draw:polygon draw:style-name="gr7" draw:text-style-name="P10" draw:layer="layout" svg:width="0.017cm" svg:height="0.792cm" svg:x="10.335cm" svg:y="4.309cm" svg:viewBox="0 0 18 793" draw:points="0,793 18,793 18,0 0,0">
          <text:p/>
        </draw:polygon>
        <draw:polygon draw:style-name="gr7" draw:text-style-name="P10" draw:layer="layout" svg:width="0.017cm" svg:height="0.792cm" svg:x="10.784cm" svg:y="4.309cm" svg:viewBox="0 0 18 793" draw:points="0,793 18,793 18,0 0,0">
          <text:p/>
        </draw:polygon>
        <draw:polygon draw:style-name="gr7" draw:text-style-name="P10" draw:layer="layout" svg:width="0.017cm" svg:height="0.792cm" svg:x="11.233cm" svg:y="4.309cm" svg:viewBox="0 0 18 793" draw:points="0,793 18,793 18,0 0,0">
          <text:p/>
        </draw:polygon>
        <draw:polygon draw:style-name="gr7" draw:text-style-name="P10" draw:layer="layout" svg:width="0.017cm" svg:height="0.792cm" svg:x="11.682cm" svg:y="4.309cm" svg:viewBox="0 0 18 793" draw:points="0,793 18,793 18,0 0,0">
          <text:p/>
        </draw:polygon>
        <draw:polygon draw:style-name="gr7" draw:text-style-name="P10" draw:layer="layout" svg:width="0.017cm" svg:height="0.792cm" svg:x="12.13cm" svg:y="4.309cm" svg:viewBox="0 0 18 793" draw:points="0,793 18,793 18,0 0,0">
          <text:p/>
        </draw:polygon>
        <draw:polygon draw:style-name="gr7" draw:text-style-name="P10" draw:layer="layout" svg:width="0.017cm" svg:height="0.792cm" svg:x="12.579cm" svg:y="4.309cm" svg:viewBox="0 0 18 793" draw:points="0,793 18,793 18,0 0,0">
          <text:p/>
        </draw:polygon>
        <draw:polygon draw:style-name="gr7" draw:text-style-name="P10" draw:layer="layout" svg:width="0.017cm" svg:height="0.792cm" svg:x="13.028cm" svg:y="4.309cm" svg:viewBox="0 0 18 793" draw:points="0,793 18,793 18,0 0,0">
          <text:p/>
        </draw:polygon>
        <draw:polygon draw:style-name="gr7" draw:text-style-name="P10" draw:layer="layout" svg:width="0.016cm" svg:height="0.792cm" svg:x="13.477cm" svg:y="4.309cm" svg:viewBox="0 0 17 793" draw:points="0,793 17,793 17,0 0,0">
          <text:p/>
        </draw:polygon>
        <draw:polygon draw:style-name="gr7" draw:text-style-name="P10" draw:layer="layout" svg:width="0.017cm" svg:height="0.792cm" svg:x="13.925cm" svg:y="4.309cm" svg:viewBox="0 0 18 793" draw:points="0,793 18,793 18,0 0,0">
          <text:p/>
        </draw:polygon>
        <draw:polygon draw:style-name="gr7" draw:text-style-name="P10" draw:layer="layout" svg:width="0.017cm" svg:height="0.792cm" svg:x="14.374cm" svg:y="4.309cm" svg:viewBox="0 0 18 793" draw:points="0,793 18,793 18,0 0,0">
          <text:p/>
        </draw:polygon>
        <draw:polygon draw:style-name="gr7" draw:text-style-name="P10" draw:layer="layout" svg:width="0.017cm" svg:height="0.792cm" svg:x="14.895cm" svg:y="4.309cm" svg:viewBox="0 0 18 793" draw:points="0,793 18,793 18,0 0,0">
          <text:p/>
        </draw:polygon>
        <draw:polygon draw:style-name="gr7" draw:text-style-name="P10" draw:layer="layout" svg:width="0.017cm" svg:height="0.792cm" svg:x="15.343cm" svg:y="4.309cm" svg:viewBox="0 0 18 793" draw:points="0,793 18,793 18,0 0,0">
          <text:p/>
        </draw:polygon>
        <draw:polygon draw:style-name="gr7" draw:text-style-name="P10" draw:layer="layout" svg:width="0.017cm" svg:height="0.792cm" svg:x="15.792cm" svg:y="4.309cm" svg:viewBox="0 0 18 793" draw:points="0,793 18,793 18,0 0,0">
          <text:p/>
        </draw:polygon>
        <draw:polygon draw:style-name="gr7" draw:text-style-name="P10" draw:layer="layout" svg:width="0.017cm" svg:height="0.792cm" svg:x="16.241cm" svg:y="4.309cm" svg:viewBox="0 0 18 793" draw:points="0,793 18,793 18,0 0,0">
          <text:p/>
        </draw:polygon>
        <draw:polygon draw:style-name="gr7" draw:text-style-name="P10" draw:layer="layout" svg:width="0.017cm" svg:height="0.792cm" svg:x="16.69cm" svg:y="4.309cm" svg:viewBox="0 0 18 793" draw:points="0,793 18,793 18,0 0,0">
          <text:p/>
        </draw:polygon>
        <draw:polygon draw:style-name="gr7" draw:text-style-name="P10" draw:layer="layout" svg:width="0.017cm" svg:height="0.792cm" svg:x="17.138cm" svg:y="4.309cm" svg:viewBox="0 0 18 793" draw:points="0,793 18,793 18,0 0,0">
          <text:p/>
        </draw:polygon>
        <draw:polygon draw:style-name="gr7" draw:text-style-name="P10" draw:layer="layout" svg:width="0.017cm" svg:height="0.792cm" svg:x="17.587cm" svg:y="4.309cm" svg:viewBox="0 0 18 793" draw:points="0,793 18,793 18,0 0,0">
          <text:p/>
        </draw:polygon>
        <draw:polygon draw:style-name="gr7" draw:text-style-name="P10" draw:layer="layout" svg:width="0.017cm" svg:height="0.792cm" svg:x="18.036cm" svg:y="4.309cm" svg:viewBox="0 0 18 793" draw:points="0,793 18,793 18,0 0,0">
          <text:p/>
        </draw:polygon>
        <draw:polygon draw:style-name="gr7" draw:text-style-name="P10" draw:layer="layout" svg:width="0.017cm" svg:height="0.792cm" svg:x="18.485cm" svg:y="4.309cm" svg:viewBox="0 0 18 793" draw:points="0,793 18,793 18,0 0,0">
          <text:p/>
        </draw:polygon>
        <draw:polygon draw:style-name="gr7" draw:text-style-name="P10" draw:layer="layout" svg:width="0.017cm" svg:height="0.792cm" svg:x="18.933cm" svg:y="4.309cm" svg:viewBox="0 0 18 793" draw:points="0,793 18,793 18,0 0,0">
          <text:p/>
        </draw:polygon>
        <draw:polygon draw:style-name="gr7" draw:text-style-name="P10" draw:layer="layout" svg:width="0.017cm" svg:height="0.792cm" svg:x="19.382cm" svg:y="4.309cm" svg:viewBox="0 0 18 793" draw:points="0,793 18,793 18,0 0,0">
          <text:p/>
        </draw:polygon>
        <draw:polygon draw:style-name="gr7" draw:text-style-name="P10" draw:layer="layout" svg:width="0.018cm" svg:height="0.792cm" svg:x="19.831cm" svg:y="4.309cm" svg:viewBox="0 0 19 793" draw:points="0,793 19,793 19,0 0,0">
          <text:p/>
        </draw:polygon>
        <draw:polygon draw:style-name="gr7" draw:text-style-name="P10" draw:layer="layout" svg:width="0.017cm" svg:height="0.677cm" svg:x="7.097cm" svg:y="5.249cm" svg:viewBox="0 0 18 678" draw:points="0,678 18,678 18,0 0,0">
          <text:p/>
        </draw:polygon>
        <draw:polygon draw:style-name="gr7" draw:text-style-name="P10" draw:layer="layout" svg:width="0.017cm" svg:height="0.677cm" svg:x="7.546cm" svg:y="5.249cm" svg:viewBox="0 0 18 678" draw:points="0,678 18,678 18,0 0,0">
          <text:p/>
        </draw:polygon>
        <draw:polygon draw:style-name="gr7" draw:text-style-name="P10" draw:layer="layout" svg:width="0.017cm" svg:height="0.677cm" svg:x="8.092cm" svg:y="5.249cm" svg:viewBox="0 0 18 678" draw:points="0,678 18,678 18,0 0,0">
          <text:p/>
        </draw:polygon>
        <draw:polygon draw:style-name="gr7" draw:text-style-name="P10" draw:layer="layout" svg:width="0.017cm" svg:height="0.677cm" svg:x="8.54cm" svg:y="5.249cm" svg:viewBox="0 0 18 678" draw:points="0,678 18,678 18,0 0,0">
          <text:p/>
        </draw:polygon>
        <draw:polygon draw:style-name="gr7" draw:text-style-name="P10" draw:layer="layout" svg:width="0.017cm" svg:height="0.677cm" svg:x="8.989cm" svg:y="5.249cm" svg:viewBox="0 0 18 678" draw:points="0,678 18,678 18,0 0,0">
          <text:p/>
        </draw:polygon>
        <draw:polygon draw:style-name="gr7" draw:text-style-name="P10" draw:layer="layout" svg:width="0.017cm" svg:height="0.677cm" svg:x="9.438cm" svg:y="5.249cm" svg:viewBox="0 0 18 678" draw:points="0,678 18,678 18,0 0,0">
          <text:p/>
        </draw:polygon>
        <draw:polygon draw:style-name="gr7" draw:text-style-name="P10" draw:layer="layout" svg:width="0.017cm" svg:height="0.677cm" svg:x="9.887cm" svg:y="5.249cm" svg:viewBox="0 0 18 678" draw:points="0,678 18,678 18,0 0,0">
          <text:p/>
        </draw:polygon>
        <draw:polygon draw:style-name="gr7" draw:text-style-name="P10" draw:layer="layout" svg:width="0.017cm" svg:height="0.677cm" svg:x="10.335cm" svg:y="5.249cm" svg:viewBox="0 0 18 678" draw:points="0,678 18,678 18,0 0,0">
          <text:p/>
        </draw:polygon>
        <draw:polygon draw:style-name="gr7" draw:text-style-name="P10" draw:layer="layout" svg:width="0.017cm" svg:height="0.677cm" svg:x="10.784cm" svg:y="5.249cm" svg:viewBox="0 0 18 678" draw:points="0,678 18,678 18,0 0,0">
          <text:p/>
        </draw:polygon>
        <draw:polygon draw:style-name="gr7" draw:text-style-name="P10" draw:layer="layout" svg:width="0.017cm" svg:height="0.677cm" svg:x="11.233cm" svg:y="5.249cm" svg:viewBox="0 0 18 678" draw:points="0,678 18,678 18,0 0,0">
          <text:p/>
        </draw:polygon>
        <draw:polygon draw:style-name="gr7" draw:text-style-name="P10" draw:layer="layout" svg:width="0.017cm" svg:height="0.677cm" svg:x="11.682cm" svg:y="5.249cm" svg:viewBox="0 0 18 678" draw:points="0,678 18,678 18,0 0,0">
          <text:p/>
        </draw:polygon>
        <draw:polygon draw:style-name="gr7" draw:text-style-name="P10" draw:layer="layout" svg:width="0.017cm" svg:height="0.677cm" svg:x="12.13cm" svg:y="5.249cm" svg:viewBox="0 0 18 678" draw:points="0,678 18,678 18,0 0,0">
          <text:p/>
        </draw:polygon>
        <draw:polygon draw:style-name="gr7" draw:text-style-name="P10" draw:layer="layout" svg:width="0.017cm" svg:height="0.677cm" svg:x="12.579cm" svg:y="5.249cm" svg:viewBox="0 0 18 678" draw:points="0,678 18,678 18,0 0,0">
          <text:p/>
        </draw:polygon>
        <draw:polygon draw:style-name="gr7" draw:text-style-name="P10" draw:layer="layout" svg:width="0.017cm" svg:height="0.677cm" svg:x="13.028cm" svg:y="5.249cm" svg:viewBox="0 0 18 678" draw:points="0,678 18,678 18,0 0,0">
          <text:p/>
        </draw:polygon>
        <draw:polygon draw:style-name="gr7" draw:text-style-name="P10" draw:layer="layout" svg:width="0.016cm" svg:height="0.677cm" svg:x="13.477cm" svg:y="5.249cm" svg:viewBox="0 0 17 678" draw:points="0,678 17,678 17,0 0,0">
          <text:p/>
        </draw:polygon>
        <draw:polygon draw:style-name="gr7" draw:text-style-name="P10" draw:layer="layout" svg:width="0.017cm" svg:height="0.677cm" svg:x="13.925cm" svg:y="5.249cm" svg:viewBox="0 0 18 678" draw:points="0,678 18,678 18,0 0,0">
          <text:p/>
        </draw:polygon>
        <draw:polygon draw:style-name="gr7" draw:text-style-name="P10" draw:layer="layout" svg:width="0.017cm" svg:height="0.677cm" svg:x="14.374cm" svg:y="5.249cm" svg:viewBox="0 0 18 678" draw:points="0,678 18,678 18,0 0,0">
          <text:p/>
        </draw:polygon>
        <draw:polygon draw:style-name="gr7" draw:text-style-name="P10" draw:layer="layout" svg:width="0.017cm" svg:height="0.677cm" svg:x="14.895cm" svg:y="5.249cm" svg:viewBox="0 0 18 678" draw:points="0,678 18,678 18,0 0,0">
          <text:p/>
        </draw:polygon>
        <draw:polygon draw:style-name="gr7" draw:text-style-name="P10" draw:layer="layout" svg:width="0.017cm" svg:height="0.677cm" svg:x="15.343cm" svg:y="5.249cm" svg:viewBox="0 0 18 678" draw:points="0,678 18,678 18,0 0,0">
          <text:p/>
        </draw:polygon>
        <draw:polygon draw:style-name="gr7" draw:text-style-name="P10" draw:layer="layout" svg:width="8.246cm" svg:height="0.017cm" svg:x="7.114cm" svg:y="6.142cm" svg:viewBox="0 0 8247 18" draw:points="0,18 8247,18 8247,0 0,0">
          <text:p/>
        </draw:polygon>
        <draw:polygon draw:style-name="gr7" draw:text-style-name="P10" draw:layer="layout" svg:width="0.017cm" svg:height="0.677cm" svg:x="15.792cm" svg:y="5.249cm" svg:viewBox="0 0 18 678" draw:points="0,678 18,678 18,0 0,0">
          <text:p/>
        </draw:polygon>
        <draw:polygon draw:style-name="gr7" draw:text-style-name="P10" draw:layer="layout" svg:width="0.017cm" svg:height="0.677cm" svg:x="16.241cm" svg:y="5.249cm" svg:viewBox="0 0 18 678" draw:points="0,678 18,678 18,0 0,0">
          <text:p/>
        </draw:polygon>
        <draw:polygon draw:style-name="gr7" draw:text-style-name="P10" draw:layer="layout" svg:width="0.449cm" svg:height="0.017cm" svg:x="15.809cm" svg:y="6.142cm" svg:viewBox="0 0 450 18" draw:points="0,18 450,18 450,0 0,0">
          <text:p/>
        </draw:polygon>
        <draw:polygon draw:style-name="gr7" draw:text-style-name="P10" draw:layer="layout" svg:width="0.017cm" svg:height="0.677cm" svg:x="17.587cm" svg:y="5.249cm" svg:viewBox="0 0 18 678" draw:points="0,678 18,678 18,0 0,0">
          <text:p/>
        </draw:polygon>
        <draw:polygon draw:style-name="gr7" draw:text-style-name="P10" draw:layer="layout" svg:width="0.017cm" svg:height="0.677cm" svg:x="18.036cm" svg:y="5.249cm" svg:viewBox="0 0 18 678" draw:points="0,678 18,678 18,0 0,0">
          <text:p/>
        </draw:polygon>
        <draw:polygon draw:style-name="gr7" draw:text-style-name="P10" draw:layer="layout" svg:width="8.246cm" svg:height="0.017cm" svg:x="7.114cm" svg:y="6.557cm" svg:viewBox="0 0 8247 18" draw:points="0,18 8247,18 8247,0 0,0">
          <text:p/>
        </draw:polygon>
        <draw:polygon draw:style-name="gr7" draw:text-style-name="P10" draw:layer="layout" svg:width="0.449cm" svg:height="0.017cm" svg:x="15.809cm" svg:y="6.557cm" svg:viewBox="0 0 450 18" draw:points="0,18 450,18 450,0 0,0">
          <text:p/>
        </draw:polygon>
        <draw:polygon draw:style-name="gr7" draw:text-style-name="P10" draw:layer="layout" svg:width="0.017cm" svg:height="0.809cm" svg:x="5.302cm" svg:y="4.292cm" svg:viewBox="0 0 18 810" draw:points="0,810 18,810 18,0 0,0">
          <text:p/>
        </draw:polygon>
        <draw:polygon draw:style-name="gr7" draw:text-style-name="P10" draw:layer="layout" svg:width="0.018cm" svg:height="0.792cm" svg:x="5.751cm" svg:y="4.309cm" svg:viewBox="0 0 19 793" draw:points="0,793 19,793 19,0 0,0">
          <text:p/>
        </draw:polygon>
        <draw:polygon draw:style-name="gr7" draw:text-style-name="P10" draw:layer="layout" svg:width="0.018cm" svg:height="0.343cm" svg:x="6.199cm" svg:y="5.232cm" svg:viewBox="0 0 19 344" draw:points="0,344 19,344 19,0 0,0">
          <text:p/>
        </draw:polygon>
        <draw:polygon draw:style-name="gr7" draw:text-style-name="P10" draw:layer="layout" svg:width="0.017cm" svg:height="0.677cm" svg:x="6.648cm" svg:y="5.249cm" svg:viewBox="0 0 18 678" draw:points="0,678 18,678 18,0 0,0">
          <text:p/>
        </draw:polygon>
        <draw:polygon draw:style-name="gr7" draw:text-style-name="P10" draw:layer="layout" svg:width="0.017cm" svg:height="0.432cm" svg:x="7.097cm" svg:y="6.142cm" svg:viewBox="0 0 18 433" draw:points="0,433 18,433 18,0 0,0">
          <text:p/>
        </draw:polygon>
        <draw:polygon draw:style-name="gr7" draw:text-style-name="P10" draw:layer="layout" svg:width="0.017cm" svg:height="0.415cm" svg:x="7.546cm" svg:y="6.159cm" svg:viewBox="0 0 18 416" draw:points="0,416 18,416 18,0 0,0">
          <text:p/>
        </draw:polygon>
        <draw:polygon draw:style-name="gr7" draw:text-style-name="P10" draw:layer="layout" svg:width="0.017cm" svg:height="0.415cm" svg:x="8.092cm" svg:y="6.159cm" svg:viewBox="0 0 18 416" draw:points="0,416 18,416 18,0 0,0">
          <text:p/>
        </draw:polygon>
        <draw:polygon draw:style-name="gr7" draw:text-style-name="P10" draw:layer="layout" svg:width="0.017cm" svg:height="0.415cm" svg:x="8.54cm" svg:y="6.159cm" svg:viewBox="0 0 18 416" draw:points="0,416 18,416 18,0 0,0">
          <text:p/>
        </draw:polygon>
        <draw:polygon draw:style-name="gr7" draw:text-style-name="P10" draw:layer="layout" svg:width="3.687cm" svg:height="0.017cm" svg:x="4.87cm" svg:y="7.082cm" svg:viewBox="0 0 3688 18" draw:points="0,18 3688,18 3688,0 0,0">
          <text:p/>
        </draw:polygon>
        <draw:polygon draw:style-name="gr7" draw:text-style-name="P10" draw:layer="layout" svg:width="0.017cm" svg:height="0.415cm" svg:x="14.895cm" svg:y="6.159cm" svg:viewBox="0 0 18 416" draw:points="0,416 18,416 18,0 0,0">
          <text:p/>
        </draw:polygon>
        <draw:polygon draw:style-name="gr7" draw:text-style-name="P10" draw:layer="layout" svg:width="0.017cm" svg:height="0.415cm" svg:x="15.343cm" svg:y="6.159cm" svg:viewBox="0 0 18 416" draw:points="0,416 18,416 18,0 0,0">
          <text:p/>
        </draw:polygon>
        <draw:polygon draw:style-name="gr7" draw:text-style-name="P10" draw:layer="layout" svg:width="0.017cm" svg:height="0.432cm" svg:x="15.792cm" svg:y="6.142cm" svg:viewBox="0 0 18 433" draw:points="0,433 18,433 18,0 0,0">
          <text:p/>
        </draw:polygon>
        <draw:polygon draw:style-name="gr7" draw:text-style-name="P10" draw:layer="layout" svg:width="0.897cm" svg:height="0.017cm" svg:x="14.912cm" svg:y="7.082cm" svg:viewBox="0 0 898 18" draw:points="0,18 898,18 898,0 0,0">
          <text:p/>
        </draw:polygon>
        <draw:polygon draw:style-name="gr7" draw:text-style-name="P10" draw:layer="layout" svg:width="0.017cm" svg:height="0.415cm" svg:x="16.241cm" svg:y="6.159cm" svg:viewBox="0 0 18 416" draw:points="0,416 18,416 18,0 0,0">
          <text:p/>
        </draw:polygon>
        <draw:polygon draw:style-name="gr7" draw:text-style-name="P10" draw:layer="layout" svg:width="0.017cm" svg:height="0.677cm" svg:x="16.69cm" svg:y="5.249cm" svg:viewBox="0 0 18 678" draw:points="0,678 18,678 18,0 0,0">
          <text:p/>
        </draw:polygon>
        <draw:polygon draw:style-name="gr7" draw:text-style-name="P10" draw:layer="layout" svg:width="0.017cm" svg:height="0.677cm" svg:x="17.138cm" svg:y="5.249cm" svg:viewBox="0 0 18 678" draw:points="0,678 18,678 18,0 0,0">
          <text:p/>
        </draw:polygon>
        <draw:polygon draw:style-name="gr7" draw:text-style-name="P10" draw:layer="layout" svg:width="0.897cm" svg:height="0.017cm" svg:x="16.258cm" svg:y="7.082cm" svg:viewBox="0 0 898 18" draw:points="0,18 898,18 898,0 0,0">
          <text:p/>
        </draw:polygon>
        <draw:polygon draw:style-name="gr7" draw:text-style-name="P10" draw:layer="layout" svg:width="0.017cm" svg:height="0.432cm" svg:x="17.587cm" svg:y="6.142cm" svg:viewBox="0 0 18 433" draw:points="0,433 18,433 18,0 0,0">
          <text:p/>
        </draw:polygon>
        <draw:polygon draw:style-name="gr7" draw:text-style-name="P10" draw:layer="layout" svg:width="0.017cm" svg:height="0.415cm" svg:x="18.036cm" svg:y="6.159cm" svg:viewBox="0 0 18 416" draw:points="0,416 18,416 18,0 0,0">
          <text:p/>
        </draw:polygon>
        <draw:polygon draw:style-name="gr7" draw:text-style-name="P10" draw:layer="layout" svg:width="0.017cm" svg:height="0.677cm" svg:x="18.485cm" svg:y="5.249cm" svg:viewBox="0 0 18 678" draw:points="0,678 18,678 18,0 0,0">
          <text:p/>
        </draw:polygon>
        <draw:polygon draw:style-name="gr7" draw:text-style-name="P10" draw:layer="layout" svg:width="0.017cm" svg:height="0.677cm" svg:x="18.933cm" svg:y="5.249cm" svg:viewBox="0 0 18 678" draw:points="0,678 18,678 18,0 0,0">
          <text:p/>
        </draw:polygon>
        <draw:polygon draw:style-name="gr7" draw:text-style-name="P10" draw:layer="layout" svg:width="0.017cm" svg:height="0.677cm" svg:x="19.382cm" svg:y="5.249cm" svg:viewBox="0 0 18 678" draw:points="0,678 18,678 18,0 0,0">
          <text:p/>
        </draw:polygon>
        <draw:polygon draw:style-name="gr7" draw:text-style-name="P10" draw:layer="layout" svg:width="3.687cm" svg:height="0.017cm" svg:x="4.87cm" svg:y="7.471cm" svg:viewBox="0 0 3688 18" draw:points="0,18 3688,18 3688,0 0,0">
          <text:p/>
        </draw:polygon>
        <draw:polygon draw:style-name="gr7" draw:text-style-name="P10" draw:layer="layout" svg:width="0.897cm" svg:height="0.017cm" svg:x="14.912cm" svg:y="7.471cm" svg:viewBox="0 0 898 18" draw:points="0,18 898,18 898,0 0,0">
          <text:p/>
        </draw:polygon>
        <draw:polygon draw:style-name="gr7" draw:text-style-name="P10" draw:layer="layout" svg:width="0.897cm" svg:height="0.017cm" svg:x="16.258cm" svg:y="7.471cm" svg:viewBox="0 0 898 18" draw:points="0,18 898,18 898,0 0,0">
          <text:p/>
        </draw:polygon>
        <draw:polygon draw:style-name="gr7" draw:text-style-name="P10" draw:layer="layout" svg:width="0.017cm" svg:height="0.415cm" svg:x="10.784cm" svg:y="6.159cm" svg:viewBox="0 0 18 416" draw:points="0,416 18,416 18,0 0,0">
          <text:p/>
        </draw:polygon>
        <draw:polygon draw:style-name="gr7" draw:text-style-name="P10" draw:layer="layout" svg:width="0.017cm" svg:height="0.415cm" svg:x="12.579cm" svg:y="6.159cm" svg:viewBox="0 0 18 416" draw:points="0,416 18,416 18,0 0,0">
          <text:p/>
        </draw:polygon>
        <draw:polygon draw:style-name="gr7" draw:text-style-name="P10" draw:layer="layout" svg:width="0.017cm" svg:height="0.415cm" svg:x="13.028cm" svg:y="6.159cm" svg:viewBox="0 0 18 416" draw:points="0,416 18,416 18,0 0,0">
          <text:p/>
        </draw:polygon>
        <draw:polygon draw:style-name="gr7" draw:text-style-name="P10" draw:layer="layout" svg:width="0.449cm" svg:height="0.017cm" svg:x="12.596cm" svg:y="7.823cm" svg:viewBox="0 0 450 18" draw:points="0,18 450,18 450,0 0,0">
          <text:p/>
        </draw:polygon>
        <draw:polygon draw:style-name="gr7" draw:text-style-name="P10" draw:layer="layout" svg:width="0.017cm" svg:height="0.415cm" svg:x="14.374cm" svg:y="6.159cm" svg:viewBox="0 0 18 416" draw:points="0,416 18,416 18,0 0,0">
          <text:p/>
        </draw:polygon>
        <draw:polygon draw:style-name="gr7" draw:text-style-name="P10" draw:layer="layout" svg:width="0.017cm" svg:height="0.406cm" svg:x="14.895cm" svg:y="7.082cm" svg:viewBox="0 0 18 407" draw:points="0,407 18,407 18,0 0,0">
          <text:p/>
        </draw:polygon>
        <draw:polygon draw:style-name="gr7" draw:text-style-name="P10" draw:layer="layout" svg:width="0.449cm" svg:height="0.016cm" svg:x="12.596cm" svg:y="8.2cm" svg:viewBox="0 0 450 17" draw:points="0,17 450,17 450,0 0,0">
          <text:p/>
        </draw:polygon>
        <draw:polygon draw:style-name="gr7" draw:text-style-name="P10" draw:layer="layout" svg:width="0.448cm" svg:height="0.017cm" svg:x="1.632cm" svg:y="8.614cm" svg:viewBox="0 0 449 18" draw:points="0,18 449,18 449,0 0,0">
          <text:p/>
        </draw:polygon>
        <draw:polygon draw:style-name="gr7" draw:text-style-name="P10" draw:layer="layout" svg:width="0.017cm" svg:height="0.406cm" svg:x="4.853cm" svg:y="7.082cm" svg:viewBox="0 0 18 407" draw:points="0,407 18,407 18,0 0,0">
          <text:p/>
        </draw:polygon>
        <draw:polygon draw:style-name="gr7" draw:text-style-name="P10" draw:layer="layout" svg:width="0.017cm" svg:height="0.389cm" svg:x="5.302cm" svg:y="7.099cm" svg:viewBox="0 0 18 390" draw:points="0,390 18,390 18,0 0,0">
          <text:p/>
        </draw:polygon>
        <draw:polygon draw:style-name="gr7" draw:text-style-name="P10" draw:layer="layout" svg:width="0.018cm" svg:height="0.389cm" svg:x="5.751cm" svg:y="7.099cm" svg:viewBox="0 0 19 390" draw:points="0,390 19,390 19,0 0,0">
          <text:p/>
        </draw:polygon>
        <draw:polygon draw:style-name="gr7" draw:text-style-name="P10" draw:layer="layout" svg:width="0.018cm" svg:height="0.389cm" svg:x="6.199cm" svg:y="7.099cm" svg:viewBox="0 0 19 390" draw:points="0,390 19,390 19,0 0,0">
          <text:p/>
        </draw:polygon>
        <draw:polygon draw:style-name="gr7" draw:text-style-name="P10" draw:layer="layout" svg:width="0.017cm" svg:height="0.389cm" svg:x="6.648cm" svg:y="7.099cm" svg:viewBox="0 0 18 390" draw:points="0,390 18,390 18,0 0,0">
          <text:p/>
        </draw:polygon>
        <draw:polygon draw:style-name="gr7" draw:text-style-name="P10" draw:layer="layout" svg:width="0.017cm" svg:height="0.389cm" svg:x="7.097cm" svg:y="7.099cm" svg:viewBox="0 0 18 390" draw:points="0,390 18,390 18,0 0,0">
          <text:p/>
        </draw:polygon>
        <draw:polygon draw:style-name="gr7" draw:text-style-name="P10" draw:layer="layout" svg:width="0.017cm" svg:height="0.389cm" svg:x="7.546cm" svg:y="7.099cm" svg:viewBox="0 0 18 390" draw:points="0,390 18,390 18,0 0,0">
          <text:p/>
        </draw:polygon>
        <draw:polygon draw:style-name="gr7" draw:text-style-name="P10" draw:layer="layout" svg:width="0.017cm" svg:height="0.389cm" svg:x="8.092cm" svg:y="7.099cm" svg:viewBox="0 0 18 390" draw:points="0,390 18,390 18,0 0,0">
          <text:p/>
        </draw:polygon>
        <draw:polygon draw:style-name="gr7" draw:text-style-name="P10" draw:layer="layout" svg:width="0.017cm" svg:height="0.389cm" svg:x="8.54cm" svg:y="7.099cm" svg:viewBox="0 0 18 390" draw:points="0,390 18,390 18,0 0,0">
          <text:p/>
        </draw:polygon>
        <draw:polygon draw:style-name="gr7" draw:text-style-name="P10" draw:layer="layout" svg:width="0.017cm" svg:height="0.415cm" svg:x="8.989cm" svg:y="6.159cm" svg:viewBox="0 0 18 416" draw:points="0,416 18,416 18,0 0,0">
          <text:p/>
        </draw:polygon>
        <draw:polygon draw:style-name="gr7" draw:text-style-name="P10" draw:layer="layout" svg:width="0.017cm" svg:height="0.415cm" svg:x="9.438cm" svg:y="6.159cm" svg:viewBox="0 0 18 416" draw:points="0,416 18,416 18,0 0,0">
          <text:p/>
        </draw:polygon>
        <draw:polygon draw:style-name="gr7" draw:text-style-name="P10" draw:layer="layout" svg:width="0.017cm" svg:height="0.415cm" svg:x="9.887cm" svg:y="6.159cm" svg:viewBox="0 0 18 416" draw:points="0,416 18,416 18,0 0,0">
          <text:p/>
        </draw:polygon>
        <draw:polygon draw:style-name="gr7" draw:text-style-name="P10" draw:layer="layout" svg:width="0.017cm" svg:height="0.415cm" svg:x="10.335cm" svg:y="6.159cm" svg:viewBox="0 0 18 416" draw:points="0,416 18,416 18,0 0,0">
          <text:p/>
        </draw:polygon>
        <draw:polygon draw:style-name="gr7" draw:text-style-name="P10" draw:layer="layout" svg:width="5.482cm" svg:height="0.017cm" svg:x="4.87cm" svg:y="8.614cm" svg:viewBox="0 0 5483 18" draw:points="0,18 5483,18 5483,0 0,0">
          <text:p/>
        </draw:polygon>
        <draw:polygon draw:style-name="gr7" draw:text-style-name="P10" draw:layer="layout" svg:width="0.017cm" svg:height="0.376cm" svg:x="13.028cm" svg:y="7.84cm" svg:viewBox="0 0 18 377" draw:points="0,377 18,377 18,0 0,0">
          <text:p/>
        </draw:polygon>
        <draw:polygon draw:style-name="gr7" draw:text-style-name="P10" draw:layer="layout" svg:width="0.016cm" svg:height="0.415cm" svg:x="13.477cm" svg:y="6.159cm" svg:viewBox="0 0 17 416" draw:points="0,416 17,416 17,0 0,0">
          <text:p/>
        </draw:polygon>
        <draw:polygon draw:style-name="gr7" draw:text-style-name="P10" draw:layer="layout" svg:width="0.017cm" svg:height="0.415cm" svg:x="13.925cm" svg:y="6.159cm" svg:viewBox="0 0 18 416" draw:points="0,416 18,416 18,0 0,0">
          <text:p/>
        </draw:polygon>
        <draw:polygon draw:style-name="gr7" draw:text-style-name="P10" draw:layer="layout" svg:width="0.897cm" svg:height="0.017cm" svg:x="13.045cm" svg:y="8.614cm" svg:viewBox="0 0 898 18" draw:points="0,18 898,18 898,0 0,0">
          <text:p/>
        </draw:polygon>
        <draw:polygon draw:style-name="gr7" draw:text-style-name="P10" draw:layer="layout" svg:width="0.017cm" svg:height="0.393cm" svg:x="14.374cm" svg:y="7.823cm" svg:viewBox="0 0 18 394" draw:points="0,394 18,394 18,0 0,0">
          <text:p/>
        </draw:polygon>
        <draw:polygon draw:style-name="gr7" draw:text-style-name="P10" draw:layer="layout" svg:width="0.017cm" svg:height="0.376cm" svg:x="14.895cm" svg:y="7.84cm" svg:viewBox="0 0 18 377" draw:points="0,377 18,377 18,0 0,0">
          <text:p/>
        </draw:polygon>
        <draw:polygon draw:style-name="gr7" draw:text-style-name="P10" draw:layer="layout" svg:width="0.017cm" svg:height="0.389cm" svg:x="15.343cm" svg:y="7.099cm" svg:viewBox="0 0 18 390" draw:points="0,390 18,390 18,0 0,0">
          <text:p/>
        </draw:polygon>
        <draw:polygon draw:style-name="gr7" draw:text-style-name="P10" draw:layer="layout" svg:width="0.969cm" svg:height="0.017cm" svg:x="14.391cm" svg:y="8.614cm" svg:viewBox="0 0 970 18" draw:points="0,18 970,18 970,0 0,0">
          <text:p/>
        </draw:polygon>
        <draw:polygon draw:style-name="gr7" draw:text-style-name="P10" draw:layer="layout" svg:width="0.017cm" svg:height="0.389cm" svg:x="15.792cm" svg:y="7.099cm" svg:viewBox="0 0 18 390" draw:points="0,390 18,390 18,0 0,0">
          <text:p/>
        </draw:polygon>
        <draw:polygon draw:style-name="gr7" draw:text-style-name="P10" draw:layer="layout" svg:width="0.017cm" svg:height="0.406cm" svg:x="16.241cm" svg:y="7.082cm" svg:viewBox="0 0 18 407" draw:points="0,407 18,407 18,0 0,0">
          <text:p/>
        </draw:polygon>
        <draw:polygon draw:style-name="gr7" draw:text-style-name="P10" draw:layer="layout" svg:width="0.017cm" svg:height="0.389cm" svg:x="16.69cm" svg:y="7.099cm" svg:viewBox="0 0 18 390" draw:points="0,390 18,390 18,0 0,0">
          <text:p/>
        </draw:polygon>
        <draw:polygon draw:style-name="gr7" draw:text-style-name="P10" draw:layer="layout" svg:width="0.017cm" svg:height="0.389cm" svg:x="17.138cm" svg:y="7.099cm" svg:viewBox="0 0 18 390" draw:points="0,390 18,390 18,0 0,0">
          <text:p/>
        </draw:polygon>
        <draw:polygon draw:style-name="gr7" draw:text-style-name="P10" draw:layer="layout" svg:width="0.017cm" svg:height="0.406cm" svg:x="17.587cm" svg:y="7.082cm" svg:viewBox="0 0 18 407" draw:points="0,407 18,407 18,0 0,0">
          <text:p/>
        </draw:polygon>
        <draw:polygon draw:style-name="gr7" draw:text-style-name="P10" draw:layer="layout" svg:width="0.448cm" svg:height="0.017cm" svg:x="1.632cm" svg:y="9.042cm" svg:viewBox="0 0 449 18" draw:points="0,18 449,18 449,0 0,0">
          <text:p/>
        </draw:polygon>
        <draw:polygon draw:style-name="gr7" draw:text-style-name="P10" draw:layer="layout" svg:width="5.482cm" svg:height="0.017cm" svg:x="4.87cm" svg:y="9.042cm" svg:viewBox="0 0 5483 18" draw:points="0,18 5483,18 5483,0 0,0">
          <text:p/>
        </draw:polygon>
        <draw:polygon draw:style-name="gr7" draw:text-style-name="P10" draw:layer="layout" svg:width="0.897cm" svg:height="0.017cm" svg:x="13.045cm" svg:y="9.042cm" svg:viewBox="0 0 898 18" draw:points="0,18 898,18 898,0 0,0">
          <text:p/>
        </draw:polygon>
        <draw:polygon draw:style-name="gr7" draw:text-style-name="P10" draw:layer="layout" svg:width="0.969cm" svg:height="0.017cm" svg:x="14.391cm" svg:y="9.042cm" svg:viewBox="0 0 970 18" draw:points="0,18 970,18 970,0 0,0">
          <text:p/>
        </draw:polygon>
        <draw:polygon draw:style-name="gr7" draw:text-style-name="P10" draw:layer="layout" svg:width="0.017cm" svg:height="0.445cm" svg:x="4.853cm" svg:y="8.614cm" svg:viewBox="0 0 18 446" draw:points="0,446 18,446 18,0 0,0">
          <text:p/>
        </draw:polygon>
        <draw:polygon draw:style-name="gr7" draw:text-style-name="P10" draw:layer="layout" svg:width="0.017cm" svg:height="0.428cm" svg:x="5.302cm" svg:y="8.631cm" svg:viewBox="0 0 18 429" draw:points="0,429 18,429 18,0 0,0">
          <text:p/>
        </draw:polygon>
        <draw:polygon draw:style-name="gr7" draw:text-style-name="P10" draw:layer="layout" svg:width="0.018cm" svg:height="0.428cm" svg:x="5.751cm" svg:y="8.631cm" svg:viewBox="0 0 19 429" draw:points="0,429 19,429 19,0 0,0">
          <text:p/>
        </draw:polygon>
        <draw:polygon draw:style-name="gr7" draw:text-style-name="P10" draw:layer="layout" svg:width="0.018cm" svg:height="0.428cm" svg:x="6.199cm" svg:y="8.631cm" svg:viewBox="0 0 19 429" draw:points="0,429 19,429 19,0 0,0">
          <text:p/>
        </draw:polygon>
        <draw:polygon draw:style-name="gr7" draw:text-style-name="P10" draw:layer="layout" svg:width="0.017cm" svg:height="0.428cm" svg:x="6.648cm" svg:y="8.631cm" svg:viewBox="0 0 18 429" draw:points="0,429 18,429 18,0 0,0">
          <text:p/>
        </draw:polygon>
        <draw:polygon draw:style-name="gr7" draw:text-style-name="P10" draw:layer="layout" svg:width="0.017cm" svg:height="0.428cm" svg:x="7.097cm" svg:y="8.631cm" svg:viewBox="0 0 18 429" draw:points="0,429 18,429 18,0 0,0">
          <text:p/>
        </draw:polygon>
        <draw:polygon draw:style-name="gr7" draw:text-style-name="P10" draw:layer="layout" svg:width="0.017cm" svg:height="0.428cm" svg:x="7.546cm" svg:y="8.631cm" svg:viewBox="0 0 18 429" draw:points="0,429 18,429 18,0 0,0">
          <text:p/>
        </draw:polygon>
        <draw:polygon draw:style-name="gr7" draw:text-style-name="P10" draw:layer="layout" svg:width="0.017cm" svg:height="0.428cm" svg:x="8.092cm" svg:y="8.631cm" svg:viewBox="0 0 18 429" draw:points="0,429 18,429 18,0 0,0">
          <text:p/>
        </draw:polygon>
        <draw:polygon draw:style-name="gr7" draw:text-style-name="P10" draw:layer="layout" svg:width="0.017cm" svg:height="0.428cm" svg:x="8.54cm" svg:y="8.631cm" svg:viewBox="0 0 18 429" draw:points="0,429 18,429 18,0 0,0">
          <text:p/>
        </draw:polygon>
        <draw:polygon draw:style-name="gr7" draw:text-style-name="P10" draw:layer="layout" svg:width="0.017cm" svg:height="0.428cm" svg:x="8.989cm" svg:y="8.631cm" svg:viewBox="0 0 18 429" draw:points="0,429 18,429 18,0 0,0">
          <text:p/>
        </draw:polygon>
        <draw:polygon draw:style-name="gr7" draw:text-style-name="P10" draw:layer="layout" svg:width="0.017cm" svg:height="0.428cm" svg:x="9.438cm" svg:y="8.631cm" svg:viewBox="0 0 18 429" draw:points="0,429 18,429 18,0 0,0">
          <text:p/>
        </draw:polygon>
        <draw:polygon draw:style-name="gr7" draw:text-style-name="P10" draw:layer="layout" svg:width="0.017cm" svg:height="0.428cm" svg:x="9.887cm" svg:y="8.631cm" svg:viewBox="0 0 18 429" draw:points="0,429 18,429 18,0 0,0">
          <text:p/>
        </draw:polygon>
        <draw:polygon draw:style-name="gr7" draw:text-style-name="P10" draw:layer="layout" svg:width="0.017cm" svg:height="0.428cm" svg:x="10.335cm" svg:y="8.631cm" svg:viewBox="0 0 18 429" draw:points="0,429 18,429 18,0 0,0">
          <text:p/>
        </draw:polygon>
        <draw:polygon draw:style-name="gr7" draw:text-style-name="P10" draw:layer="layout" svg:width="5.482cm" svg:height="0.017cm" svg:x="4.87cm" svg:y="9.558cm" svg:viewBox="0 0 5483 18" draw:points="0,18 5483,18 5483,0 0,0">
          <text:p/>
        </draw:polygon>
        <draw:polygon draw:style-name="gr7" draw:text-style-name="P10" draw:layer="layout" svg:width="0.017cm" svg:height="0.393cm" svg:x="12.579cm" svg:y="7.823cm" svg:viewBox="0 0 18 394" draw:points="0,394 18,394 18,0 0,0">
          <text:p/>
        </draw:polygon>
        <draw:polygon draw:style-name="gr7" draw:text-style-name="P10" draw:layer="layout" svg:width="0.017cm" svg:height="0.445cm" svg:x="13.028cm" svg:y="8.614cm" svg:viewBox="0 0 18 446" draw:points="0,446 18,446 18,0 0,0">
          <text:p/>
        </draw:polygon>
        <draw:polygon draw:style-name="gr7" draw:text-style-name="P10" draw:layer="layout" svg:width="0.016cm" svg:height="0.428cm" svg:x="13.477cm" svg:y="8.631cm" svg:viewBox="0 0 17 429" draw:points="0,429 17,429 17,0 0,0">
          <text:p/>
        </draw:polygon>
        <draw:polygon draw:style-name="gr7" draw:text-style-name="P10" draw:layer="layout" svg:width="0.017cm" svg:height="0.428cm" svg:x="13.925cm" svg:y="8.631cm" svg:viewBox="0 0 18 429" draw:points="0,429 18,429 18,0 0,0">
          <text:p/>
        </draw:polygon>
        <draw:polygon draw:style-name="gr7" draw:text-style-name="P10" draw:layer="layout" svg:width="1.346cm" svg:height="0.017cm" svg:x="12.596cm" svg:y="9.558cm" svg:viewBox="0 0 1347 18" draw:points="0,18 1347,18 1347,0 0,0">
          <text:p/>
        </draw:polygon>
        <draw:polygon draw:style-name="gr7" draw:text-style-name="P10" draw:layer="layout" svg:width="0.017cm" svg:height="0.428cm" svg:x="14.895cm" svg:y="8.631cm" svg:viewBox="0 0 18 429" draw:points="0,429 18,429 18,0 0,0">
          <text:p/>
        </draw:polygon>
        <draw:polygon draw:style-name="gr7" draw:text-style-name="P10" draw:layer="layout" svg:width="0.017cm" svg:height="0.428cm" svg:x="15.343cm" svg:y="8.631cm" svg:viewBox="0 0 18 429" draw:points="0,429 18,429 18,0 0,0">
          <text:p/>
        </draw:polygon>
        <draw:polygon draw:style-name="gr7" draw:text-style-name="P10" draw:layer="layout" svg:width="0.448cm" svg:height="0.017cm" svg:x="14.912cm" svg:y="9.558cm" svg:viewBox="0 0 449 18" draw:points="0,18 449,18 449,0 0,0">
          <text:p/>
        </draw:polygon>
        <draw:polygon draw:style-name="gr7" draw:text-style-name="P10" draw:layer="layout" svg:width="0.017cm" svg:height="0.428cm" svg:x="16.241cm" svg:y="8.631cm" svg:viewBox="0 0 18 429" draw:points="0,429 18,429 18,0 0,0">
          <text:p/>
        </draw:polygon>
        <draw:polygon draw:style-name="gr7" draw:text-style-name="P10" draw:layer="layout" svg:width="0.017cm" svg:height="0.428cm" svg:x="16.69cm" svg:y="8.631cm" svg:viewBox="0 0 18 429" draw:points="0,429 18,429 18,0 0,0">
          <text:p/>
        </draw:polygon>
        <draw:polygon draw:style-name="gr7" draw:text-style-name="P10" draw:layer="layout" svg:width="0.449cm" svg:height="0.017cm" svg:x="16.258cm" svg:y="9.558cm" svg:viewBox="0 0 450 18" draw:points="0,18 450,18 450,0 0,0">
          <text:p/>
        </draw:polygon>
        <draw:polygon draw:style-name="gr7" draw:text-style-name="P10" draw:layer="layout" svg:width="0.017cm" svg:height="0.428cm" svg:x="17.587cm" svg:y="8.631cm" svg:viewBox="0 0 18 429" draw:points="0,429 18,429 18,0 0,0">
          <text:p/>
        </draw:polygon>
        <draw:polygon draw:style-name="gr7" draw:text-style-name="P10" draw:layer="layout" svg:width="0.017cm" svg:height="0.389cm" svg:x="18.036cm" svg:y="7.099cm" svg:viewBox="0 0 18 390" draw:points="0,390 18,390 18,0 0,0">
          <text:p/>
        </draw:polygon>
        <draw:polygon draw:style-name="gr7" draw:text-style-name="P10" draw:layer="layout" svg:width="0.017cm" svg:height="0.445cm" svg:x="1.615cm" svg:y="8.614cm" svg:viewBox="0 0 18 446" draw:points="0,446 18,446 18,0 0,0">
          <text:p/>
        </draw:polygon>
        <draw:polygon draw:style-name="gr7" draw:text-style-name="P10" draw:layer="layout" svg:width="0.017cm" svg:height="0.428cm" svg:x="2.063cm" svg:y="8.631cm" svg:viewBox="0 0 18 429" draw:points="0,429 18,429 18,0 0,0">
          <text:p/>
        </draw:polygon>
        <draw:polygon draw:style-name="gr7" draw:text-style-name="P10" draw:layer="layout" svg:width="0.448cm" svg:height="0.017cm" svg:x="1.632cm" svg:y="9.935cm" svg:viewBox="0 0 449 18" draw:points="0,18 449,18 449,0 0,0">
          <text:p/>
        </draw:polygon>
        <draw:polygon draw:style-name="gr7" draw:text-style-name="P10" draw:layer="layout" svg:width="0.017cm" svg:height="0.444cm" svg:x="4.853cm" svg:y="9.131cm" svg:viewBox="0 0 18 445" draw:points="0,445 18,445 18,0 0,0">
          <text:p/>
        </draw:polygon>
        <draw:polygon draw:style-name="gr7" draw:text-style-name="P10" draw:layer="layout" svg:width="0.017cm" svg:height="0.427cm" svg:x="5.302cm" svg:y="9.148cm" svg:viewBox="0 0 18 428" draw:points="0,428 18,428 18,0 0,0">
          <text:p/>
        </draw:polygon>
        <draw:polygon draw:style-name="gr7" draw:text-style-name="P10" draw:layer="layout" svg:width="0.018cm" svg:height="0.427cm" svg:x="5.751cm" svg:y="9.148cm" svg:viewBox="0 0 19 428" draw:points="0,428 19,428 19,0 0,0">
          <text:p/>
        </draw:polygon>
        <draw:polygon draw:style-name="gr7" draw:text-style-name="P10" draw:layer="layout" svg:width="0.018cm" svg:height="0.427cm" svg:x="6.199cm" svg:y="9.148cm" svg:viewBox="0 0 19 428" draw:points="0,428 19,428 19,0 0,0">
          <text:p/>
        </draw:polygon>
        <draw:polygon draw:style-name="gr7" draw:text-style-name="P10" draw:layer="layout" svg:width="0.017cm" svg:height="0.427cm" svg:x="6.648cm" svg:y="9.148cm" svg:viewBox="0 0 18 428" draw:points="0,428 18,428 18,0 0,0">
          <text:p/>
        </draw:polygon>
        <draw:polygon draw:style-name="gr7" draw:text-style-name="P10" draw:layer="layout" svg:width="0.017cm" svg:height="0.427cm" svg:x="7.097cm" svg:y="9.148cm" svg:viewBox="0 0 18 428" draw:points="0,428 18,428 18,0 0,0">
          <text:p/>
        </draw:polygon>
        <draw:polygon draw:style-name="gr7" draw:text-style-name="P10" draw:layer="layout" svg:width="0.017cm" svg:height="0.427cm" svg:x="7.546cm" svg:y="9.148cm" svg:viewBox="0 0 18 428" draw:points="0,428 18,428 18,0 0,0">
          <text:p/>
        </draw:polygon>
        <draw:polygon draw:style-name="gr7" draw:text-style-name="P10" draw:layer="layout" svg:width="0.017cm" svg:height="0.427cm" svg:x="8.092cm" svg:y="9.148cm" svg:viewBox="0 0 18 428" draw:points="0,428 18,428 18,0 0,0">
          <text:p/>
        </draw:polygon>
        <draw:polygon draw:style-name="gr7" draw:text-style-name="P10" draw:layer="layout" svg:width="0.017cm" svg:height="0.427cm" svg:x="8.54cm" svg:y="9.148cm" svg:viewBox="0 0 18 428" draw:points="0,428 18,428 18,0 0,0">
          <text:p/>
        </draw:polygon>
        <draw:polygon draw:style-name="gr7" draw:text-style-name="P10" draw:layer="layout" svg:width="0.017cm" svg:height="0.427cm" svg:x="8.989cm" svg:y="9.148cm" svg:viewBox="0 0 18 428" draw:points="0,428 18,428 18,0 0,0">
          <text:p/>
        </draw:polygon>
        <draw:polygon draw:style-name="gr7" draw:text-style-name="P10" draw:layer="layout" svg:width="0.017cm" svg:height="0.427cm" svg:x="9.438cm" svg:y="9.148cm" svg:viewBox="0 0 18 428" draw:points="0,428 18,428 18,0 0,0">
          <text:p/>
        </draw:polygon>
        <draw:polygon draw:style-name="gr7" draw:text-style-name="P10" draw:layer="layout" svg:width="0.017cm" svg:height="0.427cm" svg:x="9.887cm" svg:y="9.148cm" svg:viewBox="0 0 18 428" draw:points="0,428 18,428 18,0 0,0">
          <text:p/>
        </draw:polygon>
        <draw:polygon draw:style-name="gr7" draw:text-style-name="P10" draw:layer="layout" svg:width="0.017cm" svg:height="0.427cm" svg:x="10.335cm" svg:y="9.148cm" svg:viewBox="0 0 18 428" draw:points="0,428 18,428 18,0 0,0">
          <text:p/>
        </draw:polygon>
        <draw:polygon draw:style-name="gr7" draw:text-style-name="P10" draw:layer="layout" svg:width="5.482cm" svg:height="0.017cm" svg:x="4.87cm" svg:y="9.935cm" svg:viewBox="0 0 5483 18" draw:points="0,18 5483,18 5483,0 0,0">
          <text:p/>
        </draw:polygon>
        <draw:polygon draw:style-name="gr7" draw:text-style-name="P10" draw:layer="layout" svg:width="1.346cm" svg:height="0.017cm" svg:x="12.596cm" svg:y="9.935cm" svg:viewBox="0 0 1347 18" draw:points="0,18 1347,18 1347,0 0,0">
          <text:p/>
        </draw:polygon>
        <draw:polygon draw:style-name="gr7" draw:text-style-name="P10" draw:layer="layout" svg:width="0.448cm" svg:height="0.017cm" svg:x="14.912cm" svg:y="9.935cm" svg:viewBox="0 0 449 18" draw:points="0,18 449,18 449,0 0,0">
          <text:p/>
        </draw:polygon>
        <draw:polygon draw:style-name="gr7" draw:text-style-name="P10" draw:layer="layout" svg:width="0.449cm" svg:height="0.017cm" svg:x="16.258cm" svg:y="9.935cm" svg:viewBox="0 0 450 18" draw:points="0,18 450,18 450,0 0,0">
          <text:p/>
        </draw:polygon>
        <draw:polygon draw:style-name="gr7" draw:text-style-name="P10" draw:layer="layout" svg:width="0.448cm" svg:height="0.017cm" svg:x="1.632cm" svg:y="10.414cm" svg:viewBox="0 0 449 18" draw:points="0,18 449,18 449,0 0,0">
          <text:p/>
        </draw:polygon>
        <draw:polygon draw:style-name="gr7" draw:text-style-name="P10" draw:layer="layout" svg:width="0.017cm" svg:height="0.496cm" svg:x="4.853cm" svg:y="9.935cm" svg:viewBox="0 0 18 497" draw:points="0,497 18,497 18,0 0,0">
          <text:p/>
        </draw:polygon>
        <draw:polygon draw:style-name="gr7" draw:text-style-name="P10" draw:layer="layout" svg:width="0.017cm" svg:height="0.479cm" svg:x="5.302cm" svg:y="9.952cm" svg:viewBox="0 0 18 480" draw:points="0,480 18,480 18,0 0,0">
          <text:p/>
        </draw:polygon>
        <draw:polygon draw:style-name="gr7" draw:text-style-name="P10" draw:layer="layout" svg:width="0.449cm" svg:height="0.017cm" svg:x="4.87cm" svg:y="10.752cm" svg:viewBox="0 0 450 18" draw:points="0,18 450,18 450,0 0,0">
          <text:p/>
        </draw:polygon>
        <draw:polygon draw:style-name="gr7" draw:text-style-name="P10" draw:layer="layout" svg:width="0.018cm" svg:height="0.479cm" svg:x="6.199cm" svg:y="9.952cm" svg:viewBox="0 0 19 480" draw:points="0,480 19,480 19,0 0,0">
          <text:p/>
        </draw:polygon>
        <draw:polygon draw:style-name="gr7" draw:text-style-name="P10" draw:layer="layout" svg:width="0.017cm" svg:height="0.479cm" svg:x="6.648cm" svg:y="9.952cm" svg:viewBox="0 0 18 480" draw:points="0,480 18,480 18,0 0,0">
          <text:p/>
        </draw:polygon>
        <draw:polygon draw:style-name="gr7" draw:text-style-name="P10" draw:layer="layout" svg:width="0.449cm" svg:height="0.017cm" svg:x="6.216cm" svg:y="10.752cm" svg:viewBox="0 0 450 18" draw:points="0,18 450,18 450,0 0,0">
          <text:p/>
        </draw:polygon>
        <draw:polygon draw:style-name="gr7" draw:text-style-name="P10" draw:layer="layout" svg:width="0.017cm" svg:height="0.479cm" svg:x="8.092cm" svg:y="9.952cm" svg:viewBox="0 0 18 480" draw:points="0,480 18,480 18,0 0,0">
          <text:p/>
        </draw:polygon>
        <draw:polygon draw:style-name="gr7" draw:text-style-name="P10" draw:layer="layout" svg:width="0.017cm" svg:height="0.479cm" svg:x="8.54cm" svg:y="9.952cm" svg:viewBox="0 0 18 480" draw:points="0,480 18,480 18,0 0,0">
          <text:p/>
        </draw:polygon>
        <draw:polygon draw:style-name="gr7" draw:text-style-name="P10" draw:layer="layout" svg:width="0.449cm" svg:height="0.017cm" svg:x="4.87cm" svg:y="11.142cm" svg:viewBox="0 0 450 18" draw:points="0,18 450,18 450,0 0,0">
          <text:p/>
        </draw:polygon>
        <draw:polygon draw:style-name="gr7" draw:text-style-name="P10" draw:layer="layout" svg:width="0.449cm" svg:height="0.017cm" svg:x="6.216cm" svg:y="11.142cm" svg:viewBox="0 0 450 18" draw:points="0,18 450,18 450,0 0,0">
          <text:p/>
        </draw:polygon>
        <draw:polygon draw:style-name="gr7" draw:text-style-name="P10" draw:layer="layout" svg:width="0.449cm" svg:height="0.017cm" svg:x="3.875cm" svg:y="11.366cm" svg:viewBox="0 0 450 18" draw:points="0,18 450,18 450,0 0,0">
          <text:p/>
        </draw:polygon>
        <draw:polygon draw:style-name="gr7" draw:text-style-name="P10" draw:layer="layout" svg:width="0.018cm" svg:height="0.479cm" svg:x="5.751cm" svg:y="9.952cm" svg:viewBox="0 0 19 480" draw:points="0,480 19,480 19,0 0,0">
          <text:p/>
        </draw:polygon>
        <draw:polygon draw:style-name="gr7" draw:text-style-name="P10" draw:layer="layout" svg:width="0.018cm" svg:height="0.407cm" svg:x="6.199cm" svg:y="10.752cm" svg:viewBox="0 0 19 408" draw:points="0,408 19,408 19,0 0,0">
          <text:p/>
        </draw:polygon>
        <draw:polygon draw:style-name="gr7" draw:text-style-name="P10" draw:layer="layout" svg:width="0.448cm" svg:height="0.017cm" svg:x="5.768cm" svg:y="11.366cm" svg:viewBox="0 0 449 18" draw:points="0,18 449,18 449,0 0,0">
          <text:p/>
        </draw:polygon>
        <draw:polygon draw:style-name="gr7" draw:text-style-name="P10" draw:layer="layout" svg:width="0.017cm" svg:height="0.479cm" svg:x="7.546cm" svg:y="9.952cm" svg:viewBox="0 0 18 480" draw:points="0,480 18,480 18,0 0,0">
          <text:p/>
        </draw:polygon>
        <draw:polygon draw:style-name="gr7" draw:text-style-name="P10" draw:layer="layout" svg:width="0.017cm" svg:height="0.407cm" svg:x="8.092cm" svg:y="10.752cm" svg:viewBox="0 0 18 408" draw:points="0,408 18,408 18,0 0,0">
          <text:p/>
        </draw:polygon>
        <draw:polygon draw:style-name="gr7" draw:text-style-name="P10" draw:layer="layout" svg:width="0.546cm" svg:height="0.017cm" svg:x="7.563cm" svg:y="11.366cm" svg:viewBox="0 0 547 18" draw:points="0,18 547,18 547,0 0,0">
          <text:p/>
        </draw:polygon>
        <draw:polygon draw:style-name="gr7" draw:text-style-name="P10" draw:layer="layout" svg:width="0.017cm" svg:height="0.479cm" svg:x="9.438cm" svg:y="9.952cm" svg:viewBox="0 0 18 480" draw:points="0,480 18,480 18,0 0,0">
          <text:p/>
        </draw:polygon>
        <draw:polygon draw:style-name="gr7" draw:text-style-name="P10" draw:layer="layout" svg:width="0.017cm" svg:height="0.479cm" svg:x="9.887cm" svg:y="9.952cm" svg:viewBox="0 0 18 480" draw:points="0,480 18,480 18,0 0,0">
          <text:p/>
        </draw:polygon>
        <draw:polygon draw:style-name="gr7" draw:text-style-name="P10" draw:layer="layout" svg:width="0.017cm" svg:height="0.479cm" svg:x="10.335cm" svg:y="9.952cm" svg:viewBox="0 0 18 480" draw:points="0,480 18,480 18,0 0,0">
          <text:p/>
        </draw:polygon>
        <draw:polygon draw:style-name="gr7" draw:text-style-name="P10" draw:layer="layout" svg:width="0.017cm" svg:height="3.568cm" svg:x="10.784cm" svg:y="7.692cm" svg:viewBox="0 0 18 3569" draw:points="0,3569 18,3569 18,0 0,0">
          <text:p/>
        </draw:polygon>
        <draw:polygon draw:style-name="gr7" draw:text-style-name="P10" draw:layer="layout" svg:width="0.017cm" svg:height="0.415cm" svg:x="11.233cm" svg:y="6.159cm" svg:viewBox="0 0 18 416" draw:points="0,416 18,416 18,0 0,0">
          <text:p/>
        </draw:polygon>
        <draw:polygon draw:style-name="gr7" draw:text-style-name="P10" draw:layer="layout" svg:width="0.017cm" svg:height="0.415cm" svg:x="11.682cm" svg:y="6.159cm" svg:viewBox="0 0 18 416" draw:points="0,416 18,416 18,0 0,0">
          <text:p/>
        </draw:polygon>
        <draw:polygon draw:style-name="gr7" draw:text-style-name="P10" draw:layer="layout" svg:width="0.017cm" svg:height="0.415cm" svg:x="12.13cm" svg:y="6.159cm" svg:viewBox="0 0 18 416" draw:points="0,416 18,416 18,0 0,0">
          <text:p/>
        </draw:polygon>
        <draw:polygon draw:style-name="gr7" draw:text-style-name="P10" draw:layer="layout" svg:width="0.017cm" svg:height="0.394cm" svg:x="12.579cm" svg:y="9.558cm" svg:viewBox="0 0 18 395" draw:points="0,395 18,395 18,0 0,0">
          <text:p/>
        </draw:polygon>
        <draw:polygon draw:style-name="gr7" draw:text-style-name="P10" draw:layer="layout" svg:width="0.017cm" svg:height="0.377cm" svg:x="13.028cm" svg:y="9.575cm" svg:viewBox="0 0 18 378" draw:points="0,378 18,378 18,0 0,0">
          <text:p/>
        </draw:polygon>
        <draw:polygon draw:style-name="gr7" draw:text-style-name="P10" draw:layer="layout" svg:width="0.016cm" svg:height="0.377cm" svg:x="13.477cm" svg:y="9.575cm" svg:viewBox="0 0 17 378" draw:points="0,378 17,378 17,0 0,0">
          <text:p/>
        </draw:polygon>
        <draw:polygon draw:style-name="gr7" draw:text-style-name="P10" draw:layer="layout" svg:width="0.017cm" svg:height="0.377cm" svg:x="13.925cm" svg:y="9.575cm" svg:viewBox="0 0 18 378" draw:points="0,378 18,378 18,0 0,0">
          <text:p/>
        </draw:polygon>
        <draw:polygon draw:style-name="gr7" draw:text-style-name="P10" draw:layer="layout" svg:width="0.017cm" svg:height="0.445cm" svg:x="14.374cm" svg:y="8.614cm" svg:viewBox="0 0 18 446" draw:points="0,446 18,446 18,0 0,0">
          <text:p/>
        </draw:polygon>
        <draw:polygon draw:style-name="gr7" draw:text-style-name="P10" draw:layer="layout" svg:width="0.017cm" svg:height="0.394cm" svg:x="14.895cm" svg:y="9.558cm" svg:viewBox="0 0 18 395" draw:points="0,395 18,395 18,0 0,0">
          <text:p/>
        </draw:polygon>
        <draw:polygon draw:style-name="gr7" draw:text-style-name="P10" draw:layer="layout" svg:width="0.449cm" svg:height="0.017cm" svg:x="3.875cm" svg:y="11.806cm" svg:viewBox="0 0 450 18" draw:points="0,18 450,18 450,0 0,0">
          <text:p/>
        </draw:polygon>
        <draw:polygon draw:style-name="gr7" draw:text-style-name="P10" draw:layer="layout" svg:width="0.448cm" svg:height="0.017cm" svg:x="5.768cm" svg:y="11.806cm" svg:viewBox="0 0 449 18" draw:points="0,18 449,18 449,0 0,0">
          <text:p/>
        </draw:polygon>
        <draw:polygon draw:style-name="gr7" draw:text-style-name="P10" draw:layer="layout" svg:width="0.546cm" svg:height="0.017cm" svg:x="7.563cm" svg:y="11.806cm" svg:viewBox="0 0 547 18" draw:points="0,18 547,18 547,0 0,0">
          <text:p/>
        </draw:polygon>
        <draw:polygon draw:style-name="gr7" draw:text-style-name="P10" draw:layer="layout" svg:width="0.017cm" svg:height="0.457cm" svg:x="3.858cm" svg:y="11.366cm" svg:viewBox="0 0 18 458" draw:points="0,458 18,458 18,0 0,0">
          <text:p/>
        </draw:polygon>
        <draw:polygon draw:style-name="gr7" draw:text-style-name="P10" draw:layer="layout" svg:width="0.017cm" svg:height="0.44cm" svg:x="4.307cm" svg:y="11.383cm" svg:viewBox="0 0 18 441" draw:points="0,441 18,441 18,0 0,0">
          <text:p/>
        </draw:polygon>
        <draw:polygon draw:style-name="gr7" draw:text-style-name="P10" draw:layer="layout" svg:width="0.017cm" svg:height="0.407cm" svg:x="4.853cm" svg:y="10.752cm" svg:viewBox="0 0 18 408" draw:points="0,408 18,408 18,0 0,0">
          <text:p/>
        </draw:polygon>
        <draw:polygon draw:style-name="gr7" draw:text-style-name="P10" draw:layer="layout" svg:width="0.017cm" svg:height="0.39cm" svg:x="5.302cm" svg:y="10.769cm" svg:viewBox="0 0 18 391" draw:points="0,391 18,391 18,0 0,0">
          <text:p/>
        </draw:polygon>
        <draw:polygon draw:style-name="gr7" draw:text-style-name="P10" draw:layer="layout" svg:width="0.018cm" svg:height="0.457cm" svg:x="5.751cm" svg:y="11.366cm" svg:viewBox="0 0 19 458" draw:points="0,458 19,458 19,0 0,0">
          <text:p/>
        </draw:polygon>
        <draw:polygon draw:style-name="gr7" draw:text-style-name="P10" draw:layer="layout" svg:width="0.018cm" svg:height="0.44cm" svg:x="6.199cm" svg:y="11.383cm" svg:viewBox="0 0 19 441" draw:points="0,441 19,441 19,0 0,0">
          <text:p/>
        </draw:polygon>
        <draw:polygon draw:style-name="gr7" draw:text-style-name="P10" draw:layer="layout" svg:width="0.017cm" svg:height="0.39cm" svg:x="6.648cm" svg:y="10.769cm" svg:viewBox="0 0 18 391" draw:points="0,391 18,391 18,0 0,0">
          <text:p/>
        </draw:polygon>
        <draw:polygon draw:style-name="gr7" draw:text-style-name="P10" draw:layer="layout" svg:width="0.017cm" svg:height="0.479cm" svg:x="7.097cm" svg:y="9.952cm" svg:viewBox="0 0 18 480" draw:points="0,480 18,480 18,0 0,0">
          <text:p/>
        </draw:polygon>
        <draw:polygon draw:style-name="gr7" draw:text-style-name="P10" draw:layer="layout" svg:width="0.017cm" svg:height="0.457cm" svg:x="7.546cm" svg:y="11.366cm" svg:viewBox="0 0 18 458" draw:points="0,458 18,458 18,0 0,0">
          <text:p/>
        </draw:polygon>
        <draw:polygon draw:style-name="gr7" draw:text-style-name="P10" draw:layer="layout" svg:width="0.017cm" svg:height="0.44cm" svg:x="8.092cm" svg:y="11.383cm" svg:viewBox="0 0 18 441" draw:points="0,441 18,441 18,0 0,0">
          <text:p/>
        </draw:polygon>
        <draw:polygon draw:style-name="gr7" draw:text-style-name="P10" draw:layer="layout" svg:width="0.017cm" svg:height="0.39cm" svg:x="8.54cm" svg:y="10.769cm" svg:viewBox="0 0 18 391" draw:points="0,391 18,391 18,0 0,0">
          <text:p/>
        </draw:polygon>
        <draw:polygon draw:style-name="gr7" draw:text-style-name="P10" draw:layer="layout" svg:width="0.017cm" svg:height="0.479cm" svg:x="8.989cm" svg:y="9.952cm" svg:viewBox="0 0 18 480" draw:points="0,480 18,480 18,0 0,0">
          <text:p/>
        </draw:polygon>
        <draw:polygon draw:style-name="gr7" draw:text-style-name="P10" draw:layer="layout" svg:width="0.017cm" svg:height="0.457cm" svg:x="9.438cm" svg:y="11.366cm" svg:viewBox="0 0 18 458" draw:points="0,458 18,458 18,0 0,0">
          <text:p/>
        </draw:polygon>
        <draw:polygon draw:style-name="gr7" draw:text-style-name="P10" draw:layer="layout" svg:width="0.017cm" svg:height="0.44cm" svg:x="9.887cm" svg:y="11.383cm" svg:viewBox="0 0 18 441" draw:points="0,441 18,441 18,0 0,0">
          <text:p/>
        </draw:polygon>
        <draw:polygon draw:style-name="gr7" draw:text-style-name="P10" draw:layer="layout" svg:width="0.017cm" svg:height="0.44cm" svg:x="10.335cm" svg:y="11.383cm" svg:viewBox="0 0 18 441" draw:points="0,441 18,441 18,0 0,0">
          <text:p/>
        </draw:polygon>
        <draw:polygon draw:style-name="gr7" draw:text-style-name="P10" draw:layer="layout" svg:width="0.017cm" svg:height="0.44cm" svg:x="10.784cm" svg:y="11.383cm" svg:viewBox="0 0 18 441" draw:points="0,441 18,441 18,0 0,0">
          <text:p/>
        </draw:polygon>
        <draw:polygon draw:style-name="gr7" draw:text-style-name="P10" draw:layer="layout" svg:width="0.017cm" svg:height="0.44cm" svg:x="11.233cm" svg:y="11.383cm" svg:viewBox="0 0 18 441" draw:points="0,441 18,441 18,0 0,0">
          <text:p/>
        </draw:polygon>
        <draw:polygon draw:style-name="gr7" draw:text-style-name="P10" draw:layer="layout" svg:width="0.017cm" svg:height="0.496cm" svg:x="1.615cm" svg:y="9.935cm" svg:viewBox="0 0 18 497" draw:points="0,497 18,497 18,0 0,0">
          <text:p/>
        </draw:polygon>
        <draw:polygon draw:style-name="gr7" draw:text-style-name="P10" draw:layer="layout" svg:width="0.017cm" svg:height="0.479cm" svg:x="2.063cm" svg:y="9.952cm" svg:viewBox="0 0 18 480" draw:points="0,480 18,480 18,0 0,0">
          <text:p/>
        </draw:polygon>
        <draw:polygon draw:style-name="gr7" draw:text-style-name="P10" draw:layer="layout" svg:width="9.618cm" svg:height="0.017cm" svg:x="1.632cm" svg:y="12.598cm" svg:viewBox="0 0 9619 18" draw:points="0,18 9619,18 9619,0 0,0">
          <text:p/>
        </draw:polygon>
        <draw:polygon draw:style-name="gr7" draw:text-style-name="P10" draw:layer="layout" svg:width="0.017cm" svg:height="0.44cm" svg:x="12.13cm" svg:y="11.383cm" svg:viewBox="0 0 18 441" draw:points="0,441 18,441 18,0 0,0">
          <text:p/>
        </draw:polygon>
        <draw:polygon draw:style-name="gr7" draw:text-style-name="P10" draw:layer="layout" svg:width="0.017cm" svg:height="0.44cm" svg:x="12.579cm" svg:y="11.383cm" svg:viewBox="0 0 18 441" draw:points="0,441 18,441 18,0 0,0">
          <text:p/>
        </draw:polygon>
        <draw:polygon draw:style-name="gr7" draw:text-style-name="P10" draw:layer="layout" svg:width="0.017cm" svg:height="0.44cm" svg:x="13.028cm" svg:y="11.383cm" svg:viewBox="0 0 18 441" draw:points="0,441 18,441 18,0 0,0">
          <text:p/>
        </draw:polygon>
        <draw:polygon draw:style-name="gr7" draw:text-style-name="P10" draw:layer="layout" svg:width="0.016cm" svg:height="0.44cm" svg:x="13.477cm" svg:y="11.383cm" svg:viewBox="0 0 17 441" draw:points="0,441 17,441 17,0 0,0">
          <text:p/>
        </draw:polygon>
        <draw:polygon draw:style-name="gr7" draw:text-style-name="P10" draw:layer="layout" svg:width="0.017cm" svg:height="0.44cm" svg:x="13.925cm" svg:y="11.383cm" svg:viewBox="0 0 18 441" draw:points="0,441 18,441 18,0 0,0">
          <text:p/>
        </draw:polygon>
        <draw:polygon draw:style-name="gr7" draw:text-style-name="P10" draw:layer="layout" svg:width="0.017cm" svg:height="0.44cm" svg:x="14.374cm" svg:y="11.383cm" svg:viewBox="0 0 18 441" draw:points="0,441 18,441 18,0 0,0">
          <text:p/>
        </draw:polygon>
        <draw:polygon draw:style-name="gr7" draw:text-style-name="P10" draw:layer="layout" svg:width="0.017cm" svg:height="0.44cm" svg:x="14.895cm" svg:y="11.383cm" svg:viewBox="0 0 18 441" draw:points="0,441 18,441 18,0 0,0">
          <text:p/>
        </draw:polygon>
        <draw:polygon draw:style-name="gr7" draw:text-style-name="P10" draw:layer="layout" svg:width="0.017cm" svg:height="0.377cm" svg:x="15.343cm" svg:y="9.575cm" svg:viewBox="0 0 18 378" draw:points="0,378 18,378 18,0 0,0">
          <text:p/>
        </draw:polygon>
        <draw:polygon draw:style-name="gr7" draw:text-style-name="P10" draw:layer="layout" svg:width="0.017cm" svg:height="0.445cm" svg:x="15.792cm" svg:y="8.614cm" svg:viewBox="0 0 18 446" draw:points="0,446 18,446 18,0 0,0">
          <text:p/>
        </draw:polygon>
        <draw:polygon draw:style-name="gr7" draw:text-style-name="P10" draw:layer="layout" svg:width="0.017cm" svg:height="0.394cm" svg:x="16.241cm" svg:y="9.558cm" svg:viewBox="0 0 18 395" draw:points="0,395 18,395 18,0 0,0">
          <text:p/>
        </draw:polygon>
        <draw:polygon draw:style-name="gr7" draw:text-style-name="P10" draw:layer="layout" svg:width="0.017cm" svg:height="0.377cm" svg:x="16.69cm" svg:y="9.575cm" svg:viewBox="0 0 18 378" draw:points="0,378 18,378 18,0 0,0">
          <text:p/>
        </draw:polygon>
        <draw:polygon draw:style-name="gr7" draw:text-style-name="P10" draw:layer="layout" svg:width="0.017cm" svg:height="0.428cm" svg:x="17.138cm" svg:y="8.631cm" svg:viewBox="0 0 18 429" draw:points="0,429 18,429 18,0 0,0">
          <text:p/>
        </draw:polygon>
        <draw:polygon draw:style-name="gr7" draw:text-style-name="P10" draw:layer="layout" svg:width="0.017cm" svg:height="0.394cm" svg:x="17.587cm" svg:y="9.558cm" svg:viewBox="0 0 18 395" draw:points="0,395 18,395 18,0 0,0">
          <text:p/>
        </draw:polygon>
        <draw:polygon draw:style-name="gr7" draw:text-style-name="P10" draw:layer="layout" svg:width="0.017cm" svg:height="0.377cm" svg:x="18.036cm" svg:y="9.575cm" svg:viewBox="0 0 18 378" draw:points="0,378 18,378 18,0 0,0">
          <text:p/>
        </draw:polygon>
        <draw:polygon draw:style-name="gr7" draw:text-style-name="P10" draw:layer="layout" svg:width="0.017cm" svg:height="0.389cm" svg:x="18.485cm" svg:y="7.099cm" svg:viewBox="0 0 18 390" draw:points="0,390 18,390 18,0 0,0">
          <text:p/>
        </draw:polygon>
        <draw:polygon draw:style-name="gr7" draw:text-style-name="P10" draw:layer="layout" svg:width="0.017cm" svg:height="0.389cm" svg:x="18.933cm" svg:y="7.099cm" svg:viewBox="0 0 18 390" draw:points="0,390 18,390 18,0 0,0">
          <text:p/>
        </draw:polygon>
        <draw:polygon draw:style-name="gr7" draw:text-style-name="P10" draw:layer="layout" svg:width="0.017cm" svg:height="0.389cm" svg:x="19.382cm" svg:y="7.099cm" svg:viewBox="0 0 18 390" draw:points="0,390 18,390 18,0 0,0">
          <text:p/>
        </draw:polygon>
        <draw:polygon draw:style-name="gr7" draw:text-style-name="P10" draw:layer="layout" svg:width="0.018cm" svg:height="0.677cm" svg:x="19.831cm" svg:y="5.249cm" svg:viewBox="0 0 19 678" draw:points="0,678 19,678 19,0 0,0">
          <text:p/>
        </draw:polygon>
        <draw:polygon draw:style-name="gr7" draw:text-style-name="P10" draw:layer="layout" svg:width="9.618cm" svg:height="0.017cm" svg:x="1.632cm" svg:y="12.949cm" svg:viewBox="0 0 9619 18" draw:points="0,18 9619,18 9619,0 0,0">
          <text:p/>
        </draw:polygon>
        <draw:polygon draw:style-name="gr7" draw:text-style-name="P10" draw:layer="layout" svg:width="9.618cm" svg:height="0.017cm" svg:x="1.632cm" svg:y="13.288cm" svg:viewBox="0 0 9619 18" draw:points="0,18 9619,18 9619,0 0,0">
          <text:p/>
        </draw:polygon>
        <draw:polygon draw:style-name="gr7" draw:text-style-name="P10" draw:layer="layout" svg:width="0.017cm" svg:height="0.707cm" svg:x="1.615cm" svg:y="12.598cm" svg:viewBox="0 0 18 708" draw:points="0,708 18,708 18,0 0,0">
          <text:p/>
        </draw:polygon>
        <draw:polygon draw:style-name="gr7" draw:text-style-name="P10" draw:layer="layout" svg:width="0.017cm" svg:height="0.69cm" svg:x="2.063cm" svg:y="12.615cm" svg:viewBox="0 0 18 691" draw:points="0,691 18,691 18,0 0,0">
          <text:p/>
        </draw:polygon>
        <draw:polygon draw:style-name="gr7" draw:text-style-name="P10" draw:layer="layout" svg:width="0.448cm" svg:height="0.017cm" svg:x="1.632cm" svg:y="13.978cm" svg:viewBox="0 0 449 18" draw:points="0,18 449,18 449,0 0,0">
          <text:p/>
        </draw:polygon>
        <draw:polygon draw:style-name="gr7" draw:text-style-name="P10" draw:layer="layout" svg:width="0.017cm" svg:height="1.092cm" svg:x="8.54cm" svg:y="12.213cm" svg:viewBox="0 0 18 1093" draw:points="0,1093 18,1093 18,0 0,0">
          <text:p/>
        </draw:polygon>
        <draw:polygon draw:style-name="gr7" draw:text-style-name="P10" draw:layer="layout" svg:width="0.017cm" svg:height="1.092cm" svg:x="8.989cm" svg:y="12.213cm" svg:viewBox="0 0 18 1093" draw:points="0,1093 18,1093 18,0 0,0">
          <text:p/>
        </draw:polygon>
        <draw:polygon draw:style-name="gr7" draw:text-style-name="P10" draw:layer="layout" svg:width="0.449cm" svg:height="0.017cm" svg:x="8.557cm" svg:y="13.978cm" svg:viewBox="0 0 450 18" draw:points="0,18 450,18 450,0 0,0">
          <text:p/>
        </draw:polygon>
        <draw:polygon draw:style-name="gr7" draw:text-style-name="P10" draw:layer="layout" svg:width="0.017cm" svg:height="0.69cm" svg:x="14.374cm" svg:y="12.615cm" svg:viewBox="0 0 18 691" draw:points="0,691 18,691 18,0 0,0">
          <text:p/>
        </draw:polygon>
        <draw:polygon draw:style-name="gr7" draw:text-style-name="P10" draw:layer="layout" svg:width="0.017cm" svg:height="0.69cm" svg:x="14.895cm" svg:y="12.615cm" svg:viewBox="0 0 18 691" draw:points="0,691 18,691 18,0 0,0">
          <text:p/>
        </draw:polygon>
        <draw:polygon draw:style-name="gr7" draw:text-style-name="P10" draw:layer="layout" svg:width="0.448cm" svg:height="0.017cm" svg:x="1.632cm" svg:y="14.329cm" svg:viewBox="0 0 449 18" draw:points="0,18 449,18 449,0 0,0">
          <text:p/>
        </draw:polygon>
        <draw:polygon draw:style-name="gr7" draw:text-style-name="P10" draw:layer="layout" svg:width="0.449cm" svg:height="0.017cm" svg:x="8.557cm" svg:y="14.329cm" svg:viewBox="0 0 450 18" draw:points="0,18 450,18 450,0 0,0">
          <text:p/>
        </draw:polygon>
        <draw:polygon draw:style-name="gr7" draw:text-style-name="P10" draw:layer="layout" svg:width="0.017cm" svg:height="0.368cm" svg:x="1.615cm" svg:y="13.978cm" svg:viewBox="0 0 18 369" draw:points="0,369 18,369 18,0 0,0">
          <text:p/>
        </draw:polygon>
        <draw:polygon draw:style-name="gr7" draw:text-style-name="P10" draw:layer="layout" svg:width="0.017cm" svg:height="0.351cm" svg:x="2.063cm" svg:y="13.995cm" svg:viewBox="0 0 18 352" draw:points="0,352 18,352 18,0 0,0">
          <text:p/>
        </draw:polygon>
        <draw:polygon draw:style-name="gr7" draw:text-style-name="P10" draw:layer="layout" svg:width="0.448cm" svg:height="0.017cm" svg:x="1.632cm" svg:y="14.452cm" svg:viewBox="0 0 449 18" draw:points="0,18 449,18 449,0 0,0">
          <text:p/>
        </draw:polygon>
        <draw:polygon draw:style-name="gr7" draw:text-style-name="P10" draw:layer="layout" svg:width="0.017cm" svg:height="0.368cm" svg:x="8.54cm" svg:y="13.978cm" svg:viewBox="0 0 18 369" draw:points="0,369 18,369 18,0 0,0">
          <text:p/>
        </draw:polygon>
        <draw:polygon draw:style-name="gr7" draw:text-style-name="P10" draw:layer="layout" svg:width="0.017cm" svg:height="0.351cm" svg:x="8.989cm" svg:y="13.995cm" svg:viewBox="0 0 18 352" draw:points="0,352 18,352 18,0 0,0">
          <text:p/>
        </draw:polygon>
        <draw:polygon draw:style-name="gr7" draw:text-style-name="P10" draw:layer="layout" svg:width="0.449cm" svg:height="0.017cm" svg:x="8.557cm" svg:y="14.452cm" svg:viewBox="0 0 450 18" draw:points="0,18 450,18 450,0 0,0">
          <text:p/>
        </draw:polygon>
        <draw:polygon draw:style-name="gr7" draw:text-style-name="P10" draw:layer="layout" svg:width="0.017cm" svg:height="0.368cm" svg:x="14.374cm" svg:y="13.978cm" svg:viewBox="0 0 18 369" draw:points="0,369 18,369 18,0 0,0">
          <text:p/>
        </draw:polygon>
        <draw:polygon draw:style-name="gr7" draw:text-style-name="P10" draw:layer="layout" svg:width="0.017cm" svg:height="0.351cm" svg:x="14.895cm" svg:y="13.995cm" svg:viewBox="0 0 18 352" draw:points="0,352 18,352 18,0 0,0">
          <text:p/>
        </draw:polygon>
        <draw:polygon draw:style-name="gr7" draw:text-style-name="P10" draw:layer="layout" svg:width="0.448cm" svg:height="0.016cm" svg:x="1.632cm" svg:y="14.677cm" svg:viewBox="0 0 449 17" draw:points="0,17 449,17 449,0 0,0">
          <text:p/>
        </draw:polygon>
        <draw:polygon draw:style-name="gr7" draw:text-style-name="P10" draw:layer="layout" svg:width="0.449cm" svg:height="0.016cm" svg:x="8.557cm" svg:y="14.677cm" svg:viewBox="0 0 450 17" draw:points="0,17 450,17 450,0 0,0">
          <text:p/>
        </draw:polygon>
        <draw:polygon draw:style-name="gr7" draw:text-style-name="P10" draw:layer="layout" svg:width="0.017cm" svg:height="0.241cm" svg:x="1.615cm" svg:y="14.452cm" svg:viewBox="0 0 18 242" draw:points="0,242 18,242 18,0 0,0">
          <text:p/>
        </draw:polygon>
        <draw:polygon draw:style-name="gr7" draw:text-style-name="P10" draw:layer="layout" svg:width="0.017cm" svg:height="0.224cm" svg:x="2.063cm" svg:y="14.469cm" svg:viewBox="0 0 18 225" draw:points="0,225 18,225 18,0 0,0">
          <text:p/>
        </draw:polygon>
        <draw:polygon draw:style-name="gr7" draw:text-style-name="P10" draw:layer="layout" svg:width="0.448cm" svg:height="0.017cm" svg:x="1.632cm" svg:y="14.825cm" svg:viewBox="0 0 449 18" draw:points="0,18 449,18 449,0 0,0">
          <text:p/>
        </draw:polygon>
        <draw:polygon draw:style-name="gr7" draw:text-style-name="P10" draw:layer="layout" svg:width="0.017cm" svg:height="0.241cm" svg:x="8.54cm" svg:y="14.452cm" svg:viewBox="0 0 18 242" draw:points="0,242 18,242 18,0 0,0">
          <text:p/>
        </draw:polygon>
        <draw:polygon draw:style-name="gr7" draw:text-style-name="P10" draw:layer="layout" svg:width="0.017cm" svg:height="0.224cm" svg:x="8.989cm" svg:y="14.469cm" svg:viewBox="0 0 18 225" draw:points="0,225 18,225 18,0 0,0">
          <text:p/>
        </draw:polygon>
        <draw:polygon draw:style-name="gr7" draw:text-style-name="P10" draw:layer="layout" svg:width="0.449cm" svg:height="0.017cm" svg:x="8.557cm" svg:y="14.825cm" svg:viewBox="0 0 450 18" draw:points="0,18 450,18 450,0 0,0">
          <text:p/>
        </draw:polygon>
        <draw:polygon draw:style-name="gr7" draw:text-style-name="P10" draw:layer="layout" svg:width="0.017cm" svg:height="0.241cm" svg:x="14.374cm" svg:y="14.452cm" svg:viewBox="0 0 18 242" draw:points="0,242 18,242 18,0 0,0">
          <text:p/>
        </draw:polygon>
        <draw:polygon draw:style-name="gr7" draw:text-style-name="P10" draw:layer="layout" svg:width="0.017cm" svg:height="0.224cm" svg:x="14.895cm" svg:y="14.469cm" svg:viewBox="0 0 18 225" draw:points="0,225 18,225 18,0 0,0">
          <text:p/>
        </draw:polygon>
        <draw:polygon draw:style-name="gr7" draw:text-style-name="P10" draw:layer="layout" svg:width="0.448cm" svg:height="0.017cm" svg:x="1.632cm" svg:y="15.125cm" svg:viewBox="0 0 449 18" draw:points="0,18 449,18 449,0 0,0">
          <text:p/>
        </draw:polygon>
        <draw:polygon draw:style-name="gr7" draw:text-style-name="P10" draw:layer="layout" svg:width="0.449cm" svg:height="0.017cm" svg:x="8.557cm" svg:y="15.125cm" svg:viewBox="0 0 450 18" draw:points="0,18 450,18 450,0 0,0">
          <text:p/>
        </draw:polygon>
        <draw:polygon draw:style-name="gr7" draw:text-style-name="P10" draw:layer="layout" svg:width="0.017cm" svg:height="0.317cm" svg:x="1.615cm" svg:y="14.825cm" svg:viewBox="0 0 18 318" draw:points="0,318 18,318 18,0 0,0">
          <text:p/>
        </draw:polygon>
        <draw:polygon draw:style-name="gr7" draw:text-style-name="P10" draw:layer="layout" svg:width="0.017cm" svg:height="0.3cm" svg:x="2.063cm" svg:y="14.842cm" svg:viewBox="0 0 18 301" draw:points="0,301 18,301 18,0 0,0">
          <text:p/>
        </draw:polygon>
        <draw:polygon draw:style-name="gr7" draw:text-style-name="P10" draw:layer="layout" svg:width="0.448cm" svg:height="0.017cm" svg:x="1.632cm" svg:y="15.248cm" svg:viewBox="0 0 449 18" draw:points="0,18 449,18 449,0 0,0">
          <text:p/>
        </draw:polygon>
        <draw:polygon draw:style-name="gr7" draw:text-style-name="P10" draw:layer="layout" svg:width="0.017cm" svg:height="0.317cm" svg:x="8.54cm" svg:y="14.825cm" svg:viewBox="0 0 18 318" draw:points="0,318 18,318 18,0 0,0">
          <text:p/>
        </draw:polygon>
        <draw:polygon draw:style-name="gr7" draw:text-style-name="P10" draw:layer="layout" svg:width="0.017cm" svg:height="0.3cm" svg:x="8.989cm" svg:y="14.842cm" svg:viewBox="0 0 18 301" draw:points="0,301 18,301 18,0 0,0">
          <text:p/>
        </draw:polygon>
        <draw:polygon draw:style-name="gr7" draw:text-style-name="P10" draw:layer="layout" svg:width="0.449cm" svg:height="0.017cm" svg:x="8.557cm" svg:y="15.248cm" svg:viewBox="0 0 450 18" draw:points="0,18 450,18 450,0 0,0">
          <text:p/>
        </draw:polygon>
        <draw:polygon draw:style-name="gr7" draw:text-style-name="P10" draw:layer="layout" svg:width="0.017cm" svg:height="0.317cm" svg:x="14.374cm" svg:y="14.825cm" svg:viewBox="0 0 18 318" draw:points="0,318 18,318 18,0 0,0">
          <text:p/>
        </draw:polygon>
        <draw:polygon draw:style-name="gr7" draw:text-style-name="P10" draw:layer="layout" svg:width="0.017cm" svg:height="0.3cm" svg:x="14.895cm" svg:y="14.842cm" svg:viewBox="0 0 18 301" draw:points="0,301 18,301 18,0 0,0">
          <text:p/>
        </draw:polygon>
        <draw:polygon draw:style-name="gr7" draw:text-style-name="P10" draw:layer="layout" svg:width="0.448cm" svg:height="0.017cm" svg:x="1.632cm" svg:y="15.549cm" svg:viewBox="0 0 449 18" draw:points="0,18 449,18 449,0 0,0">
          <text:p/>
        </draw:polygon>
        <draw:polygon draw:style-name="gr7" draw:text-style-name="P10" draw:layer="layout" svg:width="0.449cm" svg:height="0.017cm" svg:x="8.557cm" svg:y="15.549cm" svg:viewBox="0 0 450 18" draw:points="0,18 450,18 450,0 0,0">
          <text:p/>
        </draw:polygon>
        <draw:polygon draw:style-name="gr7" draw:text-style-name="P10" draw:layer="layout" svg:width="0.017cm" svg:height="0.318cm" svg:x="1.615cm" svg:y="15.248cm" svg:viewBox="0 0 18 319" draw:points="0,319 18,319 18,0 0,0">
          <text:p/>
        </draw:polygon>
        <draw:polygon draw:style-name="gr7" draw:text-style-name="P10" draw:layer="layout" svg:width="0.017cm" svg:height="0.301cm" svg:x="2.063cm" svg:y="15.265cm" svg:viewBox="0 0 18 302" draw:points="0,302 18,302 18,0 0,0">
          <text:p/>
        </draw:polygon>
        <draw:polygon draw:style-name="gr7" draw:text-style-name="P10" draw:layer="layout" svg:width="0.448cm" svg:height="0.017cm" svg:x="1.632cm" svg:y="15.65cm" svg:viewBox="0 0 449 18" draw:points="0,18 449,18 449,0 0,0">
          <text:p/>
        </draw:polygon>
        <draw:polygon draw:style-name="gr7" draw:text-style-name="P10" draw:layer="layout" svg:width="0.017cm" svg:height="0.318cm" svg:x="8.54cm" svg:y="15.248cm" svg:viewBox="0 0 18 319" draw:points="0,319 18,319 18,0 0,0">
          <text:p/>
        </draw:polygon>
        <draw:polygon draw:style-name="gr7" draw:text-style-name="P10" draw:layer="layout" svg:width="0.017cm" svg:height="0.301cm" svg:x="8.989cm" svg:y="15.265cm" svg:viewBox="0 0 18 302" draw:points="0,302 18,302 18,0 0,0">
          <text:p/>
        </draw:polygon>
        <draw:polygon draw:style-name="gr7" draw:text-style-name="P10" draw:layer="layout" svg:width="0.449cm" svg:height="0.017cm" svg:x="8.557cm" svg:y="15.65cm" svg:viewBox="0 0 450 18" draw:points="0,18 450,18 450,0 0,0">
          <text:p/>
        </draw:polygon>
        <draw:polygon draw:style-name="gr7" draw:text-style-name="P10" draw:layer="layout" svg:width="0.017cm" svg:height="0.318cm" svg:x="14.374cm" svg:y="15.248cm" svg:viewBox="0 0 18 319" draw:points="0,319 18,319 18,0 0,0">
          <text:p/>
        </draw:polygon>
        <draw:polygon draw:style-name="gr7" draw:text-style-name="P10" draw:layer="layout" svg:width="0.017cm" svg:height="0.301cm" svg:x="14.895cm" svg:y="15.265cm" svg:viewBox="0 0 18 302" draw:points="0,302 18,302 18,0 0,0">
          <text:p/>
        </draw:polygon>
        <draw:polygon draw:style-name="gr7" draw:text-style-name="P10" draw:layer="layout" svg:width="0.448cm" svg:height="0.017cm" svg:x="1.632cm" svg:y="15.951cm" svg:viewBox="0 0 449 18" draw:points="0,18 449,18 449,0 0,0">
          <text:p/>
        </draw:polygon>
        <draw:polygon draw:style-name="gr7" draw:text-style-name="P10" draw:layer="layout" svg:width="0.449cm" svg:height="0.017cm" svg:x="8.557cm" svg:y="15.951cm" svg:viewBox="0 0 450 18" draw:points="0,18 450,18 450,0 0,0">
          <text:p/>
        </draw:polygon>
        <draw:polygon draw:style-name="gr7" draw:text-style-name="P10" draw:layer="layout" svg:width="0.017cm" svg:height="0.318cm" svg:x="1.615cm" svg:y="15.65cm" svg:viewBox="0 0 18 319" draw:points="0,319 18,319 18,0 0,0">
          <text:p/>
        </draw:polygon>
        <draw:polygon draw:style-name="gr7" draw:text-style-name="P10" draw:layer="layout" svg:width="0.017cm" svg:height="0.301cm" svg:x="2.063cm" svg:y="15.667cm" svg:viewBox="0 0 18 302" draw:points="0,302 18,302 18,0 0,0">
          <text:p/>
        </draw:polygon>
        <draw:polygon draw:style-name="gr7" draw:text-style-name="P10" draw:layer="layout" svg:width="0.448cm" svg:height="0.017cm" svg:x="1.632cm" svg:y="16.052cm" svg:viewBox="0 0 449 18" draw:points="0,18 449,18 449,0 0,0">
          <text:p/>
        </draw:polygon>
        <draw:polygon draw:style-name="gr7" draw:text-style-name="P10" draw:layer="layout" svg:width="0.017cm" svg:height="0.318cm" svg:x="8.54cm" svg:y="15.65cm" svg:viewBox="0 0 18 319" draw:points="0,319 18,319 18,0 0,0">
          <text:p/>
        </draw:polygon>
        <draw:polygon draw:style-name="gr7" draw:text-style-name="P10" draw:layer="layout" svg:width="0.017cm" svg:height="0.301cm" svg:x="8.989cm" svg:y="15.667cm" svg:viewBox="0 0 18 302" draw:points="0,302 18,302 18,0 0,0">
          <text:p/>
        </draw:polygon>
        <draw:polygon draw:style-name="gr7" draw:text-style-name="P10" draw:layer="layout" svg:width="0.449cm" svg:height="0.017cm" svg:x="8.557cm" svg:y="16.052cm" svg:viewBox="0 0 450 18" draw:points="0,18 450,18 450,0 0,0">
          <text:p/>
        </draw:polygon>
        <draw:polygon draw:style-name="gr7" draw:text-style-name="P10" draw:layer="layout" svg:width="0.017cm" svg:height="0.318cm" svg:x="14.374cm" svg:y="15.65cm" svg:viewBox="0 0 18 319" draw:points="0,319 18,319 18,0 0,0">
          <text:p/>
        </draw:polygon>
        <draw:polygon draw:style-name="gr7" draw:text-style-name="P10" draw:layer="layout" svg:width="0.017cm" svg:height="0.301cm" svg:x="14.895cm" svg:y="15.667cm" svg:viewBox="0 0 18 302" draw:points="0,302 18,302 18,0 0,0">
          <text:p/>
        </draw:polygon>
        <draw:polygon draw:style-name="gr7" draw:text-style-name="P10" draw:layer="layout" svg:width="0.448cm" svg:height="0.017cm" svg:x="1.632cm" svg:y="16.353cm" svg:viewBox="0 0 449 18" draw:points="0,18 449,18 449,0 0,0">
          <text:p/>
        </draw:polygon>
        <draw:polygon draw:style-name="gr7" draw:text-style-name="P10" draw:layer="layout" svg:width="0.449cm" svg:height="0.017cm" svg:x="8.557cm" svg:y="16.353cm" svg:viewBox="0 0 450 18" draw:points="0,18 450,18 450,0 0,0">
          <text:p/>
        </draw:polygon>
        <draw:polygon draw:style-name="gr7" draw:text-style-name="P10" draw:layer="layout" svg:width="0.017cm" svg:height="0.318cm" svg:x="1.615cm" svg:y="16.052cm" svg:viewBox="0 0 18 319" draw:points="0,319 18,319 18,0 0,0">
          <text:p/>
        </draw:polygon>
        <draw:polygon draw:style-name="gr7" draw:text-style-name="P10" draw:layer="layout" svg:width="0.017cm" svg:height="0.301cm" svg:x="2.063cm" svg:y="16.069cm" svg:viewBox="0 0 18 302" draw:points="0,302 18,302 18,0 0,0">
          <text:p/>
        </draw:polygon>
        <draw:polygon draw:style-name="gr7" draw:text-style-name="P10" draw:layer="layout" svg:width="0.448cm" svg:height="0.017cm" svg:x="1.632cm" svg:y="16.463cm" svg:viewBox="0 0 449 18" draw:points="0,18 449,18 449,0 0,0">
          <text:p/>
        </draw:polygon>
        <draw:polygon draw:style-name="gr7" draw:text-style-name="P10" draw:layer="layout" svg:width="0.017cm" svg:height="0.318cm" svg:x="8.54cm" svg:y="16.052cm" svg:viewBox="0 0 18 319" draw:points="0,319 18,319 18,0 0,0">
          <text:p/>
        </draw:polygon>
        <draw:polygon draw:style-name="gr7" draw:text-style-name="P10" draw:layer="layout" svg:width="0.017cm" svg:height="0.301cm" svg:x="8.989cm" svg:y="16.069cm" svg:viewBox="0 0 18 302" draw:points="0,302 18,302 18,0 0,0">
          <text:p/>
        </draw:polygon>
        <draw:polygon draw:style-name="gr7" draw:text-style-name="P10" draw:layer="layout" svg:width="0.449cm" svg:height="0.017cm" svg:x="8.557cm" svg:y="16.463cm" svg:viewBox="0 0 450 18" draw:points="0,18 450,18 450,0 0,0">
          <text:p/>
        </draw:polygon>
        <draw:polygon draw:style-name="gr7" draw:text-style-name="P10" draw:layer="layout" svg:width="0.017cm" svg:height="0.318cm" svg:x="14.374cm" svg:y="16.052cm" svg:viewBox="0 0 18 319" draw:points="0,319 18,319 18,0 0,0">
          <text:p/>
        </draw:polygon>
        <draw:polygon draw:style-name="gr7" draw:text-style-name="P10" draw:layer="layout" svg:width="0.017cm" svg:height="0.301cm" svg:x="14.895cm" svg:y="16.069cm" svg:viewBox="0 0 18 302" draw:points="0,302 18,302 18,0 0,0">
          <text:p/>
        </draw:polygon>
        <draw:polygon draw:style-name="gr7" draw:text-style-name="P10" draw:layer="layout" svg:width="0.448cm" svg:height="0.017cm" svg:x="1.632cm" svg:y="16.764cm" svg:viewBox="0 0 449 18" draw:points="0,18 449,18 449,0 0,0">
          <text:p/>
        </draw:polygon>
        <draw:polygon draw:style-name="gr7" draw:text-style-name="P10" draw:layer="layout" svg:width="0.449cm" svg:height="0.017cm" svg:x="8.557cm" svg:y="16.764cm" svg:viewBox="0 0 450 18" draw:points="0,18 450,18 450,0 0,0">
          <text:p/>
        </draw:polygon>
        <draw:polygon draw:style-name="gr7" draw:text-style-name="P10" draw:layer="layout" svg:width="0.017cm" svg:height="0.318cm" svg:x="1.615cm" svg:y="16.463cm" svg:viewBox="0 0 18 319" draw:points="0,319 18,319 18,0 0,0">
          <text:p/>
        </draw:polygon>
        <draw:polygon draw:style-name="gr7" draw:text-style-name="P10" draw:layer="layout" svg:width="0.017cm" svg:height="0.301cm" svg:x="2.063cm" svg:y="16.48cm" svg:viewBox="0 0 18 302" draw:points="0,302 18,302 18,0 0,0">
          <text:p/>
        </draw:polygon>
        <draw:polygon draw:style-name="gr7" draw:text-style-name="P10" draw:layer="layout" svg:width="0.448cm" svg:height="0.017cm" svg:x="1.632cm" svg:y="16.886cm" svg:viewBox="0 0 449 18" draw:points="0,18 449,18 449,0 0,0">
          <text:p/>
        </draw:polygon>
        <draw:polygon draw:style-name="gr7" draw:text-style-name="P10" draw:layer="layout" svg:width="0.017cm" svg:height="0.318cm" svg:x="8.54cm" svg:y="16.463cm" svg:viewBox="0 0 18 319" draw:points="0,319 18,319 18,0 0,0">
          <text:p/>
        </draw:polygon>
        <draw:polygon draw:style-name="gr7" draw:text-style-name="P10" draw:layer="layout" svg:width="0.017cm" svg:height="0.301cm" svg:x="8.989cm" svg:y="16.48cm" svg:viewBox="0 0 18 302" draw:points="0,302 18,302 18,0 0,0">
          <text:p/>
        </draw:polygon>
        <draw:polygon draw:style-name="gr7" draw:text-style-name="P10" draw:layer="layout" svg:width="0.449cm" svg:height="0.017cm" svg:x="8.557cm" svg:y="16.886cm" svg:viewBox="0 0 450 18" draw:points="0,18 450,18 450,0 0,0">
          <text:p/>
        </draw:polygon>
        <draw:polygon draw:style-name="gr7" draw:text-style-name="P10" draw:layer="layout" svg:width="0.017cm" svg:height="0.318cm" svg:x="14.374cm" svg:y="16.463cm" svg:viewBox="0 0 18 319" draw:points="0,319 18,319 18,0 0,0">
          <text:p/>
        </draw:polygon>
        <draw:polygon draw:style-name="gr7" draw:text-style-name="P10" draw:layer="layout" svg:width="0.017cm" svg:height="0.301cm" svg:x="14.895cm" svg:y="16.48cm" svg:viewBox="0 0 18 302" draw:points="0,302 18,302 18,0 0,0">
          <text:p/>
        </draw:polygon>
        <draw:polygon draw:style-name="gr7" draw:text-style-name="P10" draw:layer="layout" svg:width="0.448cm" svg:height="0.017cm" svg:x="1.632cm" svg:y="17.187cm" svg:viewBox="0 0 449 18" draw:points="0,18 449,18 449,0 0,0">
          <text:p/>
        </draw:polygon>
        <draw:polygon draw:style-name="gr7" draw:text-style-name="P10" draw:layer="layout" svg:width="0.449cm" svg:height="0.017cm" svg:x="8.557cm" svg:y="17.187cm" svg:viewBox="0 0 450 18" draw:points="0,18 450,18 450,0 0,0">
          <text:p/>
        </draw:polygon>
        <draw:polygon draw:style-name="gr7" draw:text-style-name="P10" draw:layer="layout" svg:width="0.017cm" svg:height="0.318cm" svg:x="1.615cm" svg:y="16.886cm" svg:viewBox="0 0 18 319" draw:points="0,319 18,319 18,0 0,0">
          <text:p/>
        </draw:polygon>
        <draw:polygon draw:style-name="gr7" draw:text-style-name="P10" draw:layer="layout" svg:width="0.017cm" svg:height="0.301cm" svg:x="2.063cm" svg:y="16.903cm" svg:viewBox="0 0 18 302" draw:points="0,302 18,302 18,0 0,0">
          <text:p/>
        </draw:polygon>
        <draw:polygon draw:style-name="gr7" draw:text-style-name="P10" draw:layer="layout" svg:width="0.448cm" svg:height="0.017cm" svg:x="1.632cm" svg:y="17.297cm" svg:viewBox="0 0 449 18" draw:points="0,18 449,18 449,0 0,0">
          <text:p/>
        </draw:polygon>
        <draw:polygon draw:style-name="gr7" draw:text-style-name="P10" draw:layer="layout" svg:width="0.017cm" svg:height="0.318cm" svg:x="8.54cm" svg:y="16.886cm" svg:viewBox="0 0 18 319" draw:points="0,319 18,319 18,0 0,0">
          <text:p/>
        </draw:polygon>
        <draw:polygon draw:style-name="gr7" draw:text-style-name="P10" draw:layer="layout" svg:width="0.017cm" svg:height="0.301cm" svg:x="8.989cm" svg:y="16.903cm" svg:viewBox="0 0 18 302" draw:points="0,302 18,302 18,0 0,0">
          <text:p/>
        </draw:polygon>
        <draw:polygon draw:style-name="gr7" draw:text-style-name="P10" draw:layer="layout" svg:width="0.449cm" svg:height="0.017cm" svg:x="8.557cm" svg:y="17.297cm" svg:viewBox="0 0 450 18" draw:points="0,18 450,18 450,0 0,0">
          <text:p/>
        </draw:polygon>
        <draw:polygon draw:style-name="gr7" draw:text-style-name="P10" draw:layer="layout" svg:width="0.017cm" svg:height="0.318cm" svg:x="14.374cm" svg:y="16.886cm" svg:viewBox="0 0 18 319" draw:points="0,319 18,319 18,0 0,0">
          <text:p/>
        </draw:polygon>
        <draw:polygon draw:style-name="gr7" draw:text-style-name="P10" draw:layer="layout" svg:width="0.017cm" svg:height="0.301cm" svg:x="14.895cm" svg:y="16.903cm" svg:viewBox="0 0 18 302" draw:points="0,302 18,302 18,0 0,0">
          <text:p/>
        </draw:polygon>
        <draw:polygon draw:style-name="gr7" draw:text-style-name="P10" draw:layer="layout" svg:width="0.448cm" svg:height="0.016cm" svg:x="1.632cm" svg:y="17.598cm" svg:viewBox="0 0 449 17" draw:points="0,17 449,17 449,0 0,0">
          <text:p/>
        </draw:polygon>
        <draw:polygon draw:style-name="gr7" draw:text-style-name="P10" draw:layer="layout" svg:width="0.449cm" svg:height="0.016cm" svg:x="8.557cm" svg:y="17.598cm" svg:viewBox="0 0 450 17" draw:points="0,17 450,17 450,0 0,0">
          <text:p/>
        </draw:polygon>
        <draw:polygon draw:style-name="gr7" draw:text-style-name="P10" draw:layer="layout" svg:width="0.017cm" svg:height="0.317cm" svg:x="1.615cm" svg:y="17.297cm" svg:viewBox="0 0 18 318" draw:points="0,318 18,318 18,0 0,0">
          <text:p/>
        </draw:polygon>
        <draw:polygon draw:style-name="gr7" draw:text-style-name="P10" draw:layer="layout" svg:width="0.017cm" svg:height="0.3cm" svg:x="2.063cm" svg:y="17.314cm" svg:viewBox="0 0 18 301" draw:points="0,301 18,301 18,0 0,0">
          <text:p/>
        </draw:polygon>
        <draw:polygon draw:style-name="gr7" draw:text-style-name="P10" draw:layer="layout" svg:width="0.448cm" svg:height="0.017cm" svg:x="1.632cm" svg:y="17.72cm" svg:viewBox="0 0 449 18" draw:points="0,18 449,18 449,0 0,0">
          <text:p/>
        </draw:polygon>
        <draw:polygon draw:style-name="gr7" draw:text-style-name="P10" draw:layer="layout" svg:width="0.017cm" svg:height="0.317cm" svg:x="8.54cm" svg:y="17.297cm" svg:viewBox="0 0 18 318" draw:points="0,318 18,318 18,0 0,0">
          <text:p/>
        </draw:polygon>
        <draw:polygon draw:style-name="gr7" draw:text-style-name="P10" draw:layer="layout" svg:width="0.017cm" svg:height="0.3cm" svg:x="8.989cm" svg:y="17.314cm" svg:viewBox="0 0 18 301" draw:points="0,301 18,301 18,0 0,0">
          <text:p/>
        </draw:polygon>
        <draw:polygon draw:style-name="gr7" draw:text-style-name="P10" draw:layer="layout" svg:width="0.449cm" svg:height="0.017cm" svg:x="8.557cm" svg:y="17.72cm" svg:viewBox="0 0 450 18" draw:points="0,18 450,18 450,0 0,0">
          <text:p/>
        </draw:polygon>
        <draw:polygon draw:style-name="gr7" draw:text-style-name="P10" draw:layer="layout" svg:width="0.017cm" svg:height="0.317cm" svg:x="14.374cm" svg:y="17.297cm" svg:viewBox="0 0 18 318" draw:points="0,318 18,318 18,0 0,0">
          <text:p/>
        </draw:polygon>
        <draw:polygon draw:style-name="gr7" draw:text-style-name="P10" draw:layer="layout" svg:width="0.017cm" svg:height="0.3cm" svg:x="14.895cm" svg:y="17.314cm" svg:viewBox="0 0 18 301" draw:points="0,301 18,301 18,0 0,0">
          <text:p/>
        </draw:polygon>
        <draw:polygon draw:style-name="gr7" draw:text-style-name="P10" draw:layer="layout" svg:width="0.448cm" svg:height="0.017cm" svg:x="1.632cm" svg:y="18.021cm" svg:viewBox="0 0 449 18" draw:points="0,18 449,18 449,0 0,0">
          <text:p/>
        </draw:polygon>
        <draw:polygon draw:style-name="gr7" draw:text-style-name="P10" draw:layer="layout" svg:width="0.449cm" svg:height="0.017cm" svg:x="8.557cm" svg:y="18.021cm" svg:viewBox="0 0 450 18" draw:points="0,18 450,18 450,0 0,0">
          <text:p/>
        </draw:polygon>
        <draw:polygon draw:style-name="gr7" draw:text-style-name="P10" draw:layer="layout" svg:width="0.017cm" svg:height="0.318cm" svg:x="1.615cm" svg:y="17.72cm" svg:viewBox="0 0 18 319" draw:points="0,319 18,319 18,0 0,0">
          <text:p/>
        </draw:polygon>
        <draw:polygon draw:style-name="gr7" draw:text-style-name="P10" draw:layer="layout" svg:width="0.017cm" svg:height="0.301cm" svg:x="2.063cm" svg:y="17.737cm" svg:viewBox="0 0 18 302" draw:points="0,302 18,302 18,0 0,0">
          <text:p/>
        </draw:polygon>
        <draw:polygon draw:style-name="gr7" draw:text-style-name="P10" draw:layer="layout" svg:width="0.448cm" svg:height="0.017cm" svg:x="1.632cm" svg:y="18.131cm" svg:viewBox="0 0 449 18" draw:points="0,18 449,18 449,0 0,0">
          <text:p/>
        </draw:polygon>
        <draw:polygon draw:style-name="gr7" draw:text-style-name="P10" draw:layer="layout" svg:width="0.017cm" svg:height="0.318cm" svg:x="8.54cm" svg:y="17.72cm" svg:viewBox="0 0 18 319" draw:points="0,319 18,319 18,0 0,0">
          <text:p/>
        </draw:polygon>
        <draw:polygon draw:style-name="gr7" draw:text-style-name="P10" draw:layer="layout" svg:width="0.017cm" svg:height="0.301cm" svg:x="8.989cm" svg:y="17.737cm" svg:viewBox="0 0 18 302" draw:points="0,302 18,302 18,0 0,0">
          <text:p/>
        </draw:polygon>
        <draw:polygon draw:style-name="gr7" draw:text-style-name="P10" draw:layer="layout" svg:width="0.449cm" svg:height="0.017cm" svg:x="8.557cm" svg:y="18.131cm" svg:viewBox="0 0 450 18" draw:points="0,18 450,18 450,0 0,0">
          <text:p/>
        </draw:polygon>
        <draw:polygon draw:style-name="gr7" draw:text-style-name="P10" draw:layer="layout" svg:width="0.017cm" svg:height="0.318cm" svg:x="14.374cm" svg:y="17.72cm" svg:viewBox="0 0 18 319" draw:points="0,319 18,319 18,0 0,0">
          <text:p/>
        </draw:polygon>
        <draw:polygon draw:style-name="gr7" draw:text-style-name="P10" draw:layer="layout" svg:width="0.017cm" svg:height="0.301cm" svg:x="14.895cm" svg:y="17.737cm" svg:viewBox="0 0 18 302" draw:points="0,302 18,302 18,0 0,0">
          <text:p/>
        </draw:polygon>
        <draw:polygon draw:style-name="gr7" draw:text-style-name="P10" draw:layer="layout" svg:width="0.448cm" svg:height="0.017cm" svg:x="1.632cm" svg:y="18.431cm" svg:viewBox="0 0 449 18" draw:points="0,18 449,18 449,0 0,0">
          <text:p/>
        </draw:polygon>
        <draw:polygon draw:style-name="gr7" draw:text-style-name="P10" draw:layer="layout" svg:width="0.449cm" svg:height="0.017cm" svg:x="8.557cm" svg:y="18.431cm" svg:viewBox="0 0 450 18" draw:points="0,18 450,18 450,0 0,0">
          <text:p/>
        </draw:polygon>
        <draw:polygon draw:style-name="gr7" draw:text-style-name="P10" draw:layer="layout" svg:width="0.017cm" svg:height="0.317cm" svg:x="1.615cm" svg:y="18.131cm" svg:viewBox="0 0 18 318" draw:points="0,318 18,318 18,0 0,0">
          <text:p/>
        </draw:polygon>
        <draw:polygon draw:style-name="gr7" draw:text-style-name="P10" draw:layer="layout" svg:width="0.017cm" svg:height="0.3cm" svg:x="2.063cm" svg:y="18.148cm" svg:viewBox="0 0 18 301" draw:points="0,301 18,301 18,0 0,0">
          <text:p/>
        </draw:polygon>
        <draw:polygon draw:style-name="gr7" draw:text-style-name="P10" draw:layer="layout" svg:width="0.448cm" svg:height="0.017cm" svg:x="1.632cm" svg:y="18.542cm" svg:viewBox="0 0 449 18" draw:points="0,18 449,18 449,0 0,0">
          <text:p/>
        </draw:polygon>
        <draw:polygon draw:style-name="gr7" draw:text-style-name="P10" draw:layer="layout" svg:width="0.017cm" svg:height="0.317cm" svg:x="8.54cm" svg:y="18.131cm" svg:viewBox="0 0 18 318" draw:points="0,318 18,318 18,0 0,0">
          <text:p/>
        </draw:polygon>
        <draw:polygon draw:style-name="gr7" draw:text-style-name="P10" draw:layer="layout" svg:width="0.017cm" svg:height="0.3cm" svg:x="8.989cm" svg:y="18.148cm" svg:viewBox="0 0 18 301" draw:points="0,301 18,301 18,0 0,0">
          <text:p/>
        </draw:polygon>
        <draw:polygon draw:style-name="gr7" draw:text-style-name="P10" draw:layer="layout" svg:width="0.449cm" svg:height="0.017cm" svg:x="8.557cm" svg:y="18.542cm" svg:viewBox="0 0 450 18" draw:points="0,18 450,18 450,0 0,0">
          <text:p/>
        </draw:polygon>
        <draw:polygon draw:style-name="gr7" draw:text-style-name="P10" draw:layer="layout" svg:width="0.017cm" svg:height="0.317cm" svg:x="14.374cm" svg:y="18.131cm" svg:viewBox="0 0 18 318" draw:points="0,318 18,318 18,0 0,0">
          <text:p/>
        </draw:polygon>
        <draw:polygon draw:style-name="gr7" draw:text-style-name="P10" draw:layer="layout" svg:width="0.017cm" svg:height="0.3cm" svg:x="14.895cm" svg:y="18.148cm" svg:viewBox="0 0 18 301" draw:points="0,301 18,301 18,0 0,0">
          <text:p/>
        </draw:polygon>
        <draw:polygon draw:style-name="gr7" draw:text-style-name="P10" draw:layer="layout" svg:width="0.448cm" svg:height="0.017cm" svg:x="1.632cm" svg:y="18.842cm" svg:viewBox="0 0 449 18" draw:points="0,18 449,18 449,0 0,0">
          <text:p/>
        </draw:polygon>
        <draw:polygon draw:style-name="gr7" draw:text-style-name="P10" draw:layer="layout" svg:width="0.449cm" svg:height="0.017cm" svg:x="8.557cm" svg:y="18.842cm" svg:viewBox="0 0 450 18" draw:points="0,18 450,18 450,0 0,0">
          <text:p/>
        </draw:polygon>
        <draw:polygon draw:style-name="gr7" draw:text-style-name="P10" draw:layer="layout" svg:width="0.017cm" svg:height="0.317cm" svg:x="1.615cm" svg:y="18.542cm" svg:viewBox="0 0 18 318" draw:points="0,318 18,318 18,0 0,0">
          <text:p/>
        </draw:polygon>
        <draw:polygon draw:style-name="gr7" draw:text-style-name="P10" draw:layer="layout" svg:width="0.017cm" svg:height="0.3cm" svg:x="2.063cm" svg:y="18.559cm" svg:viewBox="0 0 18 301" draw:points="0,301 18,301 18,0 0,0">
          <text:p/>
        </draw:polygon>
        <draw:polygon draw:style-name="gr7" draw:text-style-name="P10" draw:layer="layout" svg:width="0.448cm" svg:height="0.017cm" svg:x="1.632cm" svg:y="18.952cm" svg:viewBox="0 0 449 18" draw:points="0,18 449,18 449,0 0,0">
          <text:p/>
        </draw:polygon>
        <draw:polygon draw:style-name="gr7" draw:text-style-name="P10" draw:layer="layout" svg:width="0.017cm" svg:height="0.317cm" svg:x="8.54cm" svg:y="18.542cm" svg:viewBox="0 0 18 318" draw:points="0,318 18,318 18,0 0,0">
          <text:p/>
        </draw:polygon>
        <draw:polygon draw:style-name="gr7" draw:text-style-name="P10" draw:layer="layout" svg:width="0.017cm" svg:height="0.3cm" svg:x="8.989cm" svg:y="18.559cm" svg:viewBox="0 0 18 301" draw:points="0,301 18,301 18,0 0,0">
          <text:p/>
        </draw:polygon>
        <draw:polygon draw:style-name="gr7" draw:text-style-name="P10" draw:layer="layout" svg:width="0.449cm" svg:height="0.017cm" svg:x="8.557cm" svg:y="18.952cm" svg:viewBox="0 0 450 18" draw:points="0,18 450,18 450,0 0,0">
          <text:p/>
        </draw:polygon>
        <draw:polygon draw:style-name="gr7" draw:text-style-name="P10" draw:layer="layout" svg:width="0.017cm" svg:height="0.317cm" svg:x="14.374cm" svg:y="18.542cm" svg:viewBox="0 0 18 318" draw:points="0,318 18,318 18,0 0,0">
          <text:p/>
        </draw:polygon>
        <draw:polygon draw:style-name="gr7" draw:text-style-name="P10" draw:layer="layout" svg:width="0.017cm" svg:height="0.3cm" svg:x="14.895cm" svg:y="18.559cm" svg:viewBox="0 0 18 301" draw:points="0,301 18,301 18,0 0,0">
          <text:p/>
        </draw:polygon>
        <draw:polygon draw:style-name="gr7" draw:text-style-name="P10" draw:layer="layout" svg:width="0.448cm" svg:height="0.017cm" svg:x="1.632cm" svg:y="19.253cm" svg:viewBox="0 0 449 18" draw:points="0,18 449,18 449,0 0,0">
          <text:p/>
        </draw:polygon>
        <draw:polygon draw:style-name="gr7" draw:text-style-name="P10" draw:layer="layout" svg:width="0.449cm" svg:height="0.017cm" svg:x="8.557cm" svg:y="19.253cm" svg:viewBox="0 0 450 18" draw:points="0,18 450,18 450,0 0,0">
          <text:p/>
        </draw:polygon>
        <draw:polygon draw:style-name="gr7" draw:text-style-name="P10" draw:layer="layout" svg:width="0.017cm" svg:height="0.318cm" svg:x="1.615cm" svg:y="18.952cm" svg:viewBox="0 0 18 319" draw:points="0,319 18,319 18,0 0,0">
          <text:p/>
        </draw:polygon>
        <draw:polygon draw:style-name="gr7" draw:text-style-name="P10" draw:layer="layout" svg:width="0.017cm" svg:height="0.301cm" svg:x="2.063cm" svg:y="18.969cm" svg:viewBox="0 0 18 302" draw:points="0,302 18,302 18,0 0,0">
          <text:p/>
        </draw:polygon>
        <draw:polygon draw:style-name="gr7" draw:text-style-name="P10" draw:layer="layout" svg:width="0.448cm" svg:height="0.017cm" svg:x="1.632cm" svg:y="19.363cm" svg:viewBox="0 0 449 18" draw:points="0,18 449,18 449,0 0,0">
          <text:p/>
        </draw:polygon>
        <draw:polygon draw:style-name="gr7" draw:text-style-name="P10" draw:layer="layout" svg:width="0.017cm" svg:height="0.318cm" svg:x="8.54cm" svg:y="18.952cm" svg:viewBox="0 0 18 319" draw:points="0,319 18,319 18,0 0,0">
          <text:p/>
        </draw:polygon>
        <draw:polygon draw:style-name="gr7" draw:text-style-name="P10" draw:layer="layout" svg:width="0.017cm" svg:height="0.301cm" svg:x="8.989cm" svg:y="18.969cm" svg:viewBox="0 0 18 302" draw:points="0,302 18,302 18,0 0,0">
          <text:p/>
        </draw:polygon>
        <draw:polygon draw:style-name="gr7" draw:text-style-name="P10" draw:layer="layout" svg:width="0.449cm" svg:height="0.017cm" svg:x="8.557cm" svg:y="19.363cm" svg:viewBox="0 0 450 18" draw:points="0,18 450,18 450,0 0,0">
          <text:p/>
        </draw:polygon>
        <draw:polygon draw:style-name="gr7" draw:text-style-name="P10" draw:layer="layout" svg:width="0.017cm" svg:height="0.318cm" svg:x="14.374cm" svg:y="18.952cm" svg:viewBox="0 0 18 319" draw:points="0,319 18,319 18,0 0,0">
          <text:p/>
        </draw:polygon>
        <draw:polygon draw:style-name="gr7" draw:text-style-name="P10" draw:layer="layout" svg:width="0.017cm" svg:height="0.301cm" svg:x="14.895cm" svg:y="18.969cm" svg:viewBox="0 0 18 302" draw:points="0,302 18,302 18,0 0,0">
          <text:p/>
        </draw:polygon>
        <draw:polygon draw:style-name="gr7" draw:text-style-name="P10" draw:layer="layout" svg:width="0.448cm" svg:height="0.017cm" svg:x="1.632cm" svg:y="19.663cm" svg:viewBox="0 0 449 18" draw:points="0,18 449,18 449,0 0,0">
          <text:p/>
        </draw:polygon>
        <draw:polygon draw:style-name="gr7" draw:text-style-name="P10" draw:layer="layout" svg:width="0.449cm" svg:height="0.017cm" svg:x="8.557cm" svg:y="19.663cm" svg:viewBox="0 0 450 18" draw:points="0,18 450,18 450,0 0,0">
          <text:p/>
        </draw:polygon>
        <draw:polygon draw:style-name="gr7" draw:text-style-name="P10" draw:layer="layout" svg:width="0.017cm" svg:height="0.317cm" svg:x="1.615cm" svg:y="19.363cm" svg:viewBox="0 0 18 318" draw:points="0,318 18,318 18,0 0,0">
          <text:p/>
        </draw:polygon>
        <draw:polygon draw:style-name="gr7" draw:text-style-name="P10" draw:layer="layout" svg:width="0.017cm" svg:height="0.3cm" svg:x="2.063cm" svg:y="19.38cm" svg:viewBox="0 0 18 301" draw:points="0,301 18,301 18,0 0,0">
          <text:p/>
        </draw:polygon>
        <draw:polygon draw:style-name="gr7" draw:text-style-name="P10" draw:layer="layout" svg:width="0.448cm" svg:height="0.017cm" svg:x="1.632cm" svg:y="19.773cm" svg:viewBox="0 0 449 18" draw:points="0,18 449,18 449,0 0,0">
          <text:p/>
        </draw:polygon>
        <draw:polygon draw:style-name="gr7" draw:text-style-name="P10" draw:layer="layout" svg:width="0.017cm" svg:height="0.317cm" svg:x="8.54cm" svg:y="19.363cm" svg:viewBox="0 0 18 318" draw:points="0,318 18,318 18,0 0,0">
          <text:p/>
        </draw:polygon>
        <draw:polygon draw:style-name="gr7" draw:text-style-name="P10" draw:layer="layout" svg:width="0.017cm" svg:height="0.3cm" svg:x="8.989cm" svg:y="19.38cm" svg:viewBox="0 0 18 301" draw:points="0,301 18,301 18,0 0,0">
          <text:p/>
        </draw:polygon>
        <draw:polygon draw:style-name="gr7" draw:text-style-name="P10" draw:layer="layout" svg:width="0.449cm" svg:height="0.017cm" svg:x="8.557cm" svg:y="19.773cm" svg:viewBox="0 0 450 18" draw:points="0,18 450,18 450,0 0,0">
          <text:p/>
        </draw:polygon>
        <draw:polygon draw:style-name="gr7" draw:text-style-name="P10" draw:layer="layout" svg:width="0.017cm" svg:height="0.317cm" svg:x="14.374cm" svg:y="19.363cm" svg:viewBox="0 0 18 318" draw:points="0,318 18,318 18,0 0,0">
          <text:p/>
        </draw:polygon>
        <draw:polygon draw:style-name="gr7" draw:text-style-name="P10" draw:layer="layout" svg:width="0.017cm" svg:height="0.3cm" svg:x="14.895cm" svg:y="19.38cm" svg:viewBox="0 0 18 301" draw:points="0,301 18,301 18,0 0,0">
          <text:p/>
        </draw:polygon>
        <draw:polygon draw:style-name="gr7" draw:text-style-name="P10" draw:layer="layout" svg:width="0.448cm" svg:height="0.018cm" svg:x="1.632cm" svg:y="20.087cm" svg:viewBox="0 0 449 19" draw:points="0,19 449,19 449,0 0,0">
          <text:p/>
        </draw:polygon>
        <draw:polygon draw:style-name="gr7" draw:text-style-name="P10" draw:layer="layout" svg:width="0.449cm" svg:height="0.018cm" svg:x="8.557cm" svg:y="20.087cm" svg:viewBox="0 0 450 19" draw:points="0,19 450,19 450,0 0,0">
          <text:p/>
        </draw:polygon>
        <draw:polygon draw:style-name="gr7" draw:text-style-name="P10" draw:layer="layout" svg:width="0.017cm" svg:height="1.092cm" svg:x="7.097cm" svg:y="12.213cm" svg:viewBox="0 0 18 1093" draw:points="0,1093 18,1093 18,0 0,0">
          <text:p/>
        </draw:polygon>
        <draw:polygon draw:style-name="gr7" draw:text-style-name="P10" draw:layer="layout" svg:width="0.017cm" svg:height="0.331cm" svg:x="14.374cm" svg:y="19.773cm" svg:viewBox="0 0 18 332" draw:points="0,332 18,332 18,0 0,0">
          <text:p/>
        </draw:polygon>
        <draw:polygon draw:style-name="gr7" draw:text-style-name="P10" draw:layer="layout" svg:width="0.017cm" svg:height="0.331cm" svg:x="1.615cm" svg:y="19.773cm" svg:viewBox="0 0 18 332" draw:points="0,332 18,332 18,0 0,0">
          <text:p/>
        </draw:polygon>
        <draw:polygon draw:style-name="gr7" draw:text-style-name="P10" draw:layer="layout" svg:width="0.017cm" svg:height="0.314cm" svg:x="2.063cm" svg:y="19.79cm" svg:viewBox="0 0 18 315" draw:points="0,315 18,315 18,0 0,0">
          <text:p/>
        </draw:polygon>
        <draw:polygon draw:style-name="gr7" draw:text-style-name="P10" draw:layer="layout" svg:width="0.448cm" svg:height="0.017cm" svg:x="1.632cm" svg:y="21.513cm" svg:viewBox="0 0 449 18" draw:points="0,18 449,18 449,0 0,0">
          <text:p/>
        </draw:polygon>
        <draw:polygon draw:style-name="gr7" draw:text-style-name="P10" draw:layer="layout" svg:width="0.017cm" svg:height="0.69cm" svg:x="3.41cm" svg:y="12.615cm" svg:viewBox="0 0 18 691" draw:points="0,691 18,691 18,0 0,0">
          <text:p/>
        </draw:polygon>
        <draw:polygon draw:style-name="gr7" draw:text-style-name="P10" draw:layer="layout" svg:width="0.017cm" svg:height="1.109cm" svg:x="3.858cm" svg:y="12.196cm" svg:viewBox="0 0 18 1110" draw:points="0,1110 18,1110 18,0 0,0">
          <text:p/>
        </draw:polygon>
        <draw:polygon draw:style-name="gr7" draw:text-style-name="P10" draw:layer="layout" svg:width="0.448cm" svg:height="0.017cm" svg:x="3.427cm" svg:y="21.513cm" svg:viewBox="0 0 449 18" draw:points="0,18 449,18 449,0 0,0">
          <text:p/>
        </draw:polygon>
        <draw:polygon draw:style-name="gr7" draw:text-style-name="P10" draw:layer="layout" svg:width="0.017cm" svg:height="1.092cm" svg:x="5.302cm" svg:y="12.213cm" svg:viewBox="0 0 18 1093" draw:points="0,1093 18,1093 18,0 0,0">
          <text:p/>
        </draw:polygon>
        <draw:polygon draw:style-name="gr7" draw:text-style-name="P10" draw:layer="layout" svg:width="0.018cm" svg:height="1.092cm" svg:x="5.751cm" svg:y="12.213cm" svg:viewBox="0 0 19 1093" draw:points="0,1093 19,1093 19,0 0,0">
          <text:p/>
        </draw:polygon>
        <draw:polygon draw:style-name="gr7" draw:text-style-name="P10" draw:layer="layout" svg:width="0.449cm" svg:height="0.017cm" svg:x="5.319cm" svg:y="21.513cm" svg:viewBox="0 0 450 18" draw:points="0,18 450,18 450,0 0,0">
          <text:p/>
        </draw:polygon>
        <draw:polygon draw:style-name="gr7" draw:text-style-name="P10" draw:layer="layout" svg:width="0.017cm" svg:height="1.092cm" svg:x="8.092cm" svg:y="12.213cm" svg:viewBox="0 0 18 1093" draw:points="0,1093 18,1093 18,0 0,0">
          <text:p/>
        </draw:polygon>
        <draw:polygon draw:style-name="gr7" draw:text-style-name="P10" draw:layer="layout" svg:width="0.017cm" svg:height="0.331cm" svg:x="8.54cm" svg:y="19.773cm" svg:viewBox="0 0 18 332" draw:points="0,332 18,332 18,0 0,0">
          <text:p/>
        </draw:polygon>
        <draw:polygon draw:style-name="gr7" draw:text-style-name="P10" draw:layer="layout" svg:width="0.448cm" svg:height="0.017cm" svg:x="8.109cm" svg:y="21.513cm" svg:viewBox="0 0 449 18" draw:points="0,18 449,18 449,0 0,0">
          <text:p/>
        </draw:polygon>
        <draw:polygon draw:style-name="gr7" draw:text-style-name="P10" draw:layer="layout" svg:width="0.017cm" svg:height="0.69cm" svg:x="15.343cm" svg:y="12.615cm" svg:viewBox="0 0 18 691" draw:points="0,691 18,691 18,0 0,0">
          <text:p/>
        </draw:polygon>
        <draw:polygon draw:style-name="gr7" draw:text-style-name="P10" draw:layer="layout" svg:width="0.017cm" svg:height="0.69cm" svg:x="15.792cm" svg:y="12.615cm" svg:viewBox="0 0 18 691" draw:points="0,691 18,691 18,0 0,0">
          <text:p/>
        </draw:polygon>
        <draw:polygon draw:style-name="gr7" draw:text-style-name="P10" draw:layer="layout" svg:width="0.017cm" svg:height="0.69cm" svg:x="16.241cm" svg:y="12.615cm" svg:viewBox="0 0 18 691" draw:points="0,691 18,691 18,0 0,0">
          <text:p/>
        </draw:polygon>
        <draw:polygon draw:style-name="gr7" draw:text-style-name="P10" draw:layer="layout" svg:width="0.898cm" svg:height="0.017cm" svg:x="15.36cm" svg:y="21.513cm" svg:viewBox="0 0 899 18" draw:points="0,18 899,18 899,0 0,0">
          <text:p/>
        </draw:polygon>
        <draw:polygon draw:style-name="gr7" draw:text-style-name="P10" draw:layer="layout" svg:width="0.017cm" svg:height="0.69cm" svg:x="16.69cm" svg:y="12.615cm" svg:viewBox="0 0 18 691" draw:points="0,691 18,691 18,0 0,0">
          <text:p/>
        </draw:polygon>
        <draw:polygon draw:style-name="gr7" draw:text-style-name="P10" draw:layer="layout" svg:width="0.017cm" svg:height="0.69cm" svg:x="17.138cm" svg:y="12.615cm" svg:viewBox="0 0 18 691" draw:points="0,691 18,691 18,0 0,0">
          <text:p/>
        </draw:polygon>
        <draw:polygon draw:style-name="gr7" draw:text-style-name="P10" draw:layer="layout" svg:width="0.017cm" svg:height="0.69cm" svg:x="17.587cm" svg:y="12.615cm" svg:viewBox="0 0 18 691" draw:points="0,691 18,691 18,0 0,0">
          <text:p/>
        </draw:polygon>
        <draw:polygon draw:style-name="gr7" draw:text-style-name="P10" draw:layer="layout" svg:width="0.897cm" svg:height="0.017cm" svg:x="16.707cm" svg:y="21.513cm" svg:viewBox="0 0 898 18" draw:points="0,18 898,18 898,0 0,0">
          <text:p/>
        </draw:polygon>
        <draw:polygon draw:style-name="gr7" draw:text-style-name="P10" draw:layer="layout" svg:width="0.017cm" svg:height="0.69cm" svg:x="18.036cm" svg:y="12.615cm" svg:viewBox="0 0 18 691" draw:points="0,691 18,691 18,0 0,0">
          <text:p/>
        </draw:polygon>
        <draw:polygon draw:style-name="gr7" draw:text-style-name="P10" draw:layer="layout" svg:width="0.017cm" svg:height="0.69cm" svg:x="18.485cm" svg:y="12.615cm" svg:viewBox="0 0 18 691" draw:points="0,691 18,691 18,0 0,0">
          <text:p/>
        </draw:polygon>
        <draw:polygon draw:style-name="gr7" draw:text-style-name="P10" draw:layer="layout" svg:width="0.017cm" svg:height="0.69cm" svg:x="18.933cm" svg:y="12.615cm" svg:viewBox="0 0 18 691" draw:points="0,691 18,691 18,0 0,0">
          <text:p/>
        </draw:polygon>
        <draw:polygon draw:style-name="gr7" draw:text-style-name="P10" draw:layer="layout" svg:width="0.017cm" svg:height="0.69cm" svg:x="19.382cm" svg:y="12.615cm" svg:viewBox="0 0 18 691" draw:points="0,691 18,691 18,0 0,0">
          <text:p/>
        </draw:polygon>
        <draw:polygon draw:style-name="gr7" draw:text-style-name="P10" draw:layer="layout" svg:width="0.018cm" svg:height="0.69cm" svg:x="19.831cm" svg:y="12.615cm" svg:viewBox="0 0 19 691" draw:points="0,691 19,691 19,0 0,0">
          <text:p/>
        </draw:polygon>
        <draw:polygon draw:style-name="gr7" draw:text-style-name="P10" draw:layer="layout" svg:width="0.448cm" svg:height="0.017cm" svg:x="1.632cm" svg:y="21.877cm" svg:viewBox="0 0 449 18" draw:points="0,18 449,18 449,0 0,0">
          <text:p/>
        </draw:polygon>
        <draw:polygon draw:style-name="gr7" draw:text-style-name="P10" draw:layer="layout" svg:width="0.448cm" svg:height="0.017cm" svg:x="3.427cm" svg:y="21.877cm" svg:viewBox="0 0 449 18" draw:points="0,18 449,18 449,0 0,0">
          <text:p/>
        </draw:polygon>
        <draw:polygon draw:style-name="gr7" draw:text-style-name="P10" draw:layer="layout" svg:width="0.449cm" svg:height="0.017cm" svg:x="5.319cm" svg:y="21.877cm" svg:viewBox="0 0 450 18" draw:points="0,18 450,18 450,0 0,0">
          <text:p/>
        </draw:polygon>
        <draw:polygon draw:style-name="gr7" draw:text-style-name="P10" draw:layer="layout" svg:width="0.448cm" svg:height="0.017cm" svg:x="8.109cm" svg:y="21.877cm" svg:viewBox="0 0 449 18" draw:points="0,18 449,18 449,0 0,0">
          <text:p/>
        </draw:polygon>
        <draw:polygon draw:style-name="gr7" draw:text-style-name="P10" draw:layer="layout" svg:width="0.898cm" svg:height="0.017cm" svg:x="15.36cm" svg:y="21.877cm" svg:viewBox="0 0 899 18" draw:points="0,18 899,18 899,0 0,0">
          <text:p/>
        </draw:polygon>
        <draw:polygon draw:style-name="gr7" draw:text-style-name="P10" draw:layer="layout" svg:width="0.897cm" svg:height="0.017cm" svg:x="16.707cm" svg:y="21.877cm" svg:viewBox="0 0 898 18" draw:points="0,18 898,18 898,0 0,0">
          <text:p/>
        </draw:polygon>
        <draw:polygon draw:style-name="gr7" draw:text-style-name="P10" draw:layer="layout" svg:width="0.017cm" svg:height="0.381cm" svg:x="1.615cm" svg:y="21.513cm" svg:viewBox="0 0 18 382" draw:points="0,382 18,382 18,0 0,0">
          <text:p/>
        </draw:polygon>
        <draw:polygon draw:style-name="gr7" draw:text-style-name="P10" draw:layer="layout" svg:width="0.017cm" svg:height="0.364cm" svg:x="2.063cm" svg:y="21.53cm" svg:viewBox="0 0 18 365" draw:points="0,365 18,365 18,0 0,0">
          <text:p/>
        </draw:polygon>
        <draw:polygon draw:style-name="gr7" draw:text-style-name="P10" draw:layer="layout" svg:width="0.448cm" svg:height="0.017cm" svg:x="1.632cm" svg:y="22cm" svg:viewBox="0 0 449 18" draw:points="0,18 449,18 449,0 0,0">
          <text:p/>
        </draw:polygon>
        <draw:polygon draw:style-name="gr7" draw:text-style-name="P10" draw:layer="layout" svg:width="0.017cm" svg:height="0.381cm" svg:x="8.092cm" svg:y="21.513cm" svg:viewBox="0 0 18 382" draw:points="0,382 18,382 18,0 0,0">
          <text:p/>
        </draw:polygon>
        <draw:polygon draw:style-name="gr7" draw:text-style-name="P10" draw:layer="layout" svg:width="0.017cm" svg:height="0.364cm" svg:x="8.54cm" svg:y="21.53cm" svg:viewBox="0 0 18 365" draw:points="0,365 18,365 18,0 0,0">
          <text:p/>
        </draw:polygon>
        <draw:polygon draw:style-name="gr7" draw:text-style-name="P10" draw:layer="layout" svg:width="0.448cm" svg:height="0.017cm" svg:x="8.109cm" svg:y="22cm" svg:viewBox="0 0 449 18" draw:points="0,18 449,18 449,0 0,0">
          <text:p/>
        </draw:polygon>
        <draw:polygon draw:style-name="gr7" draw:text-style-name="P10" draw:layer="layout" svg:width="0.017cm" svg:height="1.092cm" svg:x="9.438cm" svg:y="12.213cm" svg:viewBox="0 0 18 1093" draw:points="0,1093 18,1093 18,0 0,0">
          <text:p/>
        </draw:polygon>
        <draw:polygon draw:style-name="gr7" draw:text-style-name="P10" draw:layer="layout" svg:width="0.017cm" svg:height="1.092cm" svg:x="9.887cm" svg:y="12.213cm" svg:viewBox="0 0 18 1093" draw:points="0,1093 18,1093 18,0 0,0">
          <text:p/>
        </draw:polygon>
        <draw:polygon draw:style-name="gr7" draw:text-style-name="P10" draw:layer="layout" svg:width="0.017cm" svg:height="1.092cm" svg:x="10.335cm" svg:y="12.213cm" svg:viewBox="0 0 18 1093" draw:points="0,1093 18,1093 18,0 0,0">
          <text:p/>
        </draw:polygon>
        <draw:polygon draw:style-name="gr7" draw:text-style-name="P10" draw:layer="layout" svg:width="0.897cm" svg:height="0.017cm" svg:x="9.455cm" svg:y="22cm" svg:viewBox="0 0 898 18" draw:points="0,18 898,18 898,0 0,0">
          <text:p/>
        </draw:polygon>
        <draw:polygon draw:style-name="gr7" draw:text-style-name="P10" draw:layer="layout" svg:width="0.017cm" svg:height="1.092cm" svg:x="10.784cm" svg:y="12.213cm" svg:viewBox="0 0 18 1093" draw:points="0,1093 18,1093 18,0 0,0">
          <text:p/>
        </draw:polygon>
        <draw:polygon draw:style-name="gr7" draw:text-style-name="P10" draw:layer="layout" svg:width="0.017cm" svg:height="1.092cm" svg:x="11.233cm" svg:y="12.213cm" svg:viewBox="0 0 18 1093" draw:points="0,1093 18,1093 18,0 0,0">
          <text:p/>
        </draw:polygon>
        <draw:polygon draw:style-name="gr7" draw:text-style-name="P10" draw:layer="layout" svg:width="0.017cm" svg:height="0.44cm" svg:x="11.682cm" svg:y="11.383cm" svg:viewBox="0 0 18 441" draw:points="0,441 18,441 18,0 0,0">
          <text:p/>
        </draw:polygon>
        <draw:polygon draw:style-name="gr7" draw:text-style-name="P10" draw:layer="layout" svg:width="0.898cm" svg:height="0.017cm" svg:x="10.801cm" svg:y="22cm" svg:viewBox="0 0 899 18" draw:points="0,18 899,18 899,0 0,0">
          <text:p/>
        </draw:polygon>
        <draw:polygon draw:style-name="gr7" draw:text-style-name="P10" draw:layer="layout" svg:width="0.017cm" svg:height="0.707cm" svg:x="12.13cm" svg:y="12.598cm" svg:viewBox="0 0 18 708" draw:points="0,708 18,708 18,0 0,0">
          <text:p/>
        </draw:polygon>
        <draw:polygon draw:style-name="gr7" draw:text-style-name="P10" draw:layer="layout" svg:width="0.017cm" svg:height="0.69cm" svg:x="12.579cm" svg:y="12.615cm" svg:viewBox="0 0 18 691" draw:points="0,691 18,691 18,0 0,0">
          <text:p/>
        </draw:polygon>
        <draw:polygon draw:style-name="gr7" draw:text-style-name="P10" draw:layer="layout" svg:width="0.017cm" svg:height="0.69cm" svg:x="13.028cm" svg:y="12.615cm" svg:viewBox="0 0 18 691" draw:points="0,691 18,691 18,0 0,0">
          <text:p/>
        </draw:polygon>
        <draw:polygon draw:style-name="gr7" draw:text-style-name="P10" draw:layer="layout" svg:width="0.016cm" svg:height="0.69cm" svg:x="13.477cm" svg:y="12.615cm" svg:viewBox="0 0 17 691" draw:points="0,691 17,691 17,0 0,0">
          <text:p/>
        </draw:polygon>
        <draw:polygon draw:style-name="gr7" draw:text-style-name="P10" draw:layer="layout" svg:width="0.017cm" svg:height="0.69cm" svg:x="13.925cm" svg:y="12.615cm" svg:viewBox="0 0 18 691" draw:points="0,691 18,691 18,0 0,0">
          <text:p/>
        </draw:polygon>
        <draw:polygon draw:style-name="gr7" draw:text-style-name="P10" draw:layer="layout" svg:width="0.448cm" svg:height="0.017cm" svg:x="1.632cm" svg:y="22.428cm" svg:viewBox="0 0 449 18" draw:points="0,18 449,18 449,0 0,0">
          <text:p/>
        </draw:polygon>
        <draw:polygon draw:style-name="gr7" draw:text-style-name="P10" draw:layer="layout" svg:width="0.448cm" svg:height="0.017cm" svg:x="8.109cm" svg:y="22.428cm" svg:viewBox="0 0 449 18" draw:points="0,18 449,18 449,0 0,0">
          <text:p/>
        </draw:polygon>
        <draw:polygon draw:style-name="gr7" draw:text-style-name="P10" draw:layer="layout" svg:width="0.897cm" svg:height="0.017cm" svg:x="9.455cm" svg:y="22.428cm" svg:viewBox="0 0 898 18" draw:points="0,18 898,18 898,0 0,0">
          <text:p/>
        </draw:polygon>
        <draw:polygon draw:style-name="gr7" draw:text-style-name="P10" draw:layer="layout" svg:width="0.898cm" svg:height="0.017cm" svg:x="10.801cm" svg:y="22.428cm" svg:viewBox="0 0 899 18" draw:points="0,18 899,18 899,0 0,0">
          <text:p/>
        </draw:polygon>
        <draw:polygon draw:style-name="gr7" draw:text-style-name="P10" draw:layer="layout" svg:width="0.017cm" svg:height="0.445cm" svg:x="8.092cm" svg:y="22cm" svg:viewBox="0 0 18 446" draw:points="0,446 18,446 18,0 0,0">
          <text:p/>
        </draw:polygon>
        <draw:polygon draw:style-name="gr7" draw:text-style-name="P10" draw:layer="layout" svg:width="0.017cm" svg:height="0.428cm" svg:x="8.54cm" svg:y="22.017cm" svg:viewBox="0 0 18 429" draw:points="0,429 18,429 18,0 0,0">
          <text:p/>
        </draw:polygon>
        <draw:polygon draw:style-name="gr7" draw:text-style-name="P10" draw:layer="layout" svg:width="0.448cm" svg:height="0.017cm" svg:x="8.109cm" svg:y="23.173cm" svg:viewBox="0 0 449 18" draw:points="0,18 449,18 449,0 0,0">
          <text:p/>
        </draw:polygon>
        <draw:polygon draw:style-name="gr7" draw:text-style-name="P10" draw:layer="layout" svg:width="0.017cm" svg:height="0.381cm" svg:x="15.343cm" svg:y="21.513cm" svg:viewBox="0 0 18 382" draw:points="0,382 18,382 18,0 0,0">
          <text:p/>
        </draw:polygon>
        <draw:polygon draw:style-name="gr7" draw:text-style-name="P10" draw:layer="layout" svg:width="0.017cm" svg:height="0.364cm" svg:x="15.792cm" svg:y="21.53cm" svg:viewBox="0 0 18 365" draw:points="0,365 18,365 18,0 0,0">
          <text:p/>
        </draw:polygon>
        <draw:polygon draw:style-name="gr7" draw:text-style-name="P10" draw:layer="layout" svg:width="0.448cm" svg:height="0.017cm" svg:x="8.109cm" svg:y="23.486cm" svg:viewBox="0 0 449 18" draw:points="0,18 449,18 449,0 0,0">
          <text:p/>
        </draw:polygon>
        <draw:polygon draw:style-name="gr7" draw:text-style-name="P10" draw:layer="layout" svg:width="0.017cm" svg:height="0.33cm" svg:x="8.092cm" svg:y="23.173cm" svg:viewBox="0 0 18 331" draw:points="0,331 18,331 18,0 0,0">
          <text:p/>
        </draw:polygon>
        <draw:polygon draw:style-name="gr7" draw:text-style-name="P10" draw:layer="layout" svg:width="0.017cm" svg:height="0.313cm" svg:x="8.54cm" svg:y="23.19cm" svg:viewBox="0 0 18 314" draw:points="0,314 18,314 18,0 0,0">
          <text:p/>
        </draw:polygon>
        <draw:polygon draw:style-name="gr7" draw:text-style-name="P10" draw:layer="layout" svg:width="0.448cm" svg:height="0.017cm" svg:x="8.109cm" svg:y="23.596cm" svg:viewBox="0 0 449 18" draw:points="0,18 449,18 449,0 0,0">
          <text:p/>
        </draw:polygon>
        <draw:polygon draw:style-name="gr7" draw:text-style-name="P10" draw:layer="layout" svg:width="0.017cm" svg:height="0.33cm" svg:x="15.343cm" svg:y="23.173cm" svg:viewBox="0 0 18 331" draw:points="0,331 18,331 18,0 0,0">
          <text:p/>
        </draw:polygon>
        <draw:polygon draw:style-name="gr7" draw:text-style-name="P10" draw:layer="layout" svg:width="0.017cm" svg:height="0.313cm" svg:x="15.792cm" svg:y="23.19cm" svg:viewBox="0 0 18 314" draw:points="0,314 18,314 18,0 0,0">
          <text:p/>
        </draw:polygon>
        <draw:polygon draw:style-name="gr7" draw:text-style-name="P10" draw:layer="layout" svg:width="0.448cm" svg:height="0.017cm" svg:x="8.109cm" svg:y="23.935cm" svg:viewBox="0 0 449 18" draw:points="0,18 449,18 449,0 0,0">
          <text:p/>
        </draw:polygon>
        <draw:polygon draw:style-name="gr7" draw:text-style-name="P10" draw:layer="layout" svg:width="0.017cm" svg:height="0.356cm" svg:x="8.092cm" svg:y="23.596cm" svg:viewBox="0 0 18 357" draw:points="0,357 18,357 18,0 0,0">
          <text:p/>
        </draw:polygon>
        <draw:polygon draw:style-name="gr7" draw:text-style-name="P10" draw:layer="layout" svg:width="0.017cm" svg:height="0.339cm" svg:x="8.54cm" svg:y="23.613cm" svg:viewBox="0 0 18 340" draw:points="0,340 18,340 18,0 0,0">
          <text:p/>
        </draw:polygon>
        <draw:polygon draw:style-name="gr7" draw:text-style-name="P10" draw:layer="layout" svg:width="0.017cm" svg:height="0.445cm" svg:x="1.615cm" svg:y="22cm" svg:viewBox="0 0 18 446" draw:points="0,446 18,446 18,0 0,0">
          <text:p/>
        </draw:polygon>
        <draw:polygon draw:style-name="gr7" draw:text-style-name="P10" draw:layer="layout" svg:width="0.017cm" svg:height="0.428cm" svg:x="2.063cm" svg:y="22.017cm" svg:viewBox="0 0 18 429" draw:points="0,429 18,429 18,0 0,0">
          <text:p/>
        </draw:polygon>
        <draw:polygon draw:style-name="gr7" draw:text-style-name="P10" draw:layer="layout" svg:width="0.017cm" svg:height="0.69cm" svg:x="2.512cm" svg:y="12.615cm" svg:viewBox="0 0 18 691" draw:points="0,691 18,691 18,0 0,0">
          <text:p/>
        </draw:polygon>
        <draw:polygon draw:style-name="gr7" draw:text-style-name="P10" draw:layer="layout" svg:width="0.897cm" svg:height="0.017cm" svg:x="1.632cm" svg:y="24.447cm" svg:viewBox="0 0 898 18" draw:points="0,18 898,18 898,0 0,0">
          <text:p/>
        </draw:polygon>
        <draw:polygon draw:style-name="gr7" draw:text-style-name="P10" draw:layer="layout" svg:width="0.017cm" svg:height="0.69cm" svg:x="2.961cm" svg:y="12.615cm" svg:viewBox="0 0 18 691" draw:points="0,691 18,691 18,0 0,0">
          <text:p/>
        </draw:polygon>
        <draw:polygon draw:style-name="gr7" draw:text-style-name="P10" draw:layer="layout" svg:width="0.017cm" svg:height="0.381cm" svg:x="3.41cm" svg:y="21.513cm" svg:viewBox="0 0 18 382" draw:points="0,382 18,382 18,0 0,0">
          <text:p/>
        </draw:polygon>
        <draw:polygon draw:style-name="gr7" draw:text-style-name="P10" draw:layer="layout" svg:width="0.017cm" svg:height="0.364cm" svg:x="3.858cm" svg:y="21.53cm" svg:viewBox="0 0 18 365" draw:points="0,365 18,365 18,0 0,0">
          <text:p/>
        </draw:polygon>
        <draw:polygon draw:style-name="gr7" draw:text-style-name="P10" draw:layer="layout" svg:width="0.897cm" svg:height="0.017cm" svg:x="2.978cm" svg:y="24.447cm" svg:viewBox="0 0 898 18" draw:points="0,18 898,18 898,0 0,0">
          <text:p/>
        </draw:polygon>
        <draw:polygon draw:style-name="gr7" draw:text-style-name="P10" draw:layer="layout" svg:width="0.017cm" svg:height="1.092cm" svg:x="4.307cm" svg:y="12.213cm" svg:viewBox="0 0 18 1093" draw:points="0,1093 18,1093 18,0 0,0">
          <text:p/>
        </draw:polygon>
        <draw:polygon draw:style-name="gr7" draw:text-style-name="P10" draw:layer="layout" svg:width="0.017cm" svg:height="1.092cm" svg:x="4.853cm" svg:y="12.213cm" svg:viewBox="0 0 18 1093" draw:points="0,1093 18,1093 18,0 0,0">
          <text:p/>
        </draw:polygon>
        <draw:polygon draw:style-name="gr7" draw:text-style-name="P10" draw:layer="layout" svg:width="0.017cm" svg:height="0.381cm" svg:x="5.302cm" svg:y="21.513cm" svg:viewBox="0 0 18 382" draw:points="0,382 18,382 18,0 0,0">
          <text:p/>
        </draw:polygon>
        <draw:polygon draw:style-name="gr7" draw:text-style-name="P10" draw:layer="layout" svg:width="0.018cm" svg:height="0.364cm" svg:x="5.751cm" svg:y="21.53cm" svg:viewBox="0 0 19 365" draw:points="0,365 19,365 19,0 0,0">
          <text:p/>
        </draw:polygon>
        <draw:polygon draw:style-name="gr7" draw:text-style-name="P10" draw:layer="layout" svg:width="0.018cm" svg:height="1.092cm" svg:x="6.199cm" svg:y="12.213cm" svg:viewBox="0 0 19 1093" draw:points="0,1093 19,1093 19,0 0,0">
          <text:p/>
        </draw:polygon>
        <draw:polygon draw:style-name="gr7" draw:text-style-name="P10" draw:layer="layout" svg:width="1.892cm" svg:height="0.017cm" svg:x="4.324cm" svg:y="24.447cm" svg:viewBox="0 0 1893 18" draw:points="0,18 1893,18 1893,0 0,0">
          <text:p/>
        </draw:polygon>
        <draw:polygon draw:style-name="gr7" draw:text-style-name="P10" draw:layer="layout" svg:width="0.448cm" svg:height="0.017cm" svg:x="8.109cm" svg:y="24.447cm" svg:viewBox="0 0 449 18" draw:points="0,18 449,18 449,0 0,0">
          <text:p/>
        </draw:polygon>
        <draw:polygon draw:style-name="gr7" draw:text-style-name="P10" draw:layer="layout" svg:width="0.017cm" svg:height="0.356cm" svg:x="15.343cm" svg:y="23.596cm" svg:viewBox="0 0 18 357" draw:points="0,357 18,357 18,0 0,0">
          <text:p/>
        </draw:polygon>
        <draw:polygon draw:style-name="gr7" draw:text-style-name="P10" draw:layer="layout" svg:width="0.017cm" svg:height="0.339cm" svg:x="15.792cm" svg:y="23.613cm" svg:viewBox="0 0 18 340" draw:points="0,340 18,340 18,0 0,0">
          <text:p/>
        </draw:polygon>
        <draw:polygon draw:style-name="gr7" draw:text-style-name="P10" draw:layer="layout" svg:width="0.017cm" svg:height="0.364cm" svg:x="16.241cm" svg:y="21.53cm" svg:viewBox="0 0 18 365" draw:points="0,365 18,365 18,0 0,0">
          <text:p/>
        </draw:polygon>
        <draw:polygon draw:style-name="gr7" draw:text-style-name="P10" draw:layer="layout" svg:width="0.898cm" svg:height="0.017cm" svg:x="15.36cm" svg:y="24.447cm" svg:viewBox="0 0 899 18" draw:points="0,18 899,18 899,0 0,0">
          <text:p/>
        </draw:polygon>
        <draw:polygon draw:style-name="gr7" draw:text-style-name="P10" draw:layer="layout" svg:width="0.017cm" svg:height="0.381cm" svg:x="16.69cm" svg:y="21.513cm" svg:viewBox="0 0 18 382" draw:points="0,382 18,382 18,0 0,0">
          <text:p/>
        </draw:polygon>
        <draw:polygon draw:style-name="gr7" draw:text-style-name="P10" draw:layer="layout" svg:width="0.017cm" svg:height="0.364cm" svg:x="17.138cm" svg:y="21.53cm" svg:viewBox="0 0 18 365" draw:points="0,365 18,365 18,0 0,0">
          <text:p/>
        </draw:polygon>
        <draw:polygon draw:style-name="gr7" draw:text-style-name="P10" draw:layer="layout" svg:width="0.017cm" svg:height="0.364cm" svg:x="17.587cm" svg:y="21.53cm" svg:viewBox="0 0 18 365" draw:points="0,365 18,365 18,0 0,0">
          <text:p/>
        </draw:polygon>
        <draw:polygon draw:style-name="gr7" draw:text-style-name="P10" draw:layer="layout" svg:width="0.897cm" svg:height="0.017cm" svg:x="16.707cm" svg:y="24.447cm" svg:viewBox="0 0 898 18" draw:points="0,18 898,18 898,0 0,0">
          <text:p/>
        </draw:polygon>
        <draw:polygon draw:style-name="gr7" draw:text-style-name="P10" draw:layer="layout" svg:width="0.017cm" svg:height="0.381cm" svg:x="18.036cm" svg:y="21.513cm" svg:viewBox="0 0 18 382" draw:points="0,382 18,382 18,0 0,0">
          <text:p/>
        </draw:polygon>
        <draw:polygon draw:style-name="gr7" draw:text-style-name="P10" draw:layer="layout" svg:width="0.017cm" svg:height="0.364cm" svg:x="18.485cm" svg:y="21.53cm" svg:viewBox="0 0 18 365" draw:points="0,365 18,365 18,0 0,0">
          <text:p/>
        </draw:polygon>
        <draw:polygon draw:style-name="gr7" draw:text-style-name="P10" draw:layer="layout" svg:width="0.017cm" svg:height="0.364cm" svg:x="18.933cm" svg:y="21.53cm" svg:viewBox="0 0 18 365" draw:points="0,365 18,365 18,0 0,0">
          <text:p/>
        </draw:polygon>
        <draw:polygon draw:style-name="gr7" draw:text-style-name="P10" draw:layer="layout" svg:width="0.017cm" svg:height="0.364cm" svg:x="19.382cm" svg:y="21.53cm" svg:viewBox="0 0 18 365" draw:points="0,365 18,365 18,0 0,0">
          <text:p/>
        </draw:polygon>
        <draw:polygon draw:style-name="gr7" draw:text-style-name="P10" draw:layer="layout" svg:width="0.018cm" svg:height="0.364cm" svg:x="19.831cm" svg:y="21.53cm" svg:viewBox="0 0 19 365" draw:points="0,365 19,365 19,0 0,0">
          <text:p/>
        </draw:polygon>
        <draw:polygon draw:style-name="gr7" draw:text-style-name="P10" draw:layer="layout" svg:width="0.897cm" svg:height="0.017cm" svg:x="1.632cm" svg:y="24.849cm" svg:viewBox="0 0 898 18" draw:points="0,18 898,18 898,0 0,0">
          <text:p/>
        </draw:polygon>
        <draw:polygon draw:style-name="gr7" draw:text-style-name="P10" draw:layer="layout" svg:width="0.897cm" svg:height="0.017cm" svg:x="2.978cm" svg:y="24.849cm" svg:viewBox="0 0 898 18" draw:points="0,18 898,18 898,0 0,0">
          <text:p/>
        </draw:polygon>
        <draw:polygon draw:style-name="gr7" draw:text-style-name="P10" draw:layer="layout" svg:width="1.892cm" svg:height="0.017cm" svg:x="4.324cm" svg:y="24.849cm" svg:viewBox="0 0 1893 18" draw:points="0,18 1893,18 1893,0 0,0">
          <text:p/>
        </draw:polygon>
        <draw:polygon draw:style-name="gr7" draw:text-style-name="P10" draw:layer="layout" svg:width="0.898cm" svg:height="0.017cm" svg:x="15.36cm" svg:y="24.849cm" svg:viewBox="0 0 899 18" draw:points="0,18 899,18 899,0 0,0">
          <text:p/>
        </draw:polygon>
        <draw:polygon draw:style-name="gr7" draw:text-style-name="P10" draw:layer="layout" svg:width="0.897cm" svg:height="0.017cm" svg:x="16.707cm" svg:y="24.849cm" svg:viewBox="0 0 898 18" draw:points="0,18 898,18 898,0 0,0">
          <text:p/>
        </draw:polygon>
        <draw:polygon draw:style-name="gr7" draw:text-style-name="P10" draw:layer="layout" svg:width="0.017cm" svg:height="0.402cm" svg:x="3.858cm" svg:y="24.464cm" svg:viewBox="0 0 18 403" draw:points="0,403 18,403 18,0 0,0">
          <text:p/>
        </draw:polygon>
        <draw:polygon draw:style-name="gr7" draw:text-style-name="P10" draw:layer="layout" svg:width="0.017cm" svg:height="0.428cm" svg:x="13.925cm" svg:y="22.017cm" svg:viewBox="0 0 18 429" draw:points="0,429 18,429 18,0 0,0">
          <text:p/>
        </draw:polygon>
        <draw:polygon draw:style-name="gr7" draw:text-style-name="P10" draw:layer="layout" svg:width="10.067cm" svg:height="0.017cm" svg:x="3.875cm" svg:y="25.061cm" svg:viewBox="0 0 10068 18" draw:points="0,18 10068,18 10068,0 0,0">
          <text:p/>
        </draw:polygon>
        <draw:polygon draw:style-name="gr7" draw:text-style-name="P10" draw:layer="layout" svg:width="0.017cm" svg:height="0.402cm" svg:x="15.792cm" svg:y="24.464cm" svg:viewBox="0 0 18 403" draw:points="0,403 18,403 18,0 0,0">
          <text:p/>
        </draw:polygon>
        <draw:polygon draw:style-name="gr7" draw:text-style-name="P10" draw:layer="layout" svg:width="0.018cm" svg:height="0.402cm" svg:x="19.831cm" svg:y="24.464cm" svg:viewBox="0 0 19 403" draw:points="0,403 19,403 19,0 0,0">
          <text:p/>
        </draw:polygon>
        <draw:polygon draw:style-name="gr7" draw:text-style-name="P10" draw:layer="layout" svg:width="10.067cm" svg:height="0.017cm" svg:x="3.875cm" svg:y="25.84cm" svg:viewBox="0 0 10068 18" draw:points="0,18 10068,18 10068,0 0,0">
          <text:p/>
        </draw:polygon>
        <draw:polygon draw:style-name="gr7" draw:text-style-name="P10" draw:layer="layout" svg:width="0.017cm" svg:height="0.402cm" svg:x="5.302cm" svg:y="24.464cm" svg:viewBox="0 0 18 403" draw:points="0,403 18,403 18,0 0,0">
          <text:p/>
        </draw:polygon>
        <draw:polygon draw:style-name="gr7" draw:text-style-name="P10" draw:layer="layout" svg:width="0.018cm" svg:height="0.402cm" svg:x="5.751cm" svg:y="24.464cm" svg:viewBox="0 0 19 403" draw:points="0,403 19,403 19,0 0,0">
          <text:p/>
        </draw:polygon>
        <draw:polygon draw:style-name="gr7" draw:text-style-name="P10" draw:layer="layout" svg:width="0.018cm" svg:height="0.402cm" svg:x="6.199cm" svg:y="24.464cm" svg:viewBox="0 0 19 403" draw:points="0,403 19,403 19,0 0,0">
          <text:p/>
        </draw:polygon>
        <draw:polygon draw:style-name="gr7" draw:text-style-name="P10" draw:layer="layout" svg:width="0.017cm" svg:height="1.092cm" svg:x="6.648cm" svg:y="12.213cm" svg:viewBox="0 0 18 1093" draw:points="0,1093 18,1093 18,0 0,0">
          <text:p/>
        </draw:polygon>
        <draw:polygon draw:style-name="gr7" draw:text-style-name="P10" draw:layer="layout" svg:width="0.017cm" svg:height="3.971cm" svg:x="7.097cm" svg:y="21.018cm" svg:viewBox="0 0 18 3972" draw:points="0,3972 18,3972 18,0 0,0">
          <text:p/>
        </draw:polygon>
        <draw:polygon draw:style-name="gr7" draw:text-style-name="P10" draw:layer="layout" svg:width="0.017cm" svg:height="1.092cm" svg:x="7.546cm" svg:y="12.213cm" svg:viewBox="0 0 18 1093" draw:points="0,1093 18,1093 18,0 0,0">
          <text:p/>
        </draw:polygon>
        <draw:polygon draw:style-name="gr7" draw:text-style-name="P10" draw:layer="layout" svg:width="0.017cm" svg:height="0.381cm" svg:x="8.092cm" svg:y="24.083cm" svg:viewBox="0 0 18 382" draw:points="0,382 18,382 18,0 0,0">
          <text:p/>
        </draw:polygon>
        <draw:polygon draw:style-name="gr7" draw:text-style-name="P10" draw:layer="layout" svg:width="0.017cm" svg:height="0.364cm" svg:x="8.54cm" svg:y="24.1cm" svg:viewBox="0 0 18 365" draw:points="0,365 18,365 18,0 0,0">
          <text:p/>
        </draw:polygon>
        <draw:polygon draw:style-name="gr7" draw:text-style-name="P10" draw:layer="layout" svg:width="0.017cm" svg:height="0.314cm" svg:x="8.989cm" svg:y="19.79cm" svg:viewBox="0 0 18 315" draw:points="0,315 18,315 18,0 0,0">
          <text:p/>
        </draw:polygon>
        <draw:polygon draw:style-name="gr7" draw:text-style-name="P10" draw:layer="layout" svg:width="0.017cm" svg:height="0.445cm" svg:x="9.438cm" svg:y="22cm" svg:viewBox="0 0 18 446" draw:points="0,446 18,446 18,0 0,0">
          <text:p/>
        </draw:polygon>
        <draw:polygon draw:style-name="gr7" draw:text-style-name="P10" draw:layer="layout" svg:width="0.017cm" svg:height="0.428cm" svg:x="9.887cm" svg:y="22.017cm" svg:viewBox="0 0 18 429" draw:points="0,429 18,429 18,0 0,0">
          <text:p/>
        </draw:polygon>
        <draw:polygon draw:style-name="gr7" draw:text-style-name="P10" draw:layer="layout" svg:width="0.017cm" svg:height="0.428cm" svg:x="10.335cm" svg:y="22.017cm" svg:viewBox="0 0 18 429" draw:points="0,429 18,429 18,0 0,0">
          <text:p/>
        </draw:polygon>
        <draw:polygon draw:style-name="gr7" draw:text-style-name="P10" draw:layer="layout" svg:width="0.017cm" svg:height="0.445cm" svg:x="10.784cm" svg:y="22cm" svg:viewBox="0 0 18 446" draw:points="0,446 18,446 18,0 0,0">
          <text:p/>
        </draw:polygon>
        <draw:polygon draw:style-name="gr7" draw:text-style-name="P10" draw:layer="layout" svg:width="0.017cm" svg:height="0.428cm" svg:x="11.233cm" svg:y="22.017cm" svg:viewBox="0 0 18 429" draw:points="0,429 18,429 18,0 0,0">
          <text:p/>
        </draw:polygon>
        <draw:polygon draw:style-name="gr7" draw:text-style-name="P10" draw:layer="layout" svg:width="0.017cm" svg:height="0.428cm" svg:x="11.682cm" svg:y="22.017cm" svg:viewBox="0 0 18 429" draw:points="0,429 18,429 18,0 0,0">
          <text:p/>
        </draw:polygon>
        <draw:polygon draw:style-name="gr7" draw:text-style-name="P10" draw:layer="layout" svg:width="0.017cm" svg:height="0.445cm" svg:x="12.13cm" svg:y="22cm" svg:viewBox="0 0 18 446" draw:points="0,446 18,446 18,0 0,0">
          <text:p/>
        </draw:polygon>
        <draw:polygon draw:style-name="gr7" draw:text-style-name="P10" draw:layer="layout" svg:width="0.017cm" svg:height="0.428cm" svg:x="12.579cm" svg:y="22.017cm" svg:viewBox="0 0 18 429" draw:points="0,429 18,429 18,0 0,0">
          <text:p/>
        </draw:polygon>
        <draw:polygon draw:style-name="gr7" draw:text-style-name="P10" draw:layer="layout" svg:width="0.017cm" svg:height="0.428cm" svg:x="13.028cm" svg:y="22.017cm" svg:viewBox="0 0 18 429" draw:points="0,429 18,429 18,0 0,0">
          <text:p/>
        </draw:polygon>
        <draw:polygon draw:style-name="gr7" draw:text-style-name="P10" draw:layer="layout" svg:width="0.016cm" svg:height="0.428cm" svg:x="13.477cm" svg:y="22.017cm" svg:viewBox="0 0 17 429" draw:points="0,429 17,429 17,0 0,0">
          <text:p/>
        </draw:polygon>
        <draw:polygon draw:style-name="gr7" draw:text-style-name="P10" draw:layer="layout" svg:width="0.017cm" svg:height="0.779cm" svg:x="13.925cm" svg:y="25.078cm" svg:viewBox="0 0 18 780" draw:points="0,780 18,780 18,0 0,0">
          <text:p/>
        </draw:polygon>
        <draw:polygon draw:style-name="gr7" draw:text-style-name="P10" draw:layer="layout" svg:width="0.017cm" svg:height="3.971cm" svg:x="14.374cm" svg:y="21.018cm" svg:viewBox="0 0 18 3972" draw:points="0,3972 18,3972 18,0 0,0">
          <text:p/>
        </draw:polygon>
        <draw:polygon draw:style-name="gr7" draw:text-style-name="P10" draw:layer="layout" svg:width="0.017cm" svg:height="0.314cm" svg:x="14.895cm" svg:y="19.79cm" svg:viewBox="0 0 18 315" draw:points="0,315 18,315 18,0 0,0">
          <text:p/>
        </draw:polygon>
        <draw:polygon draw:style-name="gr7" draw:text-style-name="P10" draw:layer="layout" svg:width="0.017cm" svg:height="0.419cm" svg:x="15.343cm" svg:y="24.447cm" svg:viewBox="0 0 18 420" draw:points="0,420 18,420 18,0 0,0">
          <text:p/>
        </draw:polygon>
        <draw:polygon draw:style-name="gr7" draw:text-style-name="P10" draw:layer="layout" svg:width="0.017cm" svg:height="0.796cm" svg:x="15.792cm" svg:y="25.061cm" svg:viewBox="0 0 18 797" draw:points="0,797 18,797 18,0 0,0">
          <text:p/>
        </draw:polygon>
        <draw:polygon draw:style-name="gr7" draw:text-style-name="P10" draw:layer="layout" svg:width="0.018cm" svg:height="0.339cm" svg:x="5.751cm" svg:y="26.593cm" svg:viewBox="0 0 19 340" draw:points="0,340 19,340 19,0 0,0">
          <text:p/>
        </draw:polygon>
        <draw:polygon draw:style-name="gr7" draw:text-style-name="P10" draw:layer="layout" svg:width="0.018cm" svg:height="0.339cm" svg:x="6.199cm" svg:y="26.593cm" svg:viewBox="0 0 19 340" draw:points="0,340 19,340 19,0 0,0">
          <text:p/>
        </draw:polygon>
        <draw:polygon draw:style-name="gr7" draw:text-style-name="P10" draw:layer="layout" svg:width="0.017cm" svg:height="0.339cm" svg:x="6.648cm" svg:y="26.593cm" svg:viewBox="0 0 18 340" draw:points="0,340 18,340 18,0 0,0">
          <text:p/>
        </draw:polygon>
        <draw:polygon draw:style-name="gr7" draw:text-style-name="P10" draw:layer="layout" svg:width="0.017cm" svg:height="0.339cm" svg:x="7.097cm" svg:y="26.593cm" svg:viewBox="0 0 18 340" draw:points="0,340 18,340 18,0 0,0">
          <text:p/>
        </draw:polygon>
        <draw:polygon draw:style-name="gr7" draw:text-style-name="P10" draw:layer="layout" svg:width="0.017cm" svg:height="0.339cm" svg:x="7.546cm" svg:y="26.593cm" svg:viewBox="0 0 18 340" draw:points="0,340 18,340 18,0 0,0">
          <text:p/>
        </draw:polygon>
        <draw:polygon draw:style-name="gr7" draw:text-style-name="P10" draw:layer="layout" svg:width="0.017cm" svg:height="0.339cm" svg:x="8.092cm" svg:y="26.593cm" svg:viewBox="0 0 18 340" draw:points="0,340 18,340 18,0 0,0">
          <text:p/>
        </draw:polygon>
        <draw:polygon draw:style-name="gr7" draw:text-style-name="P10" draw:layer="layout" svg:width="0.017cm" svg:height="0.339cm" svg:x="8.54cm" svg:y="26.593cm" svg:viewBox="0 0 18 340" draw:points="0,340 18,340 18,0 0,0">
          <text:p/>
        </draw:polygon>
        <draw:polygon draw:style-name="gr7" draw:text-style-name="P10" draw:layer="layout" svg:width="0.017cm" svg:height="0.339cm" svg:x="8.989cm" svg:y="26.593cm" svg:viewBox="0 0 18 340" draw:points="0,340 18,340 18,0 0,0">
          <text:p/>
        </draw:polygon>
        <draw:polygon draw:style-name="gr7" draw:text-style-name="P10" draw:layer="layout" svg:width="0.017cm" svg:height="0.339cm" svg:x="9.438cm" svg:y="26.593cm" svg:viewBox="0 0 18 340" draw:points="0,340 18,340 18,0 0,0">
          <text:p/>
        </draw:polygon>
        <draw:polygon draw:style-name="gr7" draw:text-style-name="P10" draw:layer="layout" svg:width="0.017cm" svg:height="0.339cm" svg:x="9.887cm" svg:y="26.593cm" svg:viewBox="0 0 18 340" draw:points="0,340 18,340 18,0 0,0">
          <text:p/>
        </draw:polygon>
        <draw:polygon draw:style-name="gr7" draw:text-style-name="P10" draw:layer="layout" svg:width="0.017cm" svg:height="0.339cm" svg:x="10.335cm" svg:y="26.593cm" svg:viewBox="0 0 18 340" draw:points="0,340 18,340 18,0 0,0">
          <text:p/>
        </draw:polygon>
        <draw:polygon draw:style-name="gr7" draw:text-style-name="P10" draw:layer="layout" svg:width="0.017cm" svg:height="0.339cm" svg:x="10.784cm" svg:y="26.593cm" svg:viewBox="0 0 18 340" draw:points="0,340 18,340 18,0 0,0">
          <text:p/>
        </draw:polygon>
        <draw:polygon draw:style-name="gr7" draw:text-style-name="P10" draw:layer="layout" svg:width="0.017cm" svg:height="0.339cm" svg:x="11.233cm" svg:y="26.593cm" svg:viewBox="0 0 18 340" draw:points="0,340 18,340 18,0 0,0">
          <text:p/>
        </draw:polygon>
        <draw:polygon draw:style-name="gr7" draw:text-style-name="P10" draw:layer="layout" svg:width="0.017cm" svg:height="0.339cm" svg:x="11.682cm" svg:y="26.593cm" svg:viewBox="0 0 18 340" draw:points="0,340 18,340 18,0 0,0">
          <text:p/>
        </draw:polygon>
        <draw:polygon draw:style-name="gr7" draw:text-style-name="P10" draw:layer="layout" svg:width="0.017cm" svg:height="0.339cm" svg:x="12.13cm" svg:y="26.593cm" svg:viewBox="0 0 18 340" draw:points="0,340 18,340 18,0 0,0">
          <text:p/>
        </draw:polygon>
        <draw:polygon draw:style-name="gr7" draw:text-style-name="P10" draw:layer="layout" svg:width="0.017cm" svg:height="0.339cm" svg:x="12.579cm" svg:y="26.593cm" svg:viewBox="0 0 18 340" draw:points="0,340 18,340 18,0 0,0">
          <text:p/>
        </draw:polygon>
        <draw:polygon draw:style-name="gr7" draw:text-style-name="P10" draw:layer="layout" svg:width="0.017cm" svg:height="0.339cm" svg:x="13.028cm" svg:y="26.593cm" svg:viewBox="0 0 18 340" draw:points="0,340 18,340 18,0 0,0">
          <text:p/>
        </draw:polygon>
        <draw:polygon draw:style-name="gr7" draw:text-style-name="P10" draw:layer="layout" svg:width="0.016cm" svg:height="0.339cm" svg:x="13.477cm" svg:y="26.593cm" svg:viewBox="0 0 17 340" draw:points="0,340 17,340 17,0 0,0">
          <text:p/>
        </draw:polygon>
        <draw:polygon draw:style-name="gr7" draw:text-style-name="P10" draw:layer="layout" svg:width="0.017cm" svg:height="0.339cm" svg:x="13.925cm" svg:y="26.593cm" svg:viewBox="0 0 18 340" draw:points="0,340 18,340 18,0 0,0">
          <text:p/>
        </draw:polygon>
        <draw:polygon draw:style-name="gr7" draw:text-style-name="P10" draw:layer="layout" svg:width="0.017cm" svg:height="0.339cm" svg:x="14.374cm" svg:y="26.593cm" svg:viewBox="0 0 18 340" draw:points="0,340 18,340 18,0 0,0">
          <text:p/>
        </draw:polygon>
        <draw:polygon draw:style-name="gr7" draw:text-style-name="P10" draw:layer="layout" svg:width="0.017cm" svg:height="0.339cm" svg:x="14.895cm" svg:y="26.593cm" svg:viewBox="0 0 18 340" draw:points="0,340 18,340 18,0 0,0">
          <text:p/>
        </draw:polygon>
        <draw:polygon draw:style-name="gr7" draw:text-style-name="P10" draw:layer="layout" svg:width="0.017cm" svg:height="0.339cm" svg:x="15.343cm" svg:y="26.593cm" svg:viewBox="0 0 18 340" draw:points="0,340 18,340 18,0 0,0">
          <text:p/>
        </draw:polygon>
        <draw:polygon draw:style-name="gr7" draw:text-style-name="P10" draw:layer="layout" svg:width="0.017cm" svg:height="0.339cm" svg:x="15.792cm" svg:y="26.593cm" svg:viewBox="0 0 18 340" draw:points="0,340 18,340 18,0 0,0">
          <text:p/>
        </draw:polygon>
        <draw:polygon draw:style-name="gr7" draw:text-style-name="P10" draw:layer="layout" svg:width="0.017cm" svg:height="0.419cm" svg:x="4.307cm" svg:y="24.447cm" svg:viewBox="0 0 18 420" draw:points="0,420 18,420 18,0 0,0">
          <text:p/>
        </draw:polygon>
        <draw:polygon draw:style-name="gr7" draw:text-style-name="P10" draw:layer="layout" svg:width="0.017cm" svg:height="0.402cm" svg:x="4.853cm" svg:y="24.464cm" svg:viewBox="0 0 18 403" draw:points="0,403 18,403 18,0 0,0">
          <text:p/>
        </draw:polygon>
        <draw:polygon draw:style-name="gr7" draw:text-style-name="P10" draw:layer="layout" svg:width="0.017cm" svg:height="0.356cm" svg:x="5.302cm" svg:y="26.576cm" svg:viewBox="0 0 18 357" draw:points="0,357 18,357 18,0 0,0">
          <text:p/>
        </draw:polygon>
        <draw:polygon draw:style-name="gr7" draw:text-style-name="P10" draw:layer="layout" svg:width="0.995cm" svg:height="0.017cm" svg:x="4.324cm" svg:y="27.825cm" svg:viewBox="0 0 996 18" draw:points="0,18 996,18 996,0 0,0">
          <text:p/>
        </draw:polygon>
        <draw:polygon draw:style-name="gr7" draw:text-style-name="P10" draw:layer="layout" svg:width="0.018cm" svg:height="0.631cm" svg:x="5.751cm" svg:y="27.063cm" svg:viewBox="0 0 19 632" draw:points="0,632 19,632 19,0 0,0">
          <text:p/>
        </draw:polygon>
        <draw:polygon draw:style-name="gr7" draw:text-style-name="P10" draw:layer="layout" svg:width="0.018cm" svg:height="0.614cm" svg:x="6.199cm" svg:y="27.08cm" svg:viewBox="0 0 19 615" draw:points="0,615 19,615 19,0 0,0">
          <text:p/>
        </draw:polygon>
        <draw:polygon draw:style-name="gr7" draw:text-style-name="P10" draw:layer="layout" svg:width="0.017cm" svg:height="0.614cm" svg:x="6.648cm" svg:y="27.08cm" svg:viewBox="0 0 18 615" draw:points="0,615 18,615 18,0 0,0">
          <text:p/>
        </draw:polygon>
        <draw:polygon draw:style-name="gr7" draw:text-style-name="P10" draw:layer="layout" svg:width="0.897cm" svg:height="0.017cm" svg:x="5.768cm" svg:y="27.825cm" svg:viewBox="0 0 898 18" draw:points="0,18 898,18 898,0 0,0">
          <text:p/>
        </draw:polygon>
        <draw:polygon draw:style-name="gr7" draw:text-style-name="P10" draw:layer="layout" svg:width="0.017cm" svg:height="0.614cm" svg:x="7.097cm" svg:y="27.08cm" svg:viewBox="0 0 18 615" draw:points="0,615 18,615 18,0 0,0">
          <text:p/>
        </draw:polygon>
        <draw:polygon draw:style-name="gr7" draw:text-style-name="P10" draw:layer="layout" svg:width="0.017cm" svg:height="0.614cm" svg:x="7.546cm" svg:y="27.08cm" svg:viewBox="0 0 18 615" draw:points="0,615 18,615 18,0 0,0">
          <text:p/>
        </draw:polygon>
        <draw:polygon draw:style-name="gr7" draw:text-style-name="P10" draw:layer="layout" svg:width="0.017cm" svg:height="0.614cm" svg:x="8.092cm" svg:y="27.08cm" svg:viewBox="0 0 18 615" draw:points="0,615 18,615 18,0 0,0">
          <text:p/>
        </draw:polygon>
        <draw:polygon draw:style-name="gr7" draw:text-style-name="P10" draw:layer="layout" svg:width="0.017cm" svg:height="0.614cm" svg:x="8.54cm" svg:y="27.08cm" svg:viewBox="0 0 18 615" draw:points="0,615 18,615 18,0 0,0">
          <text:p/>
        </draw:polygon>
        <draw:polygon draw:style-name="gr7" draw:text-style-name="P10" draw:layer="layout" svg:width="0.017cm" svg:height="0.614cm" svg:x="8.989cm" svg:y="27.08cm" svg:viewBox="0 0 18 615" draw:points="0,615 18,615 18,0 0,0">
          <text:p/>
        </draw:polygon>
        <draw:polygon draw:style-name="gr7" draw:text-style-name="P10" draw:layer="layout" svg:width="0.995cm" svg:height="0.017cm" svg:x="4.324cm" svg:y="28.189cm" svg:viewBox="0 0 996 18" draw:points="0,18 996,18 996,0 0,0">
          <text:p/>
        </draw:polygon>
        <draw:polygon draw:style-name="gr7" draw:text-style-name="P10" draw:layer="layout" svg:width="0.897cm" svg:height="0.017cm" svg:x="5.768cm" svg:y="28.189cm" svg:viewBox="0 0 898 18" draw:points="0,18 898,18 898,0 0,0">
          <text:p/>
        </draw:polygon>
        <draw:polygon draw:style-name="gr7" draw:text-style-name="P10" draw:layer="layout" svg:width="0.018cm" svg:height="25.353cm" svg:x="0.823cm" svg:y="3.691cm" svg:viewBox="0 0 19 25354" draw:points="0,25354 19,25354 19,0 0,0">
          <text:p/>
        </draw:polygon>
        <draw:polygon draw:style-name="gr7" draw:text-style-name="P10" draw:layer="layout" svg:width="0.017cm" svg:height="25.336cm" svg:x="20.351cm" svg:y="3.708cm" svg:viewBox="0 0 18 25337" draw:points="0,25337 18,25337 18,0 0,0">
          <text:p/>
        </draw:polygon>
        <draw:polygon draw:style-name="gr7" draw:text-style-name="P10" draw:layer="layout" svg:width="0.017cm" svg:height="0.364cm" svg:x="5.302cm" svg:y="27.842cm" svg:viewBox="0 0 18 365" draw:points="0,365 18,365 18,0 0,0">
          <text:p/>
        </draw:polygon>
        <draw:polygon draw:style-name="gr7" draw:text-style-name="P10" draw:layer="layout" svg:width="0.018cm" svg:height="0.381cm" svg:x="5.751cm" svg:y="27.825cm" svg:viewBox="0 0 19 382" draw:points="0,382 19,382 19,0 0,0">
          <text:p/>
        </draw:polygon>
        <draw:polygon draw:style-name="gr7" draw:text-style-name="P10" draw:layer="layout" svg:width="0.018cm" svg:height="0.364cm" svg:x="6.199cm" svg:y="27.842cm" svg:viewBox="0 0 19 365" draw:points="0,365 19,365 19,0 0,0">
          <text:p/>
        </draw:polygon>
        <draw:polygon draw:style-name="gr7" draw:text-style-name="P10" draw:layer="layout" svg:width="0.017cm" svg:height="0.364cm" svg:x="6.648cm" svg:y="27.842cm" svg:viewBox="0 0 18 365" draw:points="0,365 18,365 18,0 0,0">
          <text:p/>
        </draw:polygon>
        <draw:polygon draw:style-name="gr7" draw:text-style-name="P10" draw:layer="layout" svg:width="0.017cm" svg:height="0.381cm" svg:x="7.097cm" svg:y="27.825cm" svg:viewBox="0 0 18 382" draw:points="0,382 18,382 18,0 0,0">
          <text:p/>
        </draw:polygon>
        <draw:polygon draw:style-name="gr7" draw:text-style-name="P10" draw:layer="layout" svg:width="0.017cm" svg:height="0.364cm" svg:x="7.546cm" svg:y="27.842cm" svg:viewBox="0 0 18 365" draw:points="0,365 18,365 18,0 0,0">
          <text:p/>
        </draw:polygon>
        <draw:polygon draw:style-name="gr7" draw:text-style-name="P10" draw:layer="layout" svg:width="0.017cm" svg:height="0.364cm" svg:x="8.092cm" svg:y="27.842cm" svg:viewBox="0 0 18 365" draw:points="0,365 18,365 18,0 0,0">
          <text:p/>
        </draw:polygon>
        <draw:polygon draw:style-name="gr7" draw:text-style-name="P10" draw:layer="layout" svg:width="0.017cm" svg:height="0.364cm" svg:x="8.54cm" svg:y="27.842cm" svg:viewBox="0 0 18 365" draw:points="0,365 18,365 18,0 0,0">
          <text:p/>
        </draw:polygon>
        <draw:polygon draw:style-name="gr7" draw:text-style-name="P10" draw:layer="layout" svg:width="0.017cm" svg:height="0.364cm" svg:x="8.989cm" svg:y="27.842cm" svg:viewBox="0 0 18 365" draw:points="0,365 18,365 18,0 0,0">
          <text:p/>
        </draw:polygon>
        <draw:polygon draw:style-name="gr7" draw:text-style-name="P10" draw:layer="layout" svg:width="0.017cm" svg:height="0.614cm" svg:x="9.438cm" svg:y="27.08cm" svg:viewBox="0 0 18 615" draw:points="0,615 18,615 18,0 0,0">
          <text:p/>
        </draw:polygon>
        <draw:polygon draw:style-name="gr7" draw:text-style-name="P10" draw:layer="layout" svg:width="0.017cm" svg:height="0.614cm" svg:x="9.887cm" svg:y="27.08cm" svg:viewBox="0 0 18 615" draw:points="0,615 18,615 18,0 0,0">
          <text:p/>
        </draw:polygon>
        <draw:polygon draw:style-name="gr7" draw:text-style-name="P10" draw:layer="layout" svg:width="0.017cm" svg:height="0.614cm" svg:x="10.335cm" svg:y="27.08cm" svg:viewBox="0 0 18 615" draw:points="0,615 18,615 18,0 0,0">
          <text:p/>
        </draw:polygon>
        <draw:polygon draw:style-name="gr7" draw:text-style-name="P10" draw:layer="layout" svg:width="0.017cm" svg:height="0.614cm" svg:x="10.784cm" svg:y="27.08cm" svg:viewBox="0 0 18 615" draw:points="0,615 18,615 18,0 0,0">
          <text:p/>
        </draw:polygon>
        <draw:polygon draw:style-name="gr7" draw:text-style-name="P10" draw:layer="layout" svg:width="0.017cm" svg:height="0.614cm" svg:x="11.233cm" svg:y="27.08cm" svg:viewBox="0 0 18 615" draw:points="0,615 18,615 18,0 0,0">
          <text:p/>
        </draw:polygon>
        <draw:polygon draw:style-name="gr7" draw:text-style-name="P10" draw:layer="layout" svg:width="0.017cm" svg:height="0.614cm" svg:x="11.682cm" svg:y="27.08cm" svg:viewBox="0 0 18 615" draw:points="0,615 18,615 18,0 0,0">
          <text:p/>
        </draw:polygon>
        <draw:polygon draw:style-name="gr7" draw:text-style-name="P10" draw:layer="layout" svg:width="0.017cm" svg:height="0.614cm" svg:x="12.13cm" svg:y="27.08cm" svg:viewBox="0 0 18 615" draw:points="0,615 18,615 18,0 0,0">
          <text:p/>
        </draw:polygon>
        <draw:polygon draw:style-name="gr7" draw:text-style-name="P10" draw:layer="layout" svg:width="0.017cm" svg:height="0.614cm" svg:x="12.579cm" svg:y="27.08cm" svg:viewBox="0 0 18 615" draw:points="0,615 18,615 18,0 0,0">
          <text:p/>
        </draw:polygon>
        <draw:polygon draw:style-name="gr7" draw:text-style-name="P10" draw:layer="layout" svg:width="0.017cm" svg:height="0.614cm" svg:x="13.028cm" svg:y="27.08cm" svg:viewBox="0 0 18 615" draw:points="0,615 18,615 18,0 0,0">
          <text:p/>
        </draw:polygon>
        <draw:polygon draw:style-name="gr7" draw:text-style-name="P10" draw:layer="layout" svg:width="0.016cm" svg:height="0.614cm" svg:x="13.477cm" svg:y="27.08cm" svg:viewBox="0 0 17 615" draw:points="0,615 17,615 17,0 0,0">
          <text:p/>
        </draw:polygon>
        <draw:polygon draw:style-name="gr7" draw:text-style-name="P10" draw:layer="layout" svg:width="0.017cm" svg:height="0.614cm" svg:x="13.925cm" svg:y="27.08cm" svg:viewBox="0 0 18 615" draw:points="0,615 18,615 18,0 0,0">
          <text:p/>
        </draw:polygon>
        <draw:polygon draw:style-name="gr7" draw:text-style-name="P10" draw:layer="layout" svg:width="0.017cm" svg:height="0.614cm" svg:x="14.374cm" svg:y="27.08cm" svg:viewBox="0 0 18 615" draw:points="0,615 18,615 18,0 0,0">
          <text:p/>
        </draw:polygon>
        <draw:polygon draw:style-name="gr7" draw:text-style-name="P10" draw:layer="layout" svg:width="0.017cm" svg:height="0.614cm" svg:x="14.895cm" svg:y="27.08cm" svg:viewBox="0 0 18 615" draw:points="0,615 18,615 18,0 0,0">
          <text:p/>
        </draw:polygon>
        <draw:polygon draw:style-name="gr7" draw:text-style-name="P10" draw:layer="layout" svg:width="0.017cm" svg:height="0.614cm" svg:x="15.343cm" svg:y="27.08cm" svg:viewBox="0 0 18 615" draw:points="0,615 18,615 18,0 0,0">
          <text:p/>
        </draw:polygon>
        <draw:polygon draw:style-name="gr7" draw:text-style-name="P10" draw:layer="layout" svg:width="0.017cm" svg:height="0.614cm" svg:x="15.792cm" svg:y="27.08cm" svg:viewBox="0 0 18 615" draw:points="0,615 18,615 18,0 0,0">
          <text:p/>
        </draw:polygon>
        <draw:polygon draw:style-name="gr7" draw:text-style-name="P10" draw:layer="layout" svg:width="0.017cm" svg:height="0.402cm" svg:x="16.241cm" svg:y="24.464cm" svg:viewBox="0 0 18 403" draw:points="0,403 18,403 18,0 0,0">
          <text:p/>
        </draw:polygon>
        <draw:polygon draw:style-name="gr7" draw:text-style-name="P10" draw:layer="layout" svg:width="0.017cm" svg:height="0.419cm" svg:x="16.69cm" svg:y="24.447cm" svg:viewBox="0 0 18 420" draw:points="0,420 18,420 18,0 0,0">
          <text:p/>
        </draw:polygon>
        <draw:polygon draw:style-name="gr7" draw:text-style-name="P10" draw:layer="layout" svg:width="0.017cm" svg:height="0.402cm" svg:x="17.138cm" svg:y="24.464cm" svg:viewBox="0 0 18 403" draw:points="0,403 18,403 18,0 0,0">
          <text:p/>
        </draw:polygon>
        <draw:polygon draw:style-name="gr7" draw:text-style-name="P10" draw:layer="layout" svg:width="0.017cm" svg:height="0.402cm" svg:x="17.587cm" svg:y="24.464cm" svg:viewBox="0 0 18 403" draw:points="0,403 18,403 18,0 0,0">
          <text:p/>
        </draw:polygon>
        <draw:polygon draw:style-name="gr7" draw:text-style-name="P10" draw:layer="layout" svg:width="0.017cm" svg:height="0.419cm" svg:x="18.036cm" svg:y="24.447cm" svg:viewBox="0 0 18 420" draw:points="0,420 18,420 18,0 0,0">
          <text:p/>
        </draw:polygon>
        <draw:polygon draw:style-name="gr7" draw:text-style-name="P10" draw:layer="layout" svg:width="0.017cm" svg:height="0.402cm" svg:x="18.485cm" svg:y="24.464cm" svg:viewBox="0 0 18 403" draw:points="0,403 18,403 18,0 0,0">
          <text:p/>
        </draw:polygon>
        <draw:polygon draw:style-name="gr7" draw:text-style-name="P10" draw:layer="layout" svg:width="0.017cm" svg:height="0.402cm" svg:x="18.933cm" svg:y="24.464cm" svg:viewBox="0 0 18 403" draw:points="0,403 18,403 18,0 0,0">
          <text:p/>
        </draw:polygon>
        <draw:polygon draw:style-name="gr7" draw:text-style-name="P10" draw:layer="layout" svg:width="0.017cm" svg:height="0.402cm" svg:x="19.382cm" svg:y="24.464cm" svg:viewBox="0 0 18 403" draw:points="0,403 18,403 18,0 0,0">
          <text:p/>
        </draw:polygon>
        <draw:polygon draw:style-name="gr7" draw:text-style-name="P10" draw:layer="layout" svg:width="0.018cm" svg:height="0.779cm" svg:x="19.831cm" svg:y="25.078cm" svg:viewBox="0 0 19 780" draw:points="0,780 19,780 19,0 0,0">
          <text:p/>
        </draw:polygon>
        <draw:polygon draw:style-name="gr7" draw:text-style-name="P10" draw:layer="layout" svg:width="0.017cm" svg:height="0.364cm" svg:x="4.853cm" svg:y="27.842cm" svg:viewBox="0 0 18 365" draw:points="0,365 18,365 18,0 0,0">
          <text:p/>
        </draw:polygon>
        <draw:polygon draw:style-name="gr7" draw:text-style-name="P10" draw:layer="layout" svg:width="0.017cm" svg:height="0.419cm" svg:x="1.615cm" svg:y="24.447cm" svg:viewBox="0 0 18 420" draw:points="0,420 18,420 18,0 0,0">
          <text:p/>
        </draw:polygon>
        <draw:polygon draw:style-name="gr7" draw:text-style-name="P10" draw:layer="layout" svg:width="0.017cm" svg:height="0.402cm" svg:x="2.063cm" svg:y="24.464cm" svg:viewBox="0 0 18 403" draw:points="0,403 18,403 18,0 0,0">
          <text:p/>
        </draw:polygon>
        <draw:polygon draw:style-name="gr7" draw:text-style-name="P10" draw:layer="layout" svg:width="0.017cm" svg:height="0.796cm" svg:x="3.858cm" svg:y="25.061cm" svg:viewBox="0 0 18 797" draw:points="0,797 18,797 18,0 0,0">
          <text:p/>
        </draw:polygon>
        <draw:polygon draw:style-name="gr7" draw:text-style-name="P10" draw:layer="layout" svg:width="0.017cm" svg:height="0.381cm" svg:x="4.307cm" svg:y="27.825cm" svg:viewBox="0 0 18 382" draw:points="0,382 18,382 18,0 0,0">
          <text:p/>
        </draw:polygon>
        <draw:polygon draw:style-name="gr7" draw:text-style-name="P10" draw:layer="layout" svg:width="0.017cm" svg:height="0.402cm" svg:x="2.512cm" svg:y="24.464cm" svg:viewBox="0 0 18 403" draw:points="0,403 18,403 18,0 0,0">
          <text:p/>
        </draw:polygon>
        <draw:polygon draw:style-name="gr7" draw:text-style-name="P10" draw:layer="layout" svg:width="0.017cm" svg:height="0.419cm" svg:x="2.961cm" svg:y="24.447cm" svg:viewBox="0 0 18 420" draw:points="0,420 18,420 18,0 0,0">
          <text:p/>
        </draw:polygon>
        <draw:polygon draw:style-name="gr7" draw:text-style-name="P10" draw:layer="layout" svg:width="0.017cm" svg:height="0.402cm" svg:x="3.41cm" svg:y="24.464cm" svg:viewBox="0 0 18 403" draw:points="0,403 18,403 18,0 0,0">
          <text:p/>
        </draw:polygon>
        <draw:polygon draw:style-name="gr7" draw:text-style-name="P10" draw:layer="layout" svg:width="19.528cm" svg:height="0.017cm" svg:x="0.84cm" svg:y="3.691cm" svg:viewBox="0 0 19529 18" draw:points="0,18 19529,18 19529,0 0,0">
          <text:p/>
        </draw:polygon>
        <draw:polygon draw:style-name="gr7" draw:text-style-name="P10" draw:layer="layout" svg:width="19.528cm" svg:height="0.017cm" svg:x="0.79cm" svg:y="4.131cm" svg:viewBox="0 0 19529 18" draw:points="0,18 19529,18 19529,0 0,0">
          <text:p/>
        </draw:polygon>
        <draw:polygon draw:style-name="gr7" draw:text-style-name="P10" draw:layer="layout" svg:width="14.529cm" svg:height="0.017cm" svg:x="5.319cm" svg:y="4.292cm" svg:viewBox="0 0 14530 18" draw:points="0,18 14530,18 14530,0 0,0">
          <text:p/>
        </draw:polygon>
        <draw:polygon draw:style-name="gr7" draw:text-style-name="P10" draw:layer="layout" svg:width="14.529cm" svg:height="0.017cm" svg:x="5.319cm" svg:y="4.682cm" svg:viewBox="0 0 14530 18" draw:points="0,18 14530,18 14530,0 0,0">
          <text:p/>
        </draw:polygon>
        <draw:polygon draw:style-name="gr7" draw:text-style-name="P10" draw:layer="layout" svg:width="14.529cm" svg:height="0.017cm" svg:x="5.319cm" svg:y="5.084cm" svg:viewBox="0 0 14530 18" draw:points="0,18 14530,18 14530,0 0,0">
          <text:p/>
        </draw:polygon>
        <draw:polygon draw:style-name="gr7" draw:text-style-name="P10" draw:layer="layout" svg:width="13.632cm" svg:height="0.017cm" svg:x="6.216cm" svg:y="5.232cm" svg:viewBox="0 0 13633 18" draw:points="0,18 13633,18 13633,0 0,0">
          <text:p/>
        </draw:polygon>
        <draw:polygon draw:style-name="gr7" draw:text-style-name="P10" draw:layer="layout" svg:width="13.632cm" svg:height="0.017cm" svg:x="6.216cm" svg:y="5.558cm" svg:viewBox="0 0 13633 18" draw:points="0,18 13633,18 13633,0 0,0">
          <text:p/>
        </draw:polygon>
        <draw:polygon draw:style-name="gr7" draw:text-style-name="P10" draw:layer="layout" svg:width="13.64cm" svg:height="0.017cm" svg:x="6.208cm" svg:y="5.909cm" svg:viewBox="0 0 13641 18" draw:points="0,18 13641,18 13641,0 0,0">
          <text:p/>
        </draw:polygon>
        <draw:polygon draw:style-name="gr7" draw:text-style-name="P10" draw:layer="layout" svg:width="19.528cm" svg:height="0.017cm" svg:x="0.84cm" svg:y="6.019cm" svg:viewBox="0 0 19529 18" draw:points="0,18 19529,18 19529,0 0,0">
          <text:p/>
        </draw:polygon>
        <draw:polygon draw:style-name="gr7" draw:text-style-name="P10" draw:layer="layout" svg:width="0.449cm" svg:height="0.017cm" svg:x="17.604cm" svg:y="6.142cm" svg:viewBox="0 0 450 18" draw:points="0,18 450,18 450,0 0,0">
          <text:p/>
        </draw:polygon>
        <draw:polygon draw:style-name="gr7" draw:text-style-name="P10" draw:layer="layout" svg:width="0.449cm" svg:height="0.017cm" svg:x="17.604cm" svg:y="6.557cm" svg:viewBox="0 0 450 18" draw:points="0,18 450,18 450,0 0,0">
          <text:p/>
        </draw:polygon>
        <draw:polygon draw:style-name="gr7" draw:text-style-name="P10" draw:layer="layout" svg:width="1.795cm" svg:height="0.017cm" svg:x="17.604cm" svg:y="7.082cm" svg:viewBox="0 0 1796 18" draw:points="0,18 1796,18 1796,0 0,0">
          <text:p/>
        </draw:polygon>
        <draw:polygon draw:style-name="gr7" draw:text-style-name="P10" draw:layer="layout" svg:width="1.795cm" svg:height="0.017cm" svg:x="17.604cm" svg:y="7.471cm" svg:viewBox="0 0 1796 18" draw:points="0,18 1796,18 1796,0 0,0">
          <text:p/>
        </draw:polygon>
        <draw:polygon draw:style-name="gr7" draw:text-style-name="P10" draw:layer="layout" svg:width="19.528cm" svg:height="0.017cm" svg:x="0.84cm" svg:y="7.675cm" svg:viewBox="0 0 19529 18" draw:points="0,18 19529,18 19529,0 0,0">
          <text:p/>
        </draw:polygon>
        <draw:polygon draw:style-name="gr7" draw:text-style-name="P10" draw:layer="layout" svg:width="0.521cm" svg:height="0.017cm" svg:x="14.391cm" svg:y="7.823cm" svg:viewBox="0 0 522 18" draw:points="0,18 522,18 522,0 0,0">
          <text:p/>
        </draw:polygon>
        <draw:polygon draw:style-name="gr7" draw:text-style-name="P10" draw:layer="layout" svg:width="0.521cm" svg:height="0.016cm" svg:x="14.391cm" svg:y="8.2cm" svg:viewBox="0 0 522 17" draw:points="0,17 522,17 522,0 0,0">
          <text:p/>
        </draw:polygon>
        <draw:polygon draw:style-name="gr7" draw:text-style-name="P10" draw:layer="layout" svg:width="1.795cm" svg:height="0.017cm" svg:x="15.809cm" svg:y="8.614cm" svg:viewBox="0 0 1796 18" draw:points="0,18 1796,18 1796,0 0,0">
          <text:p/>
        </draw:polygon>
        <draw:polygon draw:style-name="gr7" draw:text-style-name="P10" draw:layer="layout" svg:width="1.795cm" svg:height="0.017cm" svg:x="15.809cm" svg:y="9.042cm" svg:viewBox="0 0 1796 18" draw:points="0,18 1796,18 1796,0 0,0">
          <text:p/>
        </draw:polygon>
        <draw:polygon draw:style-name="gr7" draw:text-style-name="P10" draw:layer="layout" svg:width="5.482cm" svg:height="0.017cm" svg:x="4.87cm" svg:y="9.131cm" svg:viewBox="0 0 5483 18" draw:points="0,18 5483,18 5483,0 0,0">
          <text:p/>
        </draw:polygon>
        <draw:polygon draw:style-name="gr7" draw:text-style-name="P10" draw:layer="layout" svg:width="0.449cm" svg:height="0.017cm" svg:x="17.604cm" svg:y="9.558cm" svg:viewBox="0 0 450 18" draw:points="0,18 450,18 450,0 0,0">
          <text:p/>
        </draw:polygon>
        <draw:polygon draw:style-name="gr7" draw:text-style-name="P10" draw:layer="layout" svg:width="0.449cm" svg:height="0.017cm" svg:x="17.604cm" svg:y="9.935cm" svg:viewBox="0 0 450 18" draw:points="0,18 450,18 450,0 0,0">
          <text:p/>
        </draw:polygon>
        <draw:polygon draw:style-name="gr7" draw:text-style-name="P10" draw:layer="layout" svg:width="5.482cm" svg:height="0.017cm" svg:x="4.87cm" svg:y="10.414cm" svg:viewBox="0 0 5483 18" draw:points="0,18 5483,18 5483,0 0,0">
          <text:p/>
        </draw:polygon>
        <draw:polygon draw:style-name="gr7" draw:text-style-name="P10" draw:layer="layout" svg:width="0.448cm" svg:height="0.017cm" svg:x="8.109cm" svg:y="10.752cm" svg:viewBox="0 0 449 18" draw:points="0,18 449,18 449,0 0,0">
          <text:p/>
        </draw:polygon>
        <draw:polygon draw:style-name="gr7" draw:text-style-name="P10" draw:layer="layout" svg:width="0.448cm" svg:height="0.017cm" svg:x="8.109cm" svg:y="11.142cm" svg:viewBox="0 0 449 18" draw:points="0,18 449,18 449,0 0,0">
          <text:p/>
        </draw:polygon>
        <draw:polygon draw:style-name="gr7" draw:text-style-name="P10" draw:layer="layout" svg:width="19.528cm" svg:height="0.017cm" svg:x="0.84cm" svg:y="11.243cm" svg:viewBox="0 0 19529 18" draw:points="0,18 19529,18 19529,0 0,0">
          <text:p/>
        </draw:polygon>
        <draw:polygon draw:style-name="gr7" draw:text-style-name="P10" draw:layer="layout" svg:width="5.457cm" svg:height="0.017cm" svg:x="9.455cm" svg:y="11.366cm" svg:viewBox="0 0 5458 18" draw:points="0,18 5458,18 5458,0 0,0">
          <text:p/>
        </draw:polygon>
        <draw:polygon draw:style-name="gr7" draw:text-style-name="P10" draw:layer="layout" svg:width="5.457cm" svg:height="0.017cm" svg:x="9.455cm" svg:y="11.806cm" svg:viewBox="0 0 5458 18" draw:points="0,18 5458,18 5458,0 0,0">
          <text:p/>
        </draw:polygon>
        <draw:polygon draw:style-name="gr7" draw:text-style-name="P10" draw:layer="layout" svg:width="7.375cm" svg:height="0.017cm" svg:x="3.875cm" svg:y="12.196cm" svg:viewBox="0 0 7376 18" draw:points="0,18 7376,18 7376,0 0,0">
          <text:p/>
        </draw:polygon>
        <draw:polygon draw:style-name="gr7" draw:text-style-name="P10" draw:layer="layout" svg:width="7.701cm" svg:height="0.017cm" svg:x="12.147cm" svg:y="12.598cm" svg:viewBox="0 0 7702 18" draw:points="0,18 7702,18 7702,0 0,0">
          <text:p/>
        </draw:polygon>
        <draw:polygon draw:style-name="gr7" draw:text-style-name="P10" draw:layer="layout" svg:width="7.701cm" svg:height="0.017cm" svg:x="12.147cm" svg:y="12.949cm" svg:viewBox="0 0 7702 18" draw:points="0,18 7702,18 7702,0 0,0">
          <text:p/>
        </draw:polygon>
        <draw:polygon draw:style-name="gr7" draw:text-style-name="P10" draw:layer="layout" svg:width="7.701cm" svg:height="0.017cm" svg:x="12.147cm" svg:y="13.288cm" svg:viewBox="0 0 7702 18" draw:points="0,18 7702,18 7702,0 0,0">
          <text:p/>
        </draw:polygon>
        <draw:polygon draw:style-name="gr7" draw:text-style-name="P10" draw:layer="layout" svg:width="19.528cm" svg:height="0.017cm" svg:x="0.84cm" svg:y="13.39cm" svg:viewBox="0 0 19529 18" draw:points="0,18 19529,18 19529,0 0,0">
          <text:p/>
        </draw:polygon>
        <draw:polygon draw:style-name="gr7" draw:text-style-name="P10" draw:layer="layout" svg:width="19.528cm" svg:height="0.017cm" svg:x="0.84cm" svg:y="13.855cm" svg:viewBox="0 0 19529 18" draw:points="0,18 19529,18 19529,0 0,0">
          <text:p/>
        </draw:polygon>
        <draw:polygon draw:style-name="gr7" draw:text-style-name="P10" draw:layer="layout" svg:width="0.521cm" svg:height="0.017cm" svg:x="14.391cm" svg:y="13.978cm" svg:viewBox="0 0 522 18" draw:points="0,18 522,18 522,0 0,0">
          <text:p/>
        </draw:polygon>
        <draw:polygon draw:style-name="gr7" draw:text-style-name="P10" draw:layer="layout" svg:width="0.521cm" svg:height="0.017cm" svg:x="14.391cm" svg:y="14.329cm" svg:viewBox="0 0 522 18" draw:points="0,18 522,18 522,0 0,0">
          <text:p/>
        </draw:polygon>
        <draw:polygon draw:style-name="gr7" draw:text-style-name="P10" draw:layer="layout" svg:width="0.521cm" svg:height="0.017cm" svg:x="14.391cm" svg:y="14.452cm" svg:viewBox="0 0 522 18" draw:points="0,18 522,18 522,0 0,0">
          <text:p/>
        </draw:polygon>
        <draw:polygon draw:style-name="gr7" draw:text-style-name="P10" draw:layer="layout" svg:width="0.521cm" svg:height="0.016cm" svg:x="14.391cm" svg:y="14.677cm" svg:viewBox="0 0 522 17" draw:points="0,17 522,17 522,0 0,0">
          <text:p/>
        </draw:polygon>
        <draw:polygon draw:style-name="gr7" draw:text-style-name="P10" draw:layer="layout" svg:width="0.521cm" svg:height="0.017cm" svg:x="14.391cm" svg:y="14.825cm" svg:viewBox="0 0 522 18" draw:points="0,18 522,18 522,0 0,0">
          <text:p/>
        </draw:polygon>
        <draw:polygon draw:style-name="gr7" draw:text-style-name="P10" draw:layer="layout" svg:width="0.521cm" svg:height="0.017cm" svg:x="14.391cm" svg:y="15.125cm" svg:viewBox="0 0 522 18" draw:points="0,18 522,18 522,0 0,0">
          <text:p/>
        </draw:polygon>
        <draw:polygon draw:style-name="gr7" draw:text-style-name="P10" draw:layer="layout" svg:width="0.521cm" svg:height="0.017cm" svg:x="14.391cm" svg:y="15.248cm" svg:viewBox="0 0 522 18" draw:points="0,18 522,18 522,0 0,0">
          <text:p/>
        </draw:polygon>
        <draw:polygon draw:style-name="gr7" draw:text-style-name="P10" draw:layer="layout" svg:width="0.521cm" svg:height="0.017cm" svg:x="14.391cm" svg:y="15.549cm" svg:viewBox="0 0 522 18" draw:points="0,18 522,18 522,0 0,0">
          <text:p/>
        </draw:polygon>
        <draw:polygon draw:style-name="gr7" draw:text-style-name="P10" draw:layer="layout" svg:width="0.521cm" svg:height="0.017cm" svg:x="14.391cm" svg:y="15.65cm" svg:viewBox="0 0 522 18" draw:points="0,18 522,18 522,0 0,0">
          <text:p/>
        </draw:polygon>
        <draw:polygon draw:style-name="gr7" draw:text-style-name="P10" draw:layer="layout" svg:width="0.521cm" svg:height="0.017cm" svg:x="14.391cm" svg:y="15.951cm" svg:viewBox="0 0 522 18" draw:points="0,18 522,18 522,0 0,0">
          <text:p/>
        </draw:polygon>
        <draw:polygon draw:style-name="gr7" draw:text-style-name="P10" draw:layer="layout" svg:width="0.521cm" svg:height="0.017cm" svg:x="14.391cm" svg:y="16.052cm" svg:viewBox="0 0 522 18" draw:points="0,18 522,18 522,0 0,0">
          <text:p/>
        </draw:polygon>
        <draw:polygon draw:style-name="gr7" draw:text-style-name="P10" draw:layer="layout" svg:width="0.521cm" svg:height="0.017cm" svg:x="14.391cm" svg:y="16.353cm" svg:viewBox="0 0 522 18" draw:points="0,18 522,18 522,0 0,0">
          <text:p/>
        </draw:polygon>
        <draw:polygon draw:style-name="gr7" draw:text-style-name="P10" draw:layer="layout" svg:width="0.521cm" svg:height="0.017cm" svg:x="14.391cm" svg:y="16.463cm" svg:viewBox="0 0 522 18" draw:points="0,18 522,18 522,0 0,0">
          <text:p/>
        </draw:polygon>
        <draw:polygon draw:style-name="gr7" draw:text-style-name="P10" draw:layer="layout" svg:width="0.521cm" svg:height="0.017cm" svg:x="14.391cm" svg:y="16.764cm" svg:viewBox="0 0 522 18" draw:points="0,18 522,18 522,0 0,0">
          <text:p/>
        </draw:polygon>
        <draw:polygon draw:style-name="gr7" draw:text-style-name="P10" draw:layer="layout" svg:width="0.521cm" svg:height="0.017cm" svg:x="14.391cm" svg:y="16.886cm" svg:viewBox="0 0 522 18" draw:points="0,18 522,18 522,0 0,0">
          <text:p/>
        </draw:polygon>
        <draw:polygon draw:style-name="gr7" draw:text-style-name="P10" draw:layer="layout" svg:width="0.521cm" svg:height="0.017cm" svg:x="14.391cm" svg:y="17.187cm" svg:viewBox="0 0 522 18" draw:points="0,18 522,18 522,0 0,0">
          <text:p/>
        </draw:polygon>
        <draw:polygon draw:style-name="gr7" draw:text-style-name="P10" draw:layer="layout" svg:width="0.521cm" svg:height="0.017cm" svg:x="14.391cm" svg:y="17.297cm" svg:viewBox="0 0 522 18" draw:points="0,18 522,18 522,0 0,0">
          <text:p/>
        </draw:polygon>
        <draw:polygon draw:style-name="gr7" draw:text-style-name="P10" draw:layer="layout" svg:width="0.521cm" svg:height="0.016cm" svg:x="14.391cm" svg:y="17.598cm" svg:viewBox="0 0 522 17" draw:points="0,17 522,17 522,0 0,0">
          <text:p/>
        </draw:polygon>
        <draw:polygon draw:style-name="gr7" draw:text-style-name="P10" draw:layer="layout" svg:width="0.521cm" svg:height="0.017cm" svg:x="14.391cm" svg:y="17.72cm" svg:viewBox="0 0 522 18" draw:points="0,18 522,18 522,0 0,0">
          <text:p/>
        </draw:polygon>
        <draw:polygon draw:style-name="gr7" draw:text-style-name="P10" draw:layer="layout" svg:width="0.521cm" svg:height="0.017cm" svg:x="14.391cm" svg:y="18.021cm" svg:viewBox="0 0 522 18" draw:points="0,18 522,18 522,0 0,0">
          <text:p/>
        </draw:polygon>
        <draw:polygon draw:style-name="gr7" draw:text-style-name="P10" draw:layer="layout" svg:width="0.521cm" svg:height="0.017cm" svg:x="14.391cm" svg:y="18.131cm" svg:viewBox="0 0 522 18" draw:points="0,18 522,18 522,0 0,0">
          <text:p/>
        </draw:polygon>
        <draw:polygon draw:style-name="gr7" draw:text-style-name="P10" draw:layer="layout" svg:width="0.521cm" svg:height="0.017cm" svg:x="14.391cm" svg:y="18.431cm" svg:viewBox="0 0 522 18" draw:points="0,18 522,18 522,0 0,0">
          <text:p/>
        </draw:polygon>
        <draw:polygon draw:style-name="gr7" draw:text-style-name="P10" draw:layer="layout" svg:width="0.521cm" svg:height="0.017cm" svg:x="14.391cm" svg:y="18.542cm" svg:viewBox="0 0 522 18" draw:points="0,18 522,18 522,0 0,0">
          <text:p/>
        </draw:polygon>
        <draw:polygon draw:style-name="gr7" draw:text-style-name="P10" draw:layer="layout" svg:width="0.521cm" svg:height="0.017cm" svg:x="14.391cm" svg:y="18.842cm" svg:viewBox="0 0 522 18" draw:points="0,18 522,18 522,0 0,0">
          <text:p/>
        </draw:polygon>
        <draw:polygon draw:style-name="gr7" draw:text-style-name="P10" draw:layer="layout" svg:width="0.521cm" svg:height="0.017cm" svg:x="14.391cm" svg:y="18.952cm" svg:viewBox="0 0 522 18" draw:points="0,18 522,18 522,0 0,0">
          <text:p/>
        </draw:polygon>
        <draw:polygon draw:style-name="gr7" draw:text-style-name="P10" draw:layer="layout" svg:width="0.521cm" svg:height="0.017cm" svg:x="14.391cm" svg:y="19.253cm" svg:viewBox="0 0 522 18" draw:points="0,18 522,18 522,0 0,0">
          <text:p/>
        </draw:polygon>
        <draw:polygon draw:style-name="gr7" draw:text-style-name="P10" draw:layer="layout" svg:width="0.521cm" svg:height="0.017cm" svg:x="14.391cm" svg:y="19.363cm" svg:viewBox="0 0 522 18" draw:points="0,18 522,18 522,0 0,0">
          <text:p/>
        </draw:polygon>
        <draw:polygon draw:style-name="gr7" draw:text-style-name="P10" draw:layer="layout" svg:width="0.521cm" svg:height="0.017cm" svg:x="14.391cm" svg:y="19.663cm" svg:viewBox="0 0 522 18" draw:points="0,18 522,18 522,0 0,0">
          <text:p/>
        </draw:polygon>
        <draw:polygon draw:style-name="gr7" draw:text-style-name="P10" draw:layer="layout" svg:width="0.521cm" svg:height="0.017cm" svg:x="14.391cm" svg:y="19.773cm" svg:viewBox="0 0 522 18" draw:points="0,18 522,18 522,0 0,0">
          <text:p/>
        </draw:polygon>
        <draw:polygon draw:style-name="gr7" draw:text-style-name="P10" draw:layer="layout" svg:width="0.521cm" svg:height="0.018cm" svg:x="14.391cm" svg:y="20.087cm" svg:viewBox="0 0 522 19" draw:points="0,19 522,19 522,0 0,0">
          <text:p/>
        </draw:polygon>
        <draw:polygon draw:style-name="gr7" draw:text-style-name="P10" draw:layer="layout" svg:width="19.528cm" svg:height="0.017cm" svg:x="0.84cm" svg:y="20.26cm" svg:viewBox="0 0 19529 18" draw:points="0,18 19529,18 19529,0 0,0">
          <text:p/>
        </draw:polygon>
        <draw:polygon draw:style-name="gr7" draw:text-style-name="P10" draw:layer="layout" svg:width="19.528cm" svg:height="0.017cm" svg:x="0.84cm" svg:y="21.001cm" svg:viewBox="0 0 19529 18" draw:points="0,18 19529,18 19529,0 0,0">
          <text:p/>
        </draw:polygon>
        <draw:polygon draw:style-name="gr7" draw:text-style-name="P10" draw:layer="layout" svg:width="1.795cm" svg:height="0.017cm" svg:x="18.053cm" svg:y="21.513cm" svg:viewBox="0 0 1796 18" draw:points="0,18 1796,18 1796,0 0,0">
          <text:p/>
        </draw:polygon>
        <draw:polygon draw:style-name="gr7" draw:text-style-name="P10" draw:layer="layout" svg:width="1.795cm" svg:height="0.017cm" svg:x="18.053cm" svg:y="21.877cm" svg:viewBox="0 0 1796 18" draw:points="0,18 1796,18 1796,0 0,0">
          <text:p/>
        </draw:polygon>
        <draw:polygon draw:style-name="gr7" draw:text-style-name="P10" draw:layer="layout" svg:width="1.795cm" svg:height="0.017cm" svg:x="12.147cm" svg:y="22cm" svg:viewBox="0 0 1796 18" draw:points="0,18 1796,18 1796,0 0,0">
          <text:p/>
        </draw:polygon>
        <draw:polygon draw:style-name="gr7" draw:text-style-name="P10" draw:layer="layout" svg:width="1.795cm" svg:height="0.017cm" svg:x="12.147cm" svg:y="22.428cm" svg:viewBox="0 0 1796 18" draw:points="0,18 1796,18 1796,0 0,0">
          <text:p/>
        </draw:polygon>
        <draw:polygon draw:style-name="gr7" draw:text-style-name="P10" draw:layer="layout" svg:width="19.528cm" svg:height="0.016cm" svg:x="0.84cm" svg:y="22.551cm" svg:viewBox="0 0 19529 17" draw:points="0,17 19529,17 19529,0 0,0">
          <text:p/>
        </draw:polygon>
        <draw:polygon draw:style-name="gr7" draw:text-style-name="P10" draw:layer="layout" svg:width="0.449cm" svg:height="0.017cm" svg:x="15.36cm" svg:y="23.173cm" svg:viewBox="0 0 450 18" draw:points="0,18 450,18 450,0 0,0">
          <text:p/>
        </draw:polygon>
        <draw:polygon draw:style-name="gr7" draw:text-style-name="P10" draw:layer="layout" svg:width="0.449cm" svg:height="0.017cm" svg:x="15.36cm" svg:y="23.486cm" svg:viewBox="0 0 450 18" draw:points="0,18 450,18 450,0 0,0">
          <text:p/>
        </draw:polygon>
        <draw:polygon draw:style-name="gr7" draw:text-style-name="P10" draw:layer="layout" svg:width="0.449cm" svg:height="0.017cm" svg:x="15.36cm" svg:y="23.596cm" svg:viewBox="0 0 450 18" draw:points="0,18 450,18 450,0 0,0">
          <text:p/>
        </draw:polygon>
        <draw:polygon draw:style-name="gr7" draw:text-style-name="P10" draw:layer="layout" svg:width="0.449cm" svg:height="0.017cm" svg:x="15.36cm" svg:y="23.935cm" svg:viewBox="0 0 450 18" draw:points="0,18 450,18 450,0 0,0">
          <text:p/>
        </draw:polygon>
        <draw:polygon draw:style-name="gr7" draw:text-style-name="P10" draw:layer="layout" svg:width="0.448cm" svg:height="0.017cm" svg:x="8.109cm" svg:y="24.083cm" svg:viewBox="0 0 449 18" draw:points="0,18 449,18 449,0 0,0">
          <text:p/>
        </draw:polygon>
        <draw:polygon draw:style-name="gr7" draw:text-style-name="P10" draw:layer="layout" svg:width="1.795cm" svg:height="0.017cm" svg:x="18.053cm" svg:y="24.447cm" svg:viewBox="0 0 1796 18" draw:points="0,18 1796,18 1796,0 0,0">
          <text:p/>
        </draw:polygon>
        <draw:polygon draw:style-name="gr7" draw:text-style-name="P10" draw:layer="layout" svg:width="1.795cm" svg:height="0.017cm" svg:x="18.053cm" svg:y="24.849cm" svg:viewBox="0 0 1796 18" draw:points="0,18 1796,18 1796,0 0,0">
          <text:p/>
        </draw:polygon>
        <draw:polygon draw:style-name="gr7" draw:text-style-name="P10" draw:layer="layout" svg:width="19.528cm" svg:height="0.017cm" svg:x="0.84cm" svg:y="24.972cm" svg:viewBox="0 0 19529 18" draw:points="0,18 19529,18 19529,0 0,0">
          <text:p/>
        </draw:polygon>
        <draw:polygon draw:style-name="gr7" draw:text-style-name="P10" draw:layer="layout" svg:width="4.039cm" svg:height="0.017cm" svg:x="15.809cm" svg:y="25.061cm" svg:viewBox="0 0 4040 18" draw:points="0,18 4040,18 4040,0 0,0">
          <text:p/>
        </draw:polygon>
        <draw:polygon draw:style-name="gr7" draw:text-style-name="P10" draw:layer="layout" svg:width="4.039cm" svg:height="0.017cm" svg:x="15.809cm" svg:y="25.84cm" svg:viewBox="0 0 4040 18" draw:points="0,18 4040,18 4040,0 0,0">
          <text:p/>
        </draw:polygon>
        <draw:polygon draw:style-name="gr7" draw:text-style-name="P10" draw:layer="layout" svg:width="19.528cm" svg:height="0.017cm" svg:x="0.84cm" svg:y="25.963cm" svg:viewBox="0 0 19529 18" draw:points="0,18 19529,18 19529,0 0,0">
          <text:p/>
        </draw:polygon>
        <draw:polygon draw:style-name="gr7" draw:text-style-name="P10" draw:layer="layout" svg:width="19.528cm" svg:height="0.017cm" svg:x="0.84cm" svg:y="26.428cm" svg:viewBox="0 0 19529 18" draw:points="0,18 19529,18 19529,0 0,0">
          <text:p/>
        </draw:polygon>
        <draw:polygon draw:style-name="gr7" draw:text-style-name="P10" draw:layer="layout" svg:width="10.49cm" svg:height="0.017cm" svg:x="5.319cm" svg:y="26.576cm" svg:viewBox="0 0 10491 18" draw:points="0,18 10491,18 10491,0 0,0">
          <text:p/>
        </draw:polygon>
        <draw:polygon draw:style-name="gr7" draw:text-style-name="P10" draw:layer="layout" svg:width="10.49cm" svg:height="0.017cm" svg:x="5.319cm" svg:y="26.915cm" svg:viewBox="0 0 10491 18" draw:points="0,18 10491,18 10491,0 0,0">
          <text:p/>
        </draw:polygon>
        <draw:polygon draw:style-name="gr7" draw:text-style-name="P10" draw:layer="layout" svg:width="10.041cm" svg:height="0.018cm" svg:x="5.768cm" svg:y="27.063cm" svg:viewBox="0 0 10042 19" draw:points="0,19 10042,19 10042,0 0,0">
          <text:p/>
        </draw:polygon>
        <draw:polygon draw:style-name="gr7" draw:text-style-name="P10" draw:layer="layout" svg:width="10.041cm" svg:height="0.017cm" svg:x="5.768cm" svg:y="27.402cm" svg:viewBox="0 0 10042 18" draw:points="0,18 10042,18 10042,0 0,0">
          <text:p/>
        </draw:polygon>
        <draw:polygon draw:style-name="gr7" draw:text-style-name="P10" draw:layer="layout" svg:width="10.041cm" svg:height="0.017cm" svg:x="5.768cm" svg:y="27.677cm" svg:viewBox="0 0 10042 18" draw:points="0,18 10042,18 10042,0 0,0">
          <text:p/>
        </draw:polygon>
        <draw:polygon draw:style-name="gr7" draw:text-style-name="P10" draw:layer="layout" svg:width="1.892cm" svg:height="0.017cm" svg:x="7.114cm" svg:y="27.825cm" svg:viewBox="0 0 1893 18" draw:points="0,18 1893,18 1893,0 0,0">
          <text:p/>
        </draw:polygon>
        <draw:polygon draw:style-name="gr7" draw:text-style-name="P10" draw:layer="layout" svg:width="1.892cm" svg:height="0.017cm" svg:x="7.114cm" svg:y="28.189cm" svg:viewBox="0 0 1893 18" draw:points="0,18 1893,18 1893,0 0,0">
          <text:p/>
        </draw:polygon>
        <draw:polygon draw:style-name="gr7" draw:text-style-name="P10" draw:layer="layout" svg:width="19.528cm" svg:height="0.016cm" svg:x="0.84cm" svg:y="29.028cm" svg:viewBox="0 0 19529 17" draw:points="0,17 19529,17 19529,0 0,0">
          <text:p/>
        </draw:polygon>
        <draw:frame draw:style-name="gr2" draw:text-style-name="P3" draw:layer="layout" svg:width="3.389cm" svg:height="0.243cm" svg:x="16.449cm" svg:y="27.963cm">
          <draw:text-box>
            <text:p text:style-name="P2"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…</text:span><text:span text:style-name="T1">.</text:span></text:p>
          </draw:text-box>
        </draw:frame>
      </draw:page>
      <draw:page draw:name="page2" draw:style-name="dp1" draw:master-page-name="master-page50">
        <draw:polygon draw:style-name="gr1" draw:text-style-name="P1" draw:layer="layout" svg:width="19.135cm" svg:height="0.436cm" svg:x="1.191cm" svg:y="3.547cm" svg:viewBox="0 0 19136 437" draw:points="0,437 19136,437 19136,0 0,0">
          <text:p/>
        </draw:polygon>
        <draw:polygon draw:style-name="gr1" draw:text-style-name="P1" draw:layer="layout" svg:width="19.135cm" svg:height="0.462cm" svg:x="1.191cm" svg:y="13.038cm" svg:viewBox="0 0 19136 463" draw:points="0,463 19136,463 19136,0 0,0">
          <text:p/>
        </draw:polygon>
        <draw:polygon draw:style-name="gr1" draw:text-style-name="P1" draw:layer="layout" svg:width="19.135cm" svg:height="0.729cm" svg:x="1.191cm" svg:y="19.773cm" svg:viewBox="0 0 19136 730" draw:points="0,730 19136,730 19136,0 0,0">
          <text:p/>
        </draw:polygon>
        <draw:polygon draw:style-name="gr1" draw:text-style-name="P1" draw:layer="layout" svg:width="19.135cm" svg:height="0.462cm" svg:x="1.191cm" svg:y="25.429cm" svg:viewBox="0 0 19136 463" draw:points="0,463 19136,463 19136,0 0,0">
          <text:p/>
        </draw:polygon>
        <draw:frame draw:style-name="gr8" draw:text-style-name="P11" draw:layer="layout" svg:width="2.855cm" svg:height="0.239cm" svg:x="17.219cm" svg:y="2.114cm">
          <draw:text-box>
            <text:p text:style-name="P2"><text:span text:style-name="T11">N</text:span><text:span text:style-name="T11">ot</text:span><text:span text:style-name="T11">ifi</text:span><text:span text:style-name="T11">ca</text:span><text:span text:style-name="T11">ti</text:span><text:span text:style-name="T11">o</text:span><text:span text:style-name="T11">n </text:span><text:span text:style-name="T11">F</text:span><text:span text:style-name="T11">or</text:span><text:span text:style-name="T11">m</text:span><text:span text:style-name="T11">: </text:span><text:span text:style-name="T11">R</text:span><text:span text:style-name="T11">e</text:span><text:span text:style-name="T11">v/</text:span><text:span text:style-name="T11">2</text:span><text:span text:style-name="T11">0</text:span><text:span text:style-name="T11">1</text:span><text:span text:style-name="T11">0</text:span></text:p>
          </draw:text-box>
        </draw:frame>
        <draw:frame draw:style-name="gr8" draw:text-style-name="P11" draw:layer="layout" svg:width="0.98cm" svg:height="0.239cm" svg:x="17.219cm" svg:y="2.36cm">
          <draw:text-box>
            <text:p text:style-name="P2"><text:span text:style-name="T11">S</text:span><text:span text:style-name="T11">er</text:span><text:span text:style-name="T11">ial </text:span><text:span text:style-name="T11">N</text:span><text:span text:style-name="T11">o:</text:span></text:p>
          </draw:text-box>
        </draw:frame>
        <draw:frame draw:style-name="gr9" draw:text-style-name="P12" draw:layer="layout" svg:width="3.854cm" svg:height="0.276cm" svg:x="1.226cm" svg:y="4.2cm">
          <draw:text-box>
            <text:p text:style-name="P2"><text:span text:style-name="T12">1. </text:span><text:span text:style-name="T12"><text:s/></text:span><text:span text:style-name="T12">F</text:span><text:span text:style-name="T12">ul</text:span><text:span text:style-name="T12">l </text:span><text:span text:style-name="T12">N</text:span><text:span text:style-name="T12">a</text:span><text:span text:style-name="T12">m</text:span><text:span text:style-name="T12">e </text:span><text:span text:style-name="T12">(</text:span><text:span text:style-name="T12">C</text:span><text:span text:style-name="T12">A</text:span><text:span text:style-name="T12">PI</text:span><text:span text:style-name="T12">T</text:span><text:span text:style-name="T12">A</text:span><text:span text:style-name="T12">L </text:span><text:span text:style-name="T12">L</text:span><text:span text:style-name="T12">E</text:span><text:span text:style-name="T12">T</text:span><text:span text:style-name="T12">T</text:span><text:span text:style-name="T12">E</text:span><text:span text:style-name="T12">R</text:span><text:span text:style-name="T12">):</text:span></text:p>
          </draw:text-box>
        </draw:frame>
        <draw:frame draw:style-name="gr9" draw:text-style-name="P12" draw:layer="layout" svg:width="4.858cm" svg:height="0.276cm" svg:x="1.598cm" svg:y="5.089cm">
          <draw:text-box>
            <text:p text:style-name="P2"><text:span text:style-name="T12">A</text:span><text:span text:style-name="T12">c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y </text:span><text:span text:style-name="T12">b</text:span><text:span text:style-name="T12">y(</text:span><text:span text:style-name="T12">M</text:span><text:span text:style-name="T12">o</text:span><text:span text:style-name="T12">t</text:span><text:span text:style-name="T12">h</text:span><text:span text:style-name="T12">e</text:span><text:span text:style-name="T12">r/</text:span><text:span text:style-name="T12">F</text:span><text:span text:style-name="T12">a</text:span><text:span text:style-name="T12">t</text:span><text:span text:style-name="T12">h</text:span><text:span text:style-name="T12">e</text:span><text:span text:style-name="T12">r/</text:span><text:span text:style-name="T12">G</text:span><text:span text:style-name="T12">u</text:span><text:span text:style-name="T12">a</text:span><text:span text:style-name="T12">r</text:span><text:span text:style-name="T12">di</text:span><text:span text:style-name="T12">a</text:span><text:span text:style-name="T12">n</text:span><text:span text:style-name="T12">):</text:span></text:p>
          </draw:text-box>
        </draw:frame>
        <draw:frame draw:style-name="gr9" draw:text-style-name="P13" draw:layer="layout" svg:width="4.413cm" svg:height="0.293cm" svg:x="1.672cm" svg:y="5.419cm">
          <draw:text-box>
            <text:p text:style-name="P2"><text:span text:style-name="T13">(I</text:span><text:span text:style-name="T13">f </text:span><text:span text:style-name="T13">u</text:span><text:span text:style-name="T13">n</text:span><text:span text:style-name="T13">d</text:span><text:span text:style-name="T13">e</text:span><text:span text:style-name="T13">r </text:span><text:span text:style-name="T13">a</text:span><text:span text:style-name="T13">g</text:span><text:span text:style-name="T13">e/</text:span><text:span text:style-name="T13">w</text:span><text:span text:style-name="T13">it</text:span><text:span text:style-name="T13">h</text:span><text:span text:style-name="T13">o</text:span><text:span text:style-name="T13">u</text:span><text:span text:style-name="T13">t </text:span><text:span text:style-name="T13">Id</text:span><text:span text:style-name="T13">e</text:span><text:span text:style-name="T13">n</text:span><text:span text:style-name="T13">ti</text:span><text:span text:style-name="T13">ty </text:span><text:span text:style-name="T13">C</text:span><text:span text:style-name="T13">a</text:span><text:span text:style-name="T13">r</text:span><text:span text:style-name="T13">d</text:span><text:span text:style-name="T13">)</text:span></text:p>
          </draw:text-box>
        </draw:frame>
        <draw:frame draw:style-name="gr9" draw:text-style-name="P12" draw:layer="layout" svg:width="5.742cm" svg:height="0.276cm" svg:x="1.226cm" svg:y="6.028cm">
          <draw:text-box>
            <text:p text:style-name="P2"><text:span text:style-name="T12">2. </text:span><text:span text:style-name="T12"><text:s/></text:span><text:span text:style-name="T12">Id</text:span><text:span text:style-name="T12">e</text:span><text:span text:style-name="T12">n</text:span><text:span text:style-name="T12">ti</text:span><text:span text:style-name="T12">ty </text:span><text:span text:style-name="T12">C</text:span><text:span text:style-name="T12">a</text:span><text:span text:style-name="T12">r</text:span><text:span text:style-name="T12">d </text:span><text:span text:style-name="T12">N</text:span><text:span text:style-name="T12">u</text:span><text:span text:style-name="T12">m</text:span><text:span text:style-name="T12">b</text:span><text:span text:style-name="T12">e</text:span><text:span text:style-name="T12">r </text:span><text:span text:style-name="T12">/ </text:span><text:span text:style-name="T12">Tr</text:span><text:span text:style-name="T12">a</text:span><text:span text:style-name="T12">v</text:span><text:span text:style-name="T12">el</text:span><text:span text:style-name="T12">li</text:span><text:span text:style-name="T12">n</text:span><text:span text:style-name="T12">g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:</text:span></text:p>
          </draw:text-box>
        </draw:frame>
        <draw:frame draw:style-name="gr9" draw:text-style-name="P12" draw:layer="layout" svg:width="0.451cm" svg:height="0.276cm" svg:x="16.343cm" svg:y="6.028cm">
          <draw:text-box>
            <text:p text:style-name="P2"><text:span text:style-name="T12">S</text:span><text:span text:style-name="T12">el</text:span><text:span text:style-name="T12">f</text:span></text:p>
          </draw:text-box>
        </draw:frame>
        <draw:frame draw:style-name="gr9" draw:text-style-name="P12" draw:layer="layout" svg:width="1.755cm" svg:height="0.276cm" svg:x="18.104cm" svg:y="6.028cm">
          <draw:text-box>
            <text:p text:style-name="P2"><text:span text:style-name="T12">A</text:span><text:span text:style-name="T12">c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y </text:span><text:span text:style-name="T12">b</text:span><text:span text:style-name="T12">y</text:span></text:p>
          </draw:text-box>
        </draw:frame>
        <draw:frame draw:style-name="gr9" draw:text-style-name="P13" draw:layer="layout" svg:width="2.098cm" svg:height="0.293cm" svg:x="4.275cm" svg:y="6.384cm">
          <draw:text-box>
            <text:p text:style-name="P2"><text:span text:style-name="T13">(F</text:span><text:span text:style-name="T13">o</text:span><text:span text:style-name="T13">r </text:span><text:span text:style-name="T13">N</text:span><text:span text:style-name="T13">o</text:span><text:span text:style-name="T13">n </text:span><text:span text:style-name="T13">Ci</text:span><text:span text:style-name="T13">ti</text:span><text:span text:style-name="T13">z</text:span><text:span text:style-name="T13">e</text:span><text:span text:style-name="T13">n</text:span><text:span text:style-name="T13">)</text:span></text:p>
          </draw:text-box>
        </draw:frame>
        <draw:frame draw:style-name="gr9" draw:text-style-name="P12" draw:layer="layout" svg:width="2.487cm" svg:height="0.276cm" svg:x="9.231cm" svg:y="6.934cm">
          <draw:text-box>
            <text:p text:style-name="P2"><text:span text:style-name="T12">W</text:span><text:span text:style-name="T12">a</text:span><text:span text:style-name="T12">r</text:span><text:span text:style-name="T12">d: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/text:p>
          </draw:text-box>
        </draw:frame>
        <draw:frame draw:style-name="gr9" draw:text-style-name="P12" draw:layer="layout" svg:width="2.246cm" svg:height="0.276cm" svg:x="12.753cm" svg:y="6.934cm">
          <draw:text-box>
            <text:p text:style-name="P2"><text:span text:style-name="T12">D</text:span><text:span text:style-name="T12">a</text:span><text:span text:style-name="T12">t</text:span><text:span text:style-name="T12">e </text:span><text:span text:style-name="T12">of </text:span><text:span text:style-name="T12">A</text:span><text:span text:style-name="T12">d</text:span><text:span text:style-name="T12">m</text:span><text:span text:style-name="T12">is</text:span><text:span text:style-name="T12">si</text:span><text:span text:style-name="T12">o</text:span><text:span text:style-name="T12">n:</text:span></text:p>
          </draw:text-box>
        </draw:frame>
        <draw:frame draw:style-name="gr8" draw:text-style-name="P11" draw:layer="layout" svg:width="0.202cm" svg:height="0.225cm" svg:x="16.059cm" svg:y="6.954cm">
          <draw:text-box>
            <text:p text:style-name="P2"><text:span text:style-name="T14">/</text:span></text:p>
          </draw:text-box>
        </draw:frame>
        <draw:frame draw:style-name="gr8" draw:text-style-name="P11" draw:layer="layout" svg:width="0.202cm" svg:height="0.225cm" svg:x="17.38cm" svg:y="6.954cm">
          <draw:text-box>
            <text:p text:style-name="P2"><text:span text:style-name="T14">/</text:span></text:p>
          </draw:text-box>
        </draw:frame>
        <draw:frame draw:style-name="gr9" draw:text-style-name="P12" draw:layer="layout" svg:width="1.763cm" svg:height="0.276cm" svg:x="1.226cm" svg:y="7.654cm">
          <draw:text-box>
            <text:p text:style-name="P2"><text:span text:style-name="T12">3. </text:span><text:span text:style-name="T12"><text:s/></text:span><text:span text:style-name="T12">Ci</text:span><text:span text:style-name="T12">ti</text:span><text:span text:style-name="T12">z</text:span><text:span text:style-name="T12">e</text:span><text:span text:style-name="T12">n</text:span><text:span text:style-name="T12">s</text:span><text:span text:style-name="T12">hi</text:span><text:span text:style-name="T12">p:</text:span></text:p>
          </draw:text-box>
        </draw:frame>
        <draw:frame draw:style-name="gr9" draw:text-style-name="P12" draw:layer="layout" svg:width="1.255cm" svg:height="0.276cm" svg:x="11.432cm" svg:y="7.654cm">
          <draw:text-box>
            <text:p text:style-name="P2"><text:span text:style-name="T12">4. </text:span><text:span text:style-name="T12">G</text:span><text:span text:style-name="T12">e</text:span><text:span text:style-name="T12">n</text:span><text:span text:style-name="T12">d</text:span><text:span text:style-name="T12">e</text:span><text:span text:style-name="T12">r:</text:span></text:p>
          </draw:text-box>
        </draw:frame>
        <draw:frame draw:style-name="gr9" draw:text-style-name="P12" draw:layer="layout" svg:width="0.561cm" svg:height="0.276cm" svg:x="13.194cm" svg:y="7.654cm">
          <draw:text-box>
            <text:p text:style-name="P2"><text:span text:style-name="T12">M</text:span><text:span text:style-name="T12">al</text:span><text:span text:style-name="T12">e</text:span></text:p>
          </draw:text-box>
        </draw:frame>
        <draw:frame draw:style-name="gr9" draw:text-style-name="P12" draw:layer="layout" svg:width="0.87cm" svg:height="0.276cm" svg:x="15.022cm" svg:y="7.654cm">
          <draw:text-box>
            <text:p text:style-name="P2"><text:span text:style-name="T12">F</text:span><text:span text:style-name="T12">e</text:span><text:span text:style-name="T12">m</text:span><text:span text:style-name="T12">al</text:span><text:span text:style-name="T12">e</text:span></text:p>
          </draw:text-box>
        </draw:frame>
        <draw:frame draw:style-name="gr9" draw:text-style-name="P12" draw:layer="layout" svg:width="0.811cm" svg:height="0.276cm" svg:x="2cm" svg:y="8.044cm">
          <draw:text-box>
            <text:p text:style-name="P2"><text:span text:style-name="T12">Ci</text:span><text:span text:style-name="T12">ti</text:span><text:span text:style-name="T12">z</text:span><text:span text:style-name="T12">e</text:span><text:span text:style-name="T12">n</text:span></text:p>
          </draw:text-box>
        </draw:frame>
        <draw:frame draw:style-name="gr9" draw:text-style-name="P12" draw:layer="layout" svg:width="0.413cm" svg:height="0.276cm" svg:x="2.441cm" svg:y="8.454cm">
          <draw:text-box>
            <text:p text:style-name="P2"><text:span text:style-name="T12">Y</text:span><text:span text:style-name="T12">e</text:span><text:span text:style-name="T12">s</text:span></text:p>
          </draw:text-box>
        </draw:frame>
        <draw:frame draw:style-name="gr9" draw:text-style-name="P12" draw:layer="layout" svg:width="1.484cm" svg:height="0.276cm" svg:x="3.321cm" svg:y="8.454cm">
          <draw:text-box>
            <text:p text:style-name="P2"><text:span text:style-name="T12">R</text:span><text:span text:style-name="T12">a</text:span><text:span text:style-name="T12">c</text:span><text:span text:style-name="T12">e/</text:span><text:span text:style-name="T12">E</text:span><text:span text:style-name="T12">t</text:span><text:span text:style-name="T12">h</text:span><text:span text:style-name="T12">ni</text:span><text:span text:style-name="T12">c:</text:span></text:p>
          </draw:text-box>
        </draw:frame>
        <draw:frame draw:style-name="gr9" draw:text-style-name="P12" draw:layer="layout" svg:width="1.89cm" svg:height="0.276cm" svg:x="11.432cm" svg:y="8.454cm">
          <draw:text-box>
            <text:p text:style-name="P2"><text:span text:style-name="T12">5. </text:span><text:span text:style-name="T12">D</text:span><text:span text:style-name="T12">a</text:span><text:span text:style-name="T12">t</text:span><text:span text:style-name="T12">e </text:span><text:span text:style-name="T12">of </text:span><text:span text:style-name="T12">bi</text:span><text:span text:style-name="T12">rt</text:span><text:span text:style-name="T12">h:</text:span></text:p>
          </draw:text-box>
        </draw:frame>
        <draw:frame draw:style-name="gr8" draw:text-style-name="P11" draw:layer="layout" svg:width="0.202cm" svg:height="0.239cm" svg:x="14.696cm" svg:y="8.473cm">
          <draw:text-box>
            <text:p text:style-name="P2"><text:span text:style-name="T11">/</text:span></text:p>
          </draw:text-box>
        </draw:frame>
        <draw:frame draw:style-name="gr8" draw:text-style-name="P11" draw:layer="layout" svg:width="0.202cm" svg:height="0.239cm" svg:x="16.051cm" svg:y="8.473cm">
          <draw:text-box>
            <text:p text:style-name="P2"><text:span text:style-name="T11">/</text:span></text:p>
          </draw:text-box>
        </draw:frame>
        <draw:frame draw:style-name="gr9" draw:text-style-name="P12" draw:layer="layout" svg:width="1.348cm" svg:height="0.276cm" svg:x="3.321cm" svg:y="8.958cm">
          <draw:text-box>
            <text:p text:style-name="P2"><text:span text:style-name="T12">S</text:span><text:span text:style-name="T12">u</text:span><text:span text:style-name="T12">b </text:span><text:span text:style-name="T12">E</text:span><text:span text:style-name="T12">t</text:span><text:span text:style-name="T12">h</text:span><text:span text:style-name="T12">ni</text:span><text:span text:style-name="T12">c:</text:span></text:p>
          </draw:text-box>
        </draw:frame>
        <draw:frame draw:style-name="gr9" draw:text-style-name="P13" draw:layer="layout" svg:width="5.277cm" svg:height="0.293cm" svg:x="3.395cm" svg:y="9.352cm">
          <draw:text-box>
            <text:p text:style-name="P2"><text:span text:style-name="T13">(F</text:span><text:span text:style-name="T13">o</text:span><text:span text:style-name="T13">r </text:span><text:span text:style-name="T13">A</text:span><text:span text:style-name="T13">b</text:span><text:span text:style-name="T13">o</text:span><text:span text:style-name="T13">ri</text:span><text:span text:style-name="T13">gi</text:span><text:span text:style-name="T13">n</text:span><text:span text:style-name="T13">e</text:span><text:span text:style-name="T13">s, </text:span><text:span text:style-name="T13">N</text:span><text:span text:style-name="T13">a</text:span><text:span text:style-name="T13">ti</text:span><text:span text:style-name="T13">v</text:span><text:span text:style-name="T13">e </text:span><text:span text:style-name="T13">of </text:span><text:span text:style-name="T13">S</text:span><text:span text:style-name="T13">a</text:span><text:span text:style-name="T13">b</text:span><text:span text:style-name="T13">a</text:span><text:span text:style-name="T13">h/</text:span><text:span text:style-name="T13">S</text:span><text:span text:style-name="T13">a</text:span><text:span text:style-name="T13">r</text:span><text:span text:style-name="T13">a</text:span><text:span text:style-name="T13">w</text:span><text:span text:style-name="T13">a</text:span><text:span text:style-name="T13">k)</text:span></text:p>
          </draw:text-box>
        </draw:frame>
        <draw:frame draw:style-name="gr9" draw:text-style-name="P12" draw:layer="layout" svg:width="0.844cm" svg:height="0.276cm" svg:x="11.432cm" svg:y="9.352cm">
          <draw:text-box>
            <text:p text:style-name="P2"><text:span text:style-name="T12">6. </text:span><text:span text:style-name="T12">A</text:span><text:span text:style-name="T12">g</text:span><text:span text:style-name="T12">e:</text:span></text:p>
          </draw:text-box>
        </draw:frame>
        <draw:frame draw:style-name="gr9" draw:text-style-name="P12" draw:layer="layout" svg:width="0.531cm" svg:height="0.276cm" svg:x="15.462cm" svg:y="9.352cm">
          <draw:text-box>
            <text:p text:style-name="P2"><text:span text:style-name="T12">Y</text:span><text:span text:style-name="T12">e</text:span><text:span text:style-name="T12">a</text:span><text:span text:style-name="T12">r</text:span></text:p>
          </draw:text-box>
        </draw:frame>
        <draw:frame draw:style-name="gr9" draw:text-style-name="P12" draw:layer="layout" svg:width="0.739cm" svg:height="0.276cm" svg:x="16.783cm" svg:y="9.352cm">
          <draw:text-box>
            <text:p text:style-name="P2"><text:span text:style-name="T12">M</text:span><text:span text:style-name="T12">o</text:span><text:span text:style-name="T12">n</text:span><text:span text:style-name="T12">t</text:span><text:span text:style-name="T12">h</text:span></text:p>
          </draw:text-box>
        </draw:frame>
        <draw:frame draw:style-name="gr9" draw:text-style-name="P12" draw:layer="layout" svg:width="0.468cm" svg:height="0.276cm" svg:x="18.104cm" svg:y="9.352cm">
          <draw:text-box>
            <text:p text:style-name="P2"><text:span text:style-name="T12">D</text:span><text:span text:style-name="T12">a</text:span><text:span text:style-name="T12">y</text:span></text:p>
          </draw:text-box>
        </draw:frame>
        <draw:frame draw:style-name="gr9" draw:text-style-name="P12" draw:layer="layout" svg:width="0.4cm" svg:height="0.276cm" svg:x="2.441cm" svg:y="9.771cm">
          <draw:text-box>
            <text:p text:style-name="P2"><text:span text:style-name="T12">N</text:span><text:span text:style-name="T12">o </text:span></text:p>
          </draw:text-box>
        </draw:frame>
        <draw:frame draw:style-name="gr9" draw:text-style-name="P12" draw:layer="layout" svg:width="2.076cm" svg:height="0.276cm" svg:x="3.321cm" svg:y="9.771cm">
          <draw:text-box>
            <text:p text:style-name="P2"><text:span text:style-name="T12">C</text:span><text:span text:style-name="T12">o</text:span><text:span text:style-name="T12">u</text:span><text:span text:style-name="T12">n</text:span><text:span text:style-name="T12">tr</text:span><text:span text:style-name="T12">y </text:span><text:span text:style-name="T12">of </text:span><text:span text:style-name="T12">o</text:span><text:span text:style-name="T12">ri</text:span><text:span text:style-name="T12">gi</text:span><text:span text:style-name="T12">n:</text:span></text:p>
          </draw:text-box>
        </draw:frame>
        <draw:frame draw:style-name="gr9" draw:text-style-name="P12" draw:layer="layout" svg:width="1.06cm" svg:height="0.276cm" svg:x="3.321cm" svg:y="10.169cm">
          <draw:text-box>
            <text:p text:style-name="P2"><text:span text:style-name="T12">S</text:span><text:span text:style-name="T12">t</text:span><text:span text:style-name="T12">a</text:span><text:span text:style-name="T12">t</text:span><text:span text:style-name="T12">u</text:span><text:span text:style-name="T12">s </text:span><text:span text:style-name="T12">of</text:span></text:p>
          </draw:text-box>
        </draw:frame>
        <draw:frame draw:style-name="gr9" draw:text-style-name="P12" draw:layer="layout" svg:width="6.949cm" svg:height="0.276cm" svg:x="11.432cm" svg:y="10.169cm">
          <draw:text-box>
            <text:p text:style-name="P2"><text:span text:style-name="T12">7. </text:span><text:span text:style-name="T12">O</text:span><text:span text:style-name="T12">c</text:span><text:span text:style-name="T12">c</text:span><text:span text:style-name="T12">u</text:span><text:span text:style-name="T12">p</text:span><text:span text:style-name="T12">a</text:span><text:span text:style-name="T12">ti</text:span><text:span text:style-name="T12">o</text:span><text:span text:style-name="T12">n: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text:span text:style-name="T12">_</text:span></text:p>
          </draw:text-box>
        </draw:frame>
        <draw:frame draw:style-name="gr9" draw:text-style-name="P12" draw:layer="layout" svg:width="0.709cm" svg:height="0.276cm" svg:x="3.321cm" svg:y="10.524cm">
          <draw:text-box>
            <text:p text:style-name="P2"><text:span text:style-name="T12">E</text:span><text:span text:style-name="T12">n</text:span><text:span text:style-name="T12">tr</text:span><text:span text:style-name="T12">y:</text:span></text:p>
          </draw:text-box>
        </draw:frame>
        <draw:frame draw:style-name="gr9" draw:text-style-name="P12" draw:layer="layout" svg:width="0.641cm" svg:height="0.276cm" svg:x="5.616cm" svg:y="10.524cm">
          <draw:text-box>
            <text:p text:style-name="P2"><text:span text:style-name="T12">L</text:span><text:span text:style-name="T12">e</text:span><text:span text:style-name="T12">g</text:span><text:span text:style-name="T12">al</text:span></text:p>
          </draw:text-box>
        </draw:frame>
        <draw:frame draw:style-name="gr9" draw:text-style-name="P12" draw:layer="layout" svg:width="0.717cm" svg:height="0.276cm" svg:x="6.936cm" svg:y="10.524cm">
          <draw:text-box>
            <text:p text:style-name="P2"><text:span text:style-name="T12">Ill</text:span><text:span text:style-name="T12">e</text:span><text:span text:style-name="T12">g</text:span><text:span text:style-name="T12">al</text:span></text:p>
          </draw:text-box>
        </draw:frame>
        <draw:frame draw:style-name="gr9" draw:text-style-name="P12" draw:layer="layout" svg:width="2.411cm" svg:height="0.276cm" svg:x="8.35cm" svg:y="10.524cm">
          <draw:text-box>
            <text:p text:style-name="P2"><text:span text:style-name="T12">P</text:span><text:span text:style-name="T12">e</text:span><text:span text:style-name="T12">r</text:span><text:span text:style-name="T12">m</text:span><text:span text:style-name="T12">a</text:span><text:span text:style-name="T12">n</text:span><text:span text:style-name="T12">e</text:span><text:span text:style-name="T12">n</text:span><text:span text:style-name="T12">t </text:span><text:span text:style-name="T12">R</text:span><text:span text:style-name="T12">e</text:span><text:span text:style-name="T12">si</text:span><text:span text:style-name="T12">d</text:span><text:span text:style-name="T12">e</text:span><text:span text:style-name="T12">n</text:span><text:span text:style-name="T12">t</text:span></text:p>
          </draw:text-box>
        </draw:frame>
        <draw:frame draw:style-name="gr9" draw:text-style-name="P13" draw:layer="layout" svg:width="5.781cm" svg:height="0.293cm" svg:x="11.506cm" svg:y="10.571cm">
          <draw:text-box>
            <text:p text:style-name="P2"><text:span text:style-name="T13"><text:s text:c="4"/></text:span><text:span text:style-name="T13">(I</text:span><text:span text:style-name="T13">f </text:span><text:span text:style-name="T13">u</text:span><text:span text:style-name="T13">n</text:span><text:span text:style-name="T13">e</text:span><text:span text:style-name="T13">m</text:span><text:span text:style-name="T13">pl</text:span><text:span text:style-name="T13">o</text:span><text:span text:style-name="T13">y</text:span><text:span text:style-name="T13">e</text:span><text:span text:style-name="T13">d, </text:span><text:span text:style-name="T13">pl</text:span><text:span text:style-name="T13">e</text:span><text:span text:style-name="T13">a</text:span><text:span text:style-name="T13">s</text:span><text:span text:style-name="T13">e </text:span><text:span text:style-name="T13">st</text:span><text:span text:style-name="T13">a</text:span><text:span text:style-name="T13">t</text:span><text:span text:style-name="T13">e </text:span><text:span text:style-name="T13">s</text:span><text:span text:style-name="T13">el</text:span><text:span text:style-name="T13">f </text:span><text:span text:style-name="T13">r</text:span><text:span text:style-name="T13">e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)</text:span></text:p>
          </draw:text-box>
        </draw:frame>
        <draw:frame draw:style-name="gr9" draw:text-style-name="P12" draw:layer="layout" svg:width="2.174cm" svg:height="0.276cm" svg:x="1.226cm" svg:y="11.151cm">
          <draw:text-box>
            <text:p text:style-name="P2"><text:span text:style-name="T12">8. </text:span><text:span text:style-name="T12"><text:s/></text:span><text:span text:style-name="T12">T</text:span><text:span text:style-name="T12">el</text:span><text:span text:style-name="T12">e</text:span><text:span text:style-name="T12">p</text:span><text:span text:style-name="T12">h</text:span><text:span text:style-name="T12">o</text:span><text:span text:style-name="T12">n</text:span><text:span text:style-name="T12">e </text:span><text:span text:style-name="T12">N</text:span><text:span text:style-name="T12">o.</text:span><text:span text:style-name="T12">:</text:span></text:p>
          </draw:text-box>
        </draw:frame>
        <draw:frame draw:style-name="gr9" draw:text-style-name="P12" draw:layer="layout" svg:width="1.039cm" svg:height="0.276cm" svg:x="4.642cm" svg:y="11.151cm">
          <draw:text-box>
            <text:p text:style-name="P2"><text:span text:style-name="T12">R</text:span><text:span text:style-name="T12">e</text:span><text:span text:style-name="T12">si</text:span><text:span text:style-name="T12">d</text:span><text:span text:style-name="T12">e</text:span><text:span text:style-name="T12">n</text:span><text:span text:style-name="T12">t</text:span></text:p>
          </draw:text-box>
        </draw:frame>
        <draw:frame draw:style-name="gr9" draw:text-style-name="P12" draw:layer="layout" svg:width="0.993cm" svg:height="0.276cm" svg:x="6.496cm" svg:y="11.151cm">
          <draw:text-box>
            <text:p text:style-name="P2"><text:span text:style-name="T12">H</text:span><text:span text:style-name="T12">.p</text:span><text:span text:style-name="T12">h</text:span><text:span text:style-name="T12">o</text:span><text:span text:style-name="T12">n</text:span><text:span text:style-name="T12">e</text:span></text:p>
          </draw:text-box>
        </draw:frame>
        <draw:frame draw:style-name="gr9" draw:text-style-name="P12" draw:layer="layout" svg:width="0.692cm" svg:height="0.276cm" svg:x="8.35cm" svg:y="11.151cm">
          <draw:text-box>
            <text:p text:style-name="P2"><text:span text:style-name="T12">O</text:span><text:span text:style-name="T12">ffi</text:span><text:span text:style-name="T12">c</text:span><text:span text:style-name="T12">e</text:span></text:p>
          </draw:text-box>
        </draw:frame>
        <draw:frame draw:style-name="gr8" draw:text-style-name="P11" draw:layer="layout" svg:width="0.202cm" svg:height="0.239cm" svg:x="11.132cm" svg:y="11.17cm">
          <draw:text-box>
            <text:p text:style-name="P2"><text:span text:style-name="T15">-</text:span></text:p>
          </draw:text-box>
        </draw:frame>
        <draw:frame draw:style-name="gr9" draw:text-style-name="P12" draw:layer="layout" svg:width="2.385cm" svg:height="0.276cm" svg:x="1.226cm" svg:y="11.942cm">
          <draw:text-box>
            <text:p text:style-name="P2"><text:span text:style-name="T12">9. </text:span><text:span text:style-name="T12"><text:s/></text:span><text:span text:style-name="T12">C</text:span><text:span text:style-name="T12">u</text:span><text:span text:style-name="T12">rr</text:span><text:span text:style-name="T12">e</text:span><text:span text:style-name="T12">n</text:span><text:span text:style-name="T12">t </text:span><text:span text:style-name="T12">A</text:span><text:span text:style-name="T12">d</text:span><text:span text:style-name="T12">d</text:span><text:span text:style-name="T12">r</text:span><text:span text:style-name="T12">e</text:span><text:span text:style-name="T12">s</text:span><text:span text:style-name="T12">s:</text:span></text:p>
          </draw:text-box>
        </draw:frame>
        <draw:frame draw:style-name="gr9" draw:text-style-name="P12" draw:layer="layout" svg:width="6.106cm" svg:height="0.276cm" svg:x="11.873cm" svg:y="11.942cm">
          <draw:text-box>
            <text:p text:style-name="P2"><text:span text:style-name="T12">1</text:span><text:span text:style-name="T12">0. </text:span><text:span text:style-name="T12">A</text:span><text:span text:style-name="T12">d</text:span><text:span text:style-name="T12">d</text:span><text:span text:style-name="T12">r</text:span><text:span text:style-name="T12">e</text:span><text:span text:style-name="T12">s</text:span><text:span text:style-name="T12">s </text:span><text:span text:style-name="T12">of </text:span><text:span text:style-name="T12">E</text:span><text:span text:style-name="T12">m</text:span><text:span text:style-name="T12">pl</text:span><text:span text:style-name="T12">o</text:span><text:span text:style-name="T12">y</text:span><text:span text:style-name="T12">e</text:span><text:span text:style-name="T12">r/</text:span><text:span text:style-name="T12">S</text:span><text:span text:style-name="T12">c</text:span><text:span text:style-name="T12">h</text:span><text:span text:style-name="T12">o</text:span><text:span text:style-name="T12">ol</text:span><text:span text:style-name="T12">/C</text:span><text:span text:style-name="T12">ol</text:span><text:span text:style-name="T12">le</text:span><text:span text:style-name="T12">g</text:span><text:span text:style-name="T12">e/</text:span><text:span text:style-name="T12">U</text:span><text:span text:style-name="T12">ni</text:span><text:span text:style-name="T12">v</text:span><text:span text:style-name="T12">e</text:span><text:span text:style-name="T12">rs</text:span><text:span text:style-name="T12">it</text:span><text:span text:style-name="T12">y:</text:span></text:p>
          </draw:text-box>
        </draw:frame>
        <draw:frame draw:style-name="gr9" draw:text-style-name="P12" draw:layer="layout" svg:width="0.236cm" svg:height="0.276cm" svg:x="2.576cm" svg:y="13.619cm">
          <draw:text-box>
            <text:p text:style-name="P2"><text:span text:style-name="T12">1.</text:span></text:p>
          </draw:text-box>
        </draw:frame>
        <draw:frame draw:style-name="gr9" draw:text-style-name="P12" draw:layer="layout" svg:width="1.505cm" svg:height="0.276cm" svg:x="2.881cm" svg:y="13.627cm">
          <draw:text-box>
            <text:p text:style-name="P2"><text:span text:style-name="T12">P</text:span><text:span text:style-name="T12">ol</text:span><text:span text:style-name="T12">io</text:span><text:span text:style-name="T12">m</text:span><text:span text:style-name="T12">y</text:span><text:span text:style-name="T12">el</text:span><text:span text:style-name="T12">it</text:span><text:span text:style-name="T12">is</text:span></text:p>
          </draw:text-box>
        </draw:frame>
        <draw:frame draw:style-name="gr9" draw:text-style-name="P12" draw:layer="layout" svg:width="4.146cm" svg:height="0.276cm" svg:x="9.248cm" svg:y="13.627cm">
          <draw:text-box>
            <text:p text:style-name="P2"><text:span text:style-name="T12">1</text:span><text:span text:style-name="T12">6. </text:span><text:span text:style-name="T12">H</text:span><text:span text:style-name="T12">a</text:span><text:span text:style-name="T12">n</text:span><text:span text:style-name="T12">d, </text:span><text:span text:style-name="T12">F</text:span><text:span text:style-name="T12">o</text:span><text:span text:style-name="T12">o</text:span><text:span text:style-name="T12">d </text:span><text:span text:style-name="T12">a</text:span><text:span text:style-name="T12">n</text:span><text:span text:style-name="T12">d </text:span><text:span text:style-name="T12">M</text:span><text:span text:style-name="T12">o</text:span><text:span text:style-name="T12">u</text:span><text:span text:style-name="T12">t</text:span><text:span text:style-name="T12">h </text:span><text:span text:style-name="T12">D</text:span><text:span text:style-name="T12">is</text:span><text:span text:style-name="T12">e</text:span><text:span text:style-name="T12">a</text:span><text:span text:style-name="T12">s</text:span><text:span text:style-name="T12">e</text:span></text:p>
          </draw:text-box>
        </draw:frame>
        <draw:frame draw:style-name="gr9" draw:text-style-name="P12" draw:layer="layout" svg:width="2.669cm" svg:height="0.276cm" svg:x="15.039cm" svg:y="13.627cm">
          <draw:text-box>
            <text:p text:style-name="P2"><text:span text:style-name="T12">3</text:span><text:span text:style-name="T12">1. </text:span><text:span text:style-name="T12">S</text:span><text:span text:style-name="T12">y</text:span><text:span text:style-name="T12">p</text:span><text:span text:style-name="T12">hi</text:span><text:span text:style-name="T12">li</text:span><text:span text:style-name="T12">s </text:span><text:span text:style-name="T12">- </text:span><text:span text:style-name="T12">A</text:span><text:span text:style-name="T12">c</text:span><text:span text:style-name="T12">q</text:span><text:span text:style-name="T12">ui</text:span><text:span text:style-name="T12">r</text:span><text:span text:style-name="T12">e</text:span><text:span text:style-name="T12">d</text:span></text:p>
          </draw:text-box>
        </draw:frame>
        <draw:frame draw:style-name="gr9" draw:text-style-name="P12" draw:layer="layout" svg:width="0.236cm" svg:height="0.276cm" svg:x="2.576cm" svg:y="13.996cm">
          <draw:text-box>
            <text:p text:style-name="P2"><text:span text:style-name="T12">2.</text:span></text:p>
          </draw:text-box>
        </draw:frame>
        <draw:frame draw:style-name="gr9" draw:text-style-name="P12" draw:layer="layout" svg:width="1.915cm" svg:height="0.276cm" svg:x="2.881cm" svg:y="13.987cm">
          <draw:text-box>
            <text:p text:style-name="P2"><text:span text:style-name="T12">Vi</text:span><text:span text:style-name="T12">r</text:span><text:span text:style-name="T12">al </text:span><text:span text:style-name="T12">H</text:span><text:span text:style-name="T12">e</text:span><text:span text:style-name="T12">p</text:span><text:span text:style-name="T12">a</text:span><text:span text:style-name="T12">ti</text:span><text:span text:style-name="T12">ti</text:span><text:span text:style-name="T12">s </text:span><text:span text:style-name="T12">A</text:span></text:p>
          </draw:text-box>
        </draw:frame>
        <draw:frame draw:style-name="gr9" draw:text-style-name="P12" draw:layer="layout" svg:width="5.353cm" svg:height="0.276cm" svg:x="9.248cm" svg:y="13.987cm">
          <draw:text-box>
            <text:p text:style-name="P2"><text:span text:style-name="T12">1</text:span><text:span text:style-name="T12">7. </text:span><text:span text:style-name="T12">H</text:span><text:span text:style-name="T12">u</text:span><text:span text:style-name="T12">m</text:span><text:span text:style-name="T12">a</text:span><text:span text:style-name="T12">n </text:span><text:span text:style-name="T12">I</text:span><text:span text:style-name="T12">m</text:span><text:span text:style-name="T12">m</text:span><text:span text:style-name="T12">u</text:span><text:span text:style-name="T12">n</text:span><text:span text:style-name="T12">o</text:span><text:span text:style-name="T12">d</text:span><text:span text:style-name="T12">e</text:span><text:span text:style-name="T12">fi</text:span><text:span text:style-name="T12">ci</text:span><text:span text:style-name="T12">e</text:span><text:span text:style-name="T12">n</text:span><text:span text:style-name="T12">c</text:span><text:span text:style-name="T12">y </text:span><text:span text:style-name="T12">Vi</text:span><text:span text:style-name="T12">r</text:span><text:span text:style-name="T12">u</text:span><text:span text:style-name="T12">s </text:span><text:span text:style-name="T12">In</text:span><text:span text:style-name="T12">fe</text:span><text:span text:style-name="T12">ct</text:span><text:span text:style-name="T12">io</text:span><text:span text:style-name="T12">n</text:span></text:p>
          </draw:text-box>
        </draw:frame>
        <draw:frame draw:style-name="gr9" draw:text-style-name="P12" draw:layer="layout" svg:width="2.953cm" svg:height="0.276cm" svg:x="15.039cm" svg:y="13.987cm">
          <draw:text-box>
            <text:p text:style-name="P2"><text:span text:style-name="T12">3</text:span><text:span text:style-name="T12">2. </text:span><text:span text:style-name="T12">T</text:span><text:span text:style-name="T12">e</text:span><text:span text:style-name="T12">t</text:span><text:span text:style-name="T12">a</text:span><text:span text:style-name="T12">n</text:span><text:span text:style-name="T12">u</text:span><text:span text:style-name="T12">s </text:span><text:span text:style-name="T12">N</text:span><text:span text:style-name="T12">e</text:span><text:span text:style-name="T12">o</text:span><text:span text:style-name="T12">n</text:span><text:span text:style-name="T12">a</text:span><text:span text:style-name="T12">t</text:span><text:span text:style-name="T12">o</text:span><text:span text:style-name="T12">r</text:span><text:span text:style-name="T12">u</text:span><text:span text:style-name="T12">m</text:span></text:p>
          </draw:text-box>
        </draw:frame>
        <draw:frame draw:style-name="gr9" draw:text-style-name="P12" draw:layer="layout" svg:width="0.236cm" svg:height="0.276cm" svg:x="2.576cm" svg:y="14.377cm">
          <draw:text-box>
            <text:p text:style-name="P2"><text:span text:style-name="T12">3.</text:span></text:p>
          </draw:text-box>
        </draw:frame>
        <draw:frame draw:style-name="gr9" draw:text-style-name="P12" draw:layer="layout" svg:width="1.915cm" svg:height="0.276cm" svg:x="2.881cm" svg:y="14.372cm">
          <draw:text-box>
            <text:p text:style-name="P2"><text:span text:style-name="T12">Vi</text:span><text:span text:style-name="T12">r</text:span><text:span text:style-name="T12">al </text:span><text:span text:style-name="T12">H</text:span><text:span text:style-name="T12">e</text:span><text:span text:style-name="T12">p</text:span><text:span text:style-name="T12">a</text:span><text:span text:style-name="T12">ti</text:span><text:span text:style-name="T12">ti</text:span><text:span text:style-name="T12">s </text:span><text:span text:style-name="T12">B</text:span></text:p>
          </draw:text-box>
        </draw:frame>
        <draw:frame draw:style-name="gr9" draw:text-style-name="P12" draw:layer="layout" svg:width="1.534cm" svg:height="0.276cm" svg:x="9.248cm" svg:y="14.377cm">
          <draw:text-box>
            <text:p text:style-name="P2"><text:span text:style-name="T12">1</text:span><text:span text:style-name="T12">8. </text:span><text:span text:style-name="T12">In</text:span><text:span text:style-name="T12">fl</text:span><text:span text:style-name="T12">u</text:span><text:span text:style-name="T12">e</text:span><text:span text:style-name="T12">n</text:span><text:span text:style-name="T12">z</text:span><text:span text:style-name="T12">a</text:span></text:p>
          </draw:text-box>
        </draw:frame>
        <draw:frame draw:style-name="gr9" draw:text-style-name="P12" draw:layer="layout" svg:width="0.383cm" svg:height="0.276cm" svg:x="15.039cm" svg:y="14.377cm">
          <draw:text-box>
            <text:p text:style-name="P2"><text:span text:style-name="T12">3</text:span><text:span text:style-name="T12">3.</text:span></text:p>
          </draw:text-box>
        </draw:frame>
        <draw:frame draw:style-name="gr9" draw:text-style-name="P12" draw:layer="layout" svg:width="1.022cm" svg:height="0.276cm" svg:x="15.462cm" svg:y="14.385cm">
          <draw:text-box>
            <text:p text:style-name="P2"><text:span text:style-name="T12">T</text:span><text:span text:style-name="T12">e</text:span><text:span text:style-name="T12">t</text:span><text:span text:style-name="T12">a</text:span><text:span text:style-name="T12">n</text:span><text:span text:style-name="T12">u</text:span><text:span text:style-name="T12">s </text:span></text:p>
          </draw:text-box>
        </draw:frame>
        <draw:frame draw:style-name="gr9" draw:text-style-name="P13" draw:layer="layout" svg:width="1.031cm" svg:height="0.293cm" svg:x="16.446cm" svg:y="14.385cm">
          <draw:text-box>
            <text:p text:style-name="P2"><text:span text:style-name="T13">(</text:span><text:span text:style-name="T13">O</text:span><text:span text:style-name="T13">t</text:span><text:span text:style-name="T13">h</text:span><text:span text:style-name="T13">e</text:span><text:span text:style-name="T13">rs</text:span><text:span text:style-name="T13">)</text:span></text:p>
          </draw:text-box>
        </draw:frame>
        <draw:frame draw:style-name="gr9" draw:text-style-name="P12" draw:layer="layout" svg:width="0.236cm" svg:height="0.276cm" svg:x="2.576cm" svg:y="14.796cm">
          <draw:text-box>
            <text:p text:style-name="P2"><text:span text:style-name="T12">4.</text:span></text:p>
          </draw:text-box>
        </draw:frame>
        <draw:frame draw:style-name="gr9" draw:text-style-name="P12" draw:layer="layout" svg:width="1.92cm" svg:height="0.276cm" svg:x="2.881cm" svg:y="14.791cm">
          <draw:text-box>
            <text:p text:style-name="P2"><text:span text:style-name="T12">Vi</text:span><text:span text:style-name="T12">r</text:span><text:span text:style-name="T12">al </text:span><text:span text:style-name="T12">H</text:span><text:span text:style-name="T12">e</text:span><text:span text:style-name="T12">p</text:span><text:span text:style-name="T12">a</text:span><text:span text:style-name="T12">ti</text:span><text:span text:style-name="T12">ti</text:span><text:span text:style-name="T12">s </text:span><text:span text:style-name="T12">C</text:span></text:p>
          </draw:text-box>
        </draw:frame>
        <draw:frame draw:style-name="gr9" draw:text-style-name="P12" draw:layer="layout" svg:width="0.383cm" svg:height="0.276cm" svg:x="9.248cm" svg:y="14.796cm">
          <draw:text-box>
            <text:p text:style-name="P2"><text:span text:style-name="T12">1</text:span><text:span text:style-name="T12">9.</text:span></text:p>
          </draw:text-box>
        </draw:frame>
        <draw:frame draw:style-name="gr9" draw:text-style-name="P12" draw:layer="layout" svg:width="1.01cm" svg:height="0.276cm" svg:x="9.671cm" svg:y="14.804cm">
          <draw:text-box>
            <text:p text:style-name="P2"><text:span text:style-name="T12">L</text:span><text:span text:style-name="T12">e</text:span><text:span text:style-name="T12">p</text:span><text:span text:style-name="T12">r</text:span><text:span text:style-name="T12">o</text:span><text:span text:style-name="T12">s</text:span><text:span text:style-name="T12">y </text:span></text:p>
          </draw:text-box>
        </draw:frame>
        <draw:frame draw:style-name="gr9" draw:text-style-name="P13" draw:layer="layout" svg:width="1.852cm" svg:height="0.293cm" svg:x="10.629cm" svg:y="14.804cm">
          <draw:text-box>
            <text:p text:style-name="P2"><text:span text:style-name="T13">(</text:span><text:span text:style-name="T13">M</text:span><text:span text:style-name="T13">ul</text:span><text:span text:style-name="T13">ti</text:span><text:span text:style-name="T13">b</text:span><text:span text:style-name="T13">a</text:span><text:span text:style-name="T13">ci</text:span><text:span text:style-name="T13">ll</text:span><text:span text:style-name="T13">a</text:span><text:span text:style-name="T13">ry</text:span><text:span text:style-name="T13">)</text:span></text:p>
          </draw:text-box>
        </draw:frame>
        <draw:frame draw:style-name="gr9" draw:text-style-name="P12" draw:layer="layout" svg:width="0.383cm" svg:height="0.276cm" svg:x="15.039cm" svg:y="14.796cm">
          <draw:text-box>
            <text:p text:style-name="P2"><text:span text:style-name="T12">3</text:span><text:span text:style-name="T12">4.</text:span></text:p>
          </draw:text-box>
        </draw:frame>
        <draw:frame draw:style-name="gr9" draw:text-style-name="P12" draw:layer="layout" svg:width="1.094cm" svg:height="0.276cm" svg:x="15.462cm" svg:y="14.804cm">
          <draw:text-box>
            <text:p text:style-name="P2"><text:span text:style-name="T12">T</text:span><text:span text:style-name="T12">y</text:span><text:span text:style-name="T12">p</text:span><text:span text:style-name="T12">h</text:span><text:span text:style-name="T12">u</text:span><text:span text:style-name="T12">s </text:span><text:span text:style-name="T12">- </text:span></text:p>
          </draw:text-box>
        </draw:frame>
        <draw:frame draw:style-name="gr9" draw:text-style-name="P13" draw:layer="layout" svg:width="0.709cm" svg:height="0.293cm" svg:x="16.531cm" svg:y="14.804cm">
          <draw:text-box>
            <text:p text:style-name="P2"><text:span text:style-name="T13">S</text:span><text:span text:style-name="T13">cr</text:span><text:span text:style-name="T13">u</text:span><text:span text:style-name="T13">b</text:span></text:p>
          </draw:text-box>
        </draw:frame>
        <draw:frame draw:style-name="gr9" draw:text-style-name="P12" draw:layer="layout" svg:width="0.236cm" svg:height="0.276cm" svg:x="2.576cm" svg:y="15.189cm">
          <draw:text-box>
            <text:p text:style-name="P2"><text:span text:style-name="T12">5.</text:span></text:p>
          </draw:text-box>
        </draw:frame>
        <draw:frame draw:style-name="gr9" draw:text-style-name="P12" draw:layer="layout" svg:width="1.755cm" svg:height="0.276cm" svg:x="2.881cm" svg:y="15.198cm">
          <draw:text-box>
            <text:p text:style-name="P2"><text:span text:style-name="T12">Vi</text:span><text:span text:style-name="T12">r</text:span><text:span text:style-name="T12">al </text:span><text:span text:style-name="T12">H</text:span><text:span text:style-name="T12">e</text:span><text:span text:style-name="T12">p</text:span><text:span text:style-name="T12">a</text:span><text:span text:style-name="T12">ti</text:span><text:span text:style-name="T12">ti</text:span><text:span text:style-name="T12">s </text:span></text:p>
          </draw:text-box>
        </draw:frame>
        <draw:frame draw:style-name="gr9" draw:text-style-name="P13" draw:layer="layout" svg:width="1.031cm" svg:height="0.293cm" svg:x="4.478cm" svg:y="15.198cm">
          <draw:text-box>
            <text:p text:style-name="P2"><text:span text:style-name="T13">(</text:span><text:span text:style-name="T13">O</text:span><text:span text:style-name="T13">t</text:span><text:span text:style-name="T13">h</text:span><text:span text:style-name="T13">e</text:span><text:span text:style-name="T13">rs</text:span><text:span text:style-name="T13">)</text:span></text:p>
          </draw:text-box>
        </draw:frame>
        <draw:frame draw:style-name="gr9" draw:text-style-name="P12" draw:layer="layout" svg:width="0.383cm" svg:height="0.276cm" svg:x="9.248cm" svg:y="15.189cm">
          <draw:text-box>
            <text:p text:style-name="P2"><text:span text:style-name="T12">2</text:span><text:span text:style-name="T12">0.</text:span></text:p>
          </draw:text-box>
        </draw:frame>
        <draw:frame draw:style-name="gr9" draw:text-style-name="P12" draw:layer="layout" svg:width="1.01cm" svg:height="0.276cm" svg:x="9.671cm" svg:y="15.198cm">
          <draw:text-box>
            <text:p text:style-name="P2"><text:span text:style-name="T12">L</text:span><text:span text:style-name="T12">e</text:span><text:span text:style-name="T12">p</text:span><text:span text:style-name="T12">r</text:span><text:span text:style-name="T12">o</text:span><text:span text:style-name="T12">s</text:span><text:span text:style-name="T12">y </text:span></text:p>
          </draw:text-box>
        </draw:frame>
        <draw:frame draw:style-name="gr9" draw:text-style-name="P13" draw:layer="layout" svg:width="1.911cm" svg:height="0.293cm" svg:x="10.629cm" svg:y="15.198cm">
          <draw:text-box>
            <text:p text:style-name="P2"><text:span text:style-name="T13">(P</text:span><text:span text:style-name="T13">a</text:span><text:span text:style-name="T13">u</text:span><text:span text:style-name="T13">ci</text:span><text:span text:style-name="T13">b</text:span><text:span text:style-name="T13">a</text:span><text:span text:style-name="T13">ci</text:span><text:span text:style-name="T13">ll</text:span><text:span text:style-name="T13">a</text:span><text:span text:style-name="T13">ry</text:span><text:span text:style-name="T13">)</text:span></text:p>
          </draw:text-box>
        </draw:frame>
        <draw:frame draw:style-name="gr9" draw:text-style-name="P12" draw:layer="layout" svg:width="0.383cm" svg:height="0.276cm" svg:x="15.039cm" svg:y="15.189cm">
          <draw:text-box>
            <text:p text:style-name="P2"><text:span text:style-name="T12">3</text:span><text:span text:style-name="T12">5.</text:span></text:p>
          </draw:text-box>
        </draw:frame>
        <draw:frame draw:style-name="gr9" draw:text-style-name="P12" draw:layer="layout" svg:width="1.729cm" svg:height="0.276cm" svg:x="15.462cm" svg:y="15.198cm">
          <draw:text-box>
            <text:p text:style-name="P2"><text:span text:style-name="T12">T</text:span><text:span text:style-name="T12">u</text:span><text:span text:style-name="T12">b</text:span><text:span text:style-name="T12">e</text:span><text:span text:style-name="T12">rc</text:span><text:span text:style-name="T12">ul</text:span><text:span text:style-name="T12">o</text:span><text:span text:style-name="T12">si</text:span><text:span text:style-name="T12">s </text:span><text:span text:style-name="T12">- </text:span></text:p>
          </draw:text-box>
        </draw:frame>
        <draw:frame draw:style-name="gr9" draw:text-style-name="P13" draw:layer="layout" svg:width="2.411cm" svg:height="0.293cm" svg:x="17.072cm" svg:y="15.198cm">
          <draw:text-box>
            <text:p text:style-name="P2"><text:span text:style-name="T13">P</text:span><text:span text:style-name="T13">T</text:span><text:span text:style-name="T13">B </text:span><text:span text:style-name="T13">S</text:span><text:span text:style-name="T13">m</text:span><text:span text:style-name="T13">e</text:span><text:span text:style-name="T13">a</text:span><text:span text:style-name="T13">r </text:span><text:span text:style-name="T13">P</text:span><text:span text:style-name="T13">o</text:span><text:span text:style-name="T13">si</text:span><text:span text:style-name="T13">ti</text:span><text:span text:style-name="T13">v</text:span><text:span text:style-name="T13">e</text:span></text:p>
          </draw:text-box>
        </draw:frame>
        <draw:frame draw:style-name="gr9" draw:text-style-name="P12" draw:layer="layout" svg:width="0.236cm" svg:height="0.276cm" svg:x="2.576cm" svg:y="15.583cm">
          <draw:text-box>
            <text:p text:style-name="P2"><text:span text:style-name="T12">6.</text:span></text:p>
          </draw:text-box>
        </draw:frame>
        <draw:frame draw:style-name="gr9" draw:text-style-name="P12" draw:layer="layout" svg:width="0.569cm" svg:height="0.276cm" svg:x="2.881cm" svg:y="15.583cm">
          <draw:text-box>
            <text:p text:style-name="P2"><text:span text:style-name="T12">AI</text:span><text:span text:style-name="T12">D</text:span><text:span text:style-name="T12">S</text:span></text:p>
          </draw:text-box>
        </draw:frame>
        <draw:frame draw:style-name="gr9" draw:text-style-name="P12" draw:layer="layout" svg:width="2.021cm" svg:height="0.276cm" svg:x="9.248cm" svg:y="15.583cm">
          <draw:text-box>
            <text:p text:style-name="P2"><text:span text:style-name="T12">2</text:span><text:span text:style-name="T12">1. </text:span><text:span text:style-name="T12">L</text:span><text:span text:style-name="T12">e</text:span><text:span text:style-name="T12">p</text:span><text:span text:style-name="T12">t</text:span><text:span text:style-name="T12">o</text:span><text:span text:style-name="T12">s</text:span><text:span text:style-name="T12">pi</text:span><text:span text:style-name="T12">r</text:span><text:span text:style-name="T12">o</text:span><text:span text:style-name="T12">si</text:span><text:span text:style-name="T12">s</text:span></text:p>
          </draw:text-box>
        </draw:frame>
        <draw:frame draw:style-name="gr9" draw:text-style-name="P12" draw:layer="layout" svg:width="0.383cm" svg:height="0.276cm" svg:x="15.039cm" svg:y="15.583cm">
          <draw:text-box>
            <text:p text:style-name="P2"><text:span text:style-name="T12">3</text:span><text:span text:style-name="T12">6.</text:span></text:p>
          </draw:text-box>
        </draw:frame>
        <draw:frame draw:style-name="gr9" draw:text-style-name="P12" draw:layer="layout" svg:width="1.729cm" svg:height="0.276cm" svg:x="15.462cm" svg:y="15.592cm">
          <draw:text-box>
            <text:p text:style-name="P2"><text:span text:style-name="T12">T</text:span><text:span text:style-name="T12">u</text:span><text:span text:style-name="T12">b</text:span><text:span text:style-name="T12">e</text:span><text:span text:style-name="T12">rc</text:span><text:span text:style-name="T12">ul</text:span><text:span text:style-name="T12">o</text:span><text:span text:style-name="T12">si</text:span><text:span text:style-name="T12">s </text:span><text:span text:style-name="T12">- </text:span></text:p>
          </draw:text-box>
        </draw:frame>
        <draw:frame draw:style-name="gr9" draw:text-style-name="P13" draw:layer="layout" svg:width="2.555cm" svg:height="0.293cm" svg:x="17.072cm" svg:y="15.592cm">
          <draw:text-box>
            <text:p text:style-name="P2"><text:span text:style-name="T13">P</text:span><text:span text:style-name="T13">T</text:span><text:span text:style-name="T13">B </text:span><text:span text:style-name="T13">S</text:span><text:span text:style-name="T13">m</text:span><text:span text:style-name="T13">e</text:span><text:span text:style-name="T13">a</text:span><text:span text:style-name="T13">r </text:span><text:span text:style-name="T13">N</text:span><text:span text:style-name="T13">e</text:span><text:span text:style-name="T13">g</text:span><text:span text:style-name="T13">a</text:span><text:span text:style-name="T13">ti</text:span><text:span text:style-name="T13">v</text:span><text:span text:style-name="T13">e</text:span></text:p>
          </draw:text-box>
        </draw:frame>
        <draw:frame draw:style-name="gr9" draw:text-style-name="P12" draw:layer="layout" svg:width="0.236cm" svg:height="0.276cm" svg:x="2.576cm" svg:y="15.99cm">
          <draw:text-box>
            <text:p text:style-name="P2"><text:span text:style-name="T12">7.</text:span></text:p>
          </draw:text-box>
        </draw:frame>
        <draw:frame draw:style-name="gr9" draw:text-style-name="P12" draw:layer="layout" svg:width="1.2cm" svg:height="0.276cm" svg:x="2.881cm" svg:y="15.985cm">
          <draw:text-box>
            <text:p text:style-name="P2"><text:span text:style-name="T12">C</text:span><text:span text:style-name="T12">h</text:span><text:span text:style-name="T12">a</text:span><text:span text:style-name="T12">n</text:span><text:span text:style-name="T12">cr</text:span><text:span text:style-name="T12">oi</text:span><text:span text:style-name="T12">d</text:span></text:p>
          </draw:text-box>
        </draw:frame>
        <draw:frame draw:style-name="gr9" draw:text-style-name="P12" draw:layer="layout" svg:width="0.383cm" svg:height="0.276cm" svg:x="9.248cm" svg:y="15.99cm">
          <draw:text-box>
            <text:p text:style-name="P2"><text:span text:style-name="T12">2</text:span><text:span text:style-name="T12">2.</text:span></text:p>
          </draw:text-box>
        </draw:frame>
        <draw:frame draw:style-name="gr9" draw:text-style-name="P12" draw:layer="layout" svg:width="1.107cm" svg:height="0.276cm" svg:x="9.671cm" svg:y="15.998cm">
          <draw:text-box>
            <text:p text:style-name="P2"><text:span text:style-name="T12">M</text:span><text:span text:style-name="T12">al</text:span><text:span text:style-name="T12">a</text:span><text:span text:style-name="T12">ri</text:span><text:span text:style-name="T12">a </text:span><text:span text:style-name="T12">- </text:span></text:p>
          </draw:text-box>
        </draw:frame>
        <draw:frame draw:style-name="gr9" draw:text-style-name="P13" draw:layer="layout" svg:width="0.688cm" svg:height="0.293cm" svg:x="10.727cm" svg:y="15.998cm">
          <draw:text-box>
            <text:p text:style-name="P2"><text:span text:style-name="T13">Vi</text:span><text:span text:style-name="T13">v</text:span><text:span text:style-name="T13">a</text:span><text:span text:style-name="T13">x</text:span></text:p>
          </draw:text-box>
        </draw:frame>
        <draw:frame draw:style-name="gr9" draw:text-style-name="P12" draw:layer="layout" svg:width="0.383cm" svg:height="0.276cm" svg:x="15.039cm" svg:y="15.99cm">
          <draw:text-box>
            <text:p text:style-name="P2"><text:span text:style-name="T12">3</text:span><text:span text:style-name="T12">7.</text:span></text:p>
          </draw:text-box>
        </draw:frame>
        <draw:frame draw:style-name="gr9" draw:text-style-name="P12" draw:layer="layout" svg:width="1.729cm" svg:height="0.276cm" svg:x="15.462cm" svg:y="15.998cm">
          <draw:text-box>
            <text:p text:style-name="P2"><text:span text:style-name="T12">T</text:span><text:span text:style-name="T12">u</text:span><text:span text:style-name="T12">b</text:span><text:span text:style-name="T12">e</text:span><text:span text:style-name="T12">rc</text:span><text:span text:style-name="T12">ul</text:span><text:span text:style-name="T12">o</text:span><text:span text:style-name="T12">si</text:span><text:span text:style-name="T12">s </text:span><text:span text:style-name="T12">- </text:span></text:p>
          </draw:text-box>
        </draw:frame>
        <draw:frame draw:style-name="gr9" draw:text-style-name="P13" draw:layer="layout" svg:width="2.068cm" svg:height="0.293cm" svg:x="17.072cm" svg:y="15.998cm">
          <draw:text-box>
            <text:p text:style-name="P2"><text:span text:style-name="T13">E</text:span><text:span text:style-name="T13">xt</text:span><text:span text:style-name="T13">r</text:span><text:span text:style-name="T13">a </text:span><text:span text:style-name="T13">P</text:span><text:span text:style-name="T13">ul</text:span><text:span text:style-name="T13">m</text:span><text:span text:style-name="T13">o</text:span><text:span text:style-name="T13">n</text:span><text:span text:style-name="T13">a</text:span><text:span text:style-name="T13">ry</text:span></text:p>
          </draw:text-box>
        </draw:frame>
        <draw:frame draw:style-name="gr9" draw:text-style-name="P12" draw:layer="layout" svg:width="0.236cm" svg:height="0.276cm" svg:x="2.576cm" svg:y="16.409cm">
          <draw:text-box>
            <text:p text:style-name="P2"><text:span text:style-name="T12">8.</text:span></text:p>
          </draw:text-box>
        </draw:frame>
        <draw:frame draw:style-name="gr9" draw:text-style-name="P12" draw:layer="layout" svg:width="0.912cm" svg:height="0.276cm" svg:x="2.881cm" svg:y="16.404cm">
          <draw:text-box>
            <text:p text:style-name="P2"><text:span text:style-name="T12">C</text:span><text:span text:style-name="T12">h</text:span><text:span text:style-name="T12">ol</text:span><text:span text:style-name="T12">e</text:span><text:span text:style-name="T12">r</text:span><text:span text:style-name="T12">a</text:span></text:p>
          </draw:text-box>
        </draw:frame>
        <draw:frame draw:style-name="gr9" draw:text-style-name="P12" draw:layer="layout" svg:width="0.383cm" svg:height="0.276cm" svg:x="9.248cm" svg:y="16.409cm">
          <draw:text-box>
            <text:p text:style-name="P2"><text:span text:style-name="T12">2</text:span><text:span text:style-name="T12">3.</text:span></text:p>
          </draw:text-box>
        </draw:frame>
        <draw:frame draw:style-name="gr9" draw:text-style-name="P12" draw:layer="layout" svg:width="1.107cm" svg:height="0.276cm" svg:x="9.671cm" svg:y="16.417cm">
          <draw:text-box>
            <text:p text:style-name="P2"><text:span text:style-name="T12">M</text:span><text:span text:style-name="T12">al</text:span><text:span text:style-name="T12">a</text:span><text:span text:style-name="T12">ri</text:span><text:span text:style-name="T12">a </text:span><text:span text:style-name="T12">- </text:span></text:p>
          </draw:text-box>
        </draw:frame>
        <draw:frame draw:style-name="gr9" draw:text-style-name="P13" draw:layer="layout" svg:width="1.378cm" svg:height="0.293cm" svg:x="10.727cm" svg:y="16.417cm">
          <draw:text-box>
            <text:p text:style-name="P2"><text:span text:style-name="T13">F</text:span><text:span text:style-name="T13">al</text:span><text:span text:style-name="T13">ci</text:span><text:span text:style-name="T13">p</text:span><text:span text:style-name="T13">a</text:span><text:span text:style-name="T13">r</text:span><text:span text:style-name="T13">u</text:span><text:span text:style-name="T13">m</text:span></text:p>
          </draw:text-box>
        </draw:frame>
        <draw:frame draw:style-name="gr9" draw:text-style-name="P12" draw:layer="layout" svg:width="0.383cm" svg:height="0.276cm" svg:x="15.039cm" svg:y="16.409cm">
          <draw:text-box>
            <text:p text:style-name="P2"><text:span text:style-name="T12">3</text:span><text:span text:style-name="T12">8.</text:span></text:p>
          </draw:text-box>
        </draw:frame>
        <draw:frame draw:style-name="gr9" draw:text-style-name="P12" draw:layer="layout" svg:width="1.187cm" svg:height="0.276cm" svg:x="15.462cm" svg:y="16.417cm">
          <draw:text-box>
            <text:p text:style-name="P2"><text:span text:style-name="T12">T</text:span><text:span text:style-name="T12">y</text:span><text:span text:style-name="T12">p</text:span><text:span text:style-name="T12">h</text:span><text:span text:style-name="T12">oi</text:span><text:span text:style-name="T12">d </text:span><text:span text:style-name="T12">- </text:span></text:p>
          </draw:text-box>
        </draw:frame>
        <draw:frame draw:style-name="gr9" draw:text-style-name="P13" draw:layer="layout" svg:width="2.076cm" svg:height="0.293cm" svg:x="16.607cm" svg:y="16.417cm">
          <draw:text-box>
            <text:p text:style-name="P2"><text:span text:style-name="T13">S</text:span><text:span text:style-name="T13">al</text:span><text:span text:style-name="T13">m</text:span><text:span text:style-name="T13">o</text:span><text:span text:style-name="T13">n</text:span><text:span text:style-name="T13">el</text:span><text:span text:style-name="T13">la </text:span><text:span text:style-name="T13">ty</text:span><text:span text:style-name="T13">p</text:span><text:span text:style-name="T13">hi</text:span></text:p>
          </draw:text-box>
        </draw:frame>
        <draw:frame draw:style-name="gr9" draw:text-style-name="P12" draw:layer="layout" svg:width="0.236cm" svg:height="0.276cm" svg:x="2.576cm" svg:y="16.815cm">
          <draw:text-box>
            <text:p text:style-name="P2"><text:span text:style-name="T12">9.</text:span></text:p>
          </draw:text-box>
        </draw:frame>
        <draw:frame draw:style-name="gr9" draw:text-style-name="P12" draw:layer="layout" svg:width="1.657cm" svg:height="0.276cm" svg:x="2.881cm" svg:y="16.811cm">
          <draw:text-box>
            <text:p text:style-name="P2"><text:span text:style-name="T12">D</text:span><text:span text:style-name="T12">e</text:span><text:span text:style-name="T12">n</text:span><text:span text:style-name="T12">g</text:span><text:span text:style-name="T12">u</text:span><text:span text:style-name="T12">e </text:span><text:span text:style-name="T12">F</text:span><text:span text:style-name="T12">e</text:span><text:span text:style-name="T12">v</text:span><text:span text:style-name="T12">e</text:span><text:span text:style-name="T12">r</text:span></text:p>
          </draw:text-box>
        </draw:frame>
        <draw:frame draw:style-name="gr9" draw:text-style-name="P12" draw:layer="layout" svg:width="0.383cm" svg:height="0.276cm" svg:x="9.248cm" svg:y="16.815cm">
          <draw:text-box>
            <text:p text:style-name="P2"><text:span text:style-name="T12">2</text:span><text:span text:style-name="T12">4.</text:span></text:p>
          </draw:text-box>
        </draw:frame>
        <draw:frame draw:style-name="gr9" draw:text-style-name="P12" draw:layer="layout" svg:width="1.107cm" svg:height="0.276cm" svg:x="9.671cm" svg:y="16.823cm">
          <draw:text-box>
            <text:p text:style-name="P2"><text:span text:style-name="T12">M</text:span><text:span text:style-name="T12">al</text:span><text:span text:style-name="T12">a</text:span><text:span text:style-name="T12">ri</text:span><text:span text:style-name="T12">a </text:span><text:span text:style-name="T12">- </text:span></text:p>
          </draw:text-box>
        </draw:frame>
        <draw:frame draw:style-name="gr9" draw:text-style-name="P13" draw:layer="layout" svg:width="1.065cm" svg:height="0.293cm" svg:x="10.727cm" svg:y="16.823cm">
          <draw:text-box>
            <text:p text:style-name="P2"><text:span text:style-name="T13">M</text:span><text:span text:style-name="T13">al</text:span><text:span text:style-name="T13">a</text:span><text:span text:style-name="T13">ri</text:span><text:span text:style-name="T13">a</text:span><text:span text:style-name="T13">e</text:span></text:p>
          </draw:text-box>
        </draw:frame>
        <draw:frame draw:style-name="gr9" draw:text-style-name="P12" draw:layer="layout" svg:width="0.383cm" svg:height="0.276cm" svg:x="15.039cm" svg:y="16.815cm">
          <draw:text-box>
            <text:p text:style-name="P2"><text:span text:style-name="T12">3</text:span><text:span text:style-name="T12">9.</text:span></text:p>
          </draw:text-box>
        </draw:frame>
        <draw:frame draw:style-name="gr9" draw:text-style-name="P12" draw:layer="layout" svg:width="1.187cm" svg:height="0.276cm" svg:x="15.462cm" svg:y="16.823cm">
          <draw:text-box>
            <text:p text:style-name="P2"><text:span text:style-name="T12">T</text:span><text:span text:style-name="T12">y</text:span><text:span text:style-name="T12">p</text:span><text:span text:style-name="T12">h</text:span><text:span text:style-name="T12">oi</text:span><text:span text:style-name="T12">d </text:span><text:span text:style-name="T12">- </text:span></text:p>
          </draw:text-box>
        </draw:frame>
        <draw:frame draw:style-name="gr9" draw:text-style-name="P13" draw:layer="layout" svg:width="1.496cm" svg:height="0.293cm" svg:x="16.607cm" svg:y="16.823cm">
          <draw:text-box>
            <text:p text:style-name="P2"><text:span text:style-name="T13">P</text:span><text:span text:style-name="T13">a</text:span><text:span text:style-name="T13">r</text:span><text:span text:style-name="T13">a</text:span><text:span text:style-name="T13">ty</text:span><text:span text:style-name="T13">p</text:span><text:span text:style-name="T13">h</text:span><text:span text:style-name="T13">oi</text:span><text:span text:style-name="T13">d</text:span></text:p>
          </draw:text-box>
        </draw:frame>
        <draw:frame draw:style-name="gr9" draw:text-style-name="P12" draw:layer="layout" svg:width="0.383cm" svg:height="0.276cm" svg:x="2.445cm" svg:y="17.234cm">
          <draw:text-box>
            <text:p text:style-name="P2"><text:span text:style-name="T12">1</text:span><text:span text:style-name="T12">0.</text:span></text:p>
          </draw:text-box>
        </draw:frame>
        <draw:frame draw:style-name="gr9" draw:text-style-name="P12" draw:layer="layout" svg:width="3.414cm" svg:height="0.276cm" svg:x="2.881cm" svg:y="17.23cm">
          <draw:text-box>
            <text:p text:style-name="P2"><text:span text:style-name="T12">D</text:span><text:span text:style-name="T12">e</text:span><text:span text:style-name="T12">n</text:span><text:span text:style-name="T12">g</text:span><text:span text:style-name="T12">u</text:span><text:span text:style-name="T12">e </text:span><text:span text:style-name="T12">H</text:span><text:span text:style-name="T12">a</text:span><text:span text:style-name="T12">e</text:span><text:span text:style-name="T12">m</text:span><text:span text:style-name="T12">o</text:span><text:span text:style-name="T12">rr</text:span><text:span text:style-name="T12">h</text:span><text:span text:style-name="T12">a</text:span><text:span text:style-name="T12">gi</text:span><text:span text:style-name="T12">c </text:span><text:span text:style-name="T12">F</text:span><text:span text:style-name="T12">e</text:span><text:span text:style-name="T12">v</text:span><text:span text:style-name="T12">e</text:span><text:span text:style-name="T12">r</text:span></text:p>
          </draw:text-box>
        </draw:frame>
        <draw:frame draw:style-name="gr9" draw:text-style-name="P12" draw:layer="layout" svg:width="0.383cm" svg:height="0.276cm" svg:x="9.248cm" svg:y="17.234cm">
          <draw:text-box>
            <text:p text:style-name="P2"><text:span text:style-name="T12">2</text:span><text:span text:style-name="T12">5.</text:span></text:p>
          </draw:text-box>
        </draw:frame>
        <draw:frame draw:style-name="gr9" draw:text-style-name="P12" draw:layer="layout" svg:width="1.107cm" svg:height="0.276cm" svg:x="9.671cm" svg:y="17.23cm">
          <draw:text-box>
            <text:p text:style-name="P2"><text:span text:style-name="T12">M</text:span><text:span text:style-name="T12">al</text:span><text:span text:style-name="T12">a</text:span><text:span text:style-name="T12">ri</text:span><text:span text:style-name="T12">a </text:span><text:span text:style-name="T12">- </text:span></text:p>
          </draw:text-box>
        </draw:frame>
        <draw:frame draw:style-name="gr9" draw:text-style-name="P13" draw:layer="layout" svg:width="0.836cm" svg:height="0.293cm" svg:x="10.727cm" svg:y="17.23cm">
          <draw:text-box>
            <text:p text:style-name="P2"><text:span text:style-name="T13">O</text:span><text:span text:style-name="T13">t</text:span><text:span text:style-name="T13">h</text:span><text:span text:style-name="T13">e</text:span><text:span text:style-name="T13">rs</text:span></text:p>
          </draw:text-box>
        </draw:frame>
        <draw:frame draw:style-name="gr9" draw:text-style-name="P12" draw:layer="layout" svg:width="0.383cm" svg:height="0.276cm" svg:x="15.039cm" svg:y="17.234cm">
          <draw:text-box>
            <text:p text:style-name="P2"><text:span text:style-name="T12">4</text:span><text:span text:style-name="T12">0.</text:span></text:p>
          </draw:text-box>
        </draw:frame>
        <draw:frame draw:style-name="gr9" draw:text-style-name="P12" draw:layer="layout" svg:width="2.288cm" svg:height="0.276cm" svg:x="15.462cm" svg:y="17.243cm">
          <draw:text-box>
            <text:p text:style-name="P2"><text:span text:style-name="T12">Vi</text:span><text:span text:style-name="T12">r</text:span><text:span text:style-name="T12">al </text:span><text:span text:style-name="T12">E</text:span><text:span text:style-name="T12">n</text:span><text:span text:style-name="T12">c</text:span><text:span text:style-name="T12">e</text:span><text:span text:style-name="T12">p</text:span><text:span text:style-name="T12">h</text:span><text:span text:style-name="T12">al</text:span><text:span text:style-name="T12">it</text:span><text:span text:style-name="T12">is </text:span><text:span text:style-name="T12">- </text:span></text:p>
          </draw:text-box>
        </draw:frame>
        <draw:frame draw:style-name="gr9" draw:text-style-name="P13" draw:layer="layout" svg:width="1.128cm" svg:height="0.293cm" svg:x="17.538cm" svg:y="17.243cm">
          <draw:text-box>
            <text:p text:style-name="P2"><text:span text:style-name="T13">Ja</text:span><text:span text:style-name="T13">p</text:span><text:span text:style-name="T13">a</text:span><text:span text:style-name="T13">n</text:span><text:span text:style-name="T13">e</text:span><text:span text:style-name="T13">s</text:span><text:span text:style-name="T13">e</text:span></text:p>
          </draw:text-box>
        </draw:frame>
        <draw:frame draw:style-name="gr9" draw:text-style-name="P12" draw:layer="layout" svg:width="0.383cm" svg:height="0.276cm" svg:x="2.445cm" svg:y="17.641cm">
          <draw:text-box>
            <text:p text:style-name="P2"><text:span text:style-name="T12">1</text:span><text:span text:style-name="T12">1.</text:span></text:p>
          </draw:text-box>
        </draw:frame>
        <draw:frame draw:style-name="gr9" draw:text-style-name="P12" draw:layer="layout" svg:width="1.247cm" svg:height="0.276cm" svg:x="2.881cm" svg:y="17.636cm">
          <draw:text-box>
            <text:p text:style-name="P2"><text:span text:style-name="T12">D</text:span><text:span text:style-name="T12">ip</text:span><text:span text:style-name="T12">h</text:span><text:span text:style-name="T12">t</text:span><text:span text:style-name="T12">h</text:span><text:span text:style-name="T12">e</text:span><text:span text:style-name="T12">ri</text:span><text:span text:style-name="T12">a</text:span></text:p>
          </draw:text-box>
        </draw:frame>
        <draw:frame draw:style-name="gr9" draw:text-style-name="P12" draw:layer="layout" svg:width="0.383cm" svg:height="0.276cm" svg:x="9.248cm" svg:y="17.641cm">
          <draw:text-box>
            <text:p text:style-name="P2"><text:span text:style-name="T12">2</text:span><text:span text:style-name="T12">6.</text:span></text:p>
          </draw:text-box>
        </draw:frame>
        <draw:frame draw:style-name="gr9" draw:text-style-name="P12" draw:layer="layout" svg:width="0.95cm" svg:height="0.276cm" svg:x="9.671cm" svg:y="17.636cm">
          <draw:text-box>
            <text:p text:style-name="P2"><text:span text:style-name="T12">M</text:span><text:span text:style-name="T12">e</text:span><text:span text:style-name="T12">a</text:span><text:span text:style-name="T12">sl</text:span><text:span text:style-name="T12">e</text:span><text:span text:style-name="T12">s</text:span></text:p>
          </draw:text-box>
        </draw:frame>
        <draw:frame draw:style-name="gr9" draw:text-style-name="P12" draw:layer="layout" svg:width="0.383cm" svg:height="0.276cm" svg:x="15.039cm" svg:y="17.641cm">
          <draw:text-box>
            <text:p text:style-name="P2"><text:span text:style-name="T12">4</text:span><text:span text:style-name="T12">1.</text:span></text:p>
          </draw:text-box>
        </draw:frame>
        <draw:frame draw:style-name="gr9" draw:text-style-name="P12" draw:layer="layout" svg:width="2.288cm" svg:height="0.276cm" svg:x="15.462cm" svg:y="17.649cm">
          <draw:text-box>
            <text:p text:style-name="P2"><text:span text:style-name="T12">Vi</text:span><text:span text:style-name="T12">r</text:span><text:span text:style-name="T12">al </text:span><text:span text:style-name="T12">E</text:span><text:span text:style-name="T12">n</text:span><text:span text:style-name="T12">c</text:span><text:span text:style-name="T12">e</text:span><text:span text:style-name="T12">p</text:span><text:span text:style-name="T12">h</text:span><text:span text:style-name="T12">al</text:span><text:span text:style-name="T12">it</text:span><text:span text:style-name="T12">is </text:span><text:span text:style-name="T12">- </text:span></text:p>
          </draw:text-box>
        </draw:frame>
        <draw:frame draw:style-name="gr9" draw:text-style-name="P13" draw:layer="layout" svg:width="0.722cm" svg:height="0.293cm" svg:x="17.538cm" svg:y="17.649cm">
          <draw:text-box>
            <text:p text:style-name="P2"><text:span text:style-name="T13">N</text:span><text:span text:style-name="T13">ip</text:span><text:span text:style-name="T13">a</text:span><text:span text:style-name="T13">h</text:span></text:p>
          </draw:text-box>
        </draw:frame>
        <draw:frame draw:style-name="gr9" draw:text-style-name="P12" draw:layer="layout" svg:width="0.383cm" svg:height="0.276cm" svg:x="2.445cm" svg:y="18.047cm">
          <draw:text-box>
            <text:p text:style-name="P2"><text:span text:style-name="T12">1</text:span><text:span text:style-name="T12">2.</text:span></text:p>
          </draw:text-box>
        </draw:frame>
        <draw:frame draw:style-name="gr9" draw:text-style-name="P12" draw:layer="layout" svg:width="1.213cm" svg:height="0.276cm" svg:x="2.881cm" svg:y="18.043cm">
          <draw:text-box>
            <text:p text:style-name="P2"><text:span text:style-name="T12">D</text:span><text:span text:style-name="T12">y</text:span><text:span text:style-name="T12">s</text:span><text:span text:style-name="T12">e</text:span><text:span text:style-name="T12">n</text:span><text:span text:style-name="T12">t</text:span><text:span text:style-name="T12">e</text:span><text:span text:style-name="T12">ry</text:span></text:p>
          </draw:text-box>
        </draw:frame>
        <draw:frame draw:style-name="gr9" draw:text-style-name="P12" draw:layer="layout" svg:width="0.383cm" svg:height="0.276cm" svg:x="9.248cm" svg:y="18.047cm">
          <draw:text-box>
            <text:p text:style-name="P2"><text:span text:style-name="T12">2</text:span><text:span text:style-name="T12">7.</text:span></text:p>
          </draw:text-box>
        </draw:frame>
        <draw:frame draw:style-name="gr9" draw:text-style-name="P12" draw:layer="layout" svg:width="0.878cm" svg:height="0.276cm" svg:x="9.671cm" svg:y="18.043cm">
          <draw:text-box>
            <text:p text:style-name="P2"><text:span text:style-name="T12">Pl</text:span><text:span text:style-name="T12">a</text:span><text:span text:style-name="T12">g</text:span><text:span text:style-name="T12">u</text:span><text:span text:style-name="T12">e </text:span></text:p>
          </draw:text-box>
        </draw:frame>
        <draw:frame draw:style-name="gr9" draw:text-style-name="P12" draw:layer="layout" svg:width="0.383cm" svg:height="0.276cm" svg:x="15.039cm" svg:y="18.047cm">
          <draw:text-box>
            <text:p text:style-name="P2"><text:span text:style-name="T12">4</text:span><text:span text:style-name="T12">2.</text:span></text:p>
          </draw:text-box>
        </draw:frame>
        <draw:frame draw:style-name="gr9" draw:text-style-name="P12" draw:layer="layout" svg:width="2.288cm" svg:height="0.276cm" svg:x="15.462cm" svg:y="18.055cm">
          <draw:text-box>
            <text:p text:style-name="P2"><text:span text:style-name="T12">Vi</text:span><text:span text:style-name="T12">r</text:span><text:span text:style-name="T12">al </text:span><text:span text:style-name="T12">E</text:span><text:span text:style-name="T12">n</text:span><text:span text:style-name="T12">c</text:span><text:span text:style-name="T12">e</text:span><text:span text:style-name="T12">p</text:span><text:span text:style-name="T12">h</text:span><text:span text:style-name="T12">al</text:span><text:span text:style-name="T12">it</text:span><text:span text:style-name="T12">is </text:span><text:span text:style-name="T12">- </text:span></text:p>
          </draw:text-box>
        </draw:frame>
        <draw:frame draw:style-name="gr9" draw:text-style-name="P13" draw:layer="layout" svg:width="1.031cm" svg:height="0.293cm" svg:x="17.538cm" svg:y="18.055cm">
          <draw:text-box>
            <text:p text:style-name="P2"><text:span text:style-name="T13">(</text:span><text:span text:style-name="T13">O</text:span><text:span text:style-name="T13">t</text:span><text:span text:style-name="T13">h</text:span><text:span text:style-name="T13">e</text:span><text:span text:style-name="T13">rs</text:span><text:span text:style-name="T13">)</text:span></text:p>
          </draw:text-box>
        </draw:frame>
        <draw:frame draw:style-name="gr9" draw:text-style-name="P12" draw:layer="layout" svg:width="0.383cm" svg:height="0.276cm" svg:x="2.445cm" svg:y="18.453cm">
          <draw:text-box>
            <text:p text:style-name="P2"><text:span text:style-name="T12">1</text:span><text:span text:style-name="T12">3.</text:span></text:p>
          </draw:text-box>
        </draw:frame>
        <draw:frame draw:style-name="gr9" draw:text-style-name="P12" draw:layer="layout" svg:width="0.658cm" svg:height="0.276cm" svg:x="2.881cm" svg:y="18.449cm">
          <draw:text-box>
            <text:p text:style-name="P2"><text:span text:style-name="T12">E</text:span><text:span text:style-name="T12">b</text:span><text:span text:style-name="T12">ol</text:span><text:span text:style-name="T12">a</text:span></text:p>
          </draw:text-box>
        </draw:frame>
        <draw:frame draw:style-name="gr9" draw:text-style-name="P12" draw:layer="layout" svg:width="0.383cm" svg:height="0.276cm" svg:x="9.248cm" svg:y="18.453cm">
          <draw:text-box>
            <text:p text:style-name="P2"><text:span text:style-name="T12">2</text:span><text:span text:style-name="T12">8.</text:span></text:p>
          </draw:text-box>
        </draw:frame>
        <draw:frame draw:style-name="gr9" draw:text-style-name="P12" draw:layer="layout" svg:width="0.798cm" svg:height="0.276cm" svg:x="9.671cm" svg:y="18.449cm">
          <draw:text-box>
            <text:p text:style-name="P2"><text:span text:style-name="T12">R</text:span><text:span text:style-name="T12">a</text:span><text:span text:style-name="T12">bi</text:span><text:span text:style-name="T12">e</text:span><text:span text:style-name="T12">s</text:span></text:p>
          </draw:text-box>
        </draw:frame>
        <draw:frame draw:style-name="gr9" draw:text-style-name="P12" draw:layer="layout" svg:width="0.383cm" svg:height="0.276cm" svg:x="15.039cm" svg:y="18.453cm">
          <draw:text-box>
            <text:p text:style-name="P2"><text:span text:style-name="T12">4</text:span><text:span text:style-name="T12">3.</text:span></text:p>
          </draw:text-box>
        </draw:frame>
        <draw:frame draw:style-name="gr9" draw:text-style-name="P12" draw:layer="layout" svg:width="3.321cm" svg:height="0.276cm" svg:x="15.462cm" svg:y="18.449cm">
          <draw:text-box>
            <text:p text:style-name="P2"><text:span text:style-name="T12">W</text:span><text:span text:style-name="T12">h</text:span><text:span text:style-name="T12">o</text:span><text:span text:style-name="T12">o</text:span><text:span text:style-name="T12">pi</text:span><text:span text:style-name="T12">n</text:span><text:span text:style-name="T12">g </text:span><text:span text:style-name="T12">C</text:span><text:span text:style-name="T12">o</text:span><text:span text:style-name="T12">u</text:span><text:span text:style-name="T12">g</text:span><text:span text:style-name="T12">h </text:span><text:span text:style-name="T12">/ </text:span><text:span text:style-name="T12">P</text:span><text:span text:style-name="T12">e</text:span><text:span text:style-name="T12">rt</text:span><text:span text:style-name="T12">u</text:span><text:span text:style-name="T12">s</text:span><text:span text:style-name="T12">si</text:span><text:span text:style-name="T12">s</text:span></text:p>
          </draw:text-box>
        </draw:frame>
        <draw:frame draw:style-name="gr9" draw:text-style-name="P12" draw:layer="layout" svg:width="0.383cm" svg:height="0.276cm" svg:x="2.445cm" svg:y="18.86cm">
          <draw:text-box>
            <text:p text:style-name="P2"><text:span text:style-name="T12">1</text:span><text:span text:style-name="T12">4.</text:span></text:p>
          </draw:text-box>
        </draw:frame>
        <draw:frame draw:style-name="gr9" draw:text-style-name="P12" draw:layer="layout" svg:width="1.793cm" svg:height="0.276cm" svg:x="2.881cm" svg:y="18.855cm">
          <draw:text-box>
            <text:p text:style-name="P2"><text:span text:style-name="T12">F</text:span><text:span text:style-name="T12">o</text:span><text:span text:style-name="T12">o</text:span><text:span text:style-name="T12">d </text:span><text:span text:style-name="T12">P</text:span><text:span text:style-name="T12">oi</text:span><text:span text:style-name="T12">s</text:span><text:span text:style-name="T12">o</text:span><text:span text:style-name="T12">ni</text:span><text:span text:style-name="T12">n</text:span><text:span text:style-name="T12">g</text:span></text:p>
          </draw:text-box>
        </draw:frame>
        <draw:frame draw:style-name="gr9" draw:text-style-name="P12" draw:layer="layout" svg:width="0.383cm" svg:height="0.276cm" svg:x="9.248cm" svg:y="18.86cm">
          <draw:text-box>
            <text:p text:style-name="P2"><text:span text:style-name="T12">2</text:span><text:span text:style-name="T12">9.</text:span></text:p>
          </draw:text-box>
        </draw:frame>
        <draw:frame draw:style-name="gr9" draw:text-style-name="P12" draw:layer="layout" svg:width="1.903cm" svg:height="0.276cm" svg:x="9.671cm" svg:y="18.855cm">
          <draw:text-box>
            <text:p text:style-name="P2"><text:span text:style-name="T12">R</text:span><text:span text:style-name="T12">el</text:span><text:span text:style-name="T12">a</text:span><text:span text:style-name="T12">p</text:span><text:span text:style-name="T12">si</text:span><text:span text:style-name="T12">n</text:span><text:span text:style-name="T12">g </text:span><text:span text:style-name="T12">F</text:span><text:span text:style-name="T12">e</text:span><text:span text:style-name="T12">v</text:span><text:span text:style-name="T12">e</text:span><text:span text:style-name="T12">r</text:span></text:p>
          </draw:text-box>
        </draw:frame>
        <draw:frame draw:style-name="gr9" draw:text-style-name="P12" draw:layer="layout" svg:width="0.383cm" svg:height="0.276cm" svg:x="15.039cm" svg:y="18.86cm">
          <draw:text-box>
            <text:p text:style-name="P2"><text:span text:style-name="T12">4</text:span><text:span text:style-name="T12">4.</text:span></text:p>
          </draw:text-box>
        </draw:frame>
        <draw:frame draw:style-name="gr9" draw:text-style-name="P12" draw:layer="layout" svg:width="1.501cm" svg:height="0.276cm" svg:x="15.462cm" svg:y="18.855cm">
          <draw:text-box>
            <text:p text:style-name="P2"><text:span text:style-name="T12">Y</text:span><text:span text:style-name="T12">el</text:span><text:span text:style-name="T12">lo</text:span><text:span text:style-name="T12">w </text:span><text:span text:style-name="T12">F</text:span><text:span text:style-name="T12">e</text:span><text:span text:style-name="T12">v</text:span><text:span text:style-name="T12">e</text:span><text:span text:style-name="T12">r</text:span></text:p>
          </draw:text-box>
        </draw:frame>
        <draw:frame draw:style-name="gr9" draw:text-style-name="P12" draw:layer="layout" svg:width="0.383cm" svg:height="0.276cm" svg:x="2.445cm" svg:y="19.275cm">
          <draw:text-box>
            <text:p text:style-name="P2"><text:span text:style-name="T12">1</text:span><text:span text:style-name="T12">5.</text:span></text:p>
          </draw:text-box>
        </draw:frame>
        <draw:frame draw:style-name="gr9" draw:text-style-name="P12" draw:layer="layout" svg:width="1.395cm" svg:height="0.276cm" svg:x="2.881cm" svg:y="19.266cm">
          <draw:text-box>
            <text:p text:style-name="P2"><text:span text:style-name="T12">G</text:span><text:span text:style-name="T12">o</text:span><text:span text:style-name="T12">n</text:span><text:span text:style-name="T12">o</text:span><text:span text:style-name="T12">rr</text:span><text:span text:style-name="T12">h</text:span><text:span text:style-name="T12">o</text:span><text:span text:style-name="T12">e</text:span><text:span text:style-name="T12">a</text:span></text:p>
          </draw:text-box>
        </draw:frame>
        <draw:frame draw:style-name="gr9" draw:text-style-name="P12" draw:layer="layout" svg:width="0.383cm" svg:height="0.276cm" svg:x="9.248cm" svg:y="19.275cm">
          <draw:text-box>
            <text:p text:style-name="P2"><text:span text:style-name="T12">3</text:span><text:span text:style-name="T12">0.</text:span></text:p>
          </draw:text-box>
        </draw:frame>
        <draw:frame draw:style-name="gr9" draw:text-style-name="P12" draw:layer="layout" svg:width="1.158cm" svg:height="0.276cm" svg:x="9.671cm" svg:y="19.279cm">
          <draw:text-box>
            <text:p text:style-name="P2"><text:span text:style-name="T12">S</text:span><text:span text:style-name="T12">y</text:span><text:span text:style-name="T12">p</text:span><text:span text:style-name="T12">hi</text:span><text:span text:style-name="T12">li</text:span><text:span text:style-name="T12">s </text:span><text:span text:style-name="T12">- </text:span></text:p>
          </draw:text-box>
        </draw:frame>
        <draw:frame draw:style-name="gr9" draw:text-style-name="P13" draw:layer="layout" svg:width="1.336cm" svg:height="0.293cm" svg:x="10.765cm" svg:y="19.279cm">
          <draw:text-box>
            <text:p text:style-name="P2"><text:span text:style-name="T13">C</text:span><text:span text:style-name="T13">o</text:span><text:span text:style-name="T13">n</text:span><text:span text:style-name="T13">g</text:span><text:span text:style-name="T13">e</text:span><text:span text:style-name="T13">ni</text:span><text:span text:style-name="T13">t</text:span><text:span text:style-name="T13">al</text:span></text:p>
          </draw:text-box>
        </draw:frame>
        <draw:frame draw:style-name="gr9" draw:text-style-name="P12" draw:layer="layout" svg:width="0.383cm" svg:height="0.276cm" svg:x="15.039cm" svg:y="19.275cm">
          <draw:text-box>
            <text:p text:style-name="P2"><text:span text:style-name="T12">4</text:span><text:span text:style-name="T12">5.</text:span></text:p>
          </draw:text-box>
        </draw:frame>
        <draw:frame draw:style-name="gr9" draw:text-style-name="P12" draw:layer="layout" svg:width="0.95cm" svg:height="0.276cm" svg:x="15.462cm" svg:y="19.279cm">
          <draw:text-box>
            <text:p text:style-name="P2"><text:span text:style-name="T12">O</text:span><text:span text:style-name="T12">t</text:span><text:span text:style-name="T12">h</text:span><text:span text:style-name="T12">e</text:span><text:span text:style-name="T12">rs</text:span><text:span text:style-name="T12">: </text:span></text:p>
          </draw:text-box>
        </draw:frame>
        <draw:frame draw:style-name="gr9" draw:text-style-name="P13" draw:layer="layout" svg:width="1.86cm" svg:height="0.293cm" svg:x="16.391cm" svg:y="19.279cm">
          <draw:text-box>
            <text:p text:style-name="P2"><text:span text:style-name="T13">pl</text:span><text:span text:style-name="T13">e</text:span><text:span text:style-name="T13">a</text:span><text:span text:style-name="T13">s</text:span><text:span text:style-name="T13">e </text:span><text:span text:style-name="T13">s</text:span><text:span text:style-name="T13">p</text:span><text:span text:style-name="T13">e</text:span><text:span text:style-name="T13">ci</text:span><text:span text:style-name="T13">fy</text:span><text:span text:style-name="T13">:</text:span></text:p>
          </draw:text-box>
        </draw:frame>
        <draw:frame draw:style-name="gr9" draw:text-style-name="P12" draw:layer="layout" svg:width="3.918cm" svg:height="0.276cm" svg:x="1.226cm" svg:y="20.646cm">
          <draw:text-box>
            <text:p text:style-name="P2"><text:span text:style-name="T12">1</text:span><text:span text:style-name="T12">1. </text:span><text:span text:style-name="T12">C</text:span><text:span text:style-name="T12">a</text:span><text:span text:style-name="T12">s</text:span><text:span text:style-name="T12">e </text:span><text:span text:style-name="T12">d</text:span><text:span text:style-name="T12">e</text:span><text:span text:style-name="T12">t</text:span><text:span text:style-name="T12">e</text:span><text:span text:style-name="T12">ct</text:span><text:span text:style-name="T12">io</text:span><text:span text:style-name="T12">n </text:span><text:span text:style-name="T12">cl</text:span><text:span text:style-name="T12">a</text:span><text:span text:style-name="T12">s</text:span><text:span text:style-name="T12">si</text:span><text:span text:style-name="T12">fi</text:span><text:span text:style-name="T12">c</text:span><text:span text:style-name="T12">a</text:span><text:span text:style-name="T12">ti</text:span><text:span text:style-name="T12">o</text:span><text:span text:style-name="T12">n:</text:span></text:p>
          </draw:text-box>
        </draw:frame>
        <draw:frame draw:style-name="gr9" draw:text-style-name="P12" draw:layer="layout" svg:width="2.517cm" svg:height="0.276cm" svg:x="7.817cm" svg:y="20.646cm">
          <draw:text-box>
            <text:p text:style-name="P2"><text:span text:style-name="T12">1</text:span><text:span text:style-name="T12">2. </text:span><text:span text:style-name="T12">S</text:span><text:span text:style-name="T12">t</text:span><text:span text:style-name="T12">a</text:span><text:span text:style-name="T12">t</text:span><text:span text:style-name="T12">u</text:span><text:span text:style-name="T12">s </text:span><text:span text:style-name="T12">of </text:span><text:span text:style-name="T12">p</text:span><text:span text:style-name="T12">a</text:span><text:span text:style-name="T12">ti</text:span><text:span text:style-name="T12">e</text:span><text:span text:style-name="T12">n</text:span><text:span text:style-name="T12">t:</text:span></text:p>
          </draw:text-box>
        </draw:frame>
        <draw:frame draw:style-name="gr9" draw:text-style-name="P12" draw:layer="layout" svg:width="2.178cm" svg:height="0.276cm" svg:x="15.022cm" svg:y="20.646cm">
          <draw:text-box>
            <text:p text:style-name="P2"><text:span text:style-name="T12">1</text:span><text:span text:style-name="T12">3. </text:span><text:span text:style-name="T12">D</text:span><text:span text:style-name="T12">a</text:span><text:span text:style-name="T12">t</text:span><text:span text:style-name="T12">e </text:span><text:span text:style-name="T12">of </text:span><text:span text:style-name="T12">O</text:span><text:span text:style-name="T12">n</text:span><text:span text:style-name="T12">s</text:span><text:span text:style-name="T12">e</text:span><text:span text:style-name="T12">t:</text:span></text:p>
          </draw:text-box>
        </draw:frame>
        <draw:frame draw:style-name="gr8" draw:text-style-name="P11" draw:layer="layout" svg:width="0.502cm" svg:height="0.239cm" svg:x="2.436cm" svg:y="21.08cm">
          <draw:text-box>
            <text:p text:style-name="P2"><text:span text:style-name="T11">C</text:span><text:span text:style-name="T11">as</text:span><text:span text:style-name="T11">e</text:span></text:p>
          </draw:text-box>
        </draw:frame>
        <draw:frame draw:style-name="gr8" draw:text-style-name="P11" draw:layer="layout" svg:width="0.789cm" svg:height="0.239cm" svg:x="4.198cm" svg:y="21.08cm">
          <draw:text-box>
            <text:p text:style-name="P2"><text:span text:style-name="T11">C</text:span><text:span text:style-name="T11">o</text:span><text:span text:style-name="T11">nt</text:span><text:span text:style-name="T11">ac</text:span><text:span text:style-name="T11">t</text:span></text:p>
          </draw:text-box>
        </draw:frame>
        <draw:frame draw:style-name="gr8" draw:text-style-name="P11" draw:layer="layout" svg:width="0.895cm" svg:height="0.239cm" svg:x="6.052cm" svg:y="21.08cm">
          <draw:text-box>
            <text:p text:style-name="P2"><text:span text:style-name="T11">F</text:span><text:span text:style-name="T11">O</text:span><text:span text:style-name="T11">M</text:span><text:span text:style-name="T11">E</text:span><text:span text:style-name="T11">M</text:span><text:span text:style-name="T11">A</text:span></text:p>
          </draw:text-box>
        </draw:frame>
        <draw:frame draw:style-name="gr8" draw:text-style-name="P11" draw:layer="layout" svg:width="0.963cm" svg:height="0.239cm" svg:x="8.786cm" svg:y="21.08cm">
          <draw:text-box>
            <text:p text:style-name="P2"><text:span text:style-name="T11">Li</text:span><text:span text:style-name="T11">v</text:span><text:span text:style-name="T11">e/</text:span><text:span text:style-name="T11">ali</text:span><text:span text:style-name="T11">v</text:span><text:span text:style-name="T11">e</text:span></text:p>
          </draw:text-box>
        </draw:frame>
        <draw:frame draw:style-name="gr8" draw:text-style-name="P11" draw:layer="layout" svg:width="0.202cm" svg:height="0.239cm" svg:x="16.483cm" svg:y="21.08cm">
          <draw:text-box>
            <text:p text:style-name="P2"><text:span text:style-name="T15">-</text:span></text:p>
          </draw:text-box>
        </draw:frame>
        <draw:frame draw:style-name="gr8" draw:text-style-name="P11" draw:layer="layout" svg:width="0.202cm" svg:height="0.239cm" svg:x="17.803cm" svg:y="21.08cm">
          <draw:text-box>
            <text:p text:style-name="P2"><text:span text:style-name="T15">-</text:span></text:p>
          </draw:text-box>
        </draw:frame>
        <draw:frame draw:style-name="gr8" draw:text-style-name="P11" draw:layer="layout" svg:width="3.812cm" svg:height="0.239cm" svg:x="2.436cm" svg:y="21.588cm">
          <draw:text-box>
            <text:p text:style-name="P2"><text:span text:style-name="T11">Sc</text:span><text:span text:style-name="T11">re</text:span><text:span text:style-name="T11">e</text:span><text:span text:style-name="T11">ni</text:span><text:span text:style-name="T11">n</text:span><text:span text:style-name="T11">g </text:span><text:span text:style-name="T11">T</text:span><text:span text:style-name="T11">es</text:span><text:span text:style-name="T11">t 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/text:p>
          </draw:text-box>
        </draw:frame>
        <draw:frame draw:style-name="gr8" draw:text-style-name="P11" draw:layer="layout" svg:width="0.468cm" svg:height="0.239cm" svg:x="8.786cm" svg:y="21.588cm">
          <draw:text-box>
            <text:p text:style-name="P2"><text:span text:style-name="T11">Di</text:span><text:span text:style-name="T11">e</text:span><text:span text:style-name="T11">d</text:span></text:p>
          </draw:text-box>
        </draw:frame>
        <draw:frame draw:style-name="gr8" draw:text-style-name="P11" draw:layer="layout" svg:width="0.202cm" svg:height="0.239cm" svg:x="10.691cm" svg:y="21.588cm">
          <draw:text-box>
            <text:p text:style-name="P2"><text:span text:style-name="T15">-</text:span></text:p>
          </draw:text-box>
        </draw:frame>
        <draw:frame draw:style-name="gr8" draw:text-style-name="P11" draw:layer="layout" svg:width="0.202cm" svg:height="0.239cm" svg:x="12.012cm" svg:y="21.588cm">
          <draw:text-box>
            <text:p text:style-name="P2"><text:span text:style-name="T15">-</text:span></text:p>
          </draw:text-box>
        </draw:frame>
        <draw:frame draw:style-name="gr9" draw:text-style-name="P12" draw:layer="layout" svg:width="3.435cm" svg:height="0.276cm" svg:x="1.226cm" svg:y="22.174cm">
          <draw:text-box>
            <text:p text:style-name="P2"><text:span text:style-name="T12">1</text:span><text:span text:style-name="T12">4. </text:span><text:span text:style-name="T12">L</text:span><text:span text:style-name="T12">a</text:span><text:span text:style-name="T12">b</text:span><text:span text:style-name="T12">o</text:span><text:span text:style-name="T12">r</text:span><text:span text:style-name="T12">a</text:span><text:span text:style-name="T12">t</text:span><text:span text:style-name="T12">o</text:span><text:span text:style-name="T12">ry </text:span><text:span text:style-name="T12">in</text:span><text:span text:style-name="T12">v</text:span><text:span text:style-name="T12">e</text:span><text:span text:style-name="T12">st</text:span><text:span text:style-name="T12">ig</text:span><text:span text:style-name="T12">a</text:span><text:span text:style-name="T12">ti</text:span><text:span text:style-name="T12">o</text:span><text:span text:style-name="T12">n:</text:span></text:p>
          </draw:text-box>
        </draw:frame>
        <draw:frame draw:style-name="gr9" draw:text-style-name="P12" draw:layer="layout" svg:width="4.185cm" svg:height="0.276cm" svg:x="7.817cm" svg:y="22.174cm">
          <draw:text-box>
            <text:p text:style-name="P2"><text:span text:style-name="T12">1</text:span><text:span text:style-name="T12">5. </text:span><text:span text:style-name="T12">L</text:span><text:span text:style-name="T12">a</text:span><text:span text:style-name="T12">b</text:span><text:span text:style-name="T12">o</text:span><text:span text:style-name="T12">r</text:span><text:span text:style-name="T12">a</text:span><text:span text:style-name="T12">t</text:span><text:span text:style-name="T12">o</text:span><text:span text:style-name="T12">ry </text:span><text:span text:style-name="T12">in</text:span><text:span text:style-name="T12">v</text:span><text:span text:style-name="T12">e</text:span><text:span text:style-name="T12">st</text:span><text:span text:style-name="T12">ig</text:span><text:span text:style-name="T12">a</text:span><text:span text:style-name="T12">ti</text:span><text:span text:style-name="T12">o</text:span><text:span text:style-name="T12">n </text:span><text:span text:style-name="T12">r</text:span><text:span text:style-name="T12">e</text:span><text:span text:style-name="T12">s</text:span><text:span text:style-name="T12">ul</text:span><text:span text:style-name="T12">t:</text:span></text:p>
          </draw:text-box>
        </draw:frame>
        <draw:frame draw:style-name="gr9" draw:text-style-name="P12" draw:layer="layout" svg:width="2.521cm" svg:height="0.276cm" svg:x="15.022cm" svg:y="22.174cm">
          <draw:text-box>
            <text:p text:style-name="P2"><text:span text:style-name="T12">1</text:span><text:span text:style-name="T12">6. </text:span><text:span text:style-name="T12">D</text:span><text:span text:style-name="T12">ia</text:span><text:span text:style-name="T12">g</text:span><text:span text:style-name="T12">n</text:span><text:span text:style-name="T12">o</text:span><text:span text:style-name="T12">si</text:span><text:span text:style-name="T12">s </text:span><text:span text:style-name="T12">S</text:span><text:span text:style-name="T12">t</text:span><text:span text:style-name="T12">a</text:span><text:span text:style-name="T12">t</text:span><text:span text:style-name="T12">u</text:span><text:span text:style-name="T12">s:</text:span></text:p>
          </draw:text-box>
        </draw:frame>
        <draw:frame draw:style-name="gr8" draw:text-style-name="P11" draw:layer="layout" svg:width="3.791cm" svg:height="0.239cm" svg:x="1.996cm" svg:y="22.739cm">
          <draw:text-box>
            <text:p text:style-name="P2"><text:span text:style-name="T11">In</text:span><text:span text:style-name="T11">v</text:span><text:span text:style-name="T11">es</text:span><text:span text:style-name="T11">ti</text:span><text:span text:style-name="T11">g</text:span><text:span text:style-name="T11">at</text:span><text:span text:style-name="T11">io</text:span><text:span text:style-name="T11">n: </text:span><text:span text:style-name="T11">(i)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</text:span></text:p>
          </draw:text-box>
        </draw:frame>
        <draw:frame draw:style-name="gr8" draw:text-style-name="P11" draw:layer="layout" svg:width="3.96cm" svg:height="0.239cm" svg:x="9.227cm" svg:y="22.739cm">
          <draw:text-box>
            <text:p text:style-name="P2"><text:span text:style-name="T11">P</text:span><text:span text:style-name="T11">os</text:span><text:span text:style-name="T11">iti</text:span><text:span text:style-name="T11">v</text:span><text:span text:style-name="T11">e </text:span><text:span text:style-name="T11">(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)</text:span></text:p>
          </draw:text-box>
        </draw:frame>
        <draw:frame draw:style-name="gr8" draw:text-style-name="P11" draw:layer="layout" svg:width="2.22cm" svg:height="0.239cm" svg:x="15.898cm" svg:y="22.739cm">
          <draw:text-box>
            <text:p text:style-name="P2"><text:span text:style-name="T11">Pr</text:span><text:span text:style-name="T11">o</text:span><text:span text:style-name="T11">vi</text:span><text:span text:style-name="T11">si</text:span><text:span text:style-name="T11">o</text:span><text:span text:style-name="T11">n</text:span><text:span text:style-name="T11">al</text:span><text:span text:style-name="T11">/</text:span><text:span text:style-name="T11">S</text:span><text:span text:style-name="T11">us</text:span><text:span text:style-name="T11">p</text:span><text:span text:style-name="T11">ec</text:span><text:span text:style-name="T11">te</text:span><text:span text:style-name="T11">d</text:span></text:p>
          </draw:text-box>
        </draw:frame>
        <draw:frame draw:style-name="gr8" draw:text-style-name="P11" draw:layer="layout" svg:width="3.812cm" svg:height="0.239cm" svg:x="1.996cm" svg:y="23.167cm">
          <draw:text-box>
            <text:p text:style-name="P2"><text:span text:style-name="T11">(ii</text:span><text:span text:style-name="T11">)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 </text:span><text:span text:style-name="T11">(iii</text:span><text:span text:style-name="T11">)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_</text:span><text:span text:style-name="T11">_</text:span></text:p>
          </draw:text-box>
        </draw:frame>
        <draw:frame draw:style-name="gr8" draw:text-style-name="P11" draw:layer="layout" svg:width="0.912cm" svg:height="0.239cm" svg:x="9.226cm" svg:y="23.167cm">
          <draw:text-box>
            <text:p text:style-name="P2"><text:span text:style-name="T11">N</text:span><text:span text:style-name="T11">e</text:span><text:span text:style-name="T11">g</text:span><text:span text:style-name="T11">at</text:span><text:span text:style-name="T11">iv</text:span><text:span text:style-name="T11">e</text:span></text:p>
          </draw:text-box>
        </draw:frame>
        <draw:frame draw:style-name="gr8" draw:text-style-name="P11" draw:layer="layout" svg:width="1.06cm" svg:height="0.239cm" svg:x="15.898cm" svg:y="23.167cm">
          <draw:text-box>
            <text:p text:style-name="P2"><text:span text:style-name="T11">C</text:span><text:span text:style-name="T11">o</text:span><text:span text:style-name="T11">n</text:span><text:span text:style-name="T11">fir</text:span><text:span text:style-name="T11">m</text:span><text:span text:style-name="T11">e</text:span><text:span text:style-name="T11">d</text:span></text:p>
          </draw:text-box>
        </draw:frame>
        <draw:frame draw:style-name="gr8" draw:text-style-name="P11" draw:layer="layout" svg:width="2.495cm" svg:height="0.239cm" svg:x="1.996cm" svg:y="23.658cm">
          <draw:text-box>
            <text:p text:style-name="P2"><text:span text:style-name="T11">D</text:span><text:span text:style-name="T11">at</text:span><text:span text:style-name="T11">e </text:span><text:span text:style-name="T11">of </text:span><text:span text:style-name="T11">sp</text:span><text:span text:style-name="T11">ec</text:span><text:span text:style-name="T11">i</text:span><text:span text:style-name="T11">m</text:span><text:span text:style-name="T11">e</text:span><text:span text:style-name="T11">n </text:span><text:span text:style-name="T11">ta</text:span><text:span text:style-name="T11">k</text:span><text:span text:style-name="T11">e</text:span><text:span text:style-name="T11">n:</text:span></text:p>
          </draw:text-box>
        </draw:frame>
        <draw:frame draw:style-name="gr8" draw:text-style-name="P11" draw:layer="layout" svg:width="0.815cm" svg:height="0.239cm" svg:x="9.226cm" svg:y="23.658cm">
          <draw:text-box>
            <text:p text:style-name="P2"><text:span text:style-name="T11">P</text:span><text:span text:style-name="T11">e</text:span><text:span text:style-name="T11">n</text:span><text:span text:style-name="T11">di</text:span><text:span text:style-name="T11">n</text:span><text:span text:style-name="T11">g</text:span></text:p>
          </draw:text-box>
        </draw:frame>
        <draw:frame draw:style-name="gr8" draw:text-style-name="P11" draw:layer="layout" svg:width="1.788cm" svg:height="0.239cm" svg:x="15.458cm" svg:y="23.658cm">
          <draw:text-box>
            <text:p text:style-name="P2"><text:span text:style-name="T11">D</text:span><text:span text:style-name="T11">at</text:span><text:span text:style-name="T11">e </text:span><text:span text:style-name="T11">of </text:span><text:span text:style-name="T11">Di</text:span><text:span text:style-name="T11">a</text:span><text:span text:style-name="T11">g</text:span><text:span text:style-name="T11">n</text:span><text:span text:style-name="T11">os</text:span><text:span text:style-name="T11">is</text:span></text:p>
          </draw:text-box>
        </draw:frame>
        <draw:frame draw:style-name="gr8" draw:text-style-name="P11" draw:layer="layout" svg:width="0.202cm" svg:height="0.239cm" svg:x="3.02cm" svg:y="24.03cm">
          <draw:text-box>
            <text:p text:style-name="P2"><text:span text:style-name="T15">-</text:span></text:p>
          </draw:text-box>
        </draw:frame>
        <draw:frame draw:style-name="gr8" draw:text-style-name="P11" draw:layer="layout" svg:width="0.202cm" svg:height="0.239cm" svg:x="4.341cm" svg:y="24.03cm">
          <draw:text-box>
            <text:p text:style-name="P2"><text:span text:style-name="T15">-</text:span></text:p>
          </draw:text-box>
        </draw:frame>
        <draw:frame draw:style-name="gr8" draw:text-style-name="P11" draw:layer="layout" svg:width="0.202cm" svg:height="0.239cm" svg:x="16.482cm" svg:y="24.03cm">
          <draw:text-box>
            <text:p text:style-name="P2"><text:span text:style-name="T15">-</text:span></text:p>
          </draw:text-box>
        </draw:frame>
        <draw:frame draw:style-name="gr8" draw:text-style-name="P11" draw:layer="layout" svg:width="0.202cm" svg:height="0.239cm" svg:x="17.803cm" svg:y="24.03cm">
          <draw:text-box>
            <text:p text:style-name="P2"><text:span text:style-name="T15">-</text:span></text:p>
          </draw:text-box>
        </draw:frame>
        <draw:frame draw:style-name="gr9" draw:text-style-name="P12" draw:layer="layout" svg:width="2.44cm" svg:height="0.276cm" svg:x="1.598cm" svg:y="24.583cm">
          <draw:text-box>
            <text:p text:style-name="P2"><text:span text:style-name="T12">1</text:span><text:span text:style-name="T12">7. </text:span><text:span text:style-name="T12">R</text:span><text:span text:style-name="T12">el</text:span><text:span text:style-name="T12">e</text:span><text:span text:style-name="T12">v</text:span><text:span text:style-name="T12">a</text:span><text:span text:style-name="T12">n</text:span><text:span text:style-name="T12">t </text:span><text:span text:style-name="T12">Cl</text:span><text:span text:style-name="T12">in</text:span><text:span text:style-name="T12">ic</text:span><text:span text:style-name="T12">al</text:span></text:p>
          </draw:text-box>
        </draw:frame>
        <draw:frame draw:style-name="gr9" draw:text-style-name="P12" draw:layer="layout" svg:width="1.7cm" svg:height="0.276cm" svg:x="14.514cm" svg:y="24.583cm">
          <draw:text-box>
            <text:p text:style-name="P2"><text:span text:style-name="T12">1</text:span><text:span text:style-name="T12">8. </text:span><text:span text:style-name="T12">C</text:span><text:span text:style-name="T12">o</text:span><text:span text:style-name="T12">m</text:span><text:span text:style-name="T12">m</text:span><text:span text:style-name="T12">e</text:span><text:span text:style-name="T12">n</text:span><text:span text:style-name="T12">t:</text:span></text:p>
          </draw:text-box>
        </draw:frame>
        <draw:frame draw:style-name="gr9" draw:text-style-name="P12" draw:layer="layout" svg:width="1.458cm" svg:height="0.276cm" svg:x="2cm" svg:y="24.964cm">
          <draw:text-box>
            <text:p text:style-name="P2"><text:span text:style-name="T12">In</text:span><text:span text:style-name="T12">fo</text:span><text:span text:style-name="T12">r</text:span><text:span text:style-name="T12">m</text:span><text:span text:style-name="T12">a</text:span><text:span text:style-name="T12">ti</text:span><text:span text:style-name="T12">o</text:span><text:span text:style-name="T12">n:</text:span></text:p>
          </draw:text-box>
        </draw:frame>
        <draw:frame draw:style-name="gr9" draw:text-style-name="P12" draw:layer="layout" svg:width="3.977cm" svg:height="0.276cm" svg:x="1.226cm" svg:y="26.116cm">
          <draw:text-box>
            <text:p text:style-name="P2"><text:span text:style-name="T12">1</text:span><text:span text:style-name="T12">9. </text:span><text:span text:style-name="T12">N</text:span><text:span text:style-name="T12">a</text:span><text:span text:style-name="T12">m</text:span><text:span text:style-name="T12">e </text:span><text:span text:style-name="T12">of </text:span><text:span text:style-name="T12">M</text:span><text:span text:style-name="T12">e</text:span><text:span text:style-name="T12">di</text:span><text:span text:style-name="T12">c</text:span><text:span text:style-name="T12">al </text:span><text:span text:style-name="T12">Pr</text:span><text:span text:style-name="T12">a</text:span><text:span text:style-name="T12">ct</text:span><text:span text:style-name="T12">it</text:span><text:span text:style-name="T12">io</text:span><text:span text:style-name="T12">n</text:span><text:span text:style-name="T12">e</text:span><text:span text:style-name="T12">r:</text:span></text:p>
          </draw:text-box>
        </draw:frame>
        <draw:frame draw:style-name="gr9" draw:text-style-name="P12" draw:layer="layout" svg:width="4.849cm" svg:height="0.276cm" svg:x="1.226cm" svg:y="26.683cm">
          <draw:text-box>
            <text:p text:style-name="P2"><text:span text:style-name="T12">2</text:span><text:span text:style-name="T12">0. </text:span><text:span text:style-name="T12">N</text:span><text:span text:style-name="T12">a</text:span><text:span text:style-name="T12">m</text:span><text:span text:style-name="T12">e </text:span><text:span text:style-name="T12">a</text:span><text:span text:style-name="T12">n</text:span><text:span text:style-name="T12">d </text:span><text:span text:style-name="T12">a</text:span><text:span text:style-name="T12">d</text:span><text:span text:style-name="T12">d</text:span><text:span text:style-name="T12">r</text:span><text:span text:style-name="T12">e</text:span><text:span text:style-name="T12">s</text:span><text:span text:style-name="T12">s </text:span><text:span text:style-name="T12">of </text:span><text:span text:style-name="T12">H</text:span><text:span text:style-name="T12">o</text:span><text:span text:style-name="T12">s</text:span><text:span text:style-name="T12">pi</text:span><text:span text:style-name="T12">t</text:span><text:span text:style-name="T12">al</text:span><text:span text:style-name="T12">/C</text:span><text:span text:style-name="T12">li</text:span><text:span text:style-name="T12">ni</text:span><text:span text:style-name="T12">c:</text:span></text:p>
          </draw:text-box>
        </draw:frame>
        <draw:frame draw:style-name="gr9" draw:text-style-name="P12" draw:layer="layout" svg:width="2.843cm" svg:height="0.276cm" svg:x="1.226cm" svg:y="27.614cm">
          <draw:text-box>
            <text:p text:style-name="P2"><text:span text:style-name="T12">2</text:span><text:span text:style-name="T12">1. </text:span><text:span text:style-name="T12">D</text:span><text:span text:style-name="T12">a</text:span><text:span text:style-name="T12">t</text:span><text:span text:style-name="T12">e </text:span><text:span text:style-name="T12">of </text:span><text:span text:style-name="T12">N</text:span><text:span text:style-name="T12">o</text:span><text:span text:style-name="T12">ti</text:span><text:span text:style-name="T12">fi</text:span><text:span text:style-name="T12">c</text:span><text:span text:style-name="T12">a</text:span><text:span text:style-name="T12">ti</text:span><text:span text:style-name="T12">o</text:span><text:span text:style-name="T12">n:</text:span></text:p>
          </draw:text-box>
        </draw:frame>
        <draw:frame draw:style-name="gr8" draw:text-style-name="P11" draw:layer="layout" svg:width="0.202cm" svg:height="0.239cm" svg:x="5.755cm" svg:y="27.633cm">
          <draw:text-box>
            <text:p text:style-name="P2"><text:span text:style-name="T15">-</text:span></text:p>
          </draw:text-box>
        </draw:frame>
        <draw:frame draw:style-name="gr8" draw:text-style-name="P11" draw:layer="layout" svg:width="0.202cm" svg:height="0.239cm" svg:x="7.076cm" svg:y="27.633cm">
          <draw:text-box>
            <text:p text:style-name="P2"><text:span text:style-name="T15">-</text:span></text:p>
          </draw:text-box>
        </draw:frame>
        <draw:frame draw:style-name="gr8" draw:text-style-name="P11" draw:layer="layout" svg:width="10.683cm" svg:height="0.225cm" svg:x="5.455cm" svg:y="1.662cm">
          <draw:text-box>
            <text:p text:style-name="P2"><text:span text:style-name="T14">P</text:span><text:span text:style-name="T14">R</text:span><text:span text:style-name="T14">E</text:span><text:span text:style-name="T14">V</text:span><text:span text:style-name="T14">E</text:span><text:span text:style-name="T14">N</text:span><text:span text:style-name="T14">TI</text:span><text:span text:style-name="T14">O</text:span><text:span text:style-name="T14">N </text:span><text:span text:style-name="T14">A</text:span><text:span text:style-name="T14">N</text:span><text:span text:style-name="T14">D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 </text:span><text:span text:style-name="T14">O</text:span><text:span text:style-name="T14">F </text:span><text:span text:style-name="T14">IN</text:span><text:span text:style-name="T14">F</text:span><text:span text:style-name="T14">E</text:span><text:span text:style-name="T14">C</text:span><text:span text:style-name="T14">TI</text:span><text:span text:style-name="T14">O</text:span><text:span text:style-name="T14">U</text:span><text:span text:style-name="T14">S </text:span><text:span text:style-name="T14">DI</text:span><text:span text:style-name="T14">S</text:span><text:span text:style-name="T14">E</text:span><text:span text:style-name="T14">A</text:span><text:span text:style-name="T14">S</text:span><text:span text:style-name="T14">E</text:span><text:span text:style-name="T14">S </text:span><text:span text:style-name="T14">(N</text:span><text:span text:style-name="T14">O</text:span><text:span text:style-name="T14">TI</text:span><text:span text:style-name="T14">C</text:span><text:span text:style-name="T14">E </text:span><text:span text:style-name="T14">F</text:span><text:span text:style-name="T14">O</text:span><text:span text:style-name="T14">R</text:span><text:span text:style-name="T14">M</text:span><text:span text:style-name="T14">) </text:span><text:span text:style-name="T14">(A</text:span><text:span text:style-name="T14">M</text:span><text:span text:style-name="T14">E</text:span><text:span text:style-name="T14">N</text:span><text:span text:style-name="T14">D</text:span><text:span text:style-name="T14">M</text:span><text:span text:style-name="T14">E</text:span><text:span text:style-name="T14">N</text:span><text:span text:style-name="T14">T) </text:span><text:span text:style-name="T14">R</text:span><text:span text:style-name="T14">E</text:span><text:span text:style-name="T14">G</text:span><text:span text:style-name="T14">U</text:span><text:span text:style-name="T14">LA</text:span><text:span text:style-name="T14">TI</text:span><text:span text:style-name="T14">O</text:span><text:span text:style-name="T14">N</text:span><text:span text:style-name="T14">S </text:span><text:span text:style-name="T14">20</text:span><text:span text:style-name="T14">11</text:span></text:p>
          </draw:text-box>
        </draw:frame>
        <draw:frame draw:style-name="gr8" draw:text-style-name="P11" draw:layer="layout" svg:width="6.521cm" svg:height="0.225cm" svg:x="7.521cm" svg:y="1.416cm">
          <draw:text-box>
            <text:p text:style-name="P2"><text:span text:style-name="T14">P</text:span><text:span text:style-name="T14">R</text:span><text:span text:style-name="T14">E</text:span><text:span text:style-name="T14">V</text:span><text:span text:style-name="T14">E</text:span><text:span text:style-name="T14">N</text:span><text:span text:style-name="T14">TI</text:span><text:span text:style-name="T14">O</text:span><text:span text:style-name="T14">N </text:span><text:span text:style-name="T14">A</text:span><text:span text:style-name="T14">N</text:span><text:span text:style-name="T14">D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 </text:span><text:span text:style-name="T14">O</text:span><text:span text:style-name="T14">F </text:span><text:span text:style-name="T14">IN</text:span><text:span text:style-name="T14">F</text:span><text:span text:style-name="T14">E</text:span><text:span text:style-name="T14">C</text:span><text:span text:style-name="T14">TI</text:span><text:span text:style-name="T14">O</text:span><text:span text:style-name="T14">U</text:span><text:span text:style-name="T14">S </text:span><text:span text:style-name="T14">DI</text:span><text:span text:style-name="T14">S</text:span><text:span text:style-name="T14">E</text:span><text:span text:style-name="T14">A</text:span><text:span text:style-name="T14">S</text:span><text:span text:style-name="T14">E</text:span><text:span text:style-name="T14">S </text:span><text:span text:style-name="T14">A</text:span><text:span text:style-name="T14">C</text:span><text:span text:style-name="T14">T </text:span><text:span text:style-name="T14">19</text:span><text:span text:style-name="T14">88</text:span></text:p>
          </draw:text-box>
        </draw:frame>
        <draw:frame draw:style-name="gr8" draw:text-style-name="P11" draw:layer="layout" svg:width="1.289cm" svg:height="0.225cm" svg:x="10.124cm" svg:y="1.171cm">
          <draw:text-box>
            <text:p text:style-name="P2"><text:span text:style-name="T14">(R</text:span><text:span text:style-name="T14">eg</text:span><text:span text:style-name="T14">ul</text:span><text:span text:style-name="T14">ati</text:span><text:span text:style-name="T14">on </text:span><text:span text:style-name="T14">2)</text:span></text:p>
          </draw:text-box>
        </draw:frame>
        <draw:frame draw:style-name="gr8" draw:text-style-name="P11" draw:layer="layout" svg:width="0.476cm" svg:height="0.225cm" svg:x="10.526cm" svg:y="0.925cm">
          <draw:text-box>
            <text:p text:style-name="P2"><text:span text:style-name="T14">Fo</text:span><text:span text:style-name="T14">r</text:span><text:span text:style-name="T14">m</text:span></text:p>
          </draw:text-box>
        </draw:frame>
        <draw:frame draw:style-name="gr8" draw:text-style-name="P11" draw:layer="layout" svg:width="1.289cm" svg:height="0.225cm" svg:x="10.124cm" svg:y="0.68cm">
          <draw:text-box>
            <text:p text:style-name="P2"><text:span text:style-name="T14">(R</text:span><text:span text:style-name="T14">eg</text:span><text:span text:style-name="T14">ul</text:span><text:span text:style-name="T14">ati</text:span><text:span text:style-name="T14">on </text:span><text:span text:style-name="T14">2)</text:span></text:p>
          </draw:text-box>
        </draw:frame>
        <draw:frame draw:style-name="gr8" draw:text-style-name="P11" draw:layer="layout" svg:width="1.187cm" svg:height="0.225cm" svg:x="10.171cm" svg:y="0.434cm">
          <draw:text-box>
            <text:p text:style-name="P2"><text:span text:style-name="T14">"S</text:span><text:span text:style-name="T14">C</text:span><text:span text:style-name="T14">H</text:span><text:span text:style-name="T14">E</text:span><text:span text:style-name="T14">D</text:span><text:span text:style-name="T14">U</text:span><text:span text:style-name="T14">LE</text:span></text:p>
          </draw:text-box>
        </draw:frame>
        <draw:frame draw:style-name="gr9" draw:text-style-name="P12" draw:layer="layout" svg:width="3.423cm" svg:height="0.276cm" svg:x="2.06cm" svg:y="6.917cm">
          <draw:text-box>
            <text:p text:style-name="P2"><text:span text:style-name="T12">H</text:span><text:span text:style-name="T12">o</text:span><text:span text:style-name="T12">s</text:span><text:span text:style-name="T12">pi</text:span><text:span text:style-name="T12">t</text:span><text:span text:style-name="T12">al</text:span><text:span text:style-name="T12">/</text:span><text:span text:style-name="T12">Cl</text:span><text:span text:style-name="T12">in</text:span><text:span text:style-name="T12">ic </text:span><text:span text:style-name="T12">R</text:span><text:span text:style-name="T12">e</text:span><text:span text:style-name="T12">g. </text:span><text:span text:style-name="T12">N</text:span><text:span text:style-name="T12">u</text:span><text:span text:style-name="T12">m</text:span><text:span text:style-name="T12">b</text:span><text:span text:style-name="T12">e</text:span><text:span text:style-name="T12">r:</text:span></text:p>
          </draw:text-box>
        </draw:frame>
        <draw:frame draw:style-name="gr10" draw:text-style-name="P14" draw:layer="layout" svg:width="1.678cm" svg:height="0.187cm" svg:x="18.113cm" svg:y="19.341cm">
          <draw:text-box>
            <text:p text:style-name="P2"><text:span text:style-name="T16">___</text:span><text:span text:style-name="T16">___</text:span><text:span text:style-name="T16">___</text:span><text:span text:style-name="T16">___</text:span><text:span text:style-name="T16">___</text:span><text:span text:style-name="T16">___</text:span></text:p>
          </draw:text-box>
        </draw:frame>
        <draw:frame draw:style-name="gr11" draw:text-style-name="P15" draw:layer="layout" svg:width="10.793cm" svg:height="0.378cm" svg:x="5.387cm" svg:y="2.606cm">
          <draw:text-box>
            <text:p text:style-name="P2"><text:span text:style-name="T17">N</text:span><text:span text:style-name="T17">O</text:span><text:span text:style-name="T17">T</text:span><text:span text:style-name="T17">I</text:span><text:span text:style-name="T17">F</text:span><text:span text:style-name="T17">I</text:span><text:span text:style-name="T17">C</text:span><text:span text:style-name="T17">A</text:span><text:span text:style-name="T17">T</text:span><text:span text:style-name="T17">I</text:span><text:span text:style-name="T17">O</text:span><text:span text:style-name="T17">N </text:span><text:span text:style-name="T17">O</text:span><text:span text:style-name="T17">F </text:span><text:span text:style-name="T17">C</text:span><text:span text:style-name="T17">O</text:span><text:span text:style-name="T17">M</text:span><text:span text:style-name="T17">M</text:span><text:span text:style-name="T17">U</text:span><text:span text:style-name="T17">N</text:span><text:span text:style-name="T17">I</text:span><text:span text:style-name="T17">C</text:span><text:span text:style-name="T17">A</text:span><text:span text:style-name="T17">B</text:span><text:span text:style-name="T17">L</text:span><text:span text:style-name="T17">E </text:span><text:span text:style-name="T17">D</text:span><text:span text:style-name="T17">I</text:span><text:span text:style-name="T17">S</text:span><text:span text:style-name="T17">E</text:span><text:span text:style-name="T17">A</text:span><text:span text:style-name="T17">S</text:span><text:span text:style-name="T17">E</text:span><text:span text:style-name="T17">S </text:span><text:span text:style-name="T17">T</text:span><text:span text:style-name="T17">O</text:span><text:span text:style-name="T17"> </text:span><text:span text:style-name="T17">B</text:span><text:span text:style-name="T17">E </text:span><text:span text:style-name="T17">R</text:span><text:span text:style-name="T17">E</text:span><text:span text:style-name="T17">P</text:span><text:span text:style-name="T17">O</text:span><text:span text:style-name="T17">R</text:span><text:span text:style-name="T17">T</text:span><text:span text:style-name="T17">E</text:span><text:span text:style-name="T17">D</text:span></text:p>
          </draw:text-box>
        </draw:frame>
        <draw:frame draw:style-name="gr9" draw:text-style-name="P13" draw:layer="layout" svg:width="9.337cm" svg:height="0.293cm" svg:x="6.904cm" svg:y="3.082cm">
          <draw:text-box>
            <text:p text:style-name="P2"><text:span text:style-name="T13">(</text:span><text:span text:style-name="T13">S</text:span><text:span text:style-name="T13">e</text:span><text:span text:style-name="T13">ct</text:span><text:span text:style-name="T13">io</text:span><text:span text:style-name="T13">n </text:span><text:span text:style-name="T13">1</text:span><text:span text:style-name="T13">0, </text:span><text:span text:style-name="T13">Pr</text:span><text:span text:style-name="T13">e</text:span><text:span text:style-name="T13">v</text:span><text:span text:style-name="T13">e</text:span><text:span text:style-name="T13">n</text:span><text:span text:style-name="T13">ti</text:span><text:span text:style-name="T13">o</text:span><text:span text:style-name="T13">n </text:span><text:span text:style-name="T13">A</text:span><text:span text:style-name="T13">n</text:span><text:span text:style-name="T13">d </text:span><text:span text:style-name="T13">C</text:span><text:span text:style-name="T13">o</text:span><text:span text:style-name="T13">n</text:span><text:span text:style-name="T13">tr</text:span><text:span text:style-name="T13">ol </text:span><text:span text:style-name="T13">O</text:span><text:span text:style-name="T13">f </text:span><text:span text:style-name="T13">C</text:span><text:span text:style-name="T13">o</text:span><text:span text:style-name="T13">m</text:span><text:span text:style-name="T13">m</text:span><text:span text:style-name="T13">u</text:span><text:span text:style-name="T13">ni</text:span><text:span text:style-name="T13">c</text:span><text:span text:style-name="T13">a</text:span><text:span text:style-name="T13">bl</text:span><text:span text:style-name="T13">e </text:span><text:span text:style-name="T13">D</text:span><text:span text:style-name="T13">is</text:span><text:span text:style-name="T13">e</text:span><text:span text:style-name="T13">a</text:span><text:span text:style-name="T13">s</text:span><text:span text:style-name="T13">e</text:span><text:span text:style-name="T13">s </text:span><text:span text:style-name="T13">A</text:span><text:span text:style-name="T13">ct</text:span><text:span text:style-name="T13">, </text:span><text:span text:style-name="T13">1</text:span><text:span text:style-name="T13">9</text:span><text:span text:style-name="T13">8</text:span><text:span text:style-name="T13">8</text:span><text:span text:style-name="T13">)</text:span></text:p>
          </draw:text-box>
        </draw:frame>
        <draw:frame draw:style-name="gr12" draw:text-style-name="P16" draw:layer="layout" svg:width="20.504cm" svg:height="0.315cm" svg:x="1.238cm" svg:y="19.81cm">
          <draw:text-box>
            <text:p text:style-name="P2"><text:span text:style-name="T18">B</text:span><text:span text:style-name="T18">e</text:span><text:span text:style-name="T18">si</text:span><text:span text:style-name="T18">d</text:span><text:span text:style-name="T18">e</text:span><text:span text:style-name="T18">s </text:span><text:span text:style-name="T18">b</text:span><text:span text:style-name="T18">y </text:span><text:span text:style-name="T18"><text:s/></text:span><text:span text:style-name="T18">w</text:span><text:span text:style-name="T18">ri</text:span><text:span text:style-name="T18">t</text:span><text:span text:style-name="T18">t</text:span><text:span text:style-name="T18">e</text:span><text:span text:style-name="T18">n </text:span><text:span text:style-name="T18">n</text:span><text:span text:style-name="T18">o</text:span><text:span text:style-name="T18">ti</text:span><text:span text:style-name="T18">fi</text:span><text:span text:style-name="T18">c</text:span><text:span text:style-name="T18">a</text:span><text:span text:style-name="T18">ti</text:span><text:span text:style-name="T18">o</text:span><text:span text:style-name="T18">n</text:span><text:span text:style-name="T18">, </text:span><text:span text:style-name="T18">t</text:span><text:span text:style-name="T18">h</text:span><text:span text:style-name="T18">e </text:span><text:span text:style-name="T18">f</text:span><text:span text:style-name="T18">o</text:span><text:span text:style-name="T18">ll</text:span><text:span text:style-name="T18">o</text:span><text:span text:style-name="T18">w</text:span><text:span text:style-name="T18">i</text:span><text:span text:style-name="T18">n</text:span><text:span text:style-name="T18">g </text:span><text:span text:style-name="T18">d</text:span><text:span text:style-name="T18">is</text:span><text:span text:style-name="T18">e</text:span><text:span text:style-name="T18">a</text:span><text:span text:style-name="T18">s</text:span><text:span text:style-name="T18">e</text:span><text:span text:style-name="T18">s </text:span><text:span text:style-name="T18">m</text:span><text:span text:style-name="T18">u</text:span><text:span text:style-name="T18">s</text:span><text:span text:style-name="T18">t </text:span><text:span text:style-name="T18">b</text:span><text:span text:style-name="T18">e </text:span><text:span text:style-name="T18">n</text:span><text:span text:style-name="T18">o</text:span><text:span text:style-name="T18">ti</text:span><text:span text:style-name="T18">fi</text:span><text:span text:style-name="T18">e</text:span><text:span text:style-name="T18">d </text:span><text:span text:style-name="T18">b</text:span><text:span text:style-name="T18">y </text:span><text:span text:style-name="T18">t</text:span><text:span text:style-name="T18">e</text:span><text:span text:style-name="T18">l</text:span><text:span text:style-name="T18">e</text:span><text:span text:style-name="T18">p</text:span><text:span text:style-name="T18">h</text:span><text:span text:style-name="T18">o</text:span><text:span text:style-name="T18">n</text:span><text:span text:style-name="T18">e </text:span><text:span text:style-name="T18">w</text:span><text:span text:style-name="T18">it</text:span><text:span text:style-name="T18">h</text:span><text:span text:style-name="T18">i</text:span><text:span text:style-name="T18">n </text:span><text:span text:style-name="T18">2</text:span><text:span text:style-name="T18">4 </text:span><text:span text:style-name="T18">h</text:span><text:span text:style-name="T18">o</text:span><text:span text:style-name="T18">u</text:span><text:span text:style-name="T18">r</text:span><text:span text:style-name="T18">s</text:span><text:span text:style-name="T18">, </text:span><text:span text:style-name="T18">s</text:span><text:span text:style-name="T18">u</text:span><text:span text:style-name="T18">c</text:span><text:span text:style-name="T18">h </text:span><text:span text:style-name="T18">a</text:span><text:span text:style-name="T18">s</text:span><text:span text:style-name="T18">:- </text:span><text:span text:style-name="T18"><text:s/></text:span><text:span text:style-name="T18">A</text:span><text:span text:style-name="T18">c</text:span><text:span text:style-name="T18">u</text:span><text:span text:style-name="T18">t</text:span><text:span text:style-name="T18">e </text:span><text:span text:style-name="T18">P</text:span><text:span text:style-name="T18">o</text:span><text:span text:style-name="T18">li</text:span><text:span text:style-name="T18">o</text:span><text:span text:style-name="T18">m</text:span><text:span text:style-name="T18">y</text:span><text:span text:style-name="T18">e</text:span><text:span text:style-name="T18">li</text:span><text:span text:style-name="T18">ti</text:span><text:span text:style-name="T18">s</text:span><text:span text:style-name="T18">, </text:span></text:p>
          </draw:text-box>
        </draw:frame>
        <draw:frame draw:style-name="gr12" draw:text-style-name="P16" draw:layer="layout" svg:width="13.02cm" svg:height="0.315cm" svg:x="1.238cm" svg:y="20.153cm">
          <draw:text-box>
            <text:p text:style-name="P2"><text:span text:style-name="T18">C</text:span><text:span text:style-name="T18">h</text:span><text:span text:style-name="T18">o</text:span><text:span text:style-name="T18">l</text:span><text:span text:style-name="T18">e</text:span><text:span text:style-name="T18">r</text:span><text:span text:style-name="T18">a</text:span><text:span text:style-name="T18">, </text:span><text:span text:style-name="T18">D</text:span><text:span text:style-name="T18">e</text:span><text:span text:style-name="T18">n</text:span><text:span text:style-name="T18">g</text:span><text:span text:style-name="T18">u</text:span><text:span text:style-name="T18">e</text:span><text:span text:style-name="T18">, </text:span><text:span text:style-name="T18">D</text:span><text:span text:style-name="T18">i</text:span><text:span text:style-name="T18">p</text:span><text:span text:style-name="T18">t</text:span><text:span text:style-name="T18">h</text:span><text:span text:style-name="T18">e</text:span><text:span text:style-name="T18">ri</text:span><text:span text:style-name="T18">a</text:span><text:span text:style-name="T18">, </text:span><text:span text:style-name="T18">E</text:span><text:span text:style-name="T18">b</text:span><text:span text:style-name="T18">o</text:span><text:span text:style-name="T18">l</text:span><text:span text:style-name="T18">a</text:span><text:span text:style-name="T18">, </text:span><text:span text:style-name="T18">F</text:span><text:span text:style-name="T18">o</text:span><text:span text:style-name="T18">o</text:span><text:span text:style-name="T18">d </text:span><text:span text:style-name="T18">P</text:span><text:span text:style-name="T18">o</text:span><text:span text:style-name="T18">is</text:span><text:span text:style-name="T18">o</text:span><text:span text:style-name="T18">n</text:span><text:span text:style-name="T18">i</text:span><text:span text:style-name="T18">n</text:span><text:span text:style-name="T18">g</text:span><text:span text:style-name="T18">, </text:span><text:span text:style-name="T18">P</text:span><text:span text:style-name="T18">l</text:span><text:span text:style-name="T18">a</text:span><text:span text:style-name="T18">g</text:span><text:span text:style-name="T18">u</text:span><text:span text:style-name="T18">e</text:span><text:span text:style-name="T18">, </text:span><text:span text:style-name="T18">R</text:span><text:span text:style-name="T18">a</text:span><text:span text:style-name="T18">b</text:span><text:span text:style-name="T18">i</text:span><text:span text:style-name="T18">e</text:span><text:span text:style-name="T18">s </text:span><text:span text:style-name="T18">a</text:span><text:span text:style-name="T18">n</text:span><text:span text:style-name="T18">d </text:span><text:span text:style-name="T18">Y</text:span><text:span text:style-name="T18">e</text:span><text:span text:style-name="T18">ll</text:span><text:span text:style-name="T18">o</text:span><text:span text:style-name="T18">w </text:span><text:span text:style-name="T18">F</text:span><text:span text:style-name="T18">e</text:span><text:span text:style-name="T18">v</text:span><text:span text:style-name="T18">e</text:span><text:span text:style-name="T18">r.</text:span></text:p>
          </draw:text-box>
        </draw:frame>
        <draw:frame draw:style-name="gr9" draw:text-style-name="P12" draw:layer="layout" svg:width="2.821cm" svg:height="0.276cm" svg:x="1.234cm" svg:y="13.111cm">
          <draw:text-box>
            <text:p text:style-name="P2"><text:span text:style-name="T19">B. </text:span><text:span text:style-name="T19">D</text:span><text:span text:style-name="T19">IS</text:span><text:span text:style-name="T19">E</text:span><text:span text:style-name="T19">A</text:span><text:span text:style-name="T19">S</text:span><text:span text:style-name="T19">E </text:span><text:span text:style-name="T19">D</text:span><text:span text:style-name="T19">IA</text:span><text:span text:style-name="T19">G</text:span><text:span text:style-name="T19">N</text:span><text:span text:style-name="T19">O</text:span><text:span text:style-name="T19">SI</text:span><text:span text:style-name="T19">S </text:span></text:p>
          </draw:text-box>
        </draw:frame>
        <draw:frame draw:style-name="gr9" draw:text-style-name="P12" draw:layer="layout" svg:width="3.063cm" svg:height="0.276cm" svg:x="1.234cm" svg:y="3.607cm">
          <draw:text-box>
            <text:p text:style-name="P2"><text:span text:style-name="T19">A. </text:span><text:span text:style-name="T19">P</text:span><text:span text:style-name="T19">A</text:span><text:span text:style-name="T19">TI</text:span><text:span text:style-name="T19">E</text:span><text:span text:style-name="T19">N</text:span><text:span text:style-name="T19">T </text:span><text:span text:style-name="T19">I</text:span><text:span text:style-name="T19">N</text:span><text:span text:style-name="T19">F</text:span><text:span text:style-name="T19">O</text:span><text:span text:style-name="T19">R</text:span><text:span text:style-name="T19">M</text:span><text:span text:style-name="T19">A</text:span><text:span text:style-name="T19">TI</text:span><text:span text:style-name="T19">O</text:span><text:span text:style-name="T19">N</text:span></text:p>
          </draw:text-box>
        </draw:frame>
        <draw:frame draw:style-name="gr9" draw:text-style-name="P13" draw:layer="layout" svg:width="10.209cm" svg:height="0.293cm" svg:x="17.25cm" svg:y="27.944cm">
          <draw:text-box>
            <text:p text:style-name="P2"><text:span text:style-name="T13">Si</text:span><text:span text:style-name="T13">g</text:span><text:span text:style-name="T13">n</text:span><text:span text:style-name="T13">a</text:span><text:span text:style-name="T13">t</text:span><text:span text:style-name="T13">u</text:span><text:span text:style-name="T13">r</text:span><text:span text:style-name="T13">e </text:span><text:span text:style-name="T13">of 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4"/></text:span><text:span text:style-name="T13"><text:s text:c="3"/></text:span></text:p>
          </draw:text-box>
        </draw:frame>
        <draw:frame draw:style-name="gr9" draw:text-style-name="P13" draw:layer="layout" svg:width="2.466cm" svg:height="0.293cm" svg:x="16.865cm" svg:y="28.245cm">
          <draw:text-box>
            <text:p text:style-name="P2"><text:span text:style-name="T13">M</text:span><text:span text:style-name="T13">e</text:span><text:span text:style-name="T13">di</text:span><text:span text:style-name="T13">c</text:span><text:span text:style-name="T13">al </text:span><text:span text:style-name="T13">Pr</text:span><text:span text:style-name="T13">a</text:span><text:span text:style-name="T13">ct</text:span><text:span text:style-name="T13">it</text:span><text:span text:style-name="T13">io</text:span><text:span text:style-name="T13">n</text:span><text:span text:style-name="T13">e</text:span><text:span text:style-name="T13">r</text:span></text:p>
          </draw:text-box>
        </draw:frame>
        <draw:frame draw:style-name="gr9" draw:text-style-name="P13" draw:layer="layout" svg:width="2.461cm" svg:height="0.293cm" svg:x="1.871cm" svg:y="11.532cm">
          <draw:text-box>
            <text:p text:style-name="P2"><text:span text:style-name="T13"><text:s/></text:span><text:span text:style-name="T13">(</text:span><text:span text:style-name="T13">C</text:span><text:span text:style-name="T13">o</text:span><text:span text:style-name="T13">n</text:span><text:span text:style-name="T13">t</text:span><text:span text:style-name="T13">a</text:span><text:span text:style-name="T13">ct </text:span><text:span text:style-name="T13">p</text:span><text:span text:style-name="T13">u</text:span><text:span text:style-name="T13">r</text:span><text:span text:style-name="T13">p</text:span><text:span text:style-name="T13">o</text:span><text:span text:style-name="T13">s</text:span><text:span text:style-name="T13">e</text:span><text:span text:style-name="T13">s)</text:span></text:p>
          </draw:text-box>
        </draw:frame>
        <draw:frame draw:style-name="gr9" draw:text-style-name="P12" draw:layer="layout" svg:width="1.42cm" svg:height="0.276cm" svg:x="1.234cm" svg:y="25.502cm">
          <draw:text-box>
            <text:p text:style-name="P2"><text:span text:style-name="T19">C. </text:span><text:span text:style-name="T19">N</text:span><text:span text:style-name="T19">O</text:span><text:span text:style-name="T19">TI</text:span><text:span text:style-name="T19">FI</text:span><text:span text:style-name="T19">E</text:span><text:span text:style-name="T19">R</text:span></text:p>
          </draw:text-box>
        </draw:frame>
        <draw:polygon draw:style-name="gr7" draw:text-style-name="P10" draw:layer="layout" svg:width="0.017cm" svg:height="0.775cm" svg:x="6.877cm" svg:y="4.144cm" svg:viewBox="0 0 18 776" draw:points="0,776 18,776 18,0 0,0">
          <text:p/>
        </draw:polygon>
        <draw:polygon draw:style-name="gr7" draw:text-style-name="P10" draw:layer="layout" svg:width="0.017cm" svg:height="0.775cm" svg:x="7.317cm" svg:y="4.144cm" svg:viewBox="0 0 18 776" draw:points="0,776 18,776 18,0 0,0">
          <text:p/>
        </draw:polygon>
        <draw:polygon draw:style-name="gr7" draw:text-style-name="P10" draw:layer="layout" svg:width="0.017cm" svg:height="0.775cm" svg:x="7.757cm" svg:y="4.144cm" svg:viewBox="0 0 18 776" draw:points="0,776 18,776 18,0 0,0">
          <text:p/>
        </draw:polygon>
        <draw:polygon draw:style-name="gr7" draw:text-style-name="P10" draw:layer="layout" svg:width="0.017cm" svg:height="0.775cm" svg:x="8.291cm" svg:y="4.144cm" svg:viewBox="0 0 18 776" draw:points="0,776 18,776 18,0 0,0">
          <text:p/>
        </draw:polygon>
        <draw:polygon draw:style-name="gr7" draw:text-style-name="P10" draw:layer="layout" svg:width="0.017cm" svg:height="0.775cm" svg:x="8.731cm" svg:y="4.144cm" svg:viewBox="0 0 18 776" draw:points="0,776 18,776 18,0 0,0">
          <text:p/>
        </draw:polygon>
        <draw:polygon draw:style-name="gr7" draw:text-style-name="P10" draw:layer="layout" svg:width="0.017cm" svg:height="0.775cm" svg:x="9.171cm" svg:y="4.144cm" svg:viewBox="0 0 18 776" draw:points="0,776 18,776 18,0 0,0">
          <text:p/>
        </draw:polygon>
        <draw:polygon draw:style-name="gr7" draw:text-style-name="P10" draw:layer="layout" svg:width="0.017cm" svg:height="0.775cm" svg:x="9.611cm" svg:y="4.144cm" svg:viewBox="0 0 18 776" draw:points="0,776 18,776 18,0 0,0">
          <text:p/>
        </draw:polygon>
        <draw:polygon draw:style-name="gr7" draw:text-style-name="P10" draw:layer="layout" svg:width="0.017cm" svg:height="0.775cm" svg:x="10.052cm" svg:y="4.144cm" svg:viewBox="0 0 18 776" draw:points="0,776 18,776 18,0 0,0">
          <text:p/>
        </draw:polygon>
        <draw:polygon draw:style-name="gr7" draw:text-style-name="P10" draw:layer="layout" svg:width="0.017cm" svg:height="0.775cm" svg:x="10.492cm" svg:y="4.144cm" svg:viewBox="0 0 18 776" draw:points="0,776 18,776 18,0 0,0">
          <text:p/>
        </draw:polygon>
        <draw:polygon draw:style-name="gr7" draw:text-style-name="P10" draw:layer="layout" svg:width="0.017cm" svg:height="0.775cm" svg:x="10.932cm" svg:y="4.144cm" svg:viewBox="0 0 18 776" draw:points="0,776 18,776 18,0 0,0">
          <text:p/>
        </draw:polygon>
        <draw:polygon draw:style-name="gr7" draw:text-style-name="P10" draw:layer="layout" svg:width="0.017cm" svg:height="0.775cm" svg:x="11.373cm" svg:y="4.144cm" svg:viewBox="0 0 18 776" draw:points="0,776 18,776 18,0 0,0">
          <text:p/>
        </draw:polygon>
        <draw:polygon draw:style-name="gr7" draw:text-style-name="P10" draw:layer="layout" svg:width="0.017cm" svg:height="0.775cm" svg:x="11.813cm" svg:y="4.144cm" svg:viewBox="0 0 18 776" draw:points="0,776 18,776 18,0 0,0">
          <text:p/>
        </draw:polygon>
        <draw:polygon draw:style-name="gr7" draw:text-style-name="P10" draw:layer="layout" svg:width="0.017cm" svg:height="0.775cm" svg:x="12.253cm" svg:y="4.144cm" svg:viewBox="0 0 18 776" draw:points="0,776 18,776 18,0 0,0">
          <text:p/>
        </draw:polygon>
        <draw:polygon draw:style-name="gr7" draw:text-style-name="P10" draw:layer="layout" svg:width="0.017cm" svg:height="0.775cm" svg:x="12.693cm" svg:y="4.144cm" svg:viewBox="0 0 18 776" draw:points="0,776 18,776 18,0 0,0">
          <text:p/>
        </draw:polygon>
        <draw:polygon draw:style-name="gr7" draw:text-style-name="P10" draw:layer="layout" svg:width="0.017cm" svg:height="0.775cm" svg:x="13.134cm" svg:y="4.144cm" svg:viewBox="0 0 18 776" draw:points="0,776 18,776 18,0 0,0">
          <text:p/>
        </draw:polygon>
        <draw:polygon draw:style-name="gr7" draw:text-style-name="P10" draw:layer="layout" svg:width="0.017cm" svg:height="0.775cm" svg:x="13.574cm" svg:y="4.144cm" svg:viewBox="0 0 18 776" draw:points="0,776 18,776 18,0 0,0">
          <text:p/>
        </draw:polygon>
        <draw:polygon draw:style-name="gr7" draw:text-style-name="P10" draw:layer="layout" svg:width="0.017cm" svg:height="0.775cm" svg:x="14.014cm" svg:y="4.144cm" svg:viewBox="0 0 18 776" draw:points="0,776 18,776 18,0 0,0">
          <text:p/>
        </draw:polygon>
        <draw:polygon draw:style-name="gr7" draw:text-style-name="P10" draw:layer="layout" svg:width="0.017cm" svg:height="0.775cm" svg:x="14.454cm" svg:y="4.144cm" svg:viewBox="0 0 18 776" draw:points="0,776 18,776 18,0 0,0">
          <text:p/>
        </draw:polygon>
        <draw:polygon draw:style-name="gr7" draw:text-style-name="P10" draw:layer="layout" svg:width="0.017cm" svg:height="0.775cm" svg:x="14.962cm" svg:y="4.144cm" svg:viewBox="0 0 18 776" draw:points="0,776 18,776 18,0 0,0">
          <text:p/>
        </draw:polygon>
        <draw:polygon draw:style-name="gr7" draw:text-style-name="P10" draw:layer="layout" svg:width="0.017cm" svg:height="0.775cm" svg:x="15.403cm" svg:y="4.144cm" svg:viewBox="0 0 18 776" draw:points="0,776 18,776 18,0 0,0">
          <text:p/>
        </draw:polygon>
        <draw:polygon draw:style-name="gr7" draw:text-style-name="P10" draw:layer="layout" svg:width="0.017cm" svg:height="0.775cm" svg:x="15.843cm" svg:y="4.144cm" svg:viewBox="0 0 18 776" draw:points="0,776 18,776 18,0 0,0">
          <text:p/>
        </draw:polygon>
        <draw:polygon draw:style-name="gr7" draw:text-style-name="P10" draw:layer="layout" svg:width="0.017cm" svg:height="0.775cm" svg:x="16.283cm" svg:y="4.144cm" svg:viewBox="0 0 18 776" draw:points="0,776 18,776 18,0 0,0">
          <text:p/>
        </draw:polygon>
        <draw:polygon draw:style-name="gr7" draw:text-style-name="P10" draw:layer="layout" svg:width="0.017cm" svg:height="0.775cm" svg:x="16.723cm" svg:y="4.144cm" svg:viewBox="0 0 18 776" draw:points="0,776 18,776 18,0 0,0">
          <text:p/>
        </draw:polygon>
        <draw:polygon draw:style-name="gr7" draw:text-style-name="P10" draw:layer="layout" svg:width="0.017cm" svg:height="0.775cm" svg:x="17.164cm" svg:y="4.144cm" svg:viewBox="0 0 18 776" draw:points="0,776 18,776 18,0 0,0">
          <text:p/>
        </draw:polygon>
        <draw:polygon draw:style-name="gr7" draw:text-style-name="P10" draw:layer="layout" svg:width="0.017cm" svg:height="0.775cm" svg:x="17.604cm" svg:y="4.144cm" svg:viewBox="0 0 18 776" draw:points="0,776 18,776 18,0 0,0">
          <text:p/>
        </draw:polygon>
        <draw:polygon draw:style-name="gr7" draw:text-style-name="P10" draw:layer="layout" svg:width="0.017cm" svg:height="0.775cm" svg:x="18.044cm" svg:y="4.144cm" svg:viewBox="0 0 18 776" draw:points="0,776 18,776 18,0 0,0">
          <text:p/>
        </draw:polygon>
        <draw:polygon draw:style-name="gr7" draw:text-style-name="P10" draw:layer="layout" svg:width="0.017cm" svg:height="0.775cm" svg:x="18.485cm" svg:y="4.144cm" svg:viewBox="0 0 18 776" draw:points="0,776 18,776 18,0 0,0">
          <text:p/>
        </draw:polygon>
        <draw:polygon draw:style-name="gr7" draw:text-style-name="P10" draw:layer="layout" svg:width="0.017cm" svg:height="0.775cm" svg:x="18.925cm" svg:y="4.144cm" svg:viewBox="0 0 18 776" draw:points="0,776 18,776 18,0 0,0">
          <text:p/>
        </draw:polygon>
        <draw:polygon draw:style-name="gr7" draw:text-style-name="P10" draw:layer="layout" svg:width="0.017cm" svg:height="0.775cm" svg:x="19.365cm" svg:y="4.144cm" svg:viewBox="0 0 18 776" draw:points="0,776 18,776 18,0 0,0">
          <text:p/>
        </draw:polygon>
        <draw:polygon draw:style-name="gr7" draw:text-style-name="P10" draw:layer="layout" svg:width="0.017cm" svg:height="0.775cm" svg:x="19.805cm" svg:y="4.144cm" svg:viewBox="0 0 18 776" draw:points="0,776 18,776 18,0 0,0">
          <text:p/>
        </draw:polygon>
        <draw:polygon draw:style-name="gr7" draw:text-style-name="P10" draw:layer="layout" svg:width="0.017cm" svg:height="0.66cm" svg:x="7.317cm" svg:y="5.067cm" svg:viewBox="0 0 18 661" draw:points="0,661 18,661 18,0 0,0">
          <text:p/>
        </draw:polygon>
        <draw:polygon draw:style-name="gr7" draw:text-style-name="P10" draw:layer="layout" svg:width="0.017cm" svg:height="0.66cm" svg:x="7.757cm" svg:y="5.067cm" svg:viewBox="0 0 18 661" draw:points="0,661 18,661 18,0 0,0">
          <text:p/>
        </draw:polygon>
        <draw:polygon draw:style-name="gr7" draw:text-style-name="P10" draw:layer="layout" svg:width="0.017cm" svg:height="0.66cm" svg:x="8.291cm" svg:y="5.067cm" svg:viewBox="0 0 18 661" draw:points="0,661 18,661 18,0 0,0">
          <text:p/>
        </draw:polygon>
        <draw:polygon draw:style-name="gr7" draw:text-style-name="P10" draw:layer="layout" svg:width="0.017cm" svg:height="0.66cm" svg:x="8.731cm" svg:y="5.067cm" svg:viewBox="0 0 18 661" draw:points="0,661 18,661 18,0 0,0">
          <text:p/>
        </draw:polygon>
        <draw:polygon draw:style-name="gr7" draw:text-style-name="P10" draw:layer="layout" svg:width="0.017cm" svg:height="0.66cm" svg:x="9.171cm" svg:y="5.067cm" svg:viewBox="0 0 18 661" draw:points="0,661 18,661 18,0 0,0">
          <text:p/>
        </draw:polygon>
        <draw:polygon draw:style-name="gr7" draw:text-style-name="P10" draw:layer="layout" svg:width="0.017cm" svg:height="0.66cm" svg:x="9.611cm" svg:y="5.067cm" svg:viewBox="0 0 18 661" draw:points="0,661 18,661 18,0 0,0">
          <text:p/>
        </draw:polygon>
        <draw:polygon draw:style-name="gr7" draw:text-style-name="P10" draw:layer="layout" svg:width="0.017cm" svg:height="0.66cm" svg:x="10.052cm" svg:y="5.067cm" svg:viewBox="0 0 18 661" draw:points="0,661 18,661 18,0 0,0">
          <text:p/>
        </draw:polygon>
        <draw:polygon draw:style-name="gr7" draw:text-style-name="P10" draw:layer="layout" svg:width="0.017cm" svg:height="0.66cm" svg:x="10.492cm" svg:y="5.067cm" svg:viewBox="0 0 18 661" draw:points="0,661 18,661 18,0 0,0">
          <text:p/>
        </draw:polygon>
        <draw:polygon draw:style-name="gr7" draw:text-style-name="P10" draw:layer="layout" svg:width="0.017cm" svg:height="0.66cm" svg:x="10.932cm" svg:y="5.067cm" svg:viewBox="0 0 18 661" draw:points="0,661 18,661 18,0 0,0">
          <text:p/>
        </draw:polygon>
        <draw:polygon draw:style-name="gr7" draw:text-style-name="P10" draw:layer="layout" svg:width="0.017cm" svg:height="0.66cm" svg:x="11.373cm" svg:y="5.067cm" svg:viewBox="0 0 18 661" draw:points="0,661 18,661 18,0 0,0">
          <text:p/>
        </draw:polygon>
        <draw:polygon draw:style-name="gr7" draw:text-style-name="P10" draw:layer="layout" svg:width="0.017cm" svg:height="0.66cm" svg:x="11.813cm" svg:y="5.067cm" svg:viewBox="0 0 18 661" draw:points="0,661 18,661 18,0 0,0">
          <text:p/>
        </draw:polygon>
        <draw:polygon draw:style-name="gr7" draw:text-style-name="P10" draw:layer="layout" svg:width="0.017cm" svg:height="0.66cm" svg:x="12.253cm" svg:y="5.067cm" svg:viewBox="0 0 18 661" draw:points="0,661 18,661 18,0 0,0">
          <text:p/>
        </draw:polygon>
        <draw:polygon draw:style-name="gr7" draw:text-style-name="P10" draw:layer="layout" svg:width="0.017cm" svg:height="0.66cm" svg:x="12.693cm" svg:y="5.067cm" svg:viewBox="0 0 18 661" draw:points="0,661 18,661 18,0 0,0">
          <text:p/>
        </draw:polygon>
        <draw:polygon draw:style-name="gr7" draw:text-style-name="P10" draw:layer="layout" svg:width="0.017cm" svg:height="0.66cm" svg:x="13.134cm" svg:y="5.067cm" svg:viewBox="0 0 18 661" draw:points="0,661 18,661 18,0 0,0">
          <text:p/>
        </draw:polygon>
        <draw:polygon draw:style-name="gr7" draw:text-style-name="P10" draw:layer="layout" svg:width="0.017cm" svg:height="0.66cm" svg:x="13.574cm" svg:y="5.067cm" svg:viewBox="0 0 18 661" draw:points="0,661 18,661 18,0 0,0">
          <text:p/>
        </draw:polygon>
        <draw:polygon draw:style-name="gr7" draw:text-style-name="P10" draw:layer="layout" svg:width="0.017cm" svg:height="0.66cm" svg:x="14.014cm" svg:y="5.067cm" svg:viewBox="0 0 18 661" draw:points="0,661 18,661 18,0 0,0">
          <text:p/>
        </draw:polygon>
        <draw:polygon draw:style-name="gr7" draw:text-style-name="P10" draw:layer="layout" svg:width="0.017cm" svg:height="0.66cm" svg:x="14.454cm" svg:y="5.067cm" svg:viewBox="0 0 18 661" draw:points="0,661 18,661 18,0 0,0">
          <text:p/>
        </draw:polygon>
        <draw:polygon draw:style-name="gr7" draw:text-style-name="P10" draw:layer="layout" svg:width="0.017cm" svg:height="0.66cm" svg:x="14.962cm" svg:y="5.067cm" svg:viewBox="0 0 18 661" draw:points="0,661 18,661 18,0 0,0">
          <text:p/>
        </draw:polygon>
        <draw:polygon draw:style-name="gr7" draw:text-style-name="P10" draw:layer="layout" svg:width="0.017cm" svg:height="0.66cm" svg:x="15.403cm" svg:y="5.067cm" svg:viewBox="0 0 18 661" draw:points="0,661 18,661 18,0 0,0">
          <text:p/>
        </draw:polygon>
        <draw:polygon draw:style-name="gr7" draw:text-style-name="P10" draw:layer="layout" svg:width="8.086cm" svg:height="0.018cm" svg:x="7.334cm" svg:y="5.943cm" svg:viewBox="0 0 8087 19" draw:points="0,19 8087,19 8087,0 0,0">
          <text:p/>
        </draw:polygon>
        <draw:polygon draw:style-name="gr7" draw:text-style-name="P10" draw:layer="layout" svg:width="0.017cm" svg:height="0.66cm" svg:x="15.843cm" svg:y="5.067cm" svg:viewBox="0 0 18 661" draw:points="0,661 18,661 18,0 0,0">
          <text:p/>
        </draw:polygon>
        <draw:polygon draw:style-name="gr7" draw:text-style-name="P10" draw:layer="layout" svg:width="0.017cm" svg:height="0.66cm" svg:x="16.283cm" svg:y="5.067cm" svg:viewBox="0 0 18 661" draw:points="0,661 18,661 18,0 0,0">
          <text:p/>
        </draw:polygon>
        <draw:polygon draw:style-name="gr7" draw:text-style-name="P10" draw:layer="layout" svg:width="0.44cm" svg:height="0.018cm" svg:x="15.86cm" svg:y="5.943cm" svg:viewBox="0 0 441 19" draw:points="0,19 441,19 441,0 0,0">
          <text:p/>
        </draw:polygon>
        <draw:polygon draw:style-name="gr7" draw:text-style-name="P10" draw:layer="layout" svg:width="0.017cm" svg:height="0.66cm" svg:x="17.604cm" svg:y="5.067cm" svg:viewBox="0 0 18 661" draw:points="0,661 18,661 18,0 0,0">
          <text:p/>
        </draw:polygon>
        <draw:polygon draw:style-name="gr7" draw:text-style-name="P10" draw:layer="layout" svg:width="0.017cm" svg:height="0.66cm" svg:x="18.044cm" svg:y="5.067cm" svg:viewBox="0 0 18 661" draw:points="0,661 18,661 18,0 0,0">
          <text:p/>
        </draw:polygon>
        <draw:polygon draw:style-name="gr7" draw:text-style-name="P10" draw:layer="layout" svg:width="8.086cm" svg:height="0.017cm" svg:x="7.334cm" svg:y="6.35cm" svg:viewBox="0 0 8087 18" draw:points="0,18 8087,18 8087,0 0,0">
          <text:p/>
        </draw:polygon>
        <draw:polygon draw:style-name="gr7" draw:text-style-name="P10" draw:layer="layout" svg:width="0.44cm" svg:height="0.017cm" svg:x="15.86cm" svg:y="6.35cm" svg:viewBox="0 0 441 18" draw:points="0,18 441,18 441,0 0,0">
          <text:p/>
        </draw:polygon>
        <draw:polygon draw:style-name="gr7" draw:text-style-name="P10" draw:layer="layout" svg:width="0.017cm" svg:height="0.792cm" svg:x="5.556cm" svg:y="4.127cm" svg:viewBox="0 0 18 793" draw:points="0,793 18,793 18,0 0,0">
          <text:p/>
        </draw:polygon>
        <draw:polygon draw:style-name="gr7" draw:text-style-name="P10" draw:layer="layout" svg:width="0.017cm" svg:height="0.775cm" svg:x="5.996cm" svg:y="4.144cm" svg:viewBox="0 0 18 776" draw:points="0,776 18,776 18,0 0,0">
          <text:p/>
        </draw:polygon>
        <draw:polygon draw:style-name="gr7" draw:text-style-name="P10" draw:layer="layout" svg:width="0.017cm" svg:height="0.775cm" svg:x="6.436cm" svg:y="4.144cm" svg:viewBox="0 0 18 776" draw:points="0,776 18,776 18,0 0,0">
          <text:p/>
        </draw:polygon>
        <draw:polygon draw:style-name="gr7" draw:text-style-name="P10" draw:layer="layout" svg:width="0.017cm" svg:height="0.677cm" svg:x="6.877cm" svg:y="5.05cm" svg:viewBox="0 0 18 678" draw:points="0,678 18,678 18,0 0,0">
          <text:p/>
        </draw:polygon>
        <draw:polygon draw:style-name="gr7" draw:text-style-name="P10" draw:layer="layout" svg:width="0.017cm" svg:height="0.424cm" svg:x="7.317cm" svg:y="5.943cm" svg:viewBox="0 0 18 425" draw:points="0,425 18,425 18,0 0,0">
          <text:p/>
        </draw:polygon>
        <draw:polygon draw:style-name="gr7" draw:text-style-name="P10" draw:layer="layout" svg:width="0.017cm" svg:height="0.407cm" svg:x="7.757cm" svg:y="5.96cm" svg:viewBox="0 0 18 408" draw:points="0,408 18,408 18,0 0,0">
          <text:p/>
        </draw:polygon>
        <draw:polygon draw:style-name="gr7" draw:text-style-name="P10" draw:layer="layout" svg:width="0.017cm" svg:height="0.407cm" svg:x="8.291cm" svg:y="5.96cm" svg:viewBox="0 0 18 408" draw:points="0,408 18,408 18,0 0,0">
          <text:p/>
        </draw:polygon>
        <draw:polygon draw:style-name="gr7" draw:text-style-name="P10" draw:layer="layout" svg:width="0.017cm" svg:height="0.407cm" svg:x="8.731cm" svg:y="5.96cm" svg:viewBox="0 0 18 408" draw:points="0,408 18,408 18,0 0,0">
          <text:p/>
        </draw:polygon>
        <draw:polygon draw:style-name="gr7" draw:text-style-name="P10" draw:layer="layout" svg:width="3.175cm" svg:height="0.017cm" svg:x="5.573cm" svg:y="6.862cm" svg:viewBox="0 0 3176 18" draw:points="0,18 3176,18 3176,0 0,0">
          <text:p/>
        </draw:polygon>
        <draw:polygon draw:style-name="gr7" draw:text-style-name="P10" draw:layer="layout" svg:width="0.017cm" svg:height="0.407cm" svg:x="14.962cm" svg:y="5.96cm" svg:viewBox="0 0 18 408" draw:points="0,408 18,408 18,0 0,0">
          <text:p/>
        </draw:polygon>
        <draw:polygon draw:style-name="gr7" draw:text-style-name="P10" draw:layer="layout" svg:width="0.017cm" svg:height="0.407cm" svg:x="15.403cm" svg:y="5.96cm" svg:viewBox="0 0 18 408" draw:points="0,408 18,408 18,0 0,0">
          <text:p/>
        </draw:polygon>
        <draw:polygon draw:style-name="gr7" draw:text-style-name="P10" draw:layer="layout" svg:width="0.017cm" svg:height="0.424cm" svg:x="15.843cm" svg:y="5.943cm" svg:viewBox="0 0 18 425" draw:points="0,425 18,425 18,0 0,0">
          <text:p/>
        </draw:polygon>
        <draw:polygon draw:style-name="gr7" draw:text-style-name="P10" draw:layer="layout" svg:width="0.881cm" svg:height="0.017cm" svg:x="14.979cm" svg:y="6.862cm" svg:viewBox="0 0 882 18" draw:points="0,18 882,18 882,0 0,0">
          <text:p/>
        </draw:polygon>
        <draw:polygon draw:style-name="gr7" draw:text-style-name="P10" draw:layer="layout" svg:width="0.017cm" svg:height="0.407cm" svg:x="16.283cm" svg:y="5.96cm" svg:viewBox="0 0 18 408" draw:points="0,408 18,408 18,0 0,0">
          <text:p/>
        </draw:polygon>
        <draw:polygon draw:style-name="gr7" draw:text-style-name="P10" draw:layer="layout" svg:width="0.017cm" svg:height="0.66cm" svg:x="16.723cm" svg:y="5.067cm" svg:viewBox="0 0 18 661" draw:points="0,661 18,661 18,0 0,0">
          <text:p/>
        </draw:polygon>
        <draw:polygon draw:style-name="gr7" draw:text-style-name="P10" draw:layer="layout" svg:width="0.017cm" svg:height="0.66cm" svg:x="17.164cm" svg:y="5.067cm" svg:viewBox="0 0 18 661" draw:points="0,661 18,661 18,0 0,0">
          <text:p/>
        </draw:polygon>
        <draw:polygon draw:style-name="gr7" draw:text-style-name="P10" draw:layer="layout" svg:width="0.881cm" svg:height="0.017cm" svg:x="16.3cm" svg:y="6.862cm" svg:viewBox="0 0 882 18" draw:points="0,18 882,18 882,0 0,0">
          <text:p/>
        </draw:polygon>
        <draw:polygon draw:style-name="gr7" draw:text-style-name="P10" draw:layer="layout" svg:width="0.017cm" svg:height="0.424cm" svg:x="17.604cm" svg:y="5.943cm" svg:viewBox="0 0 18 425" draw:points="0,425 18,425 18,0 0,0">
          <text:p/>
        </draw:polygon>
        <draw:polygon draw:style-name="gr7" draw:text-style-name="P10" draw:layer="layout" svg:width="0.017cm" svg:height="0.407cm" svg:x="18.044cm" svg:y="5.96cm" svg:viewBox="0 0 18 408" draw:points="0,408 18,408 18,0 0,0">
          <text:p/>
        </draw:polygon>
        <draw:polygon draw:style-name="gr7" draw:text-style-name="P10" draw:layer="layout" svg:width="0.017cm" svg:height="0.66cm" svg:x="18.485cm" svg:y="5.067cm" svg:viewBox="0 0 18 661" draw:points="0,661 18,661 18,0 0,0">
          <text:p/>
        </draw:polygon>
        <draw:polygon draw:style-name="gr7" draw:text-style-name="P10" draw:layer="layout" svg:width="0.017cm" svg:height="0.66cm" svg:x="18.925cm" svg:y="5.067cm" svg:viewBox="0 0 18 661" draw:points="0,661 18,661 18,0 0,0">
          <text:p/>
        </draw:polygon>
        <draw:polygon draw:style-name="gr7" draw:text-style-name="P10" draw:layer="layout" svg:width="0.017cm" svg:height="0.66cm" svg:x="19.365cm" svg:y="5.067cm" svg:viewBox="0 0 18 661" draw:points="0,661 18,661 18,0 0,0">
          <text:p/>
        </draw:polygon>
        <draw:polygon draw:style-name="gr7" draw:text-style-name="P10" draw:layer="layout" svg:width="3.175cm" svg:height="0.017cm" svg:x="5.573cm" svg:y="7.243cm" svg:viewBox="0 0 3176 18" draw:points="0,18 3176,18 3176,0 0,0">
          <text:p/>
        </draw:polygon>
        <draw:polygon draw:style-name="gr7" draw:text-style-name="P10" draw:layer="layout" svg:width="0.881cm" svg:height="0.017cm" svg:x="14.979cm" svg:y="7.243cm" svg:viewBox="0 0 882 18" draw:points="0,18 882,18 882,0 0,0">
          <text:p/>
        </draw:polygon>
        <draw:polygon draw:style-name="gr7" draw:text-style-name="P10" draw:layer="layout" svg:width="0.881cm" svg:height="0.017cm" svg:x="16.3cm" svg:y="7.243cm" svg:viewBox="0 0 882 18" draw:points="0,18 882,18 882,0 0,0">
          <text:p/>
        </draw:polygon>
        <draw:polygon draw:style-name="gr7" draw:text-style-name="P10" draw:layer="layout" svg:width="0.017cm" svg:height="0.407cm" svg:x="10.932cm" svg:y="5.96cm" svg:viewBox="0 0 18 408" draw:points="0,408 18,408 18,0 0,0">
          <text:p/>
        </draw:polygon>
        <draw:polygon draw:style-name="gr7" draw:text-style-name="P10" draw:layer="layout" svg:width="0.017cm" svg:height="0.407cm" svg:x="12.693cm" svg:y="5.96cm" svg:viewBox="0 0 18 408" draw:points="0,408 18,408 18,0 0,0">
          <text:p/>
        </draw:polygon>
        <draw:polygon draw:style-name="gr7" draw:text-style-name="P10" draw:layer="layout" svg:width="0.017cm" svg:height="0.407cm" svg:x="13.134cm" svg:y="5.96cm" svg:viewBox="0 0 18 408" draw:points="0,408 18,408 18,0 0,0">
          <text:p/>
        </draw:polygon>
        <draw:polygon draw:style-name="gr7" draw:text-style-name="P10" draw:layer="layout" svg:width="0.44cm" svg:height="0.017cm" svg:x="12.71cm" svg:y="7.59cm" svg:viewBox="0 0 441 18" draw:points="0,18 441,18 441,0 0,0">
          <text:p/>
        </draw:polygon>
        <draw:polygon draw:style-name="gr7" draw:text-style-name="P10" draw:layer="layout" svg:width="0.017cm" svg:height="0.407cm" svg:x="14.454cm" svg:y="5.96cm" svg:viewBox="0 0 18 408" draw:points="0,408 18,408 18,0 0,0">
          <text:p/>
        </draw:polygon>
        <draw:polygon draw:style-name="gr7" draw:text-style-name="P10" draw:layer="layout" svg:width="0.017cm" svg:height="0.398cm" svg:x="14.962cm" svg:y="6.862cm" svg:viewBox="0 0 18 399" draw:points="0,399 18,399 18,0 0,0">
          <text:p/>
        </draw:polygon>
        <draw:polygon draw:style-name="gr7" draw:text-style-name="P10" draw:layer="layout" svg:width="0.44cm" svg:height="0.017cm" svg:x="12.71cm" svg:y="7.958cm" svg:viewBox="0 0 441 18" draw:points="0,18 441,18 441,0 0,0">
          <text:p/>
        </draw:polygon>
        <draw:polygon draw:style-name="gr7" draw:text-style-name="P10" draw:layer="layout" svg:width="0.44cm" svg:height="0.017cm" svg:x="1.958cm" svg:y="8.365cm" svg:viewBox="0 0 441 18" draw:points="0,18 441,18 441,0 0,0">
          <text:p/>
        </draw:polygon>
        <draw:polygon draw:style-name="gr7" draw:text-style-name="P10" draw:layer="layout" svg:width="0.017cm" svg:height="0.398cm" svg:x="5.556cm" svg:y="6.862cm" svg:viewBox="0 0 18 399" draw:points="0,399 18,399 18,0 0,0">
          <text:p/>
        </draw:polygon>
        <draw:polygon draw:style-name="gr7" draw:text-style-name="P10" draw:layer="layout" svg:width="0.017cm" svg:height="0.381cm" svg:x="5.996cm" svg:y="6.879cm" svg:viewBox="0 0 18 382" draw:points="0,382 18,382 18,0 0,0">
          <text:p/>
        </draw:polygon>
        <draw:polygon draw:style-name="gr7" draw:text-style-name="P10" draw:layer="layout" svg:width="0.017cm" svg:height="0.381cm" svg:x="6.436cm" svg:y="6.879cm" svg:viewBox="0 0 18 382" draw:points="0,382 18,382 18,0 0,0">
          <text:p/>
        </draw:polygon>
        <draw:polygon draw:style-name="gr7" draw:text-style-name="P10" draw:layer="layout" svg:width="0.017cm" svg:height="0.381cm" svg:x="6.877cm" svg:y="6.879cm" svg:viewBox="0 0 18 382" draw:points="0,382 18,382 18,0 0,0">
          <text:p/>
        </draw:polygon>
        <draw:polygon draw:style-name="gr7" draw:text-style-name="P10" draw:layer="layout" svg:width="0.017cm" svg:height="0.381cm" svg:x="7.317cm" svg:y="6.879cm" svg:viewBox="0 0 18 382" draw:points="0,382 18,382 18,0 0,0">
          <text:p/>
        </draw:polygon>
        <draw:polygon draw:style-name="gr7" draw:text-style-name="P10" draw:layer="layout" svg:width="0.017cm" svg:height="0.381cm" svg:x="7.757cm" svg:y="6.879cm" svg:viewBox="0 0 18 382" draw:points="0,382 18,382 18,0 0,0">
          <text:p/>
        </draw:polygon>
        <draw:polygon draw:style-name="gr7" draw:text-style-name="P10" draw:layer="layout" svg:width="0.017cm" svg:height="0.381cm" svg:x="8.291cm" svg:y="6.879cm" svg:viewBox="0 0 18 382" draw:points="0,382 18,382 18,0 0,0">
          <text:p/>
        </draw:polygon>
        <draw:polygon draw:style-name="gr7" draw:text-style-name="P10" draw:layer="layout" svg:width="0.017cm" svg:height="0.381cm" svg:x="8.731cm" svg:y="6.879cm" svg:viewBox="0 0 18 382" draw:points="0,382 18,382 18,0 0,0">
          <text:p/>
        </draw:polygon>
        <draw:polygon draw:style-name="gr7" draw:text-style-name="P10" draw:layer="layout" svg:width="0.017cm" svg:height="0.407cm" svg:x="9.171cm" svg:y="5.96cm" svg:viewBox="0 0 18 408" draw:points="0,408 18,408 18,0 0,0">
          <text:p/>
        </draw:polygon>
        <draw:polygon draw:style-name="gr7" draw:text-style-name="P10" draw:layer="layout" svg:width="0.017cm" svg:height="0.407cm" svg:x="9.611cm" svg:y="5.96cm" svg:viewBox="0 0 18 408" draw:points="0,408 18,408 18,0 0,0">
          <text:p/>
        </draw:polygon>
        <draw:polygon draw:style-name="gr7" draw:text-style-name="P10" draw:layer="layout" svg:width="0.017cm" svg:height="0.407cm" svg:x="10.052cm" svg:y="5.96cm" svg:viewBox="0 0 18 408" draw:points="0,408 18,408 18,0 0,0">
          <text:p/>
        </draw:polygon>
        <draw:polygon draw:style-name="gr7" draw:text-style-name="P10" draw:layer="layout" svg:width="0.017cm" svg:height="0.407cm" svg:x="10.492cm" svg:y="5.96cm" svg:viewBox="0 0 18 408" draw:points="0,408 18,408 18,0 0,0">
          <text:p/>
        </draw:polygon>
        <draw:polygon draw:style-name="gr7" draw:text-style-name="P10" draw:layer="layout" svg:width="5.376cm" svg:height="0.017cm" svg:x="5.133cm" svg:y="8.365cm" svg:viewBox="0 0 5377 18" draw:points="0,18 5377,18 5377,0 0,0">
          <text:p/>
        </draw:polygon>
        <draw:polygon draw:style-name="gr7" draw:text-style-name="P10" draw:layer="layout" svg:width="0.017cm" svg:height="0.407cm" svg:x="13.574cm" svg:y="5.96cm" svg:viewBox="0 0 18 408" draw:points="0,408 18,408 18,0 0,0">
          <text:p/>
        </draw:polygon>
        <draw:polygon draw:style-name="gr7" draw:text-style-name="P10" draw:layer="layout" svg:width="0.017cm" svg:height="0.407cm" svg:x="14.014cm" svg:y="5.96cm" svg:viewBox="0 0 18 408" draw:points="0,408 18,408 18,0 0,0">
          <text:p/>
        </draw:polygon>
        <draw:polygon draw:style-name="gr7" draw:text-style-name="P10" draw:layer="layout" svg:width="0.017cm" svg:height="0.385cm" svg:x="14.454cm" svg:y="7.59cm" svg:viewBox="0 0 18 386" draw:points="0,386 18,386 18,0 0,0">
          <text:p/>
        </draw:polygon>
        <draw:polygon draw:style-name="gr7" draw:text-style-name="P10" draw:layer="layout" svg:width="0.88cm" svg:height="0.017cm" svg:x="13.591cm" svg:y="8.365cm" svg:viewBox="0 0 881 18" draw:points="0,18 881,18 881,0 0,0">
          <text:p/>
        </draw:polygon>
        <draw:polygon draw:style-name="gr7" draw:text-style-name="P10" draw:layer="layout" svg:width="0.017cm" svg:height="0.368cm" svg:x="14.962cm" svg:y="7.607cm" svg:viewBox="0 0 18 369" draw:points="0,369 18,369 18,0 0,0">
          <text:p/>
        </draw:polygon>
        <draw:polygon draw:style-name="gr7" draw:text-style-name="P10" draw:layer="layout" svg:width="0.017cm" svg:height="0.381cm" svg:x="15.403cm" svg:y="6.879cm" svg:viewBox="0 0 18 382" draw:points="0,382 18,382 18,0 0,0">
          <text:p/>
        </draw:polygon>
        <draw:polygon draw:style-name="gr7" draw:text-style-name="P10" draw:layer="layout" svg:width="0.017cm" svg:height="0.381cm" svg:x="15.843cm" svg:y="6.879cm" svg:viewBox="0 0 18 382" draw:points="0,382 18,382 18,0 0,0">
          <text:p/>
        </draw:polygon>
        <draw:polygon draw:style-name="gr7" draw:text-style-name="P10" draw:layer="layout" svg:width="0.881cm" svg:height="0.017cm" svg:x="14.979cm" svg:y="8.365cm" svg:viewBox="0 0 882 18" draw:points="0,18 882,18 882,0 0,0">
          <text:p/>
        </draw:polygon>
        <draw:polygon draw:style-name="gr7" draw:text-style-name="P10" draw:layer="layout" svg:width="0.017cm" svg:height="0.398cm" svg:x="16.283cm" svg:y="6.862cm" svg:viewBox="0 0 18 399" draw:points="0,399 18,399 18,0 0,0">
          <text:p/>
        </draw:polygon>
        <draw:polygon draw:style-name="gr7" draw:text-style-name="P10" draw:layer="layout" svg:width="0.017cm" svg:height="0.381cm" svg:x="16.723cm" svg:y="6.879cm" svg:viewBox="0 0 18 382" draw:points="0,382 18,382 18,0 0,0">
          <text:p/>
        </draw:polygon>
        <draw:polygon draw:style-name="gr7" draw:text-style-name="P10" draw:layer="layout" svg:width="0.017cm" svg:height="0.381cm" svg:x="17.164cm" svg:y="6.879cm" svg:viewBox="0 0 18 382" draw:points="0,382 18,382 18,0 0,0">
          <text:p/>
        </draw:polygon>
        <draw:polygon draw:style-name="gr7" draw:text-style-name="P10" draw:layer="layout" svg:width="0.017cm" svg:height="0.398cm" svg:x="17.604cm" svg:y="6.862cm" svg:viewBox="0 0 18 399" draw:points="0,399 18,399 18,0 0,0">
          <text:p/>
        </draw:polygon>
        <draw:polygon draw:style-name="gr7" draw:text-style-name="P10" draw:layer="layout" svg:width="0.017cm" svg:height="0.381cm" svg:x="18.044cm" svg:y="6.879cm" svg:viewBox="0 0 18 382" draw:points="0,382 18,382 18,0 0,0">
          <text:p/>
        </draw:polygon>
        <draw:polygon draw:style-name="gr7" draw:text-style-name="P10" draw:layer="layout" svg:width="0.44cm" svg:height="0.017cm" svg:x="1.958cm" svg:y="8.784cm" svg:viewBox="0 0 441 18" draw:points="0,18 441,18 441,0 0,0">
          <text:p/>
        </draw:polygon>
        <draw:polygon draw:style-name="gr7" draw:text-style-name="P10" draw:layer="layout" svg:width="5.376cm" svg:height="0.017cm" svg:x="5.133cm" svg:y="8.784cm" svg:viewBox="0 0 5377 18" draw:points="0,18 5377,18 5377,0 0,0">
          <text:p/>
        </draw:polygon>
        <draw:polygon draw:style-name="gr7" draw:text-style-name="P10" draw:layer="layout" svg:width="0.88cm" svg:height="0.017cm" svg:x="13.591cm" svg:y="8.784cm" svg:viewBox="0 0 881 18" draw:points="0,18 881,18 881,0 0,0">
          <text:p/>
        </draw:polygon>
        <draw:polygon draw:style-name="gr7" draw:text-style-name="P10" draw:layer="layout" svg:width="0.881cm" svg:height="0.017cm" svg:x="14.979cm" svg:y="8.784cm" svg:viewBox="0 0 882 18" draw:points="0,18 882,18 882,0 0,0">
          <text:p/>
        </draw:polygon>
        <draw:polygon draw:style-name="gr7" draw:text-style-name="P10" draw:layer="layout" svg:width="0.017cm" svg:height="0.436cm" svg:x="5.116cm" svg:y="8.365cm" svg:viewBox="0 0 18 437" draw:points="0,437 18,437 18,0 0,0">
          <text:p/>
        </draw:polygon>
        <draw:polygon draw:style-name="gr7" draw:text-style-name="P10" draw:layer="layout" svg:width="0.017cm" svg:height="0.419cm" svg:x="5.556cm" svg:y="8.382cm" svg:viewBox="0 0 18 420" draw:points="0,420 18,420 18,0 0,0">
          <text:p/>
        </draw:polygon>
        <draw:polygon draw:style-name="gr7" draw:text-style-name="P10" draw:layer="layout" svg:width="0.017cm" svg:height="0.419cm" svg:x="5.996cm" svg:y="8.382cm" svg:viewBox="0 0 18 420" draw:points="0,420 18,420 18,0 0,0">
          <text:p/>
        </draw:polygon>
        <draw:polygon draw:style-name="gr7" draw:text-style-name="P10" draw:layer="layout" svg:width="0.017cm" svg:height="0.419cm" svg:x="6.436cm" svg:y="8.382cm" svg:viewBox="0 0 18 420" draw:points="0,420 18,420 18,0 0,0">
          <text:p/>
        </draw:polygon>
        <draw:polygon draw:style-name="gr7" draw:text-style-name="P10" draw:layer="layout" svg:width="0.017cm" svg:height="0.419cm" svg:x="6.877cm" svg:y="8.382cm" svg:viewBox="0 0 18 420" draw:points="0,420 18,420 18,0 0,0">
          <text:p/>
        </draw:polygon>
        <draw:polygon draw:style-name="gr7" draw:text-style-name="P10" draw:layer="layout" svg:width="0.017cm" svg:height="0.419cm" svg:x="7.317cm" svg:y="8.382cm" svg:viewBox="0 0 18 420" draw:points="0,420 18,420 18,0 0,0">
          <text:p/>
        </draw:polygon>
        <draw:polygon draw:style-name="gr7" draw:text-style-name="P10" draw:layer="layout" svg:width="0.017cm" svg:height="0.419cm" svg:x="7.757cm" svg:y="8.382cm" svg:viewBox="0 0 18 420" draw:points="0,420 18,420 18,0 0,0">
          <text:p/>
        </draw:polygon>
        <draw:polygon draw:style-name="gr7" draw:text-style-name="P10" draw:layer="layout" svg:width="0.017cm" svg:height="0.419cm" svg:x="8.291cm" svg:y="8.382cm" svg:viewBox="0 0 18 420" draw:points="0,420 18,420 18,0 0,0">
          <text:p/>
        </draw:polygon>
        <draw:polygon draw:style-name="gr7" draw:text-style-name="P10" draw:layer="layout" svg:width="0.017cm" svg:height="0.419cm" svg:x="8.731cm" svg:y="8.382cm" svg:viewBox="0 0 18 420" draw:points="0,420 18,420 18,0 0,0">
          <text:p/>
        </draw:polygon>
        <draw:polygon draw:style-name="gr7" draw:text-style-name="P10" draw:layer="layout" svg:width="0.017cm" svg:height="0.419cm" svg:x="9.171cm" svg:y="8.382cm" svg:viewBox="0 0 18 420" draw:points="0,420 18,420 18,0 0,0">
          <text:p/>
        </draw:polygon>
        <draw:polygon draw:style-name="gr7" draw:text-style-name="P10" draw:layer="layout" svg:width="0.017cm" svg:height="0.419cm" svg:x="9.611cm" svg:y="8.382cm" svg:viewBox="0 0 18 420" draw:points="0,420 18,420 18,0 0,0">
          <text:p/>
        </draw:polygon>
        <draw:polygon draw:style-name="gr7" draw:text-style-name="P10" draw:layer="layout" svg:width="0.017cm" svg:height="0.419cm" svg:x="10.052cm" svg:y="8.382cm" svg:viewBox="0 0 18 420" draw:points="0,420 18,420 18,0 0,0">
          <text:p/>
        </draw:polygon>
        <draw:polygon draw:style-name="gr7" draw:text-style-name="P10" draw:layer="layout" svg:width="0.017cm" svg:height="0.419cm" svg:x="10.492cm" svg:y="8.382cm" svg:viewBox="0 0 18 420" draw:points="0,420 18,420 18,0 0,0">
          <text:p/>
        </draw:polygon>
        <draw:polygon draw:style-name="gr7" draw:text-style-name="P10" draw:layer="layout" svg:width="5.376cm" svg:height="0.018cm" svg:x="5.133cm" svg:y="9.287cm" svg:viewBox="0 0 5377 19" draw:points="0,19 5377,19 5377,0 0,0">
          <text:p/>
        </draw:polygon>
        <draw:polygon draw:style-name="gr7" draw:text-style-name="P10" draw:layer="layout" svg:width="0.017cm" svg:height="0.385cm" svg:x="12.693cm" svg:y="7.59cm" svg:viewBox="0 0 18 386" draw:points="0,386 18,386 18,0 0,0">
          <text:p/>
        </draw:polygon>
        <draw:polygon draw:style-name="gr7" draw:text-style-name="P10" draw:layer="layout" svg:width="0.017cm" svg:height="0.368cm" svg:x="13.134cm" svg:y="7.607cm" svg:viewBox="0 0 18 369" draw:points="0,369 18,369 18,0 0,0">
          <text:p/>
        </draw:polygon>
        <draw:polygon draw:style-name="gr7" draw:text-style-name="P10" draw:layer="layout" svg:width="0.017cm" svg:height="0.436cm" svg:x="13.574cm" svg:y="8.365cm" svg:viewBox="0 0 18 437" draw:points="0,437 18,437 18,0 0,0">
          <text:p/>
        </draw:polygon>
        <draw:polygon draw:style-name="gr7" draw:text-style-name="P10" draw:layer="layout" svg:width="0.017cm" svg:height="0.419cm" svg:x="14.014cm" svg:y="8.382cm" svg:viewBox="0 0 18 420" draw:points="0,420 18,420 18,0 0,0">
          <text:p/>
        </draw:polygon>
        <draw:polygon draw:style-name="gr7" draw:text-style-name="P10" draw:layer="layout" svg:width="1.321cm" svg:height="0.018cm" svg:x="12.71cm" svg:y="9.287cm" svg:viewBox="0 0 1322 19" draw:points="0,19 1322,19 1322,0 0,0">
          <text:p/>
        </draw:polygon>
        <draw:polygon draw:style-name="gr7" draw:text-style-name="P10" draw:layer="layout" svg:width="0.017cm" svg:height="0.436cm" svg:x="14.962cm" svg:y="8.365cm" svg:viewBox="0 0 18 437" draw:points="0,437 18,437 18,0 0,0">
          <text:p/>
        </draw:polygon>
        <draw:polygon draw:style-name="gr7" draw:text-style-name="P10" draw:layer="layout" svg:width="0.017cm" svg:height="0.419cm" svg:x="15.403cm" svg:y="8.382cm" svg:viewBox="0 0 18 420" draw:points="0,420 18,420 18,0 0,0">
          <text:p/>
        </draw:polygon>
        <draw:polygon draw:style-name="gr7" draw:text-style-name="P10" draw:layer="layout" svg:width="0.441cm" svg:height="0.018cm" svg:x="14.979cm" svg:y="9.287cm" svg:viewBox="0 0 442 19" draw:points="0,19 442,19 442,0 0,0">
          <text:p/>
        </draw:polygon>
        <draw:polygon draw:style-name="gr7" draw:text-style-name="P10" draw:layer="layout" svg:width="0.017cm" svg:height="0.436cm" svg:x="16.283cm" svg:y="8.365cm" svg:viewBox="0 0 18 437" draw:points="0,437 18,437 18,0 0,0">
          <text:p/>
        </draw:polygon>
        <draw:polygon draw:style-name="gr7" draw:text-style-name="P10" draw:layer="layout" svg:width="0.017cm" svg:height="0.419cm" svg:x="16.723cm" svg:y="8.382cm" svg:viewBox="0 0 18 420" draw:points="0,420 18,420 18,0 0,0">
          <text:p/>
        </draw:polygon>
        <draw:polygon draw:style-name="gr7" draw:text-style-name="P10" draw:layer="layout" svg:width="0.44cm" svg:height="0.018cm" svg:x="16.3cm" svg:y="9.287cm" svg:viewBox="0 0 441 19" draw:points="0,19 441,19 441,0 0,0">
          <text:p/>
        </draw:polygon>
        <draw:polygon draw:style-name="gr7" draw:text-style-name="P10" draw:layer="layout" svg:width="0.017cm" svg:height="0.419cm" svg:x="17.604cm" svg:y="8.382cm" svg:viewBox="0 0 18 420" draw:points="0,420 18,420 18,0 0,0">
          <text:p/>
        </draw:polygon>
        <draw:polygon draw:style-name="gr7" draw:text-style-name="P10" draw:layer="layout" svg:width="0.017cm" svg:height="0.419cm" svg:x="18.044cm" svg:y="8.382cm" svg:viewBox="0 0 18 420" draw:points="0,420 18,420 18,0 0,0">
          <text:p/>
        </draw:polygon>
        <draw:polygon draw:style-name="gr7" draw:text-style-name="P10" draw:layer="layout" svg:width="0.017cm" svg:height="0.436cm" svg:x="1.941cm" svg:y="8.365cm" svg:viewBox="0 0 18 437" draw:points="0,437 18,437 18,0 0,0">
          <text:p/>
        </draw:polygon>
        <draw:polygon draw:style-name="gr7" draw:text-style-name="P10" draw:layer="layout" svg:width="0.017cm" svg:height="0.419cm" svg:x="2.381cm" svg:y="8.382cm" svg:viewBox="0 0 18 420" draw:points="0,420 18,420 18,0 0,0">
          <text:p/>
        </draw:polygon>
        <draw:polygon draw:style-name="gr7" draw:text-style-name="P10" draw:layer="layout" svg:width="0.44cm" svg:height="0.017cm" svg:x="1.958cm" svg:y="9.656cm" svg:viewBox="0 0 441 18" draw:points="0,18 441,18 441,0 0,0">
          <text:p/>
        </draw:polygon>
        <draw:polygon draw:style-name="gr7" draw:text-style-name="P10" draw:layer="layout" svg:width="0.017cm" svg:height="0.419cm" svg:x="5.556cm" svg:y="8.885cm" svg:viewBox="0 0 18 420" draw:points="0,420 18,420 18,0 0,0">
          <text:p/>
        </draw:polygon>
        <draw:polygon draw:style-name="gr7" draw:text-style-name="P10" draw:layer="layout" svg:width="0.017cm" svg:height="0.419cm" svg:x="5.996cm" svg:y="8.885cm" svg:viewBox="0 0 18 420" draw:points="0,420 18,420 18,0 0,0">
          <text:p/>
        </draw:polygon>
        <draw:polygon draw:style-name="gr7" draw:text-style-name="P10" draw:layer="layout" svg:width="0.017cm" svg:height="0.419cm" svg:x="6.436cm" svg:y="8.885cm" svg:viewBox="0 0 18 420" draw:points="0,420 18,420 18,0 0,0">
          <text:p/>
        </draw:polygon>
        <draw:polygon draw:style-name="gr7" draw:text-style-name="P10" draw:layer="layout" svg:width="0.017cm" svg:height="0.419cm" svg:x="6.877cm" svg:y="8.885cm" svg:viewBox="0 0 18 420" draw:points="0,420 18,420 18,0 0,0">
          <text:p/>
        </draw:polygon>
        <draw:polygon draw:style-name="gr7" draw:text-style-name="P10" draw:layer="layout" svg:width="0.017cm" svg:height="0.419cm" svg:x="7.317cm" svg:y="8.885cm" svg:viewBox="0 0 18 420" draw:points="0,420 18,420 18,0 0,0">
          <text:p/>
        </draw:polygon>
        <draw:polygon draw:style-name="gr7" draw:text-style-name="P10" draw:layer="layout" svg:width="0.017cm" svg:height="0.419cm" svg:x="7.757cm" svg:y="8.885cm" svg:viewBox="0 0 18 420" draw:points="0,420 18,420 18,0 0,0">
          <text:p/>
        </draw:polygon>
        <draw:polygon draw:style-name="gr7" draw:text-style-name="P10" draw:layer="layout" svg:width="0.017cm" svg:height="0.419cm" svg:x="8.291cm" svg:y="8.885cm" svg:viewBox="0 0 18 420" draw:points="0,420 18,420 18,0 0,0">
          <text:p/>
        </draw:polygon>
        <draw:polygon draw:style-name="gr7" draw:text-style-name="P10" draw:layer="layout" svg:width="0.017cm" svg:height="0.419cm" svg:x="8.731cm" svg:y="8.885cm" svg:viewBox="0 0 18 420" draw:points="0,420 18,420 18,0 0,0">
          <text:p/>
        </draw:polygon>
        <draw:polygon draw:style-name="gr7" draw:text-style-name="P10" draw:layer="layout" svg:width="0.017cm" svg:height="0.419cm" svg:x="9.171cm" svg:y="8.885cm" svg:viewBox="0 0 18 420" draw:points="0,420 18,420 18,0 0,0">
          <text:p/>
        </draw:polygon>
        <draw:polygon draw:style-name="gr7" draw:text-style-name="P10" draw:layer="layout" svg:width="0.017cm" svg:height="0.419cm" svg:x="9.611cm" svg:y="8.885cm" svg:viewBox="0 0 18 420" draw:points="0,420 18,420 18,0 0,0">
          <text:p/>
        </draw:polygon>
        <draw:polygon draw:style-name="gr7" draw:text-style-name="P10" draw:layer="layout" svg:width="0.017cm" svg:height="0.419cm" svg:x="10.052cm" svg:y="8.885cm" svg:viewBox="0 0 18 420" draw:points="0,420 18,420 18,0 0,0">
          <text:p/>
        </draw:polygon>
        <draw:polygon draw:style-name="gr7" draw:text-style-name="P10" draw:layer="layout" svg:width="0.017cm" svg:height="0.419cm" svg:x="10.492cm" svg:y="8.885cm" svg:viewBox="0 0 18 420" draw:points="0,420 18,420 18,0 0,0">
          <text:p/>
        </draw:polygon>
        <draw:polygon draw:style-name="gr7" draw:text-style-name="P10" draw:layer="layout" svg:width="4.936cm" svg:height="0.017cm" svg:x="5.573cm" svg:y="9.656cm" svg:viewBox="0 0 4937 18" draw:points="0,18 4937,18 4937,0 0,0">
          <text:p/>
        </draw:polygon>
        <draw:polygon draw:style-name="gr7" draw:text-style-name="P10" draw:layer="layout" svg:width="1.321cm" svg:height="0.017cm" svg:x="12.71cm" svg:y="9.656cm" svg:viewBox="0 0 1322 18" draw:points="0,18 1322,18 1322,0 0,0">
          <text:p/>
        </draw:polygon>
        <draw:polygon draw:style-name="gr7" draw:text-style-name="P10" draw:layer="layout" svg:width="0.441cm" svg:height="0.017cm" svg:x="14.979cm" svg:y="9.656cm" svg:viewBox="0 0 442 18" draw:points="0,18 442,18 442,0 0,0">
          <text:p/>
        </draw:polygon>
        <draw:polygon draw:style-name="gr7" draw:text-style-name="P10" draw:layer="layout" svg:width="0.44cm" svg:height="0.017cm" svg:x="16.3cm" svg:y="9.656cm" svg:viewBox="0 0 441 18" draw:points="0,18 441,18 441,0 0,0">
          <text:p/>
        </draw:polygon>
        <draw:polygon draw:style-name="gr7" draw:text-style-name="P10" draw:layer="layout" svg:width="0.44cm" svg:height="0.017cm" svg:x="1.958cm" svg:y="10.121cm" svg:viewBox="0 0 441 18" draw:points="0,18 441,18 441,0 0,0">
          <text:p/>
        </draw:polygon>
        <draw:polygon draw:style-name="gr7" draw:text-style-name="P10" draw:layer="layout" svg:width="0.017cm" svg:height="0.436cm" svg:x="5.116cm" svg:y="8.868cm" svg:viewBox="0 0 18 437" draw:points="0,437 18,437 18,0 0,0">
          <text:p/>
        </draw:polygon>
        <draw:polygon draw:style-name="gr7" draw:text-style-name="P10" draw:layer="layout" svg:width="0.017cm" svg:height="0.482cm" svg:x="5.556cm" svg:y="9.656cm" svg:viewBox="0 0 18 483" draw:points="0,483 18,483 18,0 0,0">
          <text:p/>
        </draw:polygon>
        <draw:polygon draw:style-name="gr7" draw:text-style-name="P10" draw:layer="layout" svg:width="0.44cm" svg:height="0.017cm" svg:x="5.133cm" svg:y="10.452cm" svg:viewBox="0 0 441 18" draw:points="0,18 441,18 441,0 0,0">
          <text:p/>
        </draw:polygon>
        <draw:polygon draw:style-name="gr7" draw:text-style-name="P10" draw:layer="layout" svg:width="0.017cm" svg:height="0.465cm" svg:x="6.436cm" svg:y="9.673cm" svg:viewBox="0 0 18 466" draw:points="0,466 18,466 18,0 0,0">
          <text:p/>
        </draw:polygon>
        <draw:polygon draw:style-name="gr7" draw:text-style-name="P10" draw:layer="layout" svg:width="0.017cm" svg:height="0.465cm" svg:x="6.877cm" svg:y="9.673cm" svg:viewBox="0 0 18 466" draw:points="0,466 18,466 18,0 0,0">
          <text:p/>
        </draw:polygon>
        <draw:polygon draw:style-name="gr7" draw:text-style-name="P10" draw:layer="layout" svg:width="0.441cm" svg:height="0.017cm" svg:x="6.453cm" svg:y="10.452cm" svg:viewBox="0 0 442 18" draw:points="0,18 442,18 442,0 0,0">
          <text:p/>
        </draw:polygon>
        <draw:polygon draw:style-name="gr7" draw:text-style-name="P10" draw:layer="layout" svg:width="0.017cm" svg:height="0.465cm" svg:x="7.757cm" svg:y="9.673cm" svg:viewBox="0 0 18 466" draw:points="0,466 18,466 18,0 0,0">
          <text:p/>
        </draw:polygon>
        <draw:polygon draw:style-name="gr7" draw:text-style-name="P10" draw:layer="layout" svg:width="0.017cm" svg:height="0.465cm" svg:x="8.291cm" svg:y="9.673cm" svg:viewBox="0 0 18 466" draw:points="0,466 18,466 18,0 0,0">
          <text:p/>
        </draw:polygon>
        <draw:polygon draw:style-name="gr7" draw:text-style-name="P10" draw:layer="layout" svg:width="0.44cm" svg:height="0.017cm" svg:x="5.133cm" svg:y="10.833cm" svg:viewBox="0 0 441 18" draw:points="0,18 441,18 441,0 0,0">
          <text:p/>
        </draw:polygon>
        <draw:polygon draw:style-name="gr7" draw:text-style-name="P10" draw:layer="layout" svg:width="0.441cm" svg:height="0.017cm" svg:x="6.453cm" svg:y="10.833cm" svg:viewBox="0 0 442 18" draw:points="0,18 442,18 442,0 0,0">
          <text:p/>
        </draw:polygon>
        <draw:polygon draw:style-name="gr7" draw:text-style-name="P10" draw:layer="layout" svg:width="0.44cm" svg:height="0.017cm" svg:x="4.159cm" svg:y="11.053cm" svg:viewBox="0 0 441 18" draw:points="0,18 441,18 441,0 0,0">
          <text:p/>
        </draw:polygon>
        <draw:polygon draw:style-name="gr7" draw:text-style-name="P10" draw:layer="layout" svg:width="0.017cm" svg:height="0.465cm" svg:x="5.996cm" svg:y="9.673cm" svg:viewBox="0 0 18 466" draw:points="0,466 18,466 18,0 0,0">
          <text:p/>
        </draw:polygon>
        <draw:polygon draw:style-name="gr7" draw:text-style-name="P10" draw:layer="layout" svg:width="0.017cm" svg:height="0.398cm" svg:x="6.436cm" svg:y="10.452cm" svg:viewBox="0 0 18 399" draw:points="0,399 18,399 18,0 0,0">
          <text:p/>
        </draw:polygon>
        <draw:polygon draw:style-name="gr7" draw:text-style-name="P10" draw:layer="layout" svg:width="0.44cm" svg:height="0.017cm" svg:x="6.013cm" svg:y="11.053cm" svg:viewBox="0 0 441 18" draw:points="0,18 441,18 441,0 0,0">
          <text:p/>
        </draw:polygon>
        <draw:polygon draw:style-name="gr7" draw:text-style-name="P10" draw:layer="layout" svg:width="0.017cm" svg:height="0.398cm" svg:x="7.757cm" svg:y="10.452cm" svg:viewBox="0 0 18 399" draw:points="0,399 18,399 18,0 0,0">
          <text:p/>
        </draw:polygon>
        <draw:polygon draw:style-name="gr7" draw:text-style-name="P10" draw:layer="layout" svg:width="0.017cm" svg:height="0.381cm" svg:x="8.291cm" svg:y="10.469cm" svg:viewBox="0 0 18 382" draw:points="0,382 18,382 18,0 0,0">
          <text:p/>
        </draw:polygon>
        <draw:polygon draw:style-name="gr7" draw:text-style-name="P10" draw:layer="layout" svg:width="0.534cm" svg:height="0.017cm" svg:x="7.774cm" svg:y="11.053cm" svg:viewBox="0 0 535 18" draw:points="0,18 535,18 535,0 0,0">
          <text:p/>
        </draw:polygon>
        <draw:polygon draw:style-name="gr7" draw:text-style-name="P10" draw:layer="layout" svg:width="0.017cm" svg:height="0.465cm" svg:x="9.611cm" svg:y="9.673cm" svg:viewBox="0 0 18 466" draw:points="0,466 18,466 18,0 0,0">
          <text:p/>
        </draw:polygon>
        <draw:polygon draw:style-name="gr7" draw:text-style-name="P10" draw:layer="layout" svg:width="0.017cm" svg:height="0.465cm" svg:x="10.052cm" svg:y="9.673cm" svg:viewBox="0 0 18 466" draw:points="0,466 18,466 18,0 0,0">
          <text:p/>
        </draw:polygon>
        <draw:polygon draw:style-name="gr7" draw:text-style-name="P10" draw:layer="layout" svg:width="0.017cm" svg:height="0.465cm" svg:x="10.492cm" svg:y="9.673cm" svg:viewBox="0 0 18 466" draw:points="0,466 18,466 18,0 0,0">
          <text:p/>
        </draw:polygon>
        <draw:polygon draw:style-name="gr7" draw:text-style-name="P10" draw:layer="layout" svg:width="0.017cm" svg:height="3.488cm" svg:x="10.932cm" svg:y="7.459cm" svg:viewBox="0 0 18 3489" draw:points="0,3489 18,3489 18,0 0,0">
          <text:p/>
        </draw:polygon>
        <draw:polygon draw:style-name="gr7" draw:text-style-name="P10" draw:layer="layout" svg:width="0.017cm" svg:height="0.407cm" svg:x="11.373cm" svg:y="5.96cm" svg:viewBox="0 0 18 408" draw:points="0,408 18,408 18,0 0,0">
          <text:p/>
        </draw:polygon>
        <draw:polygon draw:style-name="gr7" draw:text-style-name="P10" draw:layer="layout" svg:width="0.017cm" svg:height="0.407cm" svg:x="11.813cm" svg:y="5.96cm" svg:viewBox="0 0 18 408" draw:points="0,408 18,408 18,0 0,0">
          <text:p/>
        </draw:polygon>
        <draw:polygon draw:style-name="gr7" draw:text-style-name="P10" draw:layer="layout" svg:width="0.017cm" svg:height="0.407cm" svg:x="12.253cm" svg:y="5.96cm" svg:viewBox="0 0 18 408" draw:points="0,408 18,408 18,0 0,0">
          <text:p/>
        </draw:polygon>
        <draw:polygon draw:style-name="gr7" draw:text-style-name="P10" draw:layer="layout" svg:width="0.017cm" svg:height="0.386cm" svg:x="12.693cm" svg:y="9.287cm" svg:viewBox="0 0 18 387" draw:points="0,387 18,387 18,0 0,0">
          <text:p/>
        </draw:polygon>
        <draw:polygon draw:style-name="gr7" draw:text-style-name="P10" draw:layer="layout" svg:width="0.017cm" svg:height="0.369cm" svg:x="13.134cm" svg:y="9.304cm" svg:viewBox="0 0 18 370" draw:points="0,370 18,370 18,0 0,0">
          <text:p/>
        </draw:polygon>
        <draw:polygon draw:style-name="gr7" draw:text-style-name="P10" draw:layer="layout" svg:width="0.017cm" svg:height="0.369cm" svg:x="13.574cm" svg:y="9.304cm" svg:viewBox="0 0 18 370" draw:points="0,370 18,370 18,0 0,0">
          <text:p/>
        </draw:polygon>
        <draw:polygon draw:style-name="gr7" draw:text-style-name="P10" draw:layer="layout" svg:width="0.017cm" svg:height="0.369cm" svg:x="14.014cm" svg:y="9.304cm" svg:viewBox="0 0 18 370" draw:points="0,370 18,370 18,0 0,0">
          <text:p/>
        </draw:polygon>
        <draw:polygon draw:style-name="gr7" draw:text-style-name="P10" draw:layer="layout" svg:width="0.017cm" svg:height="0.419cm" svg:x="14.454cm" svg:y="8.382cm" svg:viewBox="0 0 18 420" draw:points="0,420 18,420 18,0 0,0">
          <text:p/>
        </draw:polygon>
        <draw:polygon draw:style-name="gr7" draw:text-style-name="P10" draw:layer="layout" svg:width="0.017cm" svg:height="0.386cm" svg:x="14.962cm" svg:y="9.287cm" svg:viewBox="0 0 18 387" draw:points="0,387 18,387 18,0 0,0">
          <text:p/>
        </draw:polygon>
        <draw:polygon draw:style-name="gr7" draw:text-style-name="P10" draw:layer="layout" svg:width="0.44cm" svg:height="0.017cm" svg:x="4.159cm" svg:y="11.485cm" svg:viewBox="0 0 441 18" draw:points="0,18 441,18 441,0 0,0">
          <text:p/>
        </draw:polygon>
        <draw:polygon draw:style-name="gr7" draw:text-style-name="P10" draw:layer="layout" svg:width="0.44cm" svg:height="0.017cm" svg:x="6.013cm" svg:y="11.485cm" svg:viewBox="0 0 441 18" draw:points="0,18 441,18 441,0 0,0">
          <text:p/>
        </draw:polygon>
        <draw:polygon draw:style-name="gr7" draw:text-style-name="P10" draw:layer="layout" svg:width="0.534cm" svg:height="0.017cm" svg:x="7.774cm" svg:y="11.485cm" svg:viewBox="0 0 535 18" draw:points="0,18 535,18 535,0 0,0">
          <text:p/>
        </draw:polygon>
        <draw:polygon draw:style-name="gr7" draw:text-style-name="P10" draw:layer="layout" svg:width="0.017cm" svg:height="0.449cm" svg:x="4.142cm" svg:y="11.053cm" svg:viewBox="0 0 18 450" draw:points="0,450 18,450 18,0 0,0">
          <text:p/>
        </draw:polygon>
        <draw:polygon draw:style-name="gr7" draw:text-style-name="P10" draw:layer="layout" svg:width="0.017cm" svg:height="0.432cm" svg:x="4.582cm" svg:y="11.07cm" svg:viewBox="0 0 18 433" draw:points="0,433 18,433 18,0 0,0">
          <text:p/>
        </draw:polygon>
        <draw:polygon draw:style-name="gr7" draw:text-style-name="P10" draw:layer="layout" svg:width="0.017cm" svg:height="0.398cm" svg:x="5.116cm" svg:y="10.452cm" svg:viewBox="0 0 18 399" draw:points="0,399 18,399 18,0 0,0">
          <text:p/>
        </draw:polygon>
        <draw:polygon draw:style-name="gr7" draw:text-style-name="P10" draw:layer="layout" svg:width="0.017cm" svg:height="0.381cm" svg:x="5.556cm" svg:y="10.469cm" svg:viewBox="0 0 18 382" draw:points="0,382 18,382 18,0 0,0">
          <text:p/>
        </draw:polygon>
        <draw:polygon draw:style-name="gr7" draw:text-style-name="P10" draw:layer="layout" svg:width="0.017cm" svg:height="0.449cm" svg:x="5.996cm" svg:y="11.053cm" svg:viewBox="0 0 18 450" draw:points="0,450 18,450 18,0 0,0">
          <text:p/>
        </draw:polygon>
        <draw:polygon draw:style-name="gr7" draw:text-style-name="P10" draw:layer="layout" svg:width="0.017cm" svg:height="0.432cm" svg:x="6.436cm" svg:y="11.07cm" svg:viewBox="0 0 18 433" draw:points="0,433 18,433 18,0 0,0">
          <text:p/>
        </draw:polygon>
        <draw:polygon draw:style-name="gr7" draw:text-style-name="P10" draw:layer="layout" svg:width="0.017cm" svg:height="0.381cm" svg:x="6.877cm" svg:y="10.469cm" svg:viewBox="0 0 18 382" draw:points="0,382 18,382 18,0 0,0">
          <text:p/>
        </draw:polygon>
        <draw:polygon draw:style-name="gr7" draw:text-style-name="P10" draw:layer="layout" svg:width="0.017cm" svg:height="0.465cm" svg:x="7.317cm" svg:y="9.673cm" svg:viewBox="0 0 18 466" draw:points="0,466 18,466 18,0 0,0">
          <text:p/>
        </draw:polygon>
        <draw:polygon draw:style-name="gr7" draw:text-style-name="P10" draw:layer="layout" svg:width="0.017cm" svg:height="0.449cm" svg:x="7.757cm" svg:y="11.053cm" svg:viewBox="0 0 18 450" draw:points="0,450 18,450 18,0 0,0">
          <text:p/>
        </draw:polygon>
        <draw:polygon draw:style-name="gr7" draw:text-style-name="P10" draw:layer="layout" svg:width="0.017cm" svg:height="0.432cm" svg:x="8.291cm" svg:y="11.07cm" svg:viewBox="0 0 18 433" draw:points="0,433 18,433 18,0 0,0">
          <text:p/>
        </draw:polygon>
        <draw:polygon draw:style-name="gr7" draw:text-style-name="P10" draw:layer="layout" svg:width="0.017cm" svg:height="0.465cm" svg:x="8.731cm" svg:y="9.673cm" svg:viewBox="0 0 18 466" draw:points="0,466 18,466 18,0 0,0">
          <text:p/>
        </draw:polygon>
        <draw:polygon draw:style-name="gr7" draw:text-style-name="P10" draw:layer="layout" svg:width="0.017cm" svg:height="0.465cm" svg:x="9.171cm" svg:y="9.673cm" svg:viewBox="0 0 18 466" draw:points="0,466 18,466 18,0 0,0">
          <text:p/>
        </draw:polygon>
        <draw:polygon draw:style-name="gr7" draw:text-style-name="P10" draw:layer="layout" svg:width="0.017cm" svg:height="0.449cm" svg:x="9.611cm" svg:y="11.053cm" svg:viewBox="0 0 18 450" draw:points="0,450 18,450 18,0 0,0">
          <text:p/>
        </draw:polygon>
        <draw:polygon draw:style-name="gr7" draw:text-style-name="P10" draw:layer="layout" svg:width="0.017cm" svg:height="0.432cm" svg:x="10.052cm" svg:y="11.07cm" svg:viewBox="0 0 18 433" draw:points="0,433 18,433 18,0 0,0">
          <text:p/>
        </draw:polygon>
        <draw:polygon draw:style-name="gr7" draw:text-style-name="P10" draw:layer="layout" svg:width="0.017cm" svg:height="0.432cm" svg:x="10.492cm" svg:y="11.07cm" svg:viewBox="0 0 18 433" draw:points="0,433 18,433 18,0 0,0">
          <text:p/>
        </draw:polygon>
        <draw:polygon draw:style-name="gr7" draw:text-style-name="P10" draw:layer="layout" svg:width="0.017cm" svg:height="0.432cm" svg:x="10.932cm" svg:y="11.07cm" svg:viewBox="0 0 18 433" draw:points="0,433 18,433 18,0 0,0">
          <text:p/>
        </draw:polygon>
        <draw:polygon draw:style-name="gr7" draw:text-style-name="P10" draw:layer="layout" svg:width="0.017cm" svg:height="0.432cm" svg:x="11.373cm" svg:y="11.07cm" svg:viewBox="0 0 18 433" draw:points="0,433 18,433 18,0 0,0">
          <text:p/>
        </draw:polygon>
        <draw:polygon draw:style-name="gr7" draw:text-style-name="P10" draw:layer="layout" svg:width="0.017cm" svg:height="0.482cm" svg:x="1.941cm" svg:y="9.656cm" svg:viewBox="0 0 18 483" draw:points="0,483 18,483 18,0 0,0">
          <text:p/>
        </draw:polygon>
        <draw:polygon draw:style-name="gr7" draw:text-style-name="P10" draw:layer="layout" svg:width="0.017cm" svg:height="0.465cm" svg:x="2.381cm" svg:y="9.673cm" svg:viewBox="0 0 18 466" draw:points="0,466 18,466 18,0 0,0">
          <text:p/>
        </draw:polygon>
        <draw:polygon draw:style-name="gr7" draw:text-style-name="P10" draw:layer="layout" svg:width="9.431cm" svg:height="0.017cm" svg:x="1.958cm" svg:y="12.259cm" svg:viewBox="0 0 9432 18" draw:points="0,18 9432,18 9432,0 0,0">
          <text:p/>
        </draw:polygon>
        <draw:polygon draw:style-name="gr7" draw:text-style-name="P10" draw:layer="layout" svg:width="0.017cm" svg:height="0.432cm" svg:x="12.253cm" svg:y="11.07cm" svg:viewBox="0 0 18 433" draw:points="0,433 18,433 18,0 0,0">
          <text:p/>
        </draw:polygon>
        <draw:polygon draw:style-name="gr7" draw:text-style-name="P10" draw:layer="layout" svg:width="0.017cm" svg:height="0.432cm" svg:x="12.693cm" svg:y="11.07cm" svg:viewBox="0 0 18 433" draw:points="0,433 18,433 18,0 0,0">
          <text:p/>
        </draw:polygon>
        <draw:polygon draw:style-name="gr7" draw:text-style-name="P10" draw:layer="layout" svg:width="0.017cm" svg:height="0.432cm" svg:x="13.134cm" svg:y="11.07cm" svg:viewBox="0 0 18 433" draw:points="0,433 18,433 18,0 0,0">
          <text:p/>
        </draw:polygon>
        <draw:polygon draw:style-name="gr7" draw:text-style-name="P10" draw:layer="layout" svg:width="0.017cm" svg:height="0.432cm" svg:x="13.574cm" svg:y="11.07cm" svg:viewBox="0 0 18 433" draw:points="0,433 18,433 18,0 0,0">
          <text:p/>
        </draw:polygon>
        <draw:polygon draw:style-name="gr7" draw:text-style-name="P10" draw:layer="layout" svg:width="0.017cm" svg:height="0.432cm" svg:x="14.014cm" svg:y="11.07cm" svg:viewBox="0 0 18 433" draw:points="0,433 18,433 18,0 0,0">
          <text:p/>
        </draw:polygon>
        <draw:polygon draw:style-name="gr7" draw:text-style-name="P10" draw:layer="layout" svg:width="0.017cm" svg:height="0.432cm" svg:x="14.454cm" svg:y="11.07cm" svg:viewBox="0 0 18 433" draw:points="0,433 18,433 18,0 0,0">
          <text:p/>
        </draw:polygon>
        <draw:polygon draw:style-name="gr7" draw:text-style-name="P10" draw:layer="layout" svg:width="0.017cm" svg:height="0.432cm" svg:x="14.962cm" svg:y="11.07cm" svg:viewBox="0 0 18 433" draw:points="0,433 18,433 18,0 0,0">
          <text:p/>
        </draw:polygon>
        <draw:polygon draw:style-name="gr7" draw:text-style-name="P10" draw:layer="layout" svg:width="0.017cm" svg:height="0.369cm" svg:x="15.403cm" svg:y="9.304cm" svg:viewBox="0 0 18 370" draw:points="0,370 18,370 18,0 0,0">
          <text:p/>
        </draw:polygon>
        <draw:polygon draw:style-name="gr7" draw:text-style-name="P10" draw:layer="layout" svg:width="0.017cm" svg:height="0.419cm" svg:x="15.843cm" svg:y="8.382cm" svg:viewBox="0 0 18 420" draw:points="0,420 18,420 18,0 0,0">
          <text:p/>
        </draw:polygon>
        <draw:polygon draw:style-name="gr7" draw:text-style-name="P10" draw:layer="layout" svg:width="0.017cm" svg:height="0.386cm" svg:x="16.283cm" svg:y="9.287cm" svg:viewBox="0 0 18 387" draw:points="0,387 18,387 18,0 0,0">
          <text:p/>
        </draw:polygon>
        <draw:polygon draw:style-name="gr7" draw:text-style-name="P10" draw:layer="layout" svg:width="0.017cm" svg:height="0.369cm" svg:x="16.723cm" svg:y="9.304cm" svg:viewBox="0 0 18 370" draw:points="0,370 18,370 18,0 0,0">
          <text:p/>
        </draw:polygon>
        <draw:polygon draw:style-name="gr7" draw:text-style-name="P10" draw:layer="layout" svg:width="0.017cm" svg:height="0.419cm" svg:x="17.164cm" svg:y="8.382cm" svg:viewBox="0 0 18 420" draw:points="0,420 18,420 18,0 0,0">
          <text:p/>
        </draw:polygon>
        <draw:polygon draw:style-name="gr7" draw:text-style-name="P10" draw:layer="layout" svg:width="0.017cm" svg:height="0.386cm" svg:x="17.604cm" svg:y="9.287cm" svg:viewBox="0 0 18 387" draw:points="0,387 18,387 18,0 0,0">
          <text:p/>
        </draw:polygon>
        <draw:polygon draw:style-name="gr7" draw:text-style-name="P10" draw:layer="layout" svg:width="0.017cm" svg:height="0.369cm" svg:x="18.044cm" svg:y="9.304cm" svg:viewBox="0 0 18 370" draw:points="0,370 18,370 18,0 0,0">
          <text:p/>
        </draw:polygon>
        <draw:polygon draw:style-name="gr7" draw:text-style-name="P10" draw:layer="layout" svg:width="0.017cm" svg:height="0.381cm" svg:x="18.485cm" svg:y="6.879cm" svg:viewBox="0 0 18 382" draw:points="0,382 18,382 18,0 0,0">
          <text:p/>
        </draw:polygon>
        <draw:polygon draw:style-name="gr7" draw:text-style-name="P10" draw:layer="layout" svg:width="0.017cm" svg:height="0.381cm" svg:x="18.925cm" svg:y="6.879cm" svg:viewBox="0 0 18 382" draw:points="0,382 18,382 18,0 0,0">
          <text:p/>
        </draw:polygon>
        <draw:polygon draw:style-name="gr7" draw:text-style-name="P10" draw:layer="layout" svg:width="0.017cm" svg:height="0.381cm" svg:x="19.365cm" svg:y="6.879cm" svg:viewBox="0 0 18 382" draw:points="0,382 18,382 18,0 0,0">
          <text:p/>
        </draw:polygon>
        <draw:polygon draw:style-name="gr7" draw:text-style-name="P10" draw:layer="layout" svg:width="0.017cm" svg:height="0.66cm" svg:x="19.805cm" svg:y="5.067cm" svg:viewBox="0 0 18 661" draw:points="0,661 18,661 18,0 0,0">
          <text:p/>
        </draw:polygon>
        <draw:polygon draw:style-name="gr7" draw:text-style-name="P10" draw:layer="layout" svg:width="9.431cm" svg:height="0.017cm" svg:x="1.958cm" svg:y="12.602cm" svg:viewBox="0 0 9432 18" draw:points="0,18 9432,18 9432,0 0,0">
          <text:p/>
        </draw:polygon>
        <draw:polygon draw:style-name="gr7" draw:text-style-name="P10" draw:layer="layout" svg:width="9.431cm" svg:height="0.017cm" svg:x="1.958cm" svg:y="12.932cm" svg:viewBox="0 0 9432 18" draw:points="0,18 9432,18 9432,0 0,0">
          <text:p/>
        </draw:polygon>
        <draw:polygon draw:style-name="gr7" draw:text-style-name="P10" draw:layer="layout" svg:width="0.017cm" svg:height="0.69cm" svg:x="1.941cm" svg:y="12.259cm" svg:viewBox="0 0 18 691" draw:points="0,691 18,691 18,0 0,0">
          <text:p/>
        </draw:polygon>
        <draw:polygon draw:style-name="gr7" draw:text-style-name="P10" draw:layer="layout" svg:width="0.017cm" svg:height="0.673cm" svg:x="2.381cm" svg:y="12.276cm" svg:viewBox="0 0 18 674" draw:points="0,674 18,674 18,0 0,0">
          <text:p/>
        </draw:polygon>
        <draw:polygon draw:style-name="gr7" draw:text-style-name="P10" draw:layer="layout" svg:width="0.44cm" svg:height="0.017cm" svg:x="1.958cm" svg:y="13.61cm" svg:viewBox="0 0 441 18" draw:points="0,18 441,18 441,0 0,0">
          <text:p/>
        </draw:polygon>
        <draw:polygon draw:style-name="gr7" draw:text-style-name="P10" draw:layer="layout" svg:width="0.017cm" svg:height="1.066cm" svg:x="8.731cm" svg:y="11.883cm" svg:viewBox="0 0 18 1067" draw:points="0,1067 18,1067 18,0 0,0">
          <text:p/>
        </draw:polygon>
        <draw:polygon draw:style-name="gr7" draw:text-style-name="P10" draw:layer="layout" svg:width="0.017cm" svg:height="1.066cm" svg:x="9.171cm" svg:y="11.883cm" svg:viewBox="0 0 18 1067" draw:points="0,1067 18,1067 18,0 0,0">
          <text:p/>
        </draw:polygon>
        <draw:polygon draw:style-name="gr7" draw:text-style-name="P10" draw:layer="layout" svg:width="0.44cm" svg:height="0.017cm" svg:x="8.748cm" svg:y="13.61cm" svg:viewBox="0 0 441 18" draw:points="0,18 441,18 441,0 0,0">
          <text:p/>
        </draw:polygon>
        <draw:polygon draw:style-name="gr7" draw:text-style-name="P10" draw:layer="layout" svg:width="0.017cm" svg:height="0.673cm" svg:x="14.454cm" svg:y="12.276cm" svg:viewBox="0 0 18 674" draw:points="0,674 18,674 18,0 0,0">
          <text:p/>
        </draw:polygon>
        <draw:polygon draw:style-name="gr7" draw:text-style-name="P10" draw:layer="layout" svg:width="0.017cm" svg:height="0.673cm" svg:x="14.962cm" svg:y="12.276cm" svg:viewBox="0 0 18 674" draw:points="0,674 18,674 18,0 0,0">
          <text:p/>
        </draw:polygon>
        <draw:polygon draw:style-name="gr7" draw:text-style-name="P10" draw:layer="layout" svg:width="0.44cm" svg:height="0.017cm" svg:x="1.958cm" svg:y="13.881cm" svg:viewBox="0 0 441 18" draw:points="0,18 441,18 441,0 0,0">
          <text:p/>
        </draw:polygon>
        <draw:polygon draw:style-name="gr7" draw:text-style-name="P10" draw:layer="layout" svg:width="0.44cm" svg:height="0.017cm" svg:x="8.748cm" svg:y="13.881cm" svg:viewBox="0 0 441 18" draw:points="0,18 441,18 441,0 0,0">
          <text:p/>
        </draw:polygon>
        <draw:polygon draw:style-name="gr7" draw:text-style-name="P10" draw:layer="layout" svg:width="0.017cm" svg:height="0.288cm" svg:x="1.941cm" svg:y="13.61cm" svg:viewBox="0 0 18 289" draw:points="0,289 18,289 18,0 0,0">
          <text:p/>
        </draw:polygon>
        <draw:polygon draw:style-name="gr7" draw:text-style-name="P10" draw:layer="layout" svg:width="0.017cm" svg:height="0.271cm" svg:x="2.381cm" svg:y="13.627cm" svg:viewBox="0 0 18 272" draw:points="0,272 18,272 18,0 0,0">
          <text:p/>
        </draw:polygon>
        <draw:polygon draw:style-name="gr7" draw:text-style-name="P10" draw:layer="layout" svg:width="0.44cm" svg:height="0.017cm" svg:x="1.958cm" svg:y="13.953cm" svg:viewBox="0 0 441 18" draw:points="0,18 441,18 441,0 0,0">
          <text:p/>
        </draw:polygon>
        <draw:polygon draw:style-name="gr7" draw:text-style-name="P10" draw:layer="layout" svg:width="0.017cm" svg:height="0.288cm" svg:x="8.731cm" svg:y="13.61cm" svg:viewBox="0 0 18 289" draw:points="0,289 18,289 18,0 0,0">
          <text:p/>
        </draw:polygon>
        <draw:polygon draw:style-name="gr7" draw:text-style-name="P10" draw:layer="layout" svg:width="0.017cm" svg:height="0.271cm" svg:x="9.171cm" svg:y="13.627cm" svg:viewBox="0 0 18 272" draw:points="0,272 18,272 18,0 0,0">
          <text:p/>
        </draw:polygon>
        <draw:polygon draw:style-name="gr7" draw:text-style-name="P10" draw:layer="layout" svg:width="0.44cm" svg:height="0.017cm" svg:x="8.748cm" svg:y="13.953cm" svg:viewBox="0 0 441 18" draw:points="0,18 441,18 441,0 0,0">
          <text:p/>
        </draw:polygon>
        <draw:polygon draw:style-name="gr7" draw:text-style-name="P10" draw:layer="layout" svg:width="0.017cm" svg:height="0.288cm" svg:x="14.454cm" svg:y="13.61cm" svg:viewBox="0 0 18 289" draw:points="0,289 18,289 18,0 0,0">
          <text:p/>
        </draw:polygon>
        <draw:polygon draw:style-name="gr7" draw:text-style-name="P10" draw:layer="layout" svg:width="0.017cm" svg:height="0.271cm" svg:x="14.962cm" svg:y="13.627cm" svg:viewBox="0 0 18 272" draw:points="0,272 18,272 18,0 0,0">
          <text:p/>
        </draw:polygon>
        <draw:polygon draw:style-name="gr7" draw:text-style-name="P10" draw:layer="layout" svg:width="0.44cm" svg:height="0.017cm" svg:x="1.958cm" svg:y="14.257cm" svg:viewBox="0 0 441 18" draw:points="0,18 441,18 441,0 0,0">
          <text:p/>
        </draw:polygon>
        <draw:polygon draw:style-name="gr7" draw:text-style-name="P10" draw:layer="layout" svg:width="0.44cm" svg:height="0.017cm" svg:x="8.748cm" svg:y="14.257cm" svg:viewBox="0 0 441 18" draw:points="0,18 441,18 441,0 0,0">
          <text:p/>
        </draw:polygon>
        <draw:polygon draw:style-name="gr7" draw:text-style-name="P10" draw:layer="layout" svg:width="0.017cm" svg:height="0.321cm" svg:x="1.941cm" svg:y="13.953cm" svg:viewBox="0 0 18 322" draw:points="0,322 18,322 18,0 0,0">
          <text:p/>
        </draw:polygon>
        <draw:polygon draw:style-name="gr7" draw:text-style-name="P10" draw:layer="layout" svg:width="0.017cm" svg:height="0.304cm" svg:x="2.381cm" svg:y="13.97cm" svg:viewBox="0 0 18 305" draw:points="0,305 18,305 18,0 0,0">
          <text:p/>
        </draw:polygon>
        <draw:polygon draw:style-name="gr7" draw:text-style-name="P10" draw:layer="layout" svg:width="0.44cm" svg:height="0.017cm" svg:x="1.958cm" svg:y="14.342cm" svg:viewBox="0 0 441 18" draw:points="0,18 441,18 441,0 0,0">
          <text:p/>
        </draw:polygon>
        <draw:polygon draw:style-name="gr7" draw:text-style-name="P10" draw:layer="layout" svg:width="0.017cm" svg:height="0.321cm" svg:x="8.731cm" svg:y="13.953cm" svg:viewBox="0 0 18 322" draw:points="0,322 18,322 18,0 0,0">
          <text:p/>
        </draw:polygon>
        <draw:polygon draw:style-name="gr7" draw:text-style-name="P10" draw:layer="layout" svg:width="0.017cm" svg:height="0.304cm" svg:x="9.171cm" svg:y="13.97cm" svg:viewBox="0 0 18 305" draw:points="0,305 18,305 18,0 0,0">
          <text:p/>
        </draw:polygon>
        <draw:polygon draw:style-name="gr7" draw:text-style-name="P10" draw:layer="layout" svg:width="0.44cm" svg:height="0.017cm" svg:x="8.748cm" svg:y="14.342cm" svg:viewBox="0 0 441 18" draw:points="0,18 441,18 441,0 0,0">
          <text:p/>
        </draw:polygon>
        <draw:polygon draw:style-name="gr7" draw:text-style-name="P10" draw:layer="layout" svg:width="0.017cm" svg:height="0.321cm" svg:x="14.454cm" svg:y="13.953cm" svg:viewBox="0 0 18 322" draw:points="0,322 18,322 18,0 0,0">
          <text:p/>
        </draw:polygon>
        <draw:polygon draw:style-name="gr7" draw:text-style-name="P10" draw:layer="layout" svg:width="0.017cm" svg:height="0.304cm" svg:x="14.962cm" svg:y="13.97cm" svg:viewBox="0 0 18 305" draw:points="0,305 18,305 18,0 0,0">
          <text:p/>
        </draw:polygon>
        <draw:polygon draw:style-name="gr7" draw:text-style-name="P10" draw:layer="layout" svg:width="0.44cm" svg:height="0.017cm" svg:x="1.958cm" svg:y="14.638cm" svg:viewBox="0 0 441 18" draw:points="0,18 441,18 441,0 0,0">
          <text:p/>
        </draw:polygon>
        <draw:polygon draw:style-name="gr7" draw:text-style-name="P10" draw:layer="layout" svg:width="0.44cm" svg:height="0.017cm" svg:x="8.748cm" svg:y="14.638cm" svg:viewBox="0 0 441 18" draw:points="0,18 441,18 441,0 0,0">
          <text:p/>
        </draw:polygon>
        <draw:polygon draw:style-name="gr7" draw:text-style-name="P10" draw:layer="layout" svg:width="0.017cm" svg:height="0.313cm" svg:x="1.941cm" svg:y="14.342cm" svg:viewBox="0 0 18 314" draw:points="0,314 18,314 18,0 0,0">
          <text:p/>
        </draw:polygon>
        <draw:polygon draw:style-name="gr7" draw:text-style-name="P10" draw:layer="layout" svg:width="0.017cm" svg:height="0.296cm" svg:x="2.381cm" svg:y="14.359cm" svg:viewBox="0 0 18 297" draw:points="0,297 18,297 18,0 0,0">
          <text:p/>
        </draw:polygon>
        <draw:polygon draw:style-name="gr7" draw:text-style-name="P10" draw:layer="layout" svg:width="0.44cm" svg:height="0.017cm" svg:x="1.958cm" svg:y="14.761cm" svg:viewBox="0 0 441 18" draw:points="0,18 441,18 441,0 0,0">
          <text:p/>
        </draw:polygon>
        <draw:polygon draw:style-name="gr7" draw:text-style-name="P10" draw:layer="layout" svg:width="0.017cm" svg:height="0.313cm" svg:x="8.731cm" svg:y="14.342cm" svg:viewBox="0 0 18 314" draw:points="0,314 18,314 18,0 0,0">
          <text:p/>
        </draw:polygon>
        <draw:polygon draw:style-name="gr7" draw:text-style-name="P10" draw:layer="layout" svg:width="0.017cm" svg:height="0.296cm" svg:x="9.171cm" svg:y="14.359cm" svg:viewBox="0 0 18 297" draw:points="0,297 18,297 18,0 0,0">
          <text:p/>
        </draw:polygon>
        <draw:polygon draw:style-name="gr7" draw:text-style-name="P10" draw:layer="layout" svg:width="0.44cm" svg:height="0.017cm" svg:x="8.748cm" svg:y="14.761cm" svg:viewBox="0 0 441 18" draw:points="0,18 441,18 441,0 0,0">
          <text:p/>
        </draw:polygon>
        <draw:polygon draw:style-name="gr7" draw:text-style-name="P10" draw:layer="layout" svg:width="0.017cm" svg:height="0.313cm" svg:x="14.454cm" svg:y="14.342cm" svg:viewBox="0 0 18 314" draw:points="0,314 18,314 18,0 0,0">
          <text:p/>
        </draw:polygon>
        <draw:polygon draw:style-name="gr7" draw:text-style-name="P10" draw:layer="layout" svg:width="0.017cm" svg:height="0.296cm" svg:x="14.962cm" svg:y="14.359cm" svg:viewBox="0 0 18 297" draw:points="0,297 18,297 18,0 0,0">
          <text:p/>
        </draw:polygon>
        <draw:polygon draw:style-name="gr7" draw:text-style-name="P10" draw:layer="layout" svg:width="0.44cm" svg:height="0.016cm" svg:x="1.958cm" svg:y="15.058cm" svg:viewBox="0 0 441 17" draw:points="0,17 441,17 441,0 0,0">
          <text:p/>
        </draw:polygon>
        <draw:polygon draw:style-name="gr7" draw:text-style-name="P10" draw:layer="layout" svg:width="0.44cm" svg:height="0.016cm" svg:x="8.748cm" svg:y="15.058cm" svg:viewBox="0 0 441 17" draw:points="0,17 441,17 441,0 0,0">
          <text:p/>
        </draw:polygon>
        <draw:polygon draw:style-name="gr7" draw:text-style-name="P10" draw:layer="layout" svg:width="0.017cm" svg:height="0.313cm" svg:x="1.941cm" svg:y="14.761cm" svg:viewBox="0 0 18 314" draw:points="0,314 18,314 18,0 0,0">
          <text:p/>
        </draw:polygon>
        <draw:polygon draw:style-name="gr7" draw:text-style-name="P10" draw:layer="layout" svg:width="0.017cm" svg:height="0.296cm" svg:x="2.381cm" svg:y="14.778cm" svg:viewBox="0 0 18 297" draw:points="0,297 18,297 18,0 0,0">
          <text:p/>
        </draw:polygon>
        <draw:polygon draw:style-name="gr7" draw:text-style-name="P10" draw:layer="layout" svg:width="0.44cm" svg:height="0.017cm" svg:x="1.958cm" svg:y="15.155cm" svg:viewBox="0 0 441 18" draw:points="0,18 441,18 441,0 0,0">
          <text:p/>
        </draw:polygon>
        <draw:polygon draw:style-name="gr7" draw:text-style-name="P10" draw:layer="layout" svg:width="0.017cm" svg:height="0.313cm" svg:x="8.731cm" svg:y="14.761cm" svg:viewBox="0 0 18 314" draw:points="0,314 18,314 18,0 0,0">
          <text:p/>
        </draw:polygon>
        <draw:polygon draw:style-name="gr7" draw:text-style-name="P10" draw:layer="layout" svg:width="0.017cm" svg:height="0.296cm" svg:x="9.171cm" svg:y="14.778cm" svg:viewBox="0 0 18 297" draw:points="0,297 18,297 18,0 0,0">
          <text:p/>
        </draw:polygon>
        <draw:polygon draw:style-name="gr7" draw:text-style-name="P10" draw:layer="layout" svg:width="0.44cm" svg:height="0.017cm" svg:x="8.748cm" svg:y="15.155cm" svg:viewBox="0 0 441 18" draw:points="0,18 441,18 441,0 0,0">
          <text:p/>
        </draw:polygon>
        <draw:polygon draw:style-name="gr7" draw:text-style-name="P10" draw:layer="layout" svg:width="0.017cm" svg:height="0.313cm" svg:x="14.454cm" svg:y="14.761cm" svg:viewBox="0 0 18 314" draw:points="0,314 18,314 18,0 0,0">
          <text:p/>
        </draw:polygon>
        <draw:polygon draw:style-name="gr7" draw:text-style-name="P10" draw:layer="layout" svg:width="0.017cm" svg:height="0.296cm" svg:x="14.962cm" svg:y="14.778cm" svg:viewBox="0 0 18 297" draw:points="0,297 18,297 18,0 0,0">
          <text:p/>
        </draw:polygon>
        <draw:polygon draw:style-name="gr7" draw:text-style-name="P10" draw:layer="layout" svg:width="0.44cm" svg:height="0.017cm" svg:x="1.958cm" svg:y="15.451cm" svg:viewBox="0 0 441 18" draw:points="0,18 441,18 441,0 0,0">
          <text:p/>
        </draw:polygon>
        <draw:polygon draw:style-name="gr7" draw:text-style-name="P10" draw:layer="layout" svg:width="0.44cm" svg:height="0.017cm" svg:x="8.748cm" svg:y="15.451cm" svg:viewBox="0 0 441 18" draw:points="0,18 441,18 441,0 0,0">
          <text:p/>
        </draw:polygon>
        <draw:polygon draw:style-name="gr7" draw:text-style-name="P10" draw:layer="layout" svg:width="0.017cm" svg:height="0.313cm" svg:x="1.941cm" svg:y="15.155cm" svg:viewBox="0 0 18 314" draw:points="0,314 18,314 18,0 0,0">
          <text:p/>
        </draw:polygon>
        <draw:polygon draw:style-name="gr7" draw:text-style-name="P10" draw:layer="layout" svg:width="0.017cm" svg:height="0.296cm" svg:x="2.381cm" svg:y="15.172cm" svg:viewBox="0 0 18 297" draw:points="0,297 18,297 18,0 0,0">
          <text:p/>
        </draw:polygon>
        <draw:polygon draw:style-name="gr7" draw:text-style-name="P10" draw:layer="layout" svg:width="0.44cm" svg:height="0.017cm" svg:x="1.958cm" svg:y="15.549cm" svg:viewBox="0 0 441 18" draw:points="0,18 441,18 441,0 0,0">
          <text:p/>
        </draw:polygon>
        <draw:polygon draw:style-name="gr7" draw:text-style-name="P10" draw:layer="layout" svg:width="0.017cm" svg:height="0.313cm" svg:x="8.731cm" svg:y="15.155cm" svg:viewBox="0 0 18 314" draw:points="0,314 18,314 18,0 0,0">
          <text:p/>
        </draw:polygon>
        <draw:polygon draw:style-name="gr7" draw:text-style-name="P10" draw:layer="layout" svg:width="0.017cm" svg:height="0.296cm" svg:x="9.171cm" svg:y="15.172cm" svg:viewBox="0 0 18 297" draw:points="0,297 18,297 18,0 0,0">
          <text:p/>
        </draw:polygon>
        <draw:polygon draw:style-name="gr7" draw:text-style-name="P10" draw:layer="layout" svg:width="0.44cm" svg:height="0.017cm" svg:x="8.748cm" svg:y="15.549cm" svg:viewBox="0 0 441 18" draw:points="0,18 441,18 441,0 0,0">
          <text:p/>
        </draw:polygon>
        <draw:polygon draw:style-name="gr7" draw:text-style-name="P10" draw:layer="layout" svg:width="0.017cm" svg:height="0.313cm" svg:x="14.454cm" svg:y="15.155cm" svg:viewBox="0 0 18 314" draw:points="0,314 18,314 18,0 0,0">
          <text:p/>
        </draw:polygon>
        <draw:polygon draw:style-name="gr7" draw:text-style-name="P10" draw:layer="layout" svg:width="0.017cm" svg:height="0.296cm" svg:x="14.962cm" svg:y="15.172cm" svg:viewBox="0 0 18 297" draw:points="0,297 18,297 18,0 0,0">
          <text:p/>
        </draw:polygon>
        <draw:polygon draw:style-name="gr7" draw:text-style-name="P10" draw:layer="layout" svg:width="0.44cm" svg:height="0.017cm" svg:x="1.958cm" svg:y="15.845cm" svg:viewBox="0 0 441 18" draw:points="0,18 441,18 441,0 0,0">
          <text:p/>
        </draw:polygon>
        <draw:polygon draw:style-name="gr7" draw:text-style-name="P10" draw:layer="layout" svg:width="0.44cm" svg:height="0.017cm" svg:x="8.748cm" svg:y="15.845cm" svg:viewBox="0 0 441 18" draw:points="0,18 441,18 441,0 0,0">
          <text:p/>
        </draw:polygon>
        <draw:polygon draw:style-name="gr7" draw:text-style-name="P10" draw:layer="layout" svg:width="0.017cm" svg:height="0.313cm" svg:x="1.941cm" svg:y="15.549cm" svg:viewBox="0 0 18 314" draw:points="0,314 18,314 18,0 0,0">
          <text:p/>
        </draw:polygon>
        <draw:polygon draw:style-name="gr7" draw:text-style-name="P10" draw:layer="layout" svg:width="0.017cm" svg:height="0.296cm" svg:x="2.381cm" svg:y="15.566cm" svg:viewBox="0 0 18 297" draw:points="0,297 18,297 18,0 0,0">
          <text:p/>
        </draw:polygon>
        <draw:polygon draw:style-name="gr7" draw:text-style-name="P10" draw:layer="layout" svg:width="0.44cm" svg:height="0.017cm" svg:x="1.958cm" svg:y="15.955cm" svg:viewBox="0 0 441 18" draw:points="0,18 441,18 441,0 0,0">
          <text:p/>
        </draw:polygon>
        <draw:polygon draw:style-name="gr7" draw:text-style-name="P10" draw:layer="layout" svg:width="0.017cm" svg:height="0.313cm" svg:x="8.731cm" svg:y="15.549cm" svg:viewBox="0 0 18 314" draw:points="0,314 18,314 18,0 0,0">
          <text:p/>
        </draw:polygon>
        <draw:polygon draw:style-name="gr7" draw:text-style-name="P10" draw:layer="layout" svg:width="0.017cm" svg:height="0.296cm" svg:x="9.171cm" svg:y="15.566cm" svg:viewBox="0 0 18 297" draw:points="0,297 18,297 18,0 0,0">
          <text:p/>
        </draw:polygon>
        <draw:polygon draw:style-name="gr7" draw:text-style-name="P10" draw:layer="layout" svg:width="0.44cm" svg:height="0.017cm" svg:x="8.748cm" svg:y="15.955cm" svg:viewBox="0 0 441 18" draw:points="0,18 441,18 441,0 0,0">
          <text:p/>
        </draw:polygon>
        <draw:polygon draw:style-name="gr7" draw:text-style-name="P10" draw:layer="layout" svg:width="0.017cm" svg:height="0.313cm" svg:x="14.454cm" svg:y="15.549cm" svg:viewBox="0 0 18 314" draw:points="0,314 18,314 18,0 0,0">
          <text:p/>
        </draw:polygon>
        <draw:polygon draw:style-name="gr7" draw:text-style-name="P10" draw:layer="layout" svg:width="0.017cm" svg:height="0.296cm" svg:x="14.962cm" svg:y="15.566cm" svg:viewBox="0 0 18 297" draw:points="0,297 18,297 18,0 0,0">
          <text:p/>
        </draw:polygon>
        <draw:polygon draw:style-name="gr7" draw:text-style-name="P10" draw:layer="layout" svg:width="0.44cm" svg:height="0.017cm" svg:x="1.958cm" svg:y="16.251cm" svg:viewBox="0 0 441 18" draw:points="0,18 441,18 441,0 0,0">
          <text:p/>
        </draw:polygon>
        <draw:polygon draw:style-name="gr7" draw:text-style-name="P10" draw:layer="layout" svg:width="0.44cm" svg:height="0.017cm" svg:x="8.748cm" svg:y="16.251cm" svg:viewBox="0 0 441 18" draw:points="0,18 441,18 441,0 0,0">
          <text:p/>
        </draw:polygon>
        <draw:polygon draw:style-name="gr7" draw:text-style-name="P10" draw:layer="layout" svg:width="0.017cm" svg:height="0.313cm" svg:x="1.941cm" svg:y="15.955cm" svg:viewBox="0 0 18 314" draw:points="0,314 18,314 18,0 0,0">
          <text:p/>
        </draw:polygon>
        <draw:polygon draw:style-name="gr7" draw:text-style-name="P10" draw:layer="layout" svg:width="0.017cm" svg:height="0.296cm" svg:x="2.381cm" svg:y="15.972cm" svg:viewBox="0 0 18 297" draw:points="0,297 18,297 18,0 0,0">
          <text:p/>
        </draw:polygon>
        <draw:polygon draw:style-name="gr7" draw:text-style-name="P10" draw:layer="layout" svg:width="0.44cm" svg:height="0.017cm" svg:x="1.958cm" svg:y="16.374cm" svg:viewBox="0 0 441 18" draw:points="0,18 441,18 441,0 0,0">
          <text:p/>
        </draw:polygon>
        <draw:polygon draw:style-name="gr7" draw:text-style-name="P10" draw:layer="layout" svg:width="0.017cm" svg:height="0.313cm" svg:x="8.731cm" svg:y="15.955cm" svg:viewBox="0 0 18 314" draw:points="0,314 18,314 18,0 0,0">
          <text:p/>
        </draw:polygon>
        <draw:polygon draw:style-name="gr7" draw:text-style-name="P10" draw:layer="layout" svg:width="0.017cm" svg:height="0.296cm" svg:x="9.171cm" svg:y="15.972cm" svg:viewBox="0 0 18 297" draw:points="0,297 18,297 18,0 0,0">
          <text:p/>
        </draw:polygon>
        <draw:polygon draw:style-name="gr7" draw:text-style-name="P10" draw:layer="layout" svg:width="0.44cm" svg:height="0.017cm" svg:x="8.748cm" svg:y="16.374cm" svg:viewBox="0 0 441 18" draw:points="0,18 441,18 441,0 0,0">
          <text:p/>
        </draw:polygon>
        <draw:polygon draw:style-name="gr7" draw:text-style-name="P10" draw:layer="layout" svg:width="0.017cm" svg:height="0.313cm" svg:x="14.454cm" svg:y="15.955cm" svg:viewBox="0 0 18 314" draw:points="0,314 18,314 18,0 0,0">
          <text:p/>
        </draw:polygon>
        <draw:polygon draw:style-name="gr7" draw:text-style-name="P10" draw:layer="layout" svg:width="0.017cm" svg:height="0.296cm" svg:x="14.962cm" svg:y="15.972cm" svg:viewBox="0 0 18 297" draw:points="0,297 18,297 18,0 0,0">
          <text:p/>
        </draw:polygon>
        <draw:polygon draw:style-name="gr7" draw:text-style-name="P10" draw:layer="layout" svg:width="0.44cm" svg:height="0.017cm" svg:x="1.958cm" svg:y="16.67cm" svg:viewBox="0 0 441 18" draw:points="0,18 441,18 441,0 0,0">
          <text:p/>
        </draw:polygon>
        <draw:polygon draw:style-name="gr7" draw:text-style-name="P10" draw:layer="layout" svg:width="0.44cm" svg:height="0.017cm" svg:x="8.748cm" svg:y="16.67cm" svg:viewBox="0 0 441 18" draw:points="0,18 441,18 441,0 0,0">
          <text:p/>
        </draw:polygon>
        <draw:polygon draw:style-name="gr7" draw:text-style-name="P10" draw:layer="layout" svg:width="0.017cm" svg:height="0.313cm" svg:x="1.941cm" svg:y="16.374cm" svg:viewBox="0 0 18 314" draw:points="0,314 18,314 18,0 0,0">
          <text:p/>
        </draw:polygon>
        <draw:polygon draw:style-name="gr7" draw:text-style-name="P10" draw:layer="layout" svg:width="0.017cm" svg:height="0.296cm" svg:x="2.381cm" svg:y="16.391cm" svg:viewBox="0 0 18 297" draw:points="0,297 18,297 18,0 0,0">
          <text:p/>
        </draw:polygon>
        <draw:polygon draw:style-name="gr7" draw:text-style-name="P10" draw:layer="layout" svg:width="0.44cm" svg:height="0.017cm" svg:x="1.958cm" svg:y="16.78cm" svg:viewBox="0 0 441 18" draw:points="0,18 441,18 441,0 0,0">
          <text:p/>
        </draw:polygon>
        <draw:polygon draw:style-name="gr7" draw:text-style-name="P10" draw:layer="layout" svg:width="0.017cm" svg:height="0.313cm" svg:x="8.731cm" svg:y="16.374cm" svg:viewBox="0 0 18 314" draw:points="0,314 18,314 18,0 0,0">
          <text:p/>
        </draw:polygon>
        <draw:polygon draw:style-name="gr7" draw:text-style-name="P10" draw:layer="layout" svg:width="0.017cm" svg:height="0.296cm" svg:x="9.171cm" svg:y="16.391cm" svg:viewBox="0 0 18 297" draw:points="0,297 18,297 18,0 0,0">
          <text:p/>
        </draw:polygon>
        <draw:polygon draw:style-name="gr7" draw:text-style-name="P10" draw:layer="layout" svg:width="0.44cm" svg:height="0.017cm" svg:x="8.748cm" svg:y="16.78cm" svg:viewBox="0 0 441 18" draw:points="0,18 441,18 441,0 0,0">
          <text:p/>
        </draw:polygon>
        <draw:polygon draw:style-name="gr7" draw:text-style-name="P10" draw:layer="layout" svg:width="0.017cm" svg:height="0.313cm" svg:x="14.454cm" svg:y="16.374cm" svg:viewBox="0 0 18 314" draw:points="0,314 18,314 18,0 0,0">
          <text:p/>
        </draw:polygon>
        <draw:polygon draw:style-name="gr7" draw:text-style-name="P10" draw:layer="layout" svg:width="0.017cm" svg:height="0.296cm" svg:x="14.962cm" svg:y="16.391cm" svg:viewBox="0 0 18 297" draw:points="0,297 18,297 18,0 0,0">
          <text:p/>
        </draw:polygon>
        <draw:polygon draw:style-name="gr7" draw:text-style-name="P10" draw:layer="layout" svg:width="0.44cm" svg:height="0.017cm" svg:x="1.958cm" svg:y="17.077cm" svg:viewBox="0 0 441 18" draw:points="0,18 441,18 441,0 0,0">
          <text:p/>
        </draw:polygon>
        <draw:polygon draw:style-name="gr7" draw:text-style-name="P10" draw:layer="layout" svg:width="0.44cm" svg:height="0.017cm" svg:x="8.748cm" svg:y="17.077cm" svg:viewBox="0 0 441 18" draw:points="0,18 441,18 441,0 0,0">
          <text:p/>
        </draw:polygon>
        <draw:polygon draw:style-name="gr7" draw:text-style-name="P10" draw:layer="layout" svg:width="0.017cm" svg:height="0.313cm" svg:x="1.941cm" svg:y="16.781cm" svg:viewBox="0 0 18 314" draw:points="0,314 18,314 18,0 0,0">
          <text:p/>
        </draw:polygon>
        <draw:polygon draw:style-name="gr7" draw:text-style-name="P10" draw:layer="layout" svg:width="0.017cm" svg:height="0.297cm" svg:x="2.381cm" svg:y="16.797cm" svg:viewBox="0 0 18 298" draw:points="0,298 18,298 18,0 0,0">
          <text:p/>
        </draw:polygon>
        <draw:polygon draw:style-name="gr7" draw:text-style-name="P10" draw:layer="layout" svg:width="0.44cm" svg:height="0.017cm" svg:x="1.958cm" svg:y="17.2cm" svg:viewBox="0 0 441 18" draw:points="0,18 441,18 441,0 0,0">
          <text:p/>
        </draw:polygon>
        <draw:polygon draw:style-name="gr7" draw:text-style-name="P10" draw:layer="layout" svg:width="0.017cm" svg:height="0.313cm" svg:x="8.731cm" svg:y="16.781cm" svg:viewBox="0 0 18 314" draw:points="0,314 18,314 18,0 0,0">
          <text:p/>
        </draw:polygon>
        <draw:polygon draw:style-name="gr7" draw:text-style-name="P10" draw:layer="layout" svg:width="0.017cm" svg:height="0.297cm" svg:x="9.171cm" svg:y="16.797cm" svg:viewBox="0 0 18 298" draw:points="0,298 18,298 18,0 0,0">
          <text:p/>
        </draw:polygon>
        <draw:polygon draw:style-name="gr7" draw:text-style-name="P10" draw:layer="layout" svg:width="0.44cm" svg:height="0.017cm" svg:x="8.748cm" svg:y="17.2cm" svg:viewBox="0 0 441 18" draw:points="0,18 441,18 441,0 0,0">
          <text:p/>
        </draw:polygon>
        <draw:polygon draw:style-name="gr7" draw:text-style-name="P10" draw:layer="layout" svg:width="0.017cm" svg:height="0.313cm" svg:x="14.454cm" svg:y="16.781cm" svg:viewBox="0 0 18 314" draw:points="0,314 18,314 18,0 0,0">
          <text:p/>
        </draw:polygon>
        <draw:polygon draw:style-name="gr7" draw:text-style-name="P10" draw:layer="layout" svg:width="0.017cm" svg:height="0.297cm" svg:x="14.962cm" svg:y="16.797cm" svg:viewBox="0 0 18 298" draw:points="0,298 18,298 18,0 0,0">
          <text:p/>
        </draw:polygon>
        <draw:polygon draw:style-name="gr7" draw:text-style-name="P10" draw:layer="layout" svg:width="0.44cm" svg:height="0.017cm" svg:x="1.958cm" svg:y="17.496cm" svg:viewBox="0 0 441 18" draw:points="0,18 441,18 441,0 0,0">
          <text:p/>
        </draw:polygon>
        <draw:polygon draw:style-name="gr7" draw:text-style-name="P10" draw:layer="layout" svg:width="0.44cm" svg:height="0.017cm" svg:x="8.748cm" svg:y="17.496cm" svg:viewBox="0 0 441 18" draw:points="0,18 441,18 441,0 0,0">
          <text:p/>
        </draw:polygon>
        <draw:polygon draw:style-name="gr7" draw:text-style-name="P10" draw:layer="layout" svg:width="0.017cm" svg:height="0.313cm" svg:x="1.941cm" svg:y="17.2cm" svg:viewBox="0 0 18 314" draw:points="0,314 18,314 18,0 0,0">
          <text:p/>
        </draw:polygon>
        <draw:polygon draw:style-name="gr7" draw:text-style-name="P10" draw:layer="layout" svg:width="0.017cm" svg:height="0.296cm" svg:x="2.381cm" svg:y="17.217cm" svg:viewBox="0 0 18 297" draw:points="0,297 18,297 18,0 0,0">
          <text:p/>
        </draw:polygon>
        <draw:polygon draw:style-name="gr7" draw:text-style-name="P10" draw:layer="layout" svg:width="0.44cm" svg:height="0.017cm" svg:x="1.958cm" svg:y="17.606cm" svg:viewBox="0 0 441 18" draw:points="0,18 441,18 441,0 0,0">
          <text:p/>
        </draw:polygon>
        <draw:polygon draw:style-name="gr7" draw:text-style-name="P10" draw:layer="layout" svg:width="0.017cm" svg:height="0.313cm" svg:x="8.731cm" svg:y="17.2cm" svg:viewBox="0 0 18 314" draw:points="0,314 18,314 18,0 0,0">
          <text:p/>
        </draw:polygon>
        <draw:polygon draw:style-name="gr7" draw:text-style-name="P10" draw:layer="layout" svg:width="0.017cm" svg:height="0.296cm" svg:x="9.171cm" svg:y="17.217cm" svg:viewBox="0 0 18 297" draw:points="0,297 18,297 18,0 0,0">
          <text:p/>
        </draw:polygon>
        <draw:polygon draw:style-name="gr7" draw:text-style-name="P10" draw:layer="layout" svg:width="0.44cm" svg:height="0.017cm" svg:x="8.748cm" svg:y="17.606cm" svg:viewBox="0 0 441 18" draw:points="0,18 441,18 441,0 0,0">
          <text:p/>
        </draw:polygon>
        <draw:polygon draw:style-name="gr7" draw:text-style-name="P10" draw:layer="layout" svg:width="0.017cm" svg:height="0.313cm" svg:x="14.454cm" svg:y="17.2cm" svg:viewBox="0 0 18 314" draw:points="0,314 18,314 18,0 0,0">
          <text:p/>
        </draw:polygon>
        <draw:polygon draw:style-name="gr7" draw:text-style-name="P10" draw:layer="layout" svg:width="0.017cm" svg:height="0.296cm" svg:x="14.962cm" svg:y="17.217cm" svg:viewBox="0 0 18 297" draw:points="0,297 18,297 18,0 0,0">
          <text:p/>
        </draw:polygon>
        <draw:polygon draw:style-name="gr7" draw:text-style-name="P10" draw:layer="layout" svg:width="0.44cm" svg:height="0.017cm" svg:x="1.958cm" svg:y="17.902cm" svg:viewBox="0 0 441 18" draw:points="0,18 441,18 441,0 0,0">
          <text:p/>
        </draw:polygon>
        <draw:polygon draw:style-name="gr7" draw:text-style-name="P10" draw:layer="layout" svg:width="0.44cm" svg:height="0.017cm" svg:x="8.748cm" svg:y="17.902cm" svg:viewBox="0 0 441 18" draw:points="0,18 441,18 441,0 0,0">
          <text:p/>
        </draw:polygon>
        <draw:polygon draw:style-name="gr7" draw:text-style-name="P10" draw:layer="layout" svg:width="0.017cm" svg:height="0.313cm" svg:x="1.941cm" svg:y="17.606cm" svg:viewBox="0 0 18 314" draw:points="0,314 18,314 18,0 0,0">
          <text:p/>
        </draw:polygon>
        <draw:polygon draw:style-name="gr7" draw:text-style-name="P10" draw:layer="layout" svg:width="0.017cm" svg:height="0.296cm" svg:x="2.381cm" svg:y="17.623cm" svg:viewBox="0 0 18 297" draw:points="0,297 18,297 18,0 0,0">
          <text:p/>
        </draw:polygon>
        <draw:polygon draw:style-name="gr7" draw:text-style-name="P10" draw:layer="layout" svg:width="0.44cm" svg:height="0.017cm" svg:x="1.958cm" svg:y="18.012cm" svg:viewBox="0 0 441 18" draw:points="0,18 441,18 441,0 0,0">
          <text:p/>
        </draw:polygon>
        <draw:polygon draw:style-name="gr7" draw:text-style-name="P10" draw:layer="layout" svg:width="0.017cm" svg:height="0.313cm" svg:x="8.731cm" svg:y="17.606cm" svg:viewBox="0 0 18 314" draw:points="0,314 18,314 18,0 0,0">
          <text:p/>
        </draw:polygon>
        <draw:polygon draw:style-name="gr7" draw:text-style-name="P10" draw:layer="layout" svg:width="0.017cm" svg:height="0.296cm" svg:x="9.171cm" svg:y="17.623cm" svg:viewBox="0 0 18 297" draw:points="0,297 18,297 18,0 0,0">
          <text:p/>
        </draw:polygon>
        <draw:polygon draw:style-name="gr7" draw:text-style-name="P10" draw:layer="layout" svg:width="0.44cm" svg:height="0.017cm" svg:x="8.748cm" svg:y="18.012cm" svg:viewBox="0 0 441 18" draw:points="0,18 441,18 441,0 0,0">
          <text:p/>
        </draw:polygon>
        <draw:polygon draw:style-name="gr7" draw:text-style-name="P10" draw:layer="layout" svg:width="0.017cm" svg:height="0.313cm" svg:x="14.454cm" svg:y="17.606cm" svg:viewBox="0 0 18 314" draw:points="0,314 18,314 18,0 0,0">
          <text:p/>
        </draw:polygon>
        <draw:polygon draw:style-name="gr7" draw:text-style-name="P10" draw:layer="layout" svg:width="0.017cm" svg:height="0.296cm" svg:x="14.962cm" svg:y="17.623cm" svg:viewBox="0 0 18 297" draw:points="0,297 18,297 18,0 0,0">
          <text:p/>
        </draw:polygon>
        <draw:polygon draw:style-name="gr7" draw:text-style-name="P10" draw:layer="layout" svg:width="0.44cm" svg:height="0.017cm" svg:x="1.958cm" svg:y="18.309cm" svg:viewBox="0 0 441 18" draw:points="0,18 441,18 441,0 0,0">
          <text:p/>
        </draw:polygon>
        <draw:polygon draw:style-name="gr7" draw:text-style-name="P10" draw:layer="layout" svg:width="0.44cm" svg:height="0.017cm" svg:x="8.748cm" svg:y="18.309cm" svg:viewBox="0 0 441 18" draw:points="0,18 441,18 441,0 0,0">
          <text:p/>
        </draw:polygon>
        <draw:polygon draw:style-name="gr7" draw:text-style-name="P10" draw:layer="layout" svg:width="0.017cm" svg:height="0.314cm" svg:x="1.941cm" svg:y="18.012cm" svg:viewBox="0 0 18 315" draw:points="0,315 18,315 18,0 0,0">
          <text:p/>
        </draw:polygon>
        <draw:polygon draw:style-name="gr7" draw:text-style-name="P10" draw:layer="layout" svg:width="0.017cm" svg:height="0.297cm" svg:x="2.381cm" svg:y="18.029cm" svg:viewBox="0 0 18 298" draw:points="0,298 18,298 18,0 0,0">
          <text:p/>
        </draw:polygon>
        <draw:polygon draw:style-name="gr7" draw:text-style-name="P10" draw:layer="layout" svg:width="0.44cm" svg:height="0.017cm" svg:x="1.958cm" svg:y="18.419cm" svg:viewBox="0 0 441 18" draw:points="0,18 441,18 441,0 0,0">
          <text:p/>
        </draw:polygon>
        <draw:polygon draw:style-name="gr7" draw:text-style-name="P10" draw:layer="layout" svg:width="0.017cm" svg:height="0.314cm" svg:x="8.731cm" svg:y="18.012cm" svg:viewBox="0 0 18 315" draw:points="0,315 18,315 18,0 0,0">
          <text:p/>
        </draw:polygon>
        <draw:polygon draw:style-name="gr7" draw:text-style-name="P10" draw:layer="layout" svg:width="0.017cm" svg:height="0.297cm" svg:x="9.171cm" svg:y="18.029cm" svg:viewBox="0 0 18 298" draw:points="0,298 18,298 18,0 0,0">
          <text:p/>
        </draw:polygon>
        <draw:polygon draw:style-name="gr7" draw:text-style-name="P10" draw:layer="layout" svg:width="0.44cm" svg:height="0.017cm" svg:x="8.748cm" svg:y="18.419cm" svg:viewBox="0 0 441 18" draw:points="0,18 441,18 441,0 0,0">
          <text:p/>
        </draw:polygon>
        <draw:polygon draw:style-name="gr7" draw:text-style-name="P10" draw:layer="layout" svg:width="0.017cm" svg:height="0.314cm" svg:x="14.454cm" svg:y="18.012cm" svg:viewBox="0 0 18 315" draw:points="0,315 18,315 18,0 0,0">
          <text:p/>
        </draw:polygon>
        <draw:polygon draw:style-name="gr7" draw:text-style-name="P10" draw:layer="layout" svg:width="0.017cm" svg:height="0.297cm" svg:x="14.962cm" svg:y="18.029cm" svg:viewBox="0 0 18 298" draw:points="0,298 18,298 18,0 0,0">
          <text:p/>
        </draw:polygon>
        <draw:polygon draw:style-name="gr7" draw:text-style-name="P10" draw:layer="layout" svg:width="0.44cm" svg:height="0.017cm" svg:x="1.958cm" svg:y="18.715cm" svg:viewBox="0 0 441 18" draw:points="0,18 441,18 441,0 0,0">
          <text:p/>
        </draw:polygon>
        <draw:polygon draw:style-name="gr7" draw:text-style-name="P10" draw:layer="layout" svg:width="0.44cm" svg:height="0.017cm" svg:x="8.748cm" svg:y="18.715cm" svg:viewBox="0 0 441 18" draw:points="0,18 441,18 441,0 0,0">
          <text:p/>
        </draw:polygon>
        <draw:polygon draw:style-name="gr7" draw:text-style-name="P10" draw:layer="layout" svg:width="0.017cm" svg:height="0.313cm" svg:x="1.941cm" svg:y="18.419cm" svg:viewBox="0 0 18 314" draw:points="0,314 18,314 18,0 0,0">
          <text:p/>
        </draw:polygon>
        <draw:polygon draw:style-name="gr7" draw:text-style-name="P10" draw:layer="layout" svg:width="0.017cm" svg:height="0.296cm" svg:x="2.381cm" svg:y="18.436cm" svg:viewBox="0 0 18 297" draw:points="0,297 18,297 18,0 0,0">
          <text:p/>
        </draw:polygon>
        <draw:polygon draw:style-name="gr7" draw:text-style-name="P10" draw:layer="layout" svg:width="0.44cm" svg:height="0.017cm" svg:x="1.958cm" svg:y="18.825cm" svg:viewBox="0 0 441 18" draw:points="0,18 441,18 441,0 0,0">
          <text:p/>
        </draw:polygon>
        <draw:polygon draw:style-name="gr7" draw:text-style-name="P10" draw:layer="layout" svg:width="0.017cm" svg:height="0.313cm" svg:x="8.731cm" svg:y="18.419cm" svg:viewBox="0 0 18 314" draw:points="0,314 18,314 18,0 0,0">
          <text:p/>
        </draw:polygon>
        <draw:polygon draw:style-name="gr7" draw:text-style-name="P10" draw:layer="layout" svg:width="0.017cm" svg:height="0.296cm" svg:x="9.171cm" svg:y="18.436cm" svg:viewBox="0 0 18 297" draw:points="0,297 18,297 18,0 0,0">
          <text:p/>
        </draw:polygon>
        <draw:polygon draw:style-name="gr7" draw:text-style-name="P10" draw:layer="layout" svg:width="0.44cm" svg:height="0.017cm" svg:x="8.748cm" svg:y="18.825cm" svg:viewBox="0 0 441 18" draw:points="0,18 441,18 441,0 0,0">
          <text:p/>
        </draw:polygon>
        <draw:polygon draw:style-name="gr7" draw:text-style-name="P10" draw:layer="layout" svg:width="0.017cm" svg:height="0.313cm" svg:x="14.454cm" svg:y="18.419cm" svg:viewBox="0 0 18 314" draw:points="0,314 18,314 18,0 0,0">
          <text:p/>
        </draw:polygon>
        <draw:polygon draw:style-name="gr7" draw:text-style-name="P10" draw:layer="layout" svg:width="0.017cm" svg:height="0.296cm" svg:x="14.962cm" svg:y="18.436cm" svg:viewBox="0 0 18 297" draw:points="0,297 18,297 18,0 0,0">
          <text:p/>
        </draw:polygon>
        <draw:polygon draw:style-name="gr7" draw:text-style-name="P10" draw:layer="layout" svg:width="0.44cm" svg:height="0.016cm" svg:x="1.958cm" svg:y="19.122cm" svg:viewBox="0 0 441 17" draw:points="0,17 441,17 441,0 0,0">
          <text:p/>
        </draw:polygon>
        <draw:polygon draw:style-name="gr7" draw:text-style-name="P10" draw:layer="layout" svg:width="0.44cm" svg:height="0.016cm" svg:x="8.748cm" svg:y="19.122cm" svg:viewBox="0 0 441 17" draw:points="0,17 441,17 441,0 0,0">
          <text:p/>
        </draw:polygon>
        <draw:polygon draw:style-name="gr7" draw:text-style-name="P10" draw:layer="layout" svg:width="0.017cm" svg:height="0.313cm" svg:x="1.941cm" svg:y="18.825cm" svg:viewBox="0 0 18 314" draw:points="0,314 18,314 18,0 0,0">
          <text:p/>
        </draw:polygon>
        <draw:polygon draw:style-name="gr7" draw:text-style-name="P10" draw:layer="layout" svg:width="0.017cm" svg:height="0.296cm" svg:x="2.381cm" svg:y="18.842cm" svg:viewBox="0 0 18 297" draw:points="0,297 18,297 18,0 0,0">
          <text:p/>
        </draw:polygon>
        <draw:polygon draw:style-name="gr7" draw:text-style-name="P10" draw:layer="layout" svg:width="0.44cm" svg:height="0.017cm" svg:x="1.958cm" svg:y="19.232cm" svg:viewBox="0 0 441 18" draw:points="0,18 441,18 441,0 0,0">
          <text:p/>
        </draw:polygon>
        <draw:polygon draw:style-name="gr7" draw:text-style-name="P10" draw:layer="layout" svg:width="0.017cm" svg:height="0.313cm" svg:x="8.731cm" svg:y="18.825cm" svg:viewBox="0 0 18 314" draw:points="0,314 18,314 18,0 0,0">
          <text:p/>
        </draw:polygon>
        <draw:polygon draw:style-name="gr7" draw:text-style-name="P10" draw:layer="layout" svg:width="0.017cm" svg:height="0.296cm" svg:x="9.171cm" svg:y="18.842cm" svg:viewBox="0 0 18 297" draw:points="0,297 18,297 18,0 0,0">
          <text:p/>
        </draw:polygon>
        <draw:polygon draw:style-name="gr7" draw:text-style-name="P10" draw:layer="layout" svg:width="0.44cm" svg:height="0.017cm" svg:x="8.748cm" svg:y="19.232cm" svg:viewBox="0 0 441 18" draw:points="0,18 441,18 441,0 0,0">
          <text:p/>
        </draw:polygon>
        <draw:polygon draw:style-name="gr7" draw:text-style-name="P10" draw:layer="layout" svg:width="0.017cm" svg:height="0.313cm" svg:x="14.454cm" svg:y="18.825cm" svg:viewBox="0 0 18 314" draw:points="0,314 18,314 18,0 0,0">
          <text:p/>
        </draw:polygon>
        <draw:polygon draw:style-name="gr7" draw:text-style-name="P10" draw:layer="layout" svg:width="0.017cm" svg:height="0.296cm" svg:x="14.962cm" svg:y="18.842cm" svg:viewBox="0 0 18 297" draw:points="0,297 18,297 18,0 0,0">
          <text:p/>
        </draw:polygon>
        <draw:polygon draw:style-name="gr7" draw:text-style-name="P10" draw:layer="layout" svg:width="0.44cm" svg:height="0.017cm" svg:x="1.958cm" svg:y="19.536cm" svg:viewBox="0 0 441 18" draw:points="0,18 441,18 441,0 0,0">
          <text:p/>
        </draw:polygon>
        <draw:polygon draw:style-name="gr7" draw:text-style-name="P10" draw:layer="layout" svg:width="0.44cm" svg:height="0.017cm" svg:x="8.748cm" svg:y="19.536cm" svg:viewBox="0 0 441 18" draw:points="0,18 441,18 441,0 0,0">
          <text:p/>
        </draw:polygon>
        <draw:polygon draw:style-name="gr7" draw:text-style-name="P10" draw:layer="layout" svg:width="0.017cm" svg:height="1.066cm" svg:x="7.317cm" svg:y="11.883cm" svg:viewBox="0 0 18 1067" draw:points="0,1067 18,1067 18,0 0,0">
          <text:p/>
        </draw:polygon>
        <draw:polygon draw:style-name="gr7" draw:text-style-name="P10" draw:layer="layout" svg:width="0.017cm" svg:height="0.321cm" svg:x="14.454cm" svg:y="19.232cm" svg:viewBox="0 0 18 322" draw:points="0,322 18,322 18,0 0,0">
          <text:p/>
        </draw:polygon>
        <draw:polygon draw:style-name="gr7" draw:text-style-name="P10" draw:layer="layout" svg:width="0.017cm" svg:height="0.321cm" svg:x="1.941cm" svg:y="19.232cm" svg:viewBox="0 0 18 322" draw:points="0,322 18,322 18,0 0,0">
          <text:p/>
        </draw:polygon>
        <draw:polygon draw:style-name="gr7" draw:text-style-name="P10" draw:layer="layout" svg:width="0.017cm" svg:height="0.304cm" svg:x="2.381cm" svg:y="19.249cm" svg:viewBox="0 0 18 305" draw:points="0,305 18,305 18,0 0,0">
          <text:p/>
        </draw:polygon>
        <draw:polygon draw:style-name="gr7" draw:text-style-name="P10" draw:layer="layout" svg:width="0.44cm" svg:height="0.017cm" svg:x="1.958cm" svg:y="21.001cm" svg:viewBox="0 0 441 18" draw:points="0,18 441,18 441,0 0,0">
          <text:p/>
        </draw:polygon>
        <draw:polygon draw:style-name="gr7" draw:text-style-name="P10" draw:layer="layout" svg:width="0.017cm" svg:height="0.673cm" svg:x="3.702cm" svg:y="12.276cm" svg:viewBox="0 0 18 674" draw:points="0,674 18,674 18,0 0,0">
          <text:p/>
        </draw:polygon>
        <draw:polygon draw:style-name="gr7" draw:text-style-name="P10" draw:layer="layout" svg:width="0.017cm" svg:height="1.083cm" svg:x="4.142cm" svg:y="11.866cm" svg:viewBox="0 0 18 1084" draw:points="0,1084 18,1084 18,0 0,0">
          <text:p/>
        </draw:polygon>
        <draw:polygon draw:style-name="gr7" draw:text-style-name="P10" draw:layer="layout" svg:width="0.44cm" svg:height="0.017cm" svg:x="3.719cm" svg:y="21.001cm" svg:viewBox="0 0 441 18" draw:points="0,18 441,18 441,0 0,0">
          <text:p/>
        </draw:polygon>
        <draw:polygon draw:style-name="gr7" draw:text-style-name="P10" draw:layer="layout" svg:width="0.017cm" svg:height="1.066cm" svg:x="5.556cm" svg:y="11.883cm" svg:viewBox="0 0 18 1067" draw:points="0,1067 18,1067 18,0 0,0">
          <text:p/>
        </draw:polygon>
        <draw:polygon draw:style-name="gr7" draw:text-style-name="P10" draw:layer="layout" svg:width="0.017cm" svg:height="1.066cm" svg:x="5.996cm" svg:y="11.883cm" svg:viewBox="0 0 18 1067" draw:points="0,1067 18,1067 18,0 0,0">
          <text:p/>
        </draw:polygon>
        <draw:polygon draw:style-name="gr7" draw:text-style-name="P10" draw:layer="layout" svg:width="0.44cm" svg:height="0.017cm" svg:x="5.573cm" svg:y="21.001cm" svg:viewBox="0 0 441 18" draw:points="0,18 441,18 441,0 0,0">
          <text:p/>
        </draw:polygon>
        <draw:polygon draw:style-name="gr7" draw:text-style-name="P10" draw:layer="layout" svg:width="0.017cm" svg:height="1.066cm" svg:x="8.291cm" svg:y="11.883cm" svg:viewBox="0 0 18 1067" draw:points="0,1067 18,1067 18,0 0,0">
          <text:p/>
        </draw:polygon>
        <draw:polygon draw:style-name="gr7" draw:text-style-name="P10" draw:layer="layout" svg:width="0.017cm" svg:height="0.321cm" svg:x="8.731cm" svg:y="19.232cm" svg:viewBox="0 0 18 322" draw:points="0,322 18,322 18,0 0,0">
          <text:p/>
        </draw:polygon>
        <draw:polygon draw:style-name="gr7" draw:text-style-name="P10" draw:layer="layout" svg:width="0.44cm" svg:height="0.017cm" svg:x="8.308cm" svg:y="21.001cm" svg:viewBox="0 0 441 18" draw:points="0,18 441,18 441,0 0,0">
          <text:p/>
        </draw:polygon>
        <draw:polygon draw:style-name="gr7" draw:text-style-name="P10" draw:layer="layout" svg:width="0.017cm" svg:height="0.673cm" svg:x="15.403cm" svg:y="12.276cm" svg:viewBox="0 0 18 674" draw:points="0,674 18,674 18,0 0,0">
          <text:p/>
        </draw:polygon>
        <draw:polygon draw:style-name="gr7" draw:text-style-name="P10" draw:layer="layout" svg:width="0.017cm" svg:height="0.673cm" svg:x="15.843cm" svg:y="12.276cm" svg:viewBox="0 0 18 674" draw:points="0,674 18,674 18,0 0,0">
          <text:p/>
        </draw:polygon>
        <draw:polygon draw:style-name="gr7" draw:text-style-name="P10" draw:layer="layout" svg:width="0.017cm" svg:height="0.673cm" svg:x="16.283cm" svg:y="12.276cm" svg:viewBox="0 0 18 674" draw:points="0,674 18,674 18,0 0,0">
          <text:p/>
        </draw:polygon>
        <draw:polygon draw:style-name="gr7" draw:text-style-name="P10" draw:layer="layout" svg:width="0.88cm" svg:height="0.017cm" svg:x="15.42cm" svg:y="21.001cm" svg:viewBox="0 0 881 18" draw:points="0,18 881,18 881,0 0,0">
          <text:p/>
        </draw:polygon>
        <draw:polygon draw:style-name="gr7" draw:text-style-name="P10" draw:layer="layout" svg:width="0.017cm" svg:height="0.673cm" svg:x="16.723cm" svg:y="12.276cm" svg:viewBox="0 0 18 674" draw:points="0,674 18,674 18,0 0,0">
          <text:p/>
        </draw:polygon>
        <draw:polygon draw:style-name="gr7" draw:text-style-name="P10" draw:layer="layout" svg:width="0.017cm" svg:height="0.673cm" svg:x="17.164cm" svg:y="12.276cm" svg:viewBox="0 0 18 674" draw:points="0,674 18,674 18,0 0,0">
          <text:p/>
        </draw:polygon>
        <draw:polygon draw:style-name="gr7" draw:text-style-name="P10" draw:layer="layout" svg:width="0.017cm" svg:height="0.673cm" svg:x="17.604cm" svg:y="12.276cm" svg:viewBox="0 0 18 674" draw:points="0,674 18,674 18,0 0,0">
          <text:p/>
        </draw:polygon>
        <draw:polygon draw:style-name="gr7" draw:text-style-name="P10" draw:layer="layout" svg:width="0.881cm" svg:height="0.017cm" svg:x="16.74cm" svg:y="21.001cm" svg:viewBox="0 0 882 18" draw:points="0,18 882,18 882,0 0,0">
          <text:p/>
        </draw:polygon>
        <draw:polygon draw:style-name="gr7" draw:text-style-name="P10" draw:layer="layout" svg:width="0.017cm" svg:height="0.673cm" svg:x="18.044cm" svg:y="12.276cm" svg:viewBox="0 0 18 674" draw:points="0,674 18,674 18,0 0,0">
          <text:p/>
        </draw:polygon>
        <draw:polygon draw:style-name="gr7" draw:text-style-name="P10" draw:layer="layout" svg:width="0.017cm" svg:height="0.673cm" svg:x="18.485cm" svg:y="12.276cm" svg:viewBox="0 0 18 674" draw:points="0,674 18,674 18,0 0,0">
          <text:p/>
        </draw:polygon>
        <draw:polygon draw:style-name="gr7" draw:text-style-name="P10" draw:layer="layout" svg:width="0.017cm" svg:height="0.673cm" svg:x="18.925cm" svg:y="12.276cm" svg:viewBox="0 0 18 674" draw:points="0,674 18,674 18,0 0,0">
          <text:p/>
        </draw:polygon>
        <draw:polygon draw:style-name="gr7" draw:text-style-name="P10" draw:layer="layout" svg:width="0.017cm" svg:height="0.673cm" svg:x="19.365cm" svg:y="12.276cm" svg:viewBox="0 0 18 674" draw:points="0,674 18,674 18,0 0,0">
          <text:p/>
        </draw:polygon>
        <draw:polygon draw:style-name="gr7" draw:text-style-name="P10" draw:layer="layout" svg:width="0.017cm" svg:height="0.673cm" svg:x="19.805cm" svg:y="12.276cm" svg:viewBox="0 0 18 674" draw:points="0,674 18,674 18,0 0,0">
          <text:p/>
        </draw:polygon>
        <draw:polygon draw:style-name="gr7" draw:text-style-name="P10" draw:layer="layout" svg:width="0.44cm" svg:height="0.017cm" svg:x="1.958cm" svg:y="21.357cm" svg:viewBox="0 0 441 18" draw:points="0,18 441,18 441,0 0,0">
          <text:p/>
        </draw:polygon>
        <draw:polygon draw:style-name="gr7" draw:text-style-name="P10" draw:layer="layout" svg:width="0.44cm" svg:height="0.017cm" svg:x="3.719cm" svg:y="21.357cm" svg:viewBox="0 0 441 18" draw:points="0,18 441,18 441,0 0,0">
          <text:p/>
        </draw:polygon>
        <draw:polygon draw:style-name="gr7" draw:text-style-name="P10" draw:layer="layout" svg:width="0.44cm" svg:height="0.017cm" svg:x="5.573cm" svg:y="21.357cm" svg:viewBox="0 0 441 18" draw:points="0,18 441,18 441,0 0,0">
          <text:p/>
        </draw:polygon>
        <draw:polygon draw:style-name="gr7" draw:text-style-name="P10" draw:layer="layout" svg:width="0.44cm" svg:height="0.017cm" svg:x="8.308cm" svg:y="21.357cm" svg:viewBox="0 0 441 18" draw:points="0,18 441,18 441,0 0,0">
          <text:p/>
        </draw:polygon>
        <draw:polygon draw:style-name="gr7" draw:text-style-name="P10" draw:layer="layout" svg:width="0.88cm" svg:height="0.017cm" svg:x="15.42cm" svg:y="21.357cm" svg:viewBox="0 0 881 18" draw:points="0,18 881,18 881,0 0,0">
          <text:p/>
        </draw:polygon>
        <draw:polygon draw:style-name="gr7" draw:text-style-name="P10" draw:layer="layout" svg:width="0.881cm" svg:height="0.017cm" svg:x="16.74cm" svg:y="21.357cm" svg:viewBox="0 0 882 18" draw:points="0,18 882,18 882,0 0,0">
          <text:p/>
        </draw:polygon>
        <draw:polygon draw:style-name="gr7" draw:text-style-name="P10" draw:layer="layout" svg:width="0.017cm" svg:height="0.373cm" svg:x="1.941cm" svg:y="21.001cm" svg:viewBox="0 0 18 374" draw:points="0,374 18,374 18,0 0,0">
          <text:p/>
        </draw:polygon>
        <draw:polygon draw:style-name="gr7" draw:text-style-name="P10" draw:layer="layout" svg:width="0.017cm" svg:height="0.356cm" svg:x="2.381cm" svg:y="21.018cm" svg:viewBox="0 0 18 357" draw:points="0,357 18,357 18,0 0,0">
          <text:p/>
        </draw:polygon>
        <draw:polygon draw:style-name="gr7" draw:text-style-name="P10" draw:layer="layout" svg:width="0.44cm" svg:height="0.018cm" svg:x="1.958cm" svg:y="21.479cm" svg:viewBox="0 0 441 19" draw:points="0,19 441,19 441,0 0,0">
          <text:p/>
        </draw:polygon>
        <draw:polygon draw:style-name="gr7" draw:text-style-name="P10" draw:layer="layout" svg:width="0.017cm" svg:height="0.373cm" svg:x="8.291cm" svg:y="21.001cm" svg:viewBox="0 0 18 374" draw:points="0,374 18,374 18,0 0,0">
          <text:p/>
        </draw:polygon>
        <draw:polygon draw:style-name="gr7" draw:text-style-name="P10" draw:layer="layout" svg:width="0.017cm" svg:height="0.356cm" svg:x="8.731cm" svg:y="21.018cm" svg:viewBox="0 0 18 357" draw:points="0,357 18,357 18,0 0,0">
          <text:p/>
        </draw:polygon>
        <draw:polygon draw:style-name="gr7" draw:text-style-name="P10" draw:layer="layout" svg:width="0.44cm" svg:height="0.018cm" svg:x="8.308cm" svg:y="21.479cm" svg:viewBox="0 0 441 19" draw:points="0,19 441,19 441,0 0,0">
          <text:p/>
        </draw:polygon>
        <draw:polygon draw:style-name="gr7" draw:text-style-name="P10" draw:layer="layout" svg:width="0.017cm" svg:height="1.066cm" svg:x="9.611cm" svg:y="11.883cm" svg:viewBox="0 0 18 1067" draw:points="0,1067 18,1067 18,0 0,0">
          <text:p/>
        </draw:polygon>
        <draw:polygon draw:style-name="gr7" draw:text-style-name="P10" draw:layer="layout" svg:width="0.017cm" svg:height="1.066cm" svg:x="10.052cm" svg:y="11.883cm" svg:viewBox="0 0 18 1067" draw:points="0,1067 18,1067 18,0 0,0">
          <text:p/>
        </draw:polygon>
        <draw:polygon draw:style-name="gr7" draw:text-style-name="P10" draw:layer="layout" svg:width="0.017cm" svg:height="1.066cm" svg:x="10.492cm" svg:y="11.883cm" svg:viewBox="0 0 18 1067" draw:points="0,1067 18,1067 18,0 0,0">
          <text:p/>
        </draw:polygon>
        <draw:polygon draw:style-name="gr7" draw:text-style-name="P10" draw:layer="layout" svg:width="0.881cm" svg:height="0.018cm" svg:x="9.628cm" svg:y="21.479cm" svg:viewBox="0 0 882 19" draw:points="0,19 882,19 882,0 0,0">
          <text:p/>
        </draw:polygon>
        <draw:polygon draw:style-name="gr7" draw:text-style-name="P10" draw:layer="layout" svg:width="0.017cm" svg:height="1.066cm" svg:x="10.932cm" svg:y="11.883cm" svg:viewBox="0 0 18 1067" draw:points="0,1067 18,1067 18,0 0,0">
          <text:p/>
        </draw:polygon>
        <draw:polygon draw:style-name="gr7" draw:text-style-name="P10" draw:layer="layout" svg:width="0.017cm" svg:height="1.066cm" svg:x="11.373cm" svg:y="11.883cm" svg:viewBox="0 0 18 1067" draw:points="0,1067 18,1067 18,0 0,0">
          <text:p/>
        </draw:polygon>
        <draw:polygon draw:style-name="gr7" draw:text-style-name="P10" draw:layer="layout" svg:width="0.017cm" svg:height="0.432cm" svg:x="11.813cm" svg:y="11.07cm" svg:viewBox="0 0 18 433" draw:points="0,433 18,433 18,0 0,0">
          <text:p/>
        </draw:polygon>
        <draw:polygon draw:style-name="gr7" draw:text-style-name="P10" draw:layer="layout" svg:width="0.881cm" svg:height="0.018cm" svg:x="10.949cm" svg:y="21.479cm" svg:viewBox="0 0 882 19" draw:points="0,19 882,19 882,0 0,0">
          <text:p/>
        </draw:polygon>
        <draw:polygon draw:style-name="gr7" draw:text-style-name="P10" draw:layer="layout" svg:width="0.017cm" svg:height="0.69cm" svg:x="12.253cm" svg:y="12.259cm" svg:viewBox="0 0 18 691" draw:points="0,691 18,691 18,0 0,0">
          <text:p/>
        </draw:polygon>
        <draw:polygon draw:style-name="gr7" draw:text-style-name="P10" draw:layer="layout" svg:width="0.017cm" svg:height="0.673cm" svg:x="12.693cm" svg:y="12.276cm" svg:viewBox="0 0 18 674" draw:points="0,674 18,674 18,0 0,0">
          <text:p/>
        </draw:polygon>
        <draw:polygon draw:style-name="gr7" draw:text-style-name="P10" draw:layer="layout" svg:width="0.017cm" svg:height="0.673cm" svg:x="13.134cm" svg:y="12.276cm" svg:viewBox="0 0 18 674" draw:points="0,674 18,674 18,0 0,0">
          <text:p/>
        </draw:polygon>
        <draw:polygon draw:style-name="gr7" draw:text-style-name="P10" draw:layer="layout" svg:width="0.017cm" svg:height="0.673cm" svg:x="13.574cm" svg:y="12.276cm" svg:viewBox="0 0 18 674" draw:points="0,674 18,674 18,0 0,0">
          <text:p/>
        </draw:polygon>
        <draw:polygon draw:style-name="gr7" draw:text-style-name="P10" draw:layer="layout" svg:width="0.017cm" svg:height="0.673cm" svg:x="14.014cm" svg:y="12.276cm" svg:viewBox="0 0 18 674" draw:points="0,674 18,674 18,0 0,0">
          <text:p/>
        </draw:polygon>
        <draw:polygon draw:style-name="gr7" draw:text-style-name="P10" draw:layer="layout" svg:width="0.44cm" svg:height="0.017cm" svg:x="1.958cm" svg:y="21.899cm" svg:viewBox="0 0 441 18" draw:points="0,18 441,18 441,0 0,0">
          <text:p/>
        </draw:polygon>
        <draw:polygon draw:style-name="gr7" draw:text-style-name="P10" draw:layer="layout" svg:width="0.44cm" svg:height="0.017cm" svg:x="8.308cm" svg:y="21.899cm" svg:viewBox="0 0 441 18" draw:points="0,18 441,18 441,0 0,0">
          <text:p/>
        </draw:polygon>
        <draw:polygon draw:style-name="gr7" draw:text-style-name="P10" draw:layer="layout" svg:width="0.881cm" svg:height="0.017cm" svg:x="9.628cm" svg:y="21.899cm" svg:viewBox="0 0 882 18" draw:points="0,18 882,18 882,0 0,0">
          <text:p/>
        </draw:polygon>
        <draw:polygon draw:style-name="gr7" draw:text-style-name="P10" draw:layer="layout" svg:width="0.881cm" svg:height="0.017cm" svg:x="10.949cm" svg:y="21.899cm" svg:viewBox="0 0 882 18" draw:points="0,18 882,18 882,0 0,0">
          <text:p/>
        </draw:polygon>
        <draw:polygon draw:style-name="gr7" draw:text-style-name="P10" draw:layer="layout" svg:width="0.017cm" svg:height="0.437cm" svg:x="8.291cm" svg:y="21.479cm" svg:viewBox="0 0 18 438" draw:points="0,438 18,438 18,0 0,0">
          <text:p/>
        </draw:polygon>
        <draw:polygon draw:style-name="gr7" draw:text-style-name="P10" draw:layer="layout" svg:width="0.017cm" svg:height="0.42cm" svg:x="8.731cm" svg:y="21.496cm" svg:viewBox="0 0 18 421" draw:points="0,421 18,421 18,0 0,0">
          <text:p/>
        </draw:polygon>
        <draw:polygon draw:style-name="gr7" draw:text-style-name="P10" draw:layer="layout" svg:width="0.44cm" svg:height="0.017cm" svg:x="8.308cm" svg:y="22.686cm" svg:viewBox="0 0 441 18" draw:points="0,18 441,18 441,0 0,0">
          <text:p/>
        </draw:polygon>
        <draw:polygon draw:style-name="gr7" draw:text-style-name="P10" draw:layer="layout" svg:width="0.017cm" svg:height="0.373cm" svg:x="15.403cm" svg:y="21.001cm" svg:viewBox="0 0 18 374" draw:points="0,374 18,374 18,0 0,0">
          <text:p/>
        </draw:polygon>
        <draw:polygon draw:style-name="gr7" draw:text-style-name="P10" draw:layer="layout" svg:width="0.017cm" svg:height="0.356cm" svg:x="15.843cm" svg:y="21.018cm" svg:viewBox="0 0 18 357" draw:points="0,357 18,357 18,0 0,0">
          <text:p/>
        </draw:polygon>
        <draw:polygon draw:style-name="gr7" draw:text-style-name="P10" draw:layer="layout" svg:width="0.44cm" svg:height="0.017cm" svg:x="8.308cm" svg:y="22.991cm" svg:viewBox="0 0 441 18" draw:points="0,18 441,18 441,0 0,0">
          <text:p/>
        </draw:polygon>
        <draw:polygon draw:style-name="gr7" draw:text-style-name="P10" draw:layer="layout" svg:width="0.017cm" svg:height="0.322cm" svg:x="8.291cm" svg:y="22.686cm" svg:viewBox="0 0 18 323" draw:points="0,323 18,323 18,0 0,0">
          <text:p/>
        </draw:polygon>
        <draw:polygon draw:style-name="gr7" draw:text-style-name="P10" draw:layer="layout" svg:width="0.017cm" svg:height="0.305cm" svg:x="8.731cm" svg:y="22.703cm" svg:viewBox="0 0 18 306" draw:points="0,306 18,306 18,0 0,0">
          <text:p/>
        </draw:polygon>
        <draw:polygon draw:style-name="gr7" draw:text-style-name="P10" draw:layer="layout" svg:width="0.44cm" svg:height="0.017cm" svg:x="8.308cm" svg:y="23.101cm" svg:viewBox="0 0 441 18" draw:points="0,18 441,18 441,0 0,0">
          <text:p/>
        </draw:polygon>
        <draw:polygon draw:style-name="gr7" draw:text-style-name="P10" draw:layer="layout" svg:width="0.017cm" svg:height="0.322cm" svg:x="15.403cm" svg:y="22.686cm" svg:viewBox="0 0 18 323" draw:points="0,323 18,323 18,0 0,0">
          <text:p/>
        </draw:polygon>
        <draw:polygon draw:style-name="gr7" draw:text-style-name="P10" draw:layer="layout" svg:width="0.017cm" svg:height="0.305cm" svg:x="15.843cm" svg:y="22.703cm" svg:viewBox="0 0 18 306" draw:points="0,306 18,306 18,0 0,0">
          <text:p/>
        </draw:polygon>
        <draw:polygon draw:style-name="gr7" draw:text-style-name="P10" draw:layer="layout" svg:width="0.44cm" svg:height="0.018cm" svg:x="8.308cm" svg:y="23.431cm" svg:viewBox="0 0 441 19" draw:points="0,19 441,19 441,0 0,0">
          <text:p/>
        </draw:polygon>
        <draw:polygon draw:style-name="gr7" draw:text-style-name="P10" draw:layer="layout" svg:width="0.017cm" svg:height="0.347cm" svg:x="8.291cm" svg:y="23.101cm" svg:viewBox="0 0 18 348" draw:points="0,348 18,348 18,0 0,0">
          <text:p/>
        </draw:polygon>
        <draw:polygon draw:style-name="gr7" draw:text-style-name="P10" draw:layer="layout" svg:width="0.017cm" svg:height="0.33cm" svg:x="8.731cm" svg:y="23.118cm" svg:viewBox="0 0 18 331" draw:points="0,331 18,331 18,0 0,0">
          <text:p/>
        </draw:polygon>
        <draw:polygon draw:style-name="gr7" draw:text-style-name="P10" draw:layer="layout" svg:width="0.017cm" svg:height="0.437cm" svg:x="1.941cm" svg:y="21.479cm" svg:viewBox="0 0 18 438" draw:points="0,438 18,438 18,0 0,0">
          <text:p/>
        </draw:polygon>
        <draw:polygon draw:style-name="gr7" draw:text-style-name="P10" draw:layer="layout" svg:width="0.017cm" svg:height="0.42cm" svg:x="2.381cm" svg:y="21.496cm" svg:viewBox="0 0 18 421" draw:points="0,421 18,421 18,0 0,0">
          <text:p/>
        </draw:polygon>
        <draw:polygon draw:style-name="gr7" draw:text-style-name="P10" draw:layer="layout" svg:width="0.017cm" svg:height="0.673cm" svg:x="2.821cm" svg:y="12.276cm" svg:viewBox="0 0 18 674" draw:points="0,674 18,674 18,0 0,0">
          <text:p/>
        </draw:polygon>
        <draw:polygon draw:style-name="gr7" draw:text-style-name="P10" draw:layer="layout" svg:width="0.88cm" svg:height="0.017cm" svg:x="1.958cm" svg:y="23.935cm" svg:viewBox="0 0 881 18" draw:points="0,18 881,18 881,0 0,0">
          <text:p/>
        </draw:polygon>
        <draw:polygon draw:style-name="gr7" draw:text-style-name="P10" draw:layer="layout" svg:width="0.017cm" svg:height="0.673cm" svg:x="3.261cm" svg:y="12.276cm" svg:viewBox="0 0 18 674" draw:points="0,674 18,674 18,0 0,0">
          <text:p/>
        </draw:polygon>
        <draw:polygon draw:style-name="gr7" draw:text-style-name="P10" draw:layer="layout" svg:width="0.017cm" svg:height="0.373cm" svg:x="3.702cm" svg:y="21.001cm" svg:viewBox="0 0 18 374" draw:points="0,374 18,374 18,0 0,0">
          <text:p/>
        </draw:polygon>
        <draw:polygon draw:style-name="gr7" draw:text-style-name="P10" draw:layer="layout" svg:width="0.017cm" svg:height="0.356cm" svg:x="4.142cm" svg:y="21.018cm" svg:viewBox="0 0 18 357" draw:points="0,357 18,357 18,0 0,0">
          <text:p/>
        </draw:polygon>
        <draw:polygon draw:style-name="gr7" draw:text-style-name="P10" draw:layer="layout" svg:width="0.881cm" svg:height="0.017cm" svg:x="3.278cm" svg:y="23.935cm" svg:viewBox="0 0 882 18" draw:points="0,18 882,18 882,0 0,0">
          <text:p/>
        </draw:polygon>
        <draw:polygon draw:style-name="gr7" draw:text-style-name="P10" draw:layer="layout" svg:width="0.017cm" svg:height="1.066cm" svg:x="4.582cm" svg:y="11.883cm" svg:viewBox="0 0 18 1067" draw:points="0,1067 18,1067 18,0 0,0">
          <text:p/>
        </draw:polygon>
        <draw:polygon draw:style-name="gr7" draw:text-style-name="P10" draw:layer="layout" svg:width="0.017cm" svg:height="1.066cm" svg:x="5.116cm" svg:y="11.883cm" svg:viewBox="0 0 18 1067" draw:points="0,1067 18,1067 18,0 0,0">
          <text:p/>
        </draw:polygon>
        <draw:polygon draw:style-name="gr7" draw:text-style-name="P10" draw:layer="layout" svg:width="0.017cm" svg:height="0.373cm" svg:x="5.556cm" svg:y="21.001cm" svg:viewBox="0 0 18 374" draw:points="0,374 18,374 18,0 0,0">
          <text:p/>
        </draw:polygon>
        <draw:polygon draw:style-name="gr7" draw:text-style-name="P10" draw:layer="layout" svg:width="0.017cm" svg:height="0.356cm" svg:x="5.996cm" svg:y="21.018cm" svg:viewBox="0 0 18 357" draw:points="0,357 18,357 18,0 0,0">
          <text:p/>
        </draw:polygon>
        <draw:polygon draw:style-name="gr7" draw:text-style-name="P10" draw:layer="layout" svg:width="0.017cm" svg:height="1.066cm" svg:x="6.436cm" svg:y="11.883cm" svg:viewBox="0 0 18 1067" draw:points="0,1067 18,1067 18,0 0,0">
          <text:p/>
        </draw:polygon>
        <draw:polygon draw:style-name="gr7" draw:text-style-name="P10" draw:layer="layout" svg:width="1.854cm" svg:height="0.017cm" svg:x="4.599cm" svg:y="23.935cm" svg:viewBox="0 0 1855 18" draw:points="0,18 1855,18 1855,0 0,0">
          <text:p/>
        </draw:polygon>
        <draw:polygon draw:style-name="gr7" draw:text-style-name="P10" draw:layer="layout" svg:width="0.44cm" svg:height="0.017cm" svg:x="8.308cm" svg:y="23.935cm" svg:viewBox="0 0 441 18" draw:points="0,18 441,18 441,0 0,0">
          <text:p/>
        </draw:polygon>
        <draw:polygon draw:style-name="gr7" draw:text-style-name="P10" draw:layer="layout" svg:width="0.017cm" svg:height="0.347cm" svg:x="15.403cm" svg:y="23.101cm" svg:viewBox="0 0 18 348" draw:points="0,348 18,348 18,0 0,0">
          <text:p/>
        </draw:polygon>
        <draw:polygon draw:style-name="gr7" draw:text-style-name="P10" draw:layer="layout" svg:width="0.017cm" svg:height="0.33cm" svg:x="15.843cm" svg:y="23.118cm" svg:viewBox="0 0 18 331" draw:points="0,331 18,331 18,0 0,0">
          <text:p/>
        </draw:polygon>
        <draw:polygon draw:style-name="gr7" draw:text-style-name="P10" draw:layer="layout" svg:width="0.017cm" svg:height="0.356cm" svg:x="16.283cm" svg:y="21.018cm" svg:viewBox="0 0 18 357" draw:points="0,357 18,357 18,0 0,0">
          <text:p/>
        </draw:polygon>
        <draw:polygon draw:style-name="gr7" draw:text-style-name="P10" draw:layer="layout" svg:width="0.88cm" svg:height="0.017cm" svg:x="15.42cm" svg:y="23.935cm" svg:viewBox="0 0 881 18" draw:points="0,18 881,18 881,0 0,0">
          <text:p/>
        </draw:polygon>
        <draw:polygon draw:style-name="gr7" draw:text-style-name="P10" draw:layer="layout" svg:width="0.017cm" svg:height="0.373cm" svg:x="16.723cm" svg:y="21.001cm" svg:viewBox="0 0 18 374" draw:points="0,374 18,374 18,0 0,0">
          <text:p/>
        </draw:polygon>
        <draw:polygon draw:style-name="gr7" draw:text-style-name="P10" draw:layer="layout" svg:width="0.017cm" svg:height="0.356cm" svg:x="17.164cm" svg:y="21.018cm" svg:viewBox="0 0 18 357" draw:points="0,357 18,357 18,0 0,0">
          <text:p/>
        </draw:polygon>
        <draw:polygon draw:style-name="gr7" draw:text-style-name="P10" draw:layer="layout" svg:width="0.017cm" svg:height="0.356cm" svg:x="17.604cm" svg:y="21.018cm" svg:viewBox="0 0 18 357" draw:points="0,357 18,357 18,0 0,0">
          <text:p/>
        </draw:polygon>
        <draw:polygon draw:style-name="gr7" draw:text-style-name="P10" draw:layer="layout" svg:width="0.881cm" svg:height="0.017cm" svg:x="16.74cm" svg:y="23.935cm" svg:viewBox="0 0 882 18" draw:points="0,18 882,18 882,0 0,0">
          <text:p/>
        </draw:polygon>
        <draw:polygon draw:style-name="gr7" draw:text-style-name="P10" draw:layer="layout" svg:width="0.017cm" svg:height="0.373cm" svg:x="18.044cm" svg:y="21.001cm" svg:viewBox="0 0 18 374" draw:points="0,374 18,374 18,0 0,0">
          <text:p/>
        </draw:polygon>
        <draw:polygon draw:style-name="gr7" draw:text-style-name="P10" draw:layer="layout" svg:width="0.017cm" svg:height="0.356cm" svg:x="18.485cm" svg:y="21.018cm" svg:viewBox="0 0 18 357" draw:points="0,357 18,357 18,0 0,0">
          <text:p/>
        </draw:polygon>
        <draw:polygon draw:style-name="gr7" draw:text-style-name="P10" draw:layer="layout" svg:width="0.017cm" svg:height="0.356cm" svg:x="18.925cm" svg:y="21.018cm" svg:viewBox="0 0 18 357" draw:points="0,357 18,357 18,0 0,0">
          <text:p/>
        </draw:polygon>
        <draw:polygon draw:style-name="gr7" draw:text-style-name="P10" draw:layer="layout" svg:width="0.017cm" svg:height="0.356cm" svg:x="19.365cm" svg:y="21.018cm" svg:viewBox="0 0 18 357" draw:points="0,357 18,357 18,0 0,0">
          <text:p/>
        </draw:polygon>
        <draw:polygon draw:style-name="gr7" draw:text-style-name="P10" draw:layer="layout" svg:width="0.017cm" svg:height="0.356cm" svg:x="19.805cm" svg:y="21.018cm" svg:viewBox="0 0 18 357" draw:points="0,357 18,357 18,0 0,0">
          <text:p/>
        </draw:polygon>
        <draw:polygon draw:style-name="gr7" draw:text-style-name="P10" draw:layer="layout" svg:width="0.88cm" svg:height="0.016cm" svg:x="1.958cm" svg:y="24.329cm" svg:viewBox="0 0 881 17" draw:points="0,17 881,17 881,0 0,0">
          <text:p/>
        </draw:polygon>
        <draw:polygon draw:style-name="gr7" draw:text-style-name="P10" draw:layer="layout" svg:width="0.881cm" svg:height="0.016cm" svg:x="3.278cm" svg:y="24.329cm" svg:viewBox="0 0 882 17" draw:points="0,17 882,17 882,0 0,0">
          <text:p/>
        </draw:polygon>
        <draw:polygon draw:style-name="gr7" draw:text-style-name="P10" draw:layer="layout" svg:width="1.854cm" svg:height="0.016cm" svg:x="4.599cm" svg:y="24.329cm" svg:viewBox="0 0 1855 17" draw:points="0,17 1855,17 1855,0 0,0">
          <text:p/>
        </draw:polygon>
        <draw:polygon draw:style-name="gr7" draw:text-style-name="P10" draw:layer="layout" svg:width="0.88cm" svg:height="0.016cm" svg:x="15.42cm" svg:y="24.329cm" svg:viewBox="0 0 881 17" draw:points="0,17 881,17 881,0 0,0">
          <text:p/>
        </draw:polygon>
        <draw:polygon draw:style-name="gr7" draw:text-style-name="P10" draw:layer="layout" svg:width="0.881cm" svg:height="0.016cm" svg:x="16.74cm" svg:y="24.329cm" svg:viewBox="0 0 882 17" draw:points="0,17 882,17 882,0 0,0">
          <text:p/>
        </draw:polygon>
        <draw:polygon draw:style-name="gr7" draw:text-style-name="P10" draw:layer="layout" svg:width="0.017cm" svg:height="0.393cm" svg:x="4.142cm" svg:y="23.952cm" svg:viewBox="0 0 18 394" draw:points="0,394 18,394 18,0 0,0">
          <text:p/>
        </draw:polygon>
        <draw:polygon draw:style-name="gr7" draw:text-style-name="P10" draw:layer="layout" svg:width="0.017cm" svg:height="0.42cm" svg:x="14.014cm" svg:y="21.496cm" svg:viewBox="0 0 18 421" draw:points="0,421 18,421 18,0 0,0">
          <text:p/>
        </draw:polygon>
        <draw:polygon draw:style-name="gr7" draw:text-style-name="P10" draw:layer="layout" svg:width="9.872cm" svg:height="0.017cm" svg:x="4.159cm" svg:y="24.536cm" svg:viewBox="0 0 9873 18" draw:points="0,18 9873,18 9873,0 0,0">
          <text:p/>
        </draw:polygon>
        <draw:polygon draw:style-name="gr7" draw:text-style-name="P10" draw:layer="layout" svg:width="0.017cm" svg:height="0.393cm" svg:x="16.283cm" svg:y="23.952cm" svg:viewBox="0 0 18 394" draw:points="0,394 18,394 18,0 0,0">
          <text:p/>
        </draw:polygon>
        <draw:polygon draw:style-name="gr7" draw:text-style-name="P10" draw:layer="layout" svg:width="0.017cm" svg:height="0.393cm" svg:x="19.805cm" svg:y="23.952cm" svg:viewBox="0 0 18 394" draw:points="0,394 18,394 18,0 0,0">
          <text:p/>
        </draw:polygon>
        <draw:polygon draw:style-name="gr7" draw:text-style-name="P10" draw:layer="layout" svg:width="9.872cm" svg:height="0.017cm" svg:x="4.159cm" svg:y="25.298cm" svg:viewBox="0 0 9873 18" draw:points="0,18 9873,18 9873,0 0,0">
          <text:p/>
        </draw:polygon>
        <draw:polygon draw:style-name="gr7" draw:text-style-name="P10" draw:layer="layout" svg:width="0.017cm" svg:height="0.393cm" svg:x="5.556cm" svg:y="23.952cm" svg:viewBox="0 0 18 394" draw:points="0,394 18,394 18,0 0,0">
          <text:p/>
        </draw:polygon>
        <draw:polygon draw:style-name="gr7" draw:text-style-name="P10" draw:layer="layout" svg:width="0.017cm" svg:height="0.393cm" svg:x="5.996cm" svg:y="23.952cm" svg:viewBox="0 0 18 394" draw:points="0,394 18,394 18,0 0,0">
          <text:p/>
        </draw:polygon>
        <draw:polygon draw:style-name="gr7" draw:text-style-name="P10" draw:layer="layout" svg:width="0.017cm" svg:height="0.393cm" svg:x="6.436cm" svg:y="23.952cm" svg:viewBox="0 0 18 394" draw:points="0,394 18,394 18,0 0,0">
          <text:p/>
        </draw:polygon>
        <draw:polygon draw:style-name="gr7" draw:text-style-name="P10" draw:layer="layout" svg:width="0.017cm" svg:height="1.066cm" svg:x="6.877cm" svg:y="11.883cm" svg:viewBox="0 0 18 1067" draw:points="0,1067 18,1067 18,0 0,0">
          <text:p/>
        </draw:polygon>
        <draw:polygon draw:style-name="gr7" draw:text-style-name="P10" draw:layer="layout" svg:width="0.017cm" svg:height="3.962cm" svg:x="7.317cm" svg:y="20.506cm" svg:viewBox="0 0 18 3963" draw:points="0,3963 18,3963 18,0 0,0">
          <text:p/>
        </draw:polygon>
        <draw:polygon draw:style-name="gr7" draw:text-style-name="P10" draw:layer="layout" svg:width="0.017cm" svg:height="1.066cm" svg:x="7.757cm" svg:y="11.883cm" svg:viewBox="0 0 18 1067" draw:points="0,1067 18,1067 18,0 0,0">
          <text:p/>
        </draw:polygon>
        <draw:polygon draw:style-name="gr7" draw:text-style-name="P10" draw:layer="layout" svg:width="0.017cm" svg:height="0.373cm" svg:x="8.291cm" svg:y="23.579cm" svg:viewBox="0 0 18 374" draw:points="0,374 18,374 18,0 0,0">
          <text:p/>
        </draw:polygon>
        <draw:polygon draw:style-name="gr7" draw:text-style-name="P10" draw:layer="layout" svg:width="0.017cm" svg:height="0.356cm" svg:x="8.731cm" svg:y="23.596cm" svg:viewBox="0 0 18 357" draw:points="0,357 18,357 18,0 0,0">
          <text:p/>
        </draw:polygon>
        <draw:polygon draw:style-name="gr7" draw:text-style-name="P10" draw:layer="layout" svg:width="0.017cm" svg:height="0.304cm" svg:x="9.171cm" svg:y="19.249cm" svg:viewBox="0 0 18 305" draw:points="0,305 18,305 18,0 0,0">
          <text:p/>
        </draw:polygon>
        <draw:polygon draw:style-name="gr7" draw:text-style-name="P10" draw:layer="layout" svg:width="0.017cm" svg:height="0.437cm" svg:x="9.611cm" svg:y="21.479cm" svg:viewBox="0 0 18 438" draw:points="0,438 18,438 18,0 0,0">
          <text:p/>
        </draw:polygon>
        <draw:polygon draw:style-name="gr7" draw:text-style-name="P10" draw:layer="layout" svg:width="0.017cm" svg:height="0.42cm" svg:x="10.052cm" svg:y="21.496cm" svg:viewBox="0 0 18 421" draw:points="0,421 18,421 18,0 0,0">
          <text:p/>
        </draw:polygon>
        <draw:polygon draw:style-name="gr7" draw:text-style-name="P10" draw:layer="layout" svg:width="0.017cm" svg:height="0.42cm" svg:x="10.492cm" svg:y="21.496cm" svg:viewBox="0 0 18 421" draw:points="0,421 18,421 18,0 0,0">
          <text:p/>
        </draw:polygon>
        <draw:polygon draw:style-name="gr7" draw:text-style-name="P10" draw:layer="layout" svg:width="0.017cm" svg:height="0.437cm" svg:x="10.932cm" svg:y="21.479cm" svg:viewBox="0 0 18 438" draw:points="0,438 18,438 18,0 0,0">
          <text:p/>
        </draw:polygon>
        <draw:polygon draw:style-name="gr7" draw:text-style-name="P10" draw:layer="layout" svg:width="0.017cm" svg:height="0.42cm" svg:x="11.373cm" svg:y="21.496cm" svg:viewBox="0 0 18 421" draw:points="0,421 18,421 18,0 0,0">
          <text:p/>
        </draw:polygon>
        <draw:polygon draw:style-name="gr7" draw:text-style-name="P10" draw:layer="layout" svg:width="0.017cm" svg:height="0.42cm" svg:x="11.813cm" svg:y="21.496cm" svg:viewBox="0 0 18 421" draw:points="0,421 18,421 18,0 0,0">
          <text:p/>
        </draw:polygon>
        <draw:polygon draw:style-name="gr7" draw:text-style-name="P10" draw:layer="layout" svg:width="0.017cm" svg:height="0.437cm" svg:x="12.253cm" svg:y="21.479cm" svg:viewBox="0 0 18 438" draw:points="0,438 18,438 18,0 0,0">
          <text:p/>
        </draw:polygon>
        <draw:polygon draw:style-name="gr7" draw:text-style-name="P10" draw:layer="layout" svg:width="0.017cm" svg:height="0.42cm" svg:x="12.693cm" svg:y="21.496cm" svg:viewBox="0 0 18 421" draw:points="0,421 18,421 18,0 0,0">
          <text:p/>
        </draw:polygon>
        <draw:polygon draw:style-name="gr7" draw:text-style-name="P10" draw:layer="layout" svg:width="0.017cm" svg:height="0.42cm" svg:x="13.134cm" svg:y="21.496cm" svg:viewBox="0 0 18 421" draw:points="0,421 18,421 18,0 0,0">
          <text:p/>
        </draw:polygon>
        <draw:polygon draw:style-name="gr7" draw:text-style-name="P10" draw:layer="layout" svg:width="0.017cm" svg:height="0.42cm" svg:x="13.574cm" svg:y="21.496cm" svg:viewBox="0 0 18 421" draw:points="0,421 18,421 18,0 0,0">
          <text:p/>
        </draw:polygon>
        <draw:polygon draw:style-name="gr7" draw:text-style-name="P10" draw:layer="layout" svg:width="0.017cm" svg:height="0.762cm" svg:x="14.014cm" svg:y="24.553cm" svg:viewBox="0 0 18 763" draw:points="0,763 18,763 18,0 0,0">
          <text:p/>
        </draw:polygon>
        <draw:polygon draw:style-name="gr7" draw:text-style-name="P10" draw:layer="layout" svg:width="0.017cm" svg:height="3.962cm" svg:x="14.454cm" svg:y="20.506cm" svg:viewBox="0 0 18 3963" draw:points="0,3963 18,3963 18,0 0,0">
          <text:p/>
        </draw:polygon>
        <draw:polygon draw:style-name="gr7" draw:text-style-name="P10" draw:layer="layout" svg:width="0.017cm" svg:height="0.304cm" svg:x="14.962cm" svg:y="19.249cm" svg:viewBox="0 0 18 305" draw:points="0,305 18,305 18,0 0,0">
          <text:p/>
        </draw:polygon>
        <draw:polygon draw:style-name="gr7" draw:text-style-name="P10" draw:layer="layout" svg:width="0.017cm" svg:height="0.41cm" svg:x="15.403cm" svg:y="23.935cm" svg:viewBox="0 0 18 411" draw:points="0,411 18,411 18,0 0,0">
          <text:p/>
        </draw:polygon>
        <draw:polygon draw:style-name="gr7" draw:text-style-name="P10" draw:layer="layout" svg:width="0.017cm" svg:height="0.393cm" svg:x="15.843cm" svg:y="23.952cm" svg:viewBox="0 0 18 394" draw:points="0,394 18,394 18,0 0,0">
          <text:p/>
        </draw:polygon>
        <draw:polygon draw:style-name="gr7" draw:text-style-name="P10" draw:layer="layout" svg:width="0.017cm" svg:height="0.419cm" svg:x="5.996cm" svg:y="26.043cm" svg:viewBox="0 0 18 420" draw:points="0,420 18,420 18,0 0,0">
          <text:p/>
        </draw:polygon>
        <draw:polygon draw:style-name="gr7" draw:text-style-name="P10" draw:layer="layout" svg:width="0.017cm" svg:height="0.419cm" svg:x="6.436cm" svg:y="26.043cm" svg:viewBox="0 0 18 420" draw:points="0,420 18,420 18,0 0,0">
          <text:p/>
        </draw:polygon>
        <draw:polygon draw:style-name="gr7" draw:text-style-name="P10" draw:layer="layout" svg:width="0.017cm" svg:height="0.419cm" svg:x="6.877cm" svg:y="26.043cm" svg:viewBox="0 0 18 420" draw:points="0,420 18,420 18,0 0,0">
          <text:p/>
        </draw:polygon>
        <draw:polygon draw:style-name="gr7" draw:text-style-name="P10" draw:layer="layout" svg:width="0.017cm" svg:height="0.419cm" svg:x="7.317cm" svg:y="26.043cm" svg:viewBox="0 0 18 420" draw:points="0,420 18,420 18,0 0,0">
          <text:p/>
        </draw:polygon>
        <draw:polygon draw:style-name="gr7" draw:text-style-name="P10" draw:layer="layout" svg:width="0.017cm" svg:height="0.419cm" svg:x="7.757cm" svg:y="26.043cm" svg:viewBox="0 0 18 420" draw:points="0,420 18,420 18,0 0,0">
          <text:p/>
        </draw:polygon>
        <draw:polygon draw:style-name="gr7" draw:text-style-name="P10" draw:layer="layout" svg:width="0.017cm" svg:height="0.419cm" svg:x="8.291cm" svg:y="26.043cm" svg:viewBox="0 0 18 420" draw:points="0,420 18,420 18,0 0,0">
          <text:p/>
        </draw:polygon>
        <draw:polygon draw:style-name="gr7" draw:text-style-name="P10" draw:layer="layout" svg:width="0.017cm" svg:height="0.419cm" svg:x="8.731cm" svg:y="26.043cm" svg:viewBox="0 0 18 420" draw:points="0,420 18,420 18,0 0,0">
          <text:p/>
        </draw:polygon>
        <draw:polygon draw:style-name="gr7" draw:text-style-name="P10" draw:layer="layout" svg:width="0.017cm" svg:height="0.419cm" svg:x="9.171cm" svg:y="26.043cm" svg:viewBox="0 0 18 420" draw:points="0,420 18,420 18,0 0,0">
          <text:p/>
        </draw:polygon>
        <draw:polygon draw:style-name="gr7" draw:text-style-name="P10" draw:layer="layout" svg:width="0.017cm" svg:height="0.419cm" svg:x="9.611cm" svg:y="26.043cm" svg:viewBox="0 0 18 420" draw:points="0,420 18,420 18,0 0,0">
          <text:p/>
        </draw:polygon>
        <draw:polygon draw:style-name="gr7" draw:text-style-name="P10" draw:layer="layout" svg:width="0.017cm" svg:height="0.419cm" svg:x="10.052cm" svg:y="26.043cm" svg:viewBox="0 0 18 420" draw:points="0,420 18,420 18,0 0,0">
          <text:p/>
        </draw:polygon>
        <draw:polygon draw:style-name="gr7" draw:text-style-name="P10" draw:layer="layout" svg:width="0.017cm" svg:height="0.419cm" svg:x="10.492cm" svg:y="26.043cm" svg:viewBox="0 0 18 420" draw:points="0,420 18,420 18,0 0,0">
          <text:p/>
        </draw:polygon>
        <draw:polygon draw:style-name="gr7" draw:text-style-name="P10" draw:layer="layout" svg:width="0.017cm" svg:height="0.419cm" svg:x="10.932cm" svg:y="26.043cm" svg:viewBox="0 0 18 420" draw:points="0,420 18,420 18,0 0,0">
          <text:p/>
        </draw:polygon>
        <draw:polygon draw:style-name="gr7" draw:text-style-name="P10" draw:layer="layout" svg:width="0.017cm" svg:height="0.419cm" svg:x="11.373cm" svg:y="26.043cm" svg:viewBox="0 0 18 420" draw:points="0,420 18,420 18,0 0,0">
          <text:p/>
        </draw:polygon>
        <draw:polygon draw:style-name="gr7" draw:text-style-name="P10" draw:layer="layout" svg:width="0.017cm" svg:height="0.419cm" svg:x="11.813cm" svg:y="26.043cm" svg:viewBox="0 0 18 420" draw:points="0,420 18,420 18,0 0,0">
          <text:p/>
        </draw:polygon>
        <draw:polygon draw:style-name="gr7" draw:text-style-name="P10" draw:layer="layout" svg:width="0.017cm" svg:height="0.419cm" svg:x="12.253cm" svg:y="26.043cm" svg:viewBox="0 0 18 420" draw:points="0,420 18,420 18,0 0,0">
          <text:p/>
        </draw:polygon>
        <draw:polygon draw:style-name="gr7" draw:text-style-name="P10" draw:layer="layout" svg:width="0.017cm" svg:height="0.419cm" svg:x="12.693cm" svg:y="26.043cm" svg:viewBox="0 0 18 420" draw:points="0,420 18,420 18,0 0,0">
          <text:p/>
        </draw:polygon>
        <draw:polygon draw:style-name="gr7" draw:text-style-name="P10" draw:layer="layout" svg:width="0.017cm" svg:height="0.419cm" svg:x="13.134cm" svg:y="26.043cm" svg:viewBox="0 0 18 420" draw:points="0,420 18,420 18,0 0,0">
          <text:p/>
        </draw:polygon>
        <draw:polygon draw:style-name="gr7" draw:text-style-name="P10" draw:layer="layout" svg:width="0.017cm" svg:height="0.419cm" svg:x="13.574cm" svg:y="26.043cm" svg:viewBox="0 0 18 420" draw:points="0,420 18,420 18,0 0,0">
          <text:p/>
        </draw:polygon>
        <draw:polygon draw:style-name="gr7" draw:text-style-name="P10" draw:layer="layout" svg:width="0.017cm" svg:height="0.419cm" svg:x="14.014cm" svg:y="26.043cm" svg:viewBox="0 0 18 420" draw:points="0,420 18,420 18,0 0,0">
          <text:p/>
        </draw:polygon>
        <draw:polygon draw:style-name="gr7" draw:text-style-name="P10" draw:layer="layout" svg:width="0.017cm" svg:height="0.419cm" svg:x="14.454cm" svg:y="26.043cm" svg:viewBox="0 0 18 420" draw:points="0,420 18,420 18,0 0,0">
          <text:p/>
        </draw:polygon>
        <draw:polygon draw:style-name="gr7" draw:text-style-name="P10" draw:layer="layout" svg:width="0.017cm" svg:height="0.419cm" svg:x="14.962cm" svg:y="26.043cm" svg:viewBox="0 0 18 420" draw:points="0,420 18,420 18,0 0,0">
          <text:p/>
        </draw:polygon>
        <draw:polygon draw:style-name="gr7" draw:text-style-name="P10" draw:layer="layout" svg:width="0.017cm" svg:height="0.419cm" svg:x="15.403cm" svg:y="26.043cm" svg:viewBox="0 0 18 420" draw:points="0,420 18,420 18,0 0,0">
          <text:p/>
        </draw:polygon>
        <draw:polygon draw:style-name="gr7" draw:text-style-name="P10" draw:layer="layout" svg:width="0.017cm" svg:height="0.419cm" svg:x="15.843cm" svg:y="26.043cm" svg:viewBox="0 0 18 420" draw:points="0,420 18,420 18,0 0,0">
          <text:p/>
        </draw:polygon>
        <draw:polygon draw:style-name="gr7" draw:text-style-name="P10" draw:layer="layout" svg:width="0.017cm" svg:height="0.41cm" svg:x="4.582cm" svg:y="23.935cm" svg:viewBox="0 0 18 411" draw:points="0,411 18,411 18,0 0,0">
          <text:p/>
        </draw:polygon>
        <draw:polygon draw:style-name="gr7" draw:text-style-name="P10" draw:layer="layout" svg:width="0.017cm" svg:height="0.393cm" svg:x="5.116cm" svg:y="23.952cm" svg:viewBox="0 0 18 394" draw:points="0,394 18,394 18,0 0,0">
          <text:p/>
        </draw:polygon>
        <draw:polygon draw:style-name="gr7" draw:text-style-name="P10" draw:layer="layout" svg:width="0.017cm" svg:height="0.436cm" svg:x="5.556cm" svg:y="26.026cm" svg:viewBox="0 0 18 437" draw:points="0,437 18,437 18,0 0,0">
          <text:p/>
        </draw:polygon>
        <draw:polygon draw:style-name="gr7" draw:text-style-name="P10" draw:layer="layout" svg:width="0.974cm" svg:height="0.017cm" svg:x="4.599cm" svg:y="27.554cm" svg:viewBox="0 0 975 18" draw:points="0,18 975,18 975,0 0,0">
          <text:p/>
        </draw:polygon>
        <draw:polygon draw:style-name="gr7" draw:text-style-name="P10" draw:layer="layout" svg:width="0.017cm" svg:height="0.83cm" svg:x="5.996cm" svg:y="26.593cm" svg:viewBox="0 0 18 831" draw:points="0,831 18,831 18,0 0,0">
          <text:p/>
        </draw:polygon>
        <draw:polygon draw:style-name="gr7" draw:text-style-name="P10" draw:layer="layout" svg:width="0.017cm" svg:height="0.813cm" svg:x="6.436cm" svg:y="26.61cm" svg:viewBox="0 0 18 814" draw:points="0,814 18,814 18,0 0,0">
          <text:p/>
        </draw:polygon>
        <draw:polygon draw:style-name="gr7" draw:text-style-name="P10" draw:layer="layout" svg:width="0.017cm" svg:height="0.813cm" svg:x="6.877cm" svg:y="26.61cm" svg:viewBox="0 0 18 814" draw:points="0,814 18,814 18,0 0,0">
          <text:p/>
        </draw:polygon>
        <draw:polygon draw:style-name="gr7" draw:text-style-name="P10" draw:layer="layout" svg:width="0.881cm" svg:height="0.017cm" svg:x="6.013cm" svg:y="27.554cm" svg:viewBox="0 0 882 18" draw:points="0,18 882,18 882,0 0,0">
          <text:p/>
        </draw:polygon>
        <draw:polygon draw:style-name="gr7" draw:text-style-name="P10" draw:layer="layout" svg:width="0.017cm" svg:height="0.813cm" svg:x="7.317cm" svg:y="26.61cm" svg:viewBox="0 0 18 814" draw:points="0,814 18,814 18,0 0,0">
          <text:p/>
        </draw:polygon>
        <draw:polygon draw:style-name="gr7" draw:text-style-name="P10" draw:layer="layout" svg:width="0.017cm" svg:height="0.813cm" svg:x="7.757cm" svg:y="26.61cm" svg:viewBox="0 0 18 814" draw:points="0,814 18,814 18,0 0,0">
          <text:p/>
        </draw:polygon>
        <draw:polygon draw:style-name="gr7" draw:text-style-name="P10" draw:layer="layout" svg:width="0.017cm" svg:height="0.813cm" svg:x="8.291cm" svg:y="26.61cm" svg:viewBox="0 0 18 814" draw:points="0,814 18,814 18,0 0,0">
          <text:p/>
        </draw:polygon>
        <draw:polygon draw:style-name="gr7" draw:text-style-name="P10" draw:layer="layout" svg:width="0.017cm" svg:height="0.813cm" svg:x="8.731cm" svg:y="26.61cm" svg:viewBox="0 0 18 814" draw:points="0,814 18,814 18,0 0,0">
          <text:p/>
        </draw:polygon>
        <draw:polygon draw:style-name="gr7" draw:text-style-name="P10" draw:layer="layout" svg:width="0.017cm" svg:height="0.813cm" svg:x="9.171cm" svg:y="26.61cm" svg:viewBox="0 0 18 814" draw:points="0,814 18,814 18,0 0,0">
          <text:p/>
        </draw:polygon>
        <draw:polygon draw:style-name="gr7" draw:text-style-name="P10" draw:layer="layout" svg:width="0.974cm" svg:height="0.017cm" svg:x="4.599cm" svg:y="27.91cm" svg:viewBox="0 0 975 18" draw:points="0,18 975,18 975,0 0,0">
          <text:p/>
        </draw:polygon>
        <draw:polygon draw:style-name="gr7" draw:text-style-name="P10" draw:layer="layout" svg:width="0.881cm" svg:height="0.017cm" svg:x="6.013cm" svg:y="27.91cm" svg:viewBox="0 0 882 18" draw:points="0,18 882,18 882,0 0,0">
          <text:p/>
        </draw:polygon>
        <draw:polygon draw:style-name="gr7" draw:text-style-name="P10" draw:layer="layout" svg:width="0.017cm" svg:height="25.15cm" svg:x="1.166cm" svg:y="3.539cm" svg:viewBox="0 0 18 25151" draw:points="0,25151 18,25151 18,0 0,0">
          <text:p/>
        </draw:polygon>
        <draw:polygon draw:style-name="gr7" draw:text-style-name="P10" draw:layer="layout" svg:width="0.017cm" svg:height="25.133cm" svg:x="20.313cm" svg:y="3.556cm" svg:viewBox="0 0 18 25134" draw:points="0,25134 18,25134 18,0 0,0">
          <text:p/>
        </draw:polygon>
        <draw:polygon draw:style-name="gr7" draw:text-style-name="P10" draw:layer="layout" svg:width="0.017cm" svg:height="0.356cm" svg:x="5.556cm" svg:y="27.571cm" svg:viewBox="0 0 18 357" draw:points="0,357 18,357 18,0 0,0">
          <text:p/>
        </draw:polygon>
        <draw:polygon draw:style-name="gr7" draw:text-style-name="P10" draw:layer="layout" svg:width="0.017cm" svg:height="0.373cm" svg:x="5.996cm" svg:y="27.554cm" svg:viewBox="0 0 18 374" draw:points="0,374 18,374 18,0 0,0">
          <text:p/>
        </draw:polygon>
        <draw:polygon draw:style-name="gr7" draw:text-style-name="P10" draw:layer="layout" svg:width="0.017cm" svg:height="0.356cm" svg:x="6.436cm" svg:y="27.571cm" svg:viewBox="0 0 18 357" draw:points="0,357 18,357 18,0 0,0">
          <text:p/>
        </draw:polygon>
        <draw:polygon draw:style-name="gr7" draw:text-style-name="P10" draw:layer="layout" svg:width="0.017cm" svg:height="0.356cm" svg:x="6.877cm" svg:y="27.571cm" svg:viewBox="0 0 18 357" draw:points="0,357 18,357 18,0 0,0">
          <text:p/>
        </draw:polygon>
        <draw:polygon draw:style-name="gr7" draw:text-style-name="P10" draw:layer="layout" svg:width="0.017cm" svg:height="0.373cm" svg:x="7.317cm" svg:y="27.554cm" svg:viewBox="0 0 18 374" draw:points="0,374 18,374 18,0 0,0">
          <text:p/>
        </draw:polygon>
        <draw:polygon draw:style-name="gr7" draw:text-style-name="P10" draw:layer="layout" svg:width="0.017cm" svg:height="0.356cm" svg:x="7.757cm" svg:y="27.571cm" svg:viewBox="0 0 18 357" draw:points="0,357 18,357 18,0 0,0">
          <text:p/>
        </draw:polygon>
        <draw:polygon draw:style-name="gr7" draw:text-style-name="P10" draw:layer="layout" svg:width="0.017cm" svg:height="0.356cm" svg:x="8.291cm" svg:y="27.571cm" svg:viewBox="0 0 18 357" draw:points="0,357 18,357 18,0 0,0">
          <text:p/>
        </draw:polygon>
        <draw:polygon draw:style-name="gr7" draw:text-style-name="P10" draw:layer="layout" svg:width="0.017cm" svg:height="0.356cm" svg:x="8.731cm" svg:y="27.571cm" svg:viewBox="0 0 18 357" draw:points="0,357 18,357 18,0 0,0">
          <text:p/>
        </draw:polygon>
        <draw:polygon draw:style-name="gr7" draw:text-style-name="P10" draw:layer="layout" svg:width="0.017cm" svg:height="0.356cm" svg:x="9.171cm" svg:y="27.571cm" svg:viewBox="0 0 18 357" draw:points="0,357 18,357 18,0 0,0">
          <text:p/>
        </draw:polygon>
        <draw:polygon draw:style-name="gr7" draw:text-style-name="P10" draw:layer="layout" svg:width="0.017cm" svg:height="0.813cm" svg:x="9.611cm" svg:y="26.61cm" svg:viewBox="0 0 18 814" draw:points="0,814 18,814 18,0 0,0">
          <text:p/>
        </draw:polygon>
        <draw:polygon draw:style-name="gr7" draw:text-style-name="P10" draw:layer="layout" svg:width="0.017cm" svg:height="0.813cm" svg:x="10.052cm" svg:y="26.61cm" svg:viewBox="0 0 18 814" draw:points="0,814 18,814 18,0 0,0">
          <text:p/>
        </draw:polygon>
        <draw:polygon draw:style-name="gr7" draw:text-style-name="P10" draw:layer="layout" svg:width="0.017cm" svg:height="0.813cm" svg:x="10.492cm" svg:y="26.61cm" svg:viewBox="0 0 18 814" draw:points="0,814 18,814 18,0 0,0">
          <text:p/>
        </draw:polygon>
        <draw:polygon draw:style-name="gr7" draw:text-style-name="P10" draw:layer="layout" svg:width="0.017cm" svg:height="0.813cm" svg:x="10.932cm" svg:y="26.61cm" svg:viewBox="0 0 18 814" draw:points="0,814 18,814 18,0 0,0">
          <text:p/>
        </draw:polygon>
        <draw:polygon draw:style-name="gr7" draw:text-style-name="P10" draw:layer="layout" svg:width="0.017cm" svg:height="0.813cm" svg:x="11.373cm" svg:y="26.61cm" svg:viewBox="0 0 18 814" draw:points="0,814 18,814 18,0 0,0">
          <text:p/>
        </draw:polygon>
        <draw:polygon draw:style-name="gr7" draw:text-style-name="P10" draw:layer="layout" svg:width="0.017cm" svg:height="0.813cm" svg:x="11.813cm" svg:y="26.61cm" svg:viewBox="0 0 18 814" draw:points="0,814 18,814 18,0 0,0">
          <text:p/>
        </draw:polygon>
        <draw:polygon draw:style-name="gr7" draw:text-style-name="P10" draw:layer="layout" svg:width="0.017cm" svg:height="0.813cm" svg:x="12.253cm" svg:y="26.61cm" svg:viewBox="0 0 18 814" draw:points="0,814 18,814 18,0 0,0">
          <text:p/>
        </draw:polygon>
        <draw:polygon draw:style-name="gr7" draw:text-style-name="P10" draw:layer="layout" svg:width="0.017cm" svg:height="0.813cm" svg:x="12.693cm" svg:y="26.61cm" svg:viewBox="0 0 18 814" draw:points="0,814 18,814 18,0 0,0">
          <text:p/>
        </draw:polygon>
        <draw:polygon draw:style-name="gr7" draw:text-style-name="P10" draw:layer="layout" svg:width="0.017cm" svg:height="0.813cm" svg:x="13.134cm" svg:y="26.61cm" svg:viewBox="0 0 18 814" draw:points="0,814 18,814 18,0 0,0">
          <text:p/>
        </draw:polygon>
        <draw:polygon draw:style-name="gr7" draw:text-style-name="P10" draw:layer="layout" svg:width="0.017cm" svg:height="0.813cm" svg:x="13.574cm" svg:y="26.61cm" svg:viewBox="0 0 18 814" draw:points="0,814 18,814 18,0 0,0">
          <text:p/>
        </draw:polygon>
        <draw:polygon draw:style-name="gr7" draw:text-style-name="P10" draw:layer="layout" svg:width="0.017cm" svg:height="0.813cm" svg:x="14.014cm" svg:y="26.61cm" svg:viewBox="0 0 18 814" draw:points="0,814 18,814 18,0 0,0">
          <text:p/>
        </draw:polygon>
        <draw:polygon draw:style-name="gr7" draw:text-style-name="P10" draw:layer="layout" svg:width="0.017cm" svg:height="0.813cm" svg:x="14.454cm" svg:y="26.61cm" svg:viewBox="0 0 18 814" draw:points="0,814 18,814 18,0 0,0">
          <text:p/>
        </draw:polygon>
        <draw:polygon draw:style-name="gr7" draw:text-style-name="P10" draw:layer="layout" svg:width="0.017cm" svg:height="0.813cm" svg:x="14.962cm" svg:y="26.61cm" svg:viewBox="0 0 18 814" draw:points="0,814 18,814 18,0 0,0">
          <text:p/>
        </draw:polygon>
        <draw:polygon draw:style-name="gr7" draw:text-style-name="P10" draw:layer="layout" svg:width="0.017cm" svg:height="0.813cm" svg:x="15.403cm" svg:y="26.61cm" svg:viewBox="0 0 18 814" draw:points="0,814 18,814 18,0 0,0">
          <text:p/>
        </draw:polygon>
        <draw:polygon draw:style-name="gr7" draw:text-style-name="P10" draw:layer="layout" svg:width="0.017cm" svg:height="0.813cm" svg:x="15.843cm" svg:y="26.61cm" svg:viewBox="0 0 18 814" draw:points="0,814 18,814 18,0 0,0">
          <text:p/>
        </draw:polygon>
        <draw:polygon draw:style-name="gr7" draw:text-style-name="P10" draw:layer="layout" svg:width="0.017cm" svg:height="0.779cm" svg:x="16.283cm" svg:y="24.536cm" svg:viewBox="0 0 18 780" draw:points="0,780 18,780 18,0 0,0">
          <text:p/>
        </draw:polygon>
        <draw:polygon draw:style-name="gr7" draw:text-style-name="P10" draw:layer="layout" svg:width="0.017cm" svg:height="0.41cm" svg:x="16.723cm" svg:y="23.935cm" svg:viewBox="0 0 18 411" draw:points="0,411 18,411 18,0 0,0">
          <text:p/>
        </draw:polygon>
        <draw:polygon draw:style-name="gr7" draw:text-style-name="P10" draw:layer="layout" svg:width="0.017cm" svg:height="0.393cm" svg:x="17.164cm" svg:y="23.952cm" svg:viewBox="0 0 18 394" draw:points="0,394 18,394 18,0 0,0">
          <text:p/>
        </draw:polygon>
        <draw:polygon draw:style-name="gr7" draw:text-style-name="P10" draw:layer="layout" svg:width="0.017cm" svg:height="0.393cm" svg:x="17.604cm" svg:y="23.952cm" svg:viewBox="0 0 18 394" draw:points="0,394 18,394 18,0 0,0">
          <text:p/>
        </draw:polygon>
        <draw:polygon draw:style-name="gr7" draw:text-style-name="P10" draw:layer="layout" svg:width="0.017cm" svg:height="0.41cm" svg:x="18.044cm" svg:y="23.935cm" svg:viewBox="0 0 18 411" draw:points="0,411 18,411 18,0 0,0">
          <text:p/>
        </draw:polygon>
        <draw:polygon draw:style-name="gr7" draw:text-style-name="P10" draw:layer="layout" svg:width="0.017cm" svg:height="0.393cm" svg:x="18.485cm" svg:y="23.952cm" svg:viewBox="0 0 18 394" draw:points="0,394 18,394 18,0 0,0">
          <text:p/>
        </draw:polygon>
        <draw:polygon draw:style-name="gr7" draw:text-style-name="P10" draw:layer="layout" svg:width="0.017cm" svg:height="0.393cm" svg:x="18.925cm" svg:y="23.952cm" svg:viewBox="0 0 18 394" draw:points="0,394 18,394 18,0 0,0">
          <text:p/>
        </draw:polygon>
        <draw:polygon draw:style-name="gr7" draw:text-style-name="P10" draw:layer="layout" svg:width="0.017cm" svg:height="0.393cm" svg:x="19.365cm" svg:y="23.952cm" svg:viewBox="0 0 18 394" draw:points="0,394 18,394 18,0 0,0">
          <text:p/>
        </draw:polygon>
        <draw:polygon draw:style-name="gr7" draw:text-style-name="P10" draw:layer="layout" svg:width="0.017cm" svg:height="0.762cm" svg:x="19.805cm" svg:y="24.553cm" svg:viewBox="0 0 18 763" draw:points="0,763 18,763 18,0 0,0">
          <text:p/>
        </draw:polygon>
        <draw:polygon draw:style-name="gr7" draw:text-style-name="P10" draw:layer="layout" svg:width="0.017cm" svg:height="0.41cm" svg:x="1.941cm" svg:y="23.935cm" svg:viewBox="0 0 18 411" draw:points="0,411 18,411 18,0 0,0">
          <text:p/>
        </draw:polygon>
        <draw:polygon draw:style-name="gr7" draw:text-style-name="P10" draw:layer="layout" svg:width="0.017cm" svg:height="0.393cm" svg:x="2.381cm" svg:y="23.952cm" svg:viewBox="0 0 18 394" draw:points="0,394 18,394 18,0 0,0">
          <text:p/>
        </draw:polygon>
        <draw:polygon draw:style-name="gr7" draw:text-style-name="P10" draw:layer="layout" svg:width="0.017cm" svg:height="0.356cm" svg:x="5.116cm" svg:y="27.571cm" svg:viewBox="0 0 18 357" draw:points="0,357 18,357 18,0 0,0">
          <text:p/>
        </draw:polygon>
        <draw:polygon draw:style-name="gr7" draw:text-style-name="P10" draw:layer="layout" svg:width="0.017cm" svg:height="0.779cm" svg:x="4.142cm" svg:y="24.536cm" svg:viewBox="0 0 18 780" draw:points="0,780 18,780 18,0 0,0">
          <text:p/>
        </draw:polygon>
        <draw:polygon draw:style-name="gr7" draw:text-style-name="P10" draw:layer="layout" svg:width="0.017cm" svg:height="0.373cm" svg:x="4.582cm" svg:y="27.554cm" svg:viewBox="0 0 18 374" draw:points="0,374 18,374 18,0 0,0">
          <text:p/>
        </draw:polygon>
        <draw:polygon draw:style-name="gr7" draw:text-style-name="P10" draw:layer="layout" svg:width="0.017cm" svg:height="0.393cm" svg:x="2.821cm" svg:y="23.952cm" svg:viewBox="0 0 18 394" draw:points="0,394 18,394 18,0 0,0">
          <text:p/>
        </draw:polygon>
        <draw:polygon draw:style-name="gr7" draw:text-style-name="P10" draw:layer="layout" svg:width="0.017cm" svg:height="0.41cm" svg:x="3.261cm" svg:y="23.935cm" svg:viewBox="0 0 18 411" draw:points="0,411 18,411 18,0 0,0">
          <text:p/>
        </draw:polygon>
        <draw:polygon draw:style-name="gr7" draw:text-style-name="P10" draw:layer="layout" svg:width="0.017cm" svg:height="0.393cm" svg:x="3.702cm" svg:y="23.952cm" svg:viewBox="0 0 18 394" draw:points="0,394 18,394 18,0 0,0">
          <text:p/>
        </draw:polygon>
        <draw:polygon draw:style-name="gr7" draw:text-style-name="P10" draw:layer="layout" svg:width="19.147cm" svg:height="0.017cm" svg:x="1.183cm" svg:y="3.539cm" svg:viewBox="0 0 19148 18" draw:points="0,18 19148,18 19148,0 0,0">
          <text:p/>
        </draw:polygon>
        <draw:polygon draw:style-name="gr7" draw:text-style-name="P10" draw:layer="layout" svg:width="19.147cm" svg:height="0.017cm" svg:x="1.183cm" svg:y="3.97cm" svg:viewBox="0 0 19148 18" draw:points="0,18 19148,18 19148,0 0,0">
          <text:p/>
        </draw:polygon>
        <draw:polygon draw:style-name="gr7" draw:text-style-name="P10" draw:layer="layout" svg:width="14.249cm" svg:height="0.017cm" svg:x="5.573cm" svg:y="4.127cm" svg:viewBox="0 0 14250 18" draw:points="0,18 14250,18 14250,0 0,0">
          <text:p/>
        </draw:polygon>
        <draw:polygon draw:style-name="gr7" draw:text-style-name="P10" draw:layer="layout" svg:width="14.249cm" svg:height="0.017cm" svg:x="5.573cm" svg:y="4.508cm" svg:viewBox="0 0 14250 18" draw:points="0,18 14250,18 14250,0 0,0">
          <text:p/>
        </draw:polygon>
        <draw:polygon draw:style-name="gr7" draw:text-style-name="P10" draw:layer="layout" svg:width="14.249cm" svg:height="0.017cm" svg:x="5.573cm" svg:y="4.902cm" svg:viewBox="0 0 14250 18" draw:points="0,18 14250,18 14250,0 0,0">
          <text:p/>
        </draw:polygon>
        <draw:polygon draw:style-name="gr7" draw:text-style-name="P10" draw:layer="layout" svg:width="12.928cm" svg:height="0.017cm" svg:x="6.894cm" svg:y="5.05cm" svg:viewBox="0 0 12929 18" draw:points="0,18 12929,18 12929,0 0,0">
          <text:p/>
        </draw:polygon>
        <draw:polygon draw:style-name="gr7" draw:text-style-name="P10" draw:layer="layout" svg:width="12.928cm" svg:height="0.018cm" svg:x="6.894cm" svg:y="5.367cm" svg:viewBox="0 0 12929 19" draw:points="0,19 12929,19 12929,0 0,0">
          <text:p/>
        </draw:polygon>
        <draw:polygon draw:style-name="gr7" draw:text-style-name="P10" draw:layer="layout" svg:width="12.928cm" svg:height="0.017cm" svg:x="6.894cm" svg:y="5.71cm" svg:viewBox="0 0 12929 18" draw:points="0,18 12929,18 12929,0 0,0">
          <text:p/>
        </draw:polygon>
        <draw:polygon draw:style-name="gr7" draw:text-style-name="P10" draw:layer="layout" svg:width="19.147cm" svg:height="0.017cm" svg:x="1.183cm" svg:y="5.82cm" svg:viewBox="0 0 19148 18" draw:points="0,18 19148,18 19148,0 0,0">
          <text:p/>
        </draw:polygon>
        <draw:polygon draw:style-name="gr7" draw:text-style-name="P10" draw:layer="layout" svg:width="0.44cm" svg:height="0.018cm" svg:x="17.621cm" svg:y="5.943cm" svg:viewBox="0 0 441 19" draw:points="0,19 441,19 441,0 0,0">
          <text:p/>
        </draw:polygon>
        <draw:polygon draw:style-name="gr7" draw:text-style-name="P10" draw:layer="layout" svg:width="0.44cm" svg:height="0.017cm" svg:x="17.621cm" svg:y="6.35cm" svg:viewBox="0 0 441 18" draw:points="0,18 441,18 441,0 0,0">
          <text:p/>
        </draw:polygon>
        <draw:polygon draw:style-name="gr7" draw:text-style-name="P10" draw:layer="layout" svg:width="1.761cm" svg:height="0.017cm" svg:x="17.621cm" svg:y="6.862cm" svg:viewBox="0 0 1762 18" draw:points="0,18 1762,18 1762,0 0,0">
          <text:p/>
        </draw:polygon>
        <draw:polygon draw:style-name="gr7" draw:text-style-name="P10" draw:layer="layout" svg:width="1.761cm" svg:height="0.017cm" svg:x="17.621cm" svg:y="7.243cm" svg:viewBox="0 0 1762 18" draw:points="0,18 1762,18 1762,0 0,0">
          <text:p/>
        </draw:polygon>
        <draw:polygon draw:style-name="gr7" draw:text-style-name="P10" draw:layer="layout" svg:width="19.147cm" svg:height="0.017cm" svg:x="1.183cm" svg:y="7.442cm" svg:viewBox="0 0 19148 18" draw:points="0,18 19148,18 19148,0 0,0">
          <text:p/>
        </draw:polygon>
        <draw:polygon draw:style-name="gr7" draw:text-style-name="P10" draw:layer="layout" svg:width="0.508cm" svg:height="0.017cm" svg:x="14.471cm" svg:y="7.59cm" svg:viewBox="0 0 509 18" draw:points="0,18 509,18 509,0 0,0">
          <text:p/>
        </draw:polygon>
        <draw:polygon draw:style-name="gr7" draw:text-style-name="P10" draw:layer="layout" svg:width="0.508cm" svg:height="0.017cm" svg:x="14.471cm" svg:y="7.958cm" svg:viewBox="0 0 509 18" draw:points="0,18 509,18 509,0 0,0">
          <text:p/>
        </draw:polygon>
        <draw:polygon draw:style-name="gr7" draw:text-style-name="P10" draw:layer="layout" svg:width="1.761cm" svg:height="0.017cm" svg:x="16.3cm" svg:y="8.365cm" svg:viewBox="0 0 1762 18" draw:points="0,18 1762,18 1762,0 0,0">
          <text:p/>
        </draw:polygon>
        <draw:polygon draw:style-name="gr7" draw:text-style-name="P10" draw:layer="layout" svg:width="1.761cm" svg:height="0.017cm" svg:x="16.3cm" svg:y="8.784cm" svg:viewBox="0 0 1762 18" draw:points="0,18 1762,18 1762,0 0,0">
          <text:p/>
        </draw:polygon>
        <draw:polygon draw:style-name="gr7" draw:text-style-name="P10" draw:layer="layout" svg:width="5.376cm" svg:height="0.017cm" svg:x="5.133cm" svg:y="8.868cm" svg:viewBox="0 0 5377 18" draw:points="0,18 5377,18 5377,0 0,0">
          <text:p/>
        </draw:polygon>
        <draw:polygon draw:style-name="gr7" draw:text-style-name="P10" draw:layer="layout" svg:width="0.44cm" svg:height="0.018cm" svg:x="17.621cm" svg:y="9.287cm" svg:viewBox="0 0 441 19" draw:points="0,19 441,19 441,0 0,0">
          <text:p/>
        </draw:polygon>
        <draw:polygon draw:style-name="gr7" draw:text-style-name="P10" draw:layer="layout" svg:width="0.44cm" svg:height="0.017cm" svg:x="17.621cm" svg:y="9.656cm" svg:viewBox="0 0 441 18" draw:points="0,18 441,18 441,0 0,0">
          <text:p/>
        </draw:polygon>
        <draw:polygon draw:style-name="gr7" draw:text-style-name="P10" draw:layer="layout" svg:width="4.936cm" svg:height="0.017cm" svg:x="5.573cm" svg:y="10.121cm" svg:viewBox="0 0 4937 18" draw:points="0,18 4937,18 4937,0 0,0">
          <text:p/>
        </draw:polygon>
        <draw:polygon draw:style-name="gr7" draw:text-style-name="P10" draw:layer="layout" svg:width="0.534cm" svg:height="0.017cm" svg:x="7.774cm" svg:y="10.452cm" svg:viewBox="0 0 535 18" draw:points="0,18 535,18 535,0 0,0">
          <text:p/>
        </draw:polygon>
        <draw:polygon draw:style-name="gr7" draw:text-style-name="P10" draw:layer="layout" svg:width="0.534cm" svg:height="0.017cm" svg:x="7.774cm" svg:y="10.833cm" svg:viewBox="0 0 535 18" draw:points="0,18 535,18 535,0 0,0">
          <text:p/>
        </draw:polygon>
        <draw:polygon draw:style-name="gr7" draw:text-style-name="P10" draw:layer="layout" svg:width="19.147cm" svg:height="0.017cm" svg:x="1.183cm" svg:y="10.93cm" svg:viewBox="0 0 19148 18" draw:points="0,18 19148,18 19148,0 0,0">
          <text:p/>
        </draw:polygon>
        <draw:polygon draw:style-name="gr7" draw:text-style-name="P10" draw:layer="layout" svg:width="5.351cm" svg:height="0.017cm" svg:x="9.628cm" svg:y="11.053cm" svg:viewBox="0 0 5352 18" draw:points="0,18 5352,18 5352,0 0,0">
          <text:p/>
        </draw:polygon>
        <draw:polygon draw:style-name="gr7" draw:text-style-name="P10" draw:layer="layout" svg:width="5.351cm" svg:height="0.017cm" svg:x="9.628cm" svg:y="11.485cm" svg:viewBox="0 0 5352 18" draw:points="0,18 5352,18 5352,0 0,0">
          <text:p/>
        </draw:polygon>
        <draw:polygon draw:style-name="gr7" draw:text-style-name="P10" draw:layer="layout" svg:width="7.231cm" svg:height="0.017cm" svg:x="4.159cm" svg:y="11.866cm" svg:viewBox="0 0 7232 18" draw:points="0,18 7232,18 7232,0 0,0">
          <text:p/>
        </draw:polygon>
        <draw:polygon draw:style-name="gr7" draw:text-style-name="P10" draw:layer="layout" svg:width="7.552cm" svg:height="0.017cm" svg:x="12.27cm" svg:y="12.259cm" svg:viewBox="0 0 7553 18" draw:points="0,18 7553,18 7553,0 0,0">
          <text:p/>
        </draw:polygon>
        <draw:polygon draw:style-name="gr7" draw:text-style-name="P10" draw:layer="layout" svg:width="7.552cm" svg:height="0.017cm" svg:x="12.27cm" svg:y="12.602cm" svg:viewBox="0 0 7553 18" draw:points="0,18 7553,18 7553,0 0,0">
          <text:p/>
        </draw:polygon>
        <draw:polygon draw:style-name="gr7" draw:text-style-name="P10" draw:layer="layout" svg:width="7.552cm" svg:height="0.017cm" svg:x="12.27cm" svg:y="12.932cm" svg:viewBox="0 0 7553 18" draw:points="0,18 7553,18 7553,0 0,0">
          <text:p/>
        </draw:polygon>
        <draw:polygon draw:style-name="gr7" draw:text-style-name="P10" draw:layer="layout" svg:width="19.147cm" svg:height="0.017cm" svg:x="1.183cm" svg:y="13.03cm" svg:viewBox="0 0 19148 18" draw:points="0,18 19148,18 19148,0 0,0">
          <text:p/>
        </draw:polygon>
        <draw:polygon draw:style-name="gr7" draw:text-style-name="P10" draw:layer="layout" svg:width="19.147cm" svg:height="0.017cm" svg:x="1.183cm" svg:y="13.487cm" svg:viewBox="0 0 19148 18" draw:points="0,18 19148,18 19148,0 0,0">
          <text:p/>
        </draw:polygon>
        <draw:polygon draw:style-name="gr7" draw:text-style-name="P10" draw:layer="layout" svg:width="0.508cm" svg:height="0.017cm" svg:x="14.471cm" svg:y="13.61cm" svg:viewBox="0 0 509 18" draw:points="0,18 509,18 509,0 0,0">
          <text:p/>
        </draw:polygon>
        <draw:polygon draw:style-name="gr7" draw:text-style-name="P10" draw:layer="layout" svg:width="0.508cm" svg:height="0.017cm" svg:x="14.471cm" svg:y="13.881cm" svg:viewBox="0 0 509 18" draw:points="0,18 509,18 509,0 0,0">
          <text:p/>
        </draw:polygon>
        <draw:polygon draw:style-name="gr7" draw:text-style-name="P10" draw:layer="layout" svg:width="0.508cm" svg:height="0.017cm" svg:x="14.471cm" svg:y="13.953cm" svg:viewBox="0 0 509 18" draw:points="0,18 509,18 509,0 0,0">
          <text:p/>
        </draw:polygon>
        <draw:polygon draw:style-name="gr7" draw:text-style-name="P10" draw:layer="layout" svg:width="0.508cm" svg:height="0.017cm" svg:x="14.471cm" svg:y="14.257cm" svg:viewBox="0 0 509 18" draw:points="0,18 509,18 509,0 0,0">
          <text:p/>
        </draw:polygon>
        <draw:polygon draw:style-name="gr7" draw:text-style-name="P10" draw:layer="layout" svg:width="0.508cm" svg:height="0.017cm" svg:x="14.471cm" svg:y="14.342cm" svg:viewBox="0 0 509 18" draw:points="0,18 509,18 509,0 0,0">
          <text:p/>
        </draw:polygon>
        <draw:polygon draw:style-name="gr7" draw:text-style-name="P10" draw:layer="layout" svg:width="0.508cm" svg:height="0.017cm" svg:x="14.471cm" svg:y="14.638cm" svg:viewBox="0 0 509 18" draw:points="0,18 509,18 509,0 0,0">
          <text:p/>
        </draw:polygon>
        <draw:polygon draw:style-name="gr7" draw:text-style-name="P10" draw:layer="layout" svg:width="0.508cm" svg:height="0.017cm" svg:x="14.471cm" svg:y="14.761cm" svg:viewBox="0 0 509 18" draw:points="0,18 509,18 509,0 0,0">
          <text:p/>
        </draw:polygon>
        <draw:polygon draw:style-name="gr7" draw:text-style-name="P10" draw:layer="layout" svg:width="0.508cm" svg:height="0.016cm" svg:x="14.471cm" svg:y="15.058cm" svg:viewBox="0 0 509 17" draw:points="0,17 509,17 509,0 0,0">
          <text:p/>
        </draw:polygon>
        <draw:polygon draw:style-name="gr7" draw:text-style-name="P10" draw:layer="layout" svg:width="0.508cm" svg:height="0.017cm" svg:x="14.471cm" svg:y="15.155cm" svg:viewBox="0 0 509 18" draw:points="0,18 509,18 509,0 0,0">
          <text:p/>
        </draw:polygon>
        <draw:polygon draw:style-name="gr7" draw:text-style-name="P10" draw:layer="layout" svg:width="0.508cm" svg:height="0.017cm" svg:x="14.471cm" svg:y="15.451cm" svg:viewBox="0 0 509 18" draw:points="0,18 509,18 509,0 0,0">
          <text:p/>
        </draw:polygon>
        <draw:polygon draw:style-name="gr7" draw:text-style-name="P10" draw:layer="layout" svg:width="0.508cm" svg:height="0.017cm" svg:x="14.471cm" svg:y="15.549cm" svg:viewBox="0 0 509 18" draw:points="0,18 509,18 509,0 0,0">
          <text:p/>
        </draw:polygon>
        <draw:polygon draw:style-name="gr7" draw:text-style-name="P10" draw:layer="layout" svg:width="0.508cm" svg:height="0.017cm" svg:x="14.471cm" svg:y="15.845cm" svg:viewBox="0 0 509 18" draw:points="0,18 509,18 509,0 0,0">
          <text:p/>
        </draw:polygon>
        <draw:polygon draw:style-name="gr7" draw:text-style-name="P10" draw:layer="layout" svg:width="0.508cm" svg:height="0.017cm" svg:x="14.471cm" svg:y="15.955cm" svg:viewBox="0 0 509 18" draw:points="0,18 509,18 509,0 0,0">
          <text:p/>
        </draw:polygon>
        <draw:polygon draw:style-name="gr7" draw:text-style-name="P10" draw:layer="layout" svg:width="0.508cm" svg:height="0.017cm" svg:x="14.471cm" svg:y="16.251cm" svg:viewBox="0 0 509 18" draw:points="0,18 509,18 509,0 0,0">
          <text:p/>
        </draw:polygon>
        <draw:polygon draw:style-name="gr7" draw:text-style-name="P10" draw:layer="layout" svg:width="0.508cm" svg:height="0.017cm" svg:x="14.471cm" svg:y="16.374cm" svg:viewBox="0 0 509 18" draw:points="0,18 509,18 509,0 0,0">
          <text:p/>
        </draw:polygon>
        <draw:polygon draw:style-name="gr7" draw:text-style-name="P10" draw:layer="layout" svg:width="0.508cm" svg:height="0.017cm" svg:x="14.471cm" svg:y="16.67cm" svg:viewBox="0 0 509 18" draw:points="0,18 509,18 509,0 0,0">
          <text:p/>
        </draw:polygon>
        <draw:polygon draw:style-name="gr7" draw:text-style-name="P10" draw:layer="layout" svg:width="0.508cm" svg:height="0.017cm" svg:x="14.471cm" svg:y="16.78cm" svg:viewBox="0 0 509 18" draw:points="0,18 509,18 509,0 0,0">
          <text:p/>
        </draw:polygon>
        <draw:polygon draw:style-name="gr7" draw:text-style-name="P10" draw:layer="layout" svg:width="0.508cm" svg:height="0.017cm" svg:x="14.471cm" svg:y="17.077cm" svg:viewBox="0 0 509 18" draw:points="0,18 509,18 509,0 0,0">
          <text:p/>
        </draw:polygon>
        <draw:polygon draw:style-name="gr7" draw:text-style-name="P10" draw:layer="layout" svg:width="0.508cm" svg:height="0.017cm" svg:x="14.471cm" svg:y="17.2cm" svg:viewBox="0 0 509 18" draw:points="0,18 509,18 509,0 0,0">
          <text:p/>
        </draw:polygon>
        <draw:polygon draw:style-name="gr7" draw:text-style-name="P10" draw:layer="layout" svg:width="0.508cm" svg:height="0.017cm" svg:x="14.471cm" svg:y="17.496cm" svg:viewBox="0 0 509 18" draw:points="0,18 509,18 509,0 0,0">
          <text:p/>
        </draw:polygon>
        <draw:polygon draw:style-name="gr7" draw:text-style-name="P10" draw:layer="layout" svg:width="0.508cm" svg:height="0.017cm" svg:x="14.471cm" svg:y="17.606cm" svg:viewBox="0 0 509 18" draw:points="0,18 509,18 509,0 0,0">
          <text:p/>
        </draw:polygon>
        <draw:polygon draw:style-name="gr7" draw:text-style-name="P10" draw:layer="layout" svg:width="0.508cm" svg:height="0.017cm" svg:x="14.471cm" svg:y="17.902cm" svg:viewBox="0 0 509 18" draw:points="0,18 509,18 509,0 0,0">
          <text:p/>
        </draw:polygon>
        <draw:polygon draw:style-name="gr7" draw:text-style-name="P10" draw:layer="layout" svg:width="0.508cm" svg:height="0.017cm" svg:x="14.471cm" svg:y="18.012cm" svg:viewBox="0 0 509 18" draw:points="0,18 509,18 509,0 0,0">
          <text:p/>
        </draw:polygon>
        <draw:polygon draw:style-name="gr7" draw:text-style-name="P10" draw:layer="layout" svg:width="0.508cm" svg:height="0.017cm" svg:x="14.471cm" svg:y="18.309cm" svg:viewBox="0 0 509 18" draw:points="0,18 509,18 509,0 0,0">
          <text:p/>
        </draw:polygon>
        <draw:polygon draw:style-name="gr7" draw:text-style-name="P10" draw:layer="layout" svg:width="0.508cm" svg:height="0.017cm" svg:x="14.471cm" svg:y="18.419cm" svg:viewBox="0 0 509 18" draw:points="0,18 509,18 509,0 0,0">
          <text:p/>
        </draw:polygon>
        <draw:polygon draw:style-name="gr7" draw:text-style-name="P10" draw:layer="layout" svg:width="0.508cm" svg:height="0.017cm" svg:x="14.471cm" svg:y="18.715cm" svg:viewBox="0 0 509 18" draw:points="0,18 509,18 509,0 0,0">
          <text:p/>
        </draw:polygon>
        <draw:polygon draw:style-name="gr7" draw:text-style-name="P10" draw:layer="layout" svg:width="0.508cm" svg:height="0.017cm" svg:x="14.471cm" svg:y="18.825cm" svg:viewBox="0 0 509 18" draw:points="0,18 509,18 509,0 0,0">
          <text:p/>
        </draw:polygon>
        <draw:polygon draw:style-name="gr7" draw:text-style-name="P10" draw:layer="layout" svg:width="0.508cm" svg:height="0.016cm" svg:x="14.471cm" svg:y="19.122cm" svg:viewBox="0 0 509 17" draw:points="0,17 509,17 509,0 0,0">
          <text:p/>
        </draw:polygon>
        <draw:polygon draw:style-name="gr7" draw:text-style-name="P10" draw:layer="layout" svg:width="0.508cm" svg:height="0.017cm" svg:x="14.471cm" svg:y="19.232cm" svg:viewBox="0 0 509 18" draw:points="0,18 509,18 509,0 0,0">
          <text:p/>
        </draw:polygon>
        <draw:polygon draw:style-name="gr7" draw:text-style-name="P10" draw:layer="layout" svg:width="0.508cm" svg:height="0.017cm" svg:x="14.471cm" svg:y="19.536cm" svg:viewBox="0 0 509 18" draw:points="0,18 509,18 509,0 0,0">
          <text:p/>
        </draw:polygon>
        <draw:polygon draw:style-name="gr7" draw:text-style-name="P10" draw:layer="layout" svg:width="19.147cm" svg:height="0.017cm" svg:x="1.183cm" svg:y="19.765cm" svg:viewBox="0 0 19148 18" draw:points="0,18 19148,18 19148,0 0,0">
          <text:p/>
        </draw:polygon>
        <draw:polygon draw:style-name="gr7" draw:text-style-name="P10" draw:layer="layout" svg:width="19.147cm" svg:height="0.017cm" svg:x="1.183cm" svg:y="20.489cm" svg:viewBox="0 0 19148 18" draw:points="0,18 19148,18 19148,0 0,0">
          <text:p/>
        </draw:polygon>
        <draw:polygon draw:style-name="gr7" draw:text-style-name="P10" draw:layer="layout" svg:width="1.761cm" svg:height="0.017cm" svg:x="18.061cm" svg:y="21.001cm" svg:viewBox="0 0 1762 18" draw:points="0,18 1762,18 1762,0 0,0">
          <text:p/>
        </draw:polygon>
        <draw:polygon draw:style-name="gr7" draw:text-style-name="P10" draw:layer="layout" svg:width="1.761cm" svg:height="0.017cm" svg:x="18.061cm" svg:y="21.357cm" svg:viewBox="0 0 1762 18" draw:points="0,18 1762,18 1762,0 0,0">
          <text:p/>
        </draw:polygon>
        <draw:polygon draw:style-name="gr7" draw:text-style-name="P10" draw:layer="layout" svg:width="1.761cm" svg:height="0.018cm" svg:x="12.27cm" svg:y="21.479cm" svg:viewBox="0 0 1762 19" draw:points="0,19 1762,19 1762,0 0,0">
          <text:p/>
        </draw:polygon>
        <draw:polygon draw:style-name="gr7" draw:text-style-name="P10" draw:layer="layout" svg:width="1.761cm" svg:height="0.017cm" svg:x="12.27cm" svg:y="21.899cm" svg:viewBox="0 0 1762 18" draw:points="0,18 1762,18 1762,0 0,0">
          <text:p/>
        </draw:polygon>
        <draw:polygon draw:style-name="gr7" draw:text-style-name="P10" draw:layer="layout" svg:width="19.147cm" svg:height="0.017cm" svg:x="1.183cm" svg:y="22.021cm" svg:viewBox="0 0 19148 18" draw:points="0,18 19148,18 19148,0 0,0">
          <text:p/>
        </draw:polygon>
        <draw:polygon draw:style-name="gr7" draw:text-style-name="P10" draw:layer="layout" svg:width="0.44cm" svg:height="0.017cm" svg:x="15.42cm" svg:y="22.686cm" svg:viewBox="0 0 441 18" draw:points="0,18 441,18 441,0 0,0">
          <text:p/>
        </draw:polygon>
        <draw:polygon draw:style-name="gr7" draw:text-style-name="P10" draw:layer="layout" svg:width="0.44cm" svg:height="0.017cm" svg:x="15.42cm" svg:y="22.991cm" svg:viewBox="0 0 441 18" draw:points="0,18 441,18 441,0 0,0">
          <text:p/>
        </draw:polygon>
        <draw:polygon draw:style-name="gr7" draw:text-style-name="P10" draw:layer="layout" svg:width="0.44cm" svg:height="0.017cm" svg:x="15.42cm" svg:y="23.101cm" svg:viewBox="0 0 441 18" draw:points="0,18 441,18 441,0 0,0">
          <text:p/>
        </draw:polygon>
        <draw:polygon draw:style-name="gr7" draw:text-style-name="P10" draw:layer="layout" svg:width="0.44cm" svg:height="0.018cm" svg:x="15.42cm" svg:y="23.431cm" svg:viewBox="0 0 441 19" draw:points="0,19 441,19 441,0 0,0">
          <text:p/>
        </draw:polygon>
        <draw:polygon draw:style-name="gr7" draw:text-style-name="P10" draw:layer="layout" svg:width="0.44cm" svg:height="0.017cm" svg:x="8.308cm" svg:y="23.579cm" svg:viewBox="0 0 441 18" draw:points="0,18 441,18 441,0 0,0">
          <text:p/>
        </draw:polygon>
        <draw:polygon draw:style-name="gr7" draw:text-style-name="P10" draw:layer="layout" svg:width="1.761cm" svg:height="0.017cm" svg:x="18.061cm" svg:y="23.935cm" svg:viewBox="0 0 1762 18" draw:points="0,18 1762,18 1762,0 0,0">
          <text:p/>
        </draw:polygon>
        <draw:polygon draw:style-name="gr7" draw:text-style-name="P10" draw:layer="layout" svg:width="1.761cm" svg:height="0.016cm" svg:x="18.061cm" svg:y="24.329cm" svg:viewBox="0 0 1762 17" draw:points="0,17 1762,17 1762,0 0,0">
          <text:p/>
        </draw:polygon>
        <draw:polygon draw:style-name="gr7" draw:text-style-name="P10" draw:layer="layout" svg:width="19.147cm" svg:height="0.017cm" svg:x="1.183cm" svg:y="24.451cm" svg:viewBox="0 0 19148 18" draw:points="0,18 19148,18 19148,0 0,0">
          <text:p/>
        </draw:polygon>
        <draw:polygon draw:style-name="gr7" draw:text-style-name="P10" draw:layer="layout" svg:width="3.522cm" svg:height="0.017cm" svg:x="16.3cm" svg:y="24.536cm" svg:viewBox="0 0 3523 18" draw:points="0,18 3523,18 3523,0 0,0">
          <text:p/>
        </draw:polygon>
        <draw:polygon draw:style-name="gr7" draw:text-style-name="P10" draw:layer="layout" svg:width="3.522cm" svg:height="0.017cm" svg:x="16.3cm" svg:y="25.298cm" svg:viewBox="0 0 3523 18" draw:points="0,18 3523,18 3523,0 0,0">
          <text:p/>
        </draw:polygon>
        <draw:polygon draw:style-name="gr7" draw:text-style-name="P10" draw:layer="layout" svg:width="19.147cm" svg:height="0.017cm" svg:x="1.183cm" svg:y="25.421cm" svg:viewBox="0 0 19148 18" draw:points="0,18 19148,18 19148,0 0,0">
          <text:p/>
        </draw:polygon>
        <draw:polygon draw:style-name="gr7" draw:text-style-name="P10" draw:layer="layout" svg:width="19.147cm" svg:height="0.017cm" svg:x="1.183cm" svg:y="25.878cm" svg:viewBox="0 0 19148 18" draw:points="0,18 19148,18 19148,0 0,0">
          <text:p/>
        </draw:polygon>
        <draw:polygon draw:style-name="gr7" draw:text-style-name="P10" draw:layer="layout" svg:width="10.287cm" svg:height="0.017cm" svg:x="5.573cm" svg:y="26.026cm" svg:viewBox="0 0 10288 18" draw:points="0,18 10288,18 10288,0 0,0">
          <text:p/>
        </draw:polygon>
        <draw:polygon draw:style-name="gr7" draw:text-style-name="P10" draw:layer="layout" svg:width="10.287cm" svg:height="0.017cm" svg:x="5.573cm" svg:y="26.445cm" svg:viewBox="0 0 10288 18" draw:points="0,18 10288,18 10288,0 0,0">
          <text:p/>
        </draw:polygon>
        <draw:polygon draw:style-name="gr7" draw:text-style-name="P10" draw:layer="layout" svg:width="9.847cm" svg:height="0.017cm" svg:x="6.013cm" svg:y="26.593cm" svg:viewBox="0 0 9848 18" draw:points="0,18 9848,18 9848,0 0,0">
          <text:p/>
        </draw:polygon>
        <draw:polygon draw:style-name="gr7" draw:text-style-name="P10" draw:layer="layout" svg:width="9.847cm" svg:height="0.017cm" svg:x="6.013cm" svg:y="27.012cm" svg:viewBox="0 0 9848 18" draw:points="0,18 9848,18 9848,0 0,0">
          <text:p/>
        </draw:polygon>
        <draw:polygon draw:style-name="gr7" draw:text-style-name="P10" draw:layer="layout" svg:width="9.847cm" svg:height="0.017cm" svg:x="6.013cm" svg:y="27.406cm" svg:viewBox="0 0 9848 18" draw:points="0,18 9848,18 9848,0 0,0">
          <text:p/>
        </draw:polygon>
        <draw:polygon draw:style-name="gr7" draw:text-style-name="P10" draw:layer="layout" svg:width="1.854cm" svg:height="0.017cm" svg:x="7.334cm" svg:y="27.554cm" svg:viewBox="0 0 1855 18" draw:points="0,18 1855,18 1855,0 0,0">
          <text:p/>
        </draw:polygon>
        <draw:polygon draw:style-name="gr7" draw:text-style-name="P10" draw:layer="layout" svg:width="1.854cm" svg:height="0.017cm" svg:x="7.334cm" svg:y="27.91cm" svg:viewBox="0 0 1855 18" draw:points="0,18 1855,18 1855,0 0,0">
          <text:p/>
        </draw:polygon>
        <draw:polygon draw:style-name="gr7" draw:text-style-name="P10" draw:layer="layout" svg:width="19.147cm" svg:height="0.017cm" svg:x="1.183cm" svg:y="28.672cm" svg:viewBox="0 0 19148 18" draw:points="0,18 19148,18 19148,0 0,0">
          <text:p/>
        </draw:polygon>
        <draw:frame draw:style-name="gr8" draw:text-style-name="P11" draw:layer="layout" svg:width="3.317cm" svg:height="0.239cm" svg:x="16.495cm" svg:y="27.688cm">
          <draw:text-box>
            <text:p text:style-name="P2"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…</text:span><text:span text:style-name="T11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Black1" svg:font-family="ArialBlack"/>
    <style:font-face style:name="Tahoma1" svg:font-family="Tahoma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12cm" fo:margin-bottom="0.4cm" fo:margin-left="0.217cm" fo:margin-right="0.36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12T05:41:34.079996430</dc:date>
    <meta:editing-duration>PT8M20S</meta:editing-duration>
    <meta:editing-cycles>1</meta:editing-cycles>
    <meta:generator>LibreOffice/7.0.0.3$Linux_X86_64 LibreOffice_project/8061b3e9204bef6b321a21033174034a5e2ea88e</meta:generator>
    <meta:document-statistic meta:object-count="1801"/>
  </office:meta>
</office:document-meta>
</file>